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161in"/>
    </style:style>
    <style:style style:name="co8" style:family="table-column">
      <style:table-column-properties fo:break-before="auto" style:column-width="0.3492in"/>
    </style:style>
    <style:style style:name="co9" style:family="table-column">
      <style:table-column-properties fo:break-before="auto" style:column-width="1.7693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0.8972in"/>
    </style:style>
    <style:style style:name="co12" style:family="table-column">
      <style:table-column-properties fo:break-before="auto" style:column-width="0.8209in"/>
    </style:style>
    <style:style style:name="co13" style:family="table-column">
      <style:table-column-properties fo:break-before="auto" style:column-width="0.6791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008in"/>
    </style:style>
    <style:style style:name="co16" style:family="table-column">
      <style:table-column-properties fo:break-before="auto" style:column-width="0.7772in"/>
    </style:style>
    <style:style style:name="co17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0.8319in"/>
    </style:style>
    <style:style style:name="co19" style:family="table-column">
      <style:table-column-properties fo:break-before="auto" style:column-width="0.4807in"/>
    </style:style>
    <style:style style:name="co20" style:family="table-column">
      <style:table-column-properties fo:break-before="auto" style:column-width="0.5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118"/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4" style:family="table-cell" style:parent-style-name="Default">
      <style:table-cell-properties fo:border-bottom="0.0346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</style:style>
    <style:style style:name="ce16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end" fo:margin-left="0in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26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27" style:family="table-cell" style:parent-style-name="Default">
      <style:table-cell-properties fo:border-bottom="0.000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="0.0008in solid #000000"/>
    </style:style>
    <style:style style:name="ce32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33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008in solid #000000" fo:border-top="0.0346in solid #000000"/>
    </style:style>
    <style:style style:name="ce34" style:family="table-cell" style:parent-style-name="Default">
      <style:table-cell-properties fo:background-color="#cccccc"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6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37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ce38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346in solid #000000"/>
    </style:style>
    <style:style style:name="ce39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ce40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Etapa1" table:style-name="ta1" table:print="false">
        <table:table-column table:style-name="co1" table:default-cell-style-name="ce2"/>
        <table:table-column table:style-name="co2" table:number-columns-repeated="4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4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Etapa 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WRITE</text:p>
          </table:table-cell>
          <table:covered-table-cell table:number-columns-repeated="15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F69]" office:value-type="float" office:value="391132.5">
            <text:p>391132.5</text:p>
          </table:table-cell>
          <table:table-cell table:formula="of:=[.G4]*[.B4]" office:value-type="float" office:value="391132.5">
            <text:p>391132.5</text:p>
          </table:table-cell>
          <table:table-cell table:formula="of:=[.G4]*[.C4]" office:value-type="float" office:value="391132.5">
            <text:p>391132.5</text:p>
          </table:table-cell>
          <table:table-cell table:formula="of:=[.G4]*[.D4]" office:value-type="float" office:value="391132.5">
            <text:p>391132.5</text:p>
          </table:table-cell>
          <table:table-cell table:formula="of:=[.G4]*[.E4]" office:value-type="float" office:value="391132.5">
            <text:p>391132.5</text:p>
          </table:table-cell>
          <table:table-cell table:formula="of:=[.G4]*[.B4]*[.C4]" office:value-type="float" office:value="391132.5">
            <text:p>391132.5</text:p>
          </table:table-cell>
          <table:table-cell table:formula="of:=[.G4]*[.B4]*[.D4]" office:value-type="float" office:value="391132.5">
            <text:p>391132.5</text:p>
          </table:table-cell>
          <table:table-cell table:formula="of:=[.G4]*[.B4]*[.E4]" office:value-type="float" office:value="391132.5">
            <text:p>391132.5</text:p>
          </table:table-cell>
          <table:table-cell table:formula="of:=[.G4]*[.C4]*[.D4]" office:value-type="float" office:value="391132.5">
            <text:p>391132.5</text:p>
          </table:table-cell>
          <table:table-cell table:formula="of:=[.G4]*[.C4]*[.E4]" office:value-type="float" office:value="391132.5">
            <text:p>391132.5</text:p>
          </table:table-cell>
          <table:table-cell table:formula="of:=[.G4]*[.D4]*[.E4]" office:value-type="float" office:value="391132.5">
            <text:p>391132.5</text:p>
          </table:table-cell>
          <table:table-cell table:formula="of:=[.G4]*[.B4]*[.C4]*[.D4]" office:value-type="float" office:value="391132.5">
            <text:p>391132.5</text:p>
          </table:table-cell>
          <table:table-cell table:formula="of:=[.G4]*[.B4]*[.C4]*[.E4]" office:value-type="float" office:value="391132.5">
            <text:p>391132.5</text:p>
          </table:table-cell>
          <table:table-cell table:formula="of:=[.G4]*[.B4]*[.D4]*[.E4]" office:value-type="float" office:value="391132.5">
            <text:p>391132.5</text:p>
          </table:table-cell>
          <table:table-cell table:formula="of:=[.G4]*[.C4]*[.D4]*[.E4]" office:value-type="float" office:value="391132.5">
            <text:p>391132.5</text:p>
          </table:table-cell>
          <table:table-cell table:formula="of:=[.G4]*[.B4]*[.C4]*[.D4]*[.E4]" office:value-type="float" office:value="391132.5">
            <text:p>391132.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F70]" office:value-type="float" office:value="480756">
            <text:p>480756</text:p>
          </table:table-cell>
          <table:table-cell table:formula="of:=[.G5]*[.B5]" office:value-type="float" office:value="480756">
            <text:p>480756</text:p>
          </table:table-cell>
          <table:table-cell table:formula="of:=[.G5]*[.C5]" office:value-type="float" office:value="480756">
            <text:p>480756</text:p>
          </table:table-cell>
          <table:table-cell table:formula="of:=[.G5]*[.D5]" office:value-type="float" office:value="480756">
            <text:p>480756</text:p>
          </table:table-cell>
          <table:table-cell table:formula="of:=[.G5]*[.E5]" office:value-type="float" office:value="-480756">
            <text:p>-480756</text:p>
          </table:table-cell>
          <table:table-cell table:formula="of:=[.G5]*[.B5]*[.C5]" office:value-type="float" office:value="480756">
            <text:p>480756</text:p>
          </table:table-cell>
          <table:table-cell table:formula="of:=[.G5]*[.B5]*[.D5]" office:value-type="float" office:value="480756">
            <text:p>480756</text:p>
          </table:table-cell>
          <table:table-cell table:formula="of:=[.G5]*[.B5]*[.E5]" office:value-type="float" office:value="-480756">
            <text:p>-480756</text:p>
          </table:table-cell>
          <table:table-cell table:formula="of:=[.G5]*[.C5]*[.D5]" office:value-type="float" office:value="480756">
            <text:p>480756</text:p>
          </table:table-cell>
          <table:table-cell table:formula="of:=[.G5]*[.C5]*[.E5]" office:value-type="float" office:value="-480756">
            <text:p>-480756</text:p>
          </table:table-cell>
          <table:table-cell table:formula="of:=[.G5]*[.D5]*[.E5]" office:value-type="float" office:value="-480756">
            <text:p>-480756</text:p>
          </table:table-cell>
          <table:table-cell table:formula="of:=[.G5]*[.B5]*[.C5]*[.D5]" office:value-type="float" office:value="480756">
            <text:p>480756</text:p>
          </table:table-cell>
          <table:table-cell table:formula="of:=[.G5]*[.B5]*[.C5]*[.E5]" office:value-type="float" office:value="-480756">
            <text:p>-480756</text:p>
          </table:table-cell>
          <table:table-cell table:formula="of:=[.G5]*[.B5]*[.D5]*[.E5]" office:value-type="float" office:value="-480756">
            <text:p>-480756</text:p>
          </table:table-cell>
          <table:table-cell table:formula="of:=[.G5]*[.C5]*[.D5]*[.E5]" office:value-type="float" office:value="-480756">
            <text:p>-480756</text:p>
          </table:table-cell>
          <table:table-cell table:formula="of:=[.G5]*[.B5]*[.C5]*[.D5]*[.E5]" office:value-type="float" office:value="-480756">
            <text:p>-4807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F71]" office:value-type="float" office:value="409980.1">
            <text:p>409980.1</text:p>
          </table:table-cell>
          <table:table-cell table:formula="of:=[.G6]*[.B6]" office:value-type="float" office:value="409980.1">
            <text:p>409980.1</text:p>
          </table:table-cell>
          <table:table-cell table:formula="of:=[.G6]*[.C6]" office:value-type="float" office:value="409980.1">
            <text:p>409980.1</text:p>
          </table:table-cell>
          <table:table-cell table:formula="of:=[.G6]*[.D6]" office:value-type="float" office:value="-409980.1">
            <text:p>-409980.1</text:p>
          </table:table-cell>
          <table:table-cell table:formula="of:=[.G6]*[.E6]" office:value-type="float" office:value="409980.1">
            <text:p>409980.1</text:p>
          </table:table-cell>
          <table:table-cell table:formula="of:=[.G6]*[.B6]*[.C6]" office:value-type="float" office:value="409980.1">
            <text:p>409980.1</text:p>
          </table:table-cell>
          <table:table-cell table:formula="of:=[.G6]*[.B6]*[.D6]" office:value-type="float" office:value="-409980.1">
            <text:p>-409980.1</text:p>
          </table:table-cell>
          <table:table-cell table:formula="of:=[.G6]*[.B6]*[.E6]" office:value-type="float" office:value="409980.1">
            <text:p>409980.1</text:p>
          </table:table-cell>
          <table:table-cell table:formula="of:=[.G6]*[.C6]*[.D6]" office:value-type="float" office:value="-409980.1">
            <text:p>-409980.1</text:p>
          </table:table-cell>
          <table:table-cell table:formula="of:=[.G6]*[.C6]*[.E6]" office:value-type="float" office:value="409980.1">
            <text:p>409980.1</text:p>
          </table:table-cell>
          <table:table-cell table:formula="of:=[.G6]*[.D6]*[.E6]" office:value-type="float" office:value="-409980.1">
            <text:p>-409980.1</text:p>
          </table:table-cell>
          <table:table-cell table:formula="of:=[.G6]*[.B6]*[.C6]*[.D6]" office:value-type="float" office:value="-409980.1">
            <text:p>-409980.1</text:p>
          </table:table-cell>
          <table:table-cell table:formula="of:=[.G6]*[.B6]*[.C6]*[.E6]" office:value-type="float" office:value="409980.1">
            <text:p>409980.1</text:p>
          </table:table-cell>
          <table:table-cell table:formula="of:=[.G6]*[.B6]*[.D6]*[.E6]" office:value-type="float" office:value="-409980.1">
            <text:p>-409980.1</text:p>
          </table:table-cell>
          <table:table-cell table:formula="of:=[.G6]*[.C6]*[.D6]*[.E6]" office:value-type="float" office:value="-409980.1">
            <text:p>-409980.1</text:p>
          </table:table-cell>
          <table:table-cell table:formula="of:=[.G6]*[.B6]*[.C6]*[.D6]*[.E6]" office:value-type="float" office:value="-409980.1">
            <text:p>-409980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F72]" office:value-type="float" office:value="490343.5">
            <text:p>490343.5</text:p>
          </table:table-cell>
          <table:table-cell table:formula="of:=[.G7]*[.B7]" office:value-type="float" office:value="490343.5">
            <text:p>490343.5</text:p>
          </table:table-cell>
          <table:table-cell table:formula="of:=[.G7]*[.C7]" office:value-type="float" office:value="490343.5">
            <text:p>490343.5</text:p>
          </table:table-cell>
          <table:table-cell table:formula="of:=[.G7]*[.D7]" office:value-type="float" office:value="-490343.5">
            <text:p>-490343.5</text:p>
          </table:table-cell>
          <table:table-cell table:formula="of:=[.G7]*[.E7]" office:value-type="float" office:value="-490343.5">
            <text:p>-490343.5</text:p>
          </table:table-cell>
          <table:table-cell table:formula="of:=[.G7]*[.B7]*[.C7]" office:value-type="float" office:value="490343.5">
            <text:p>490343.5</text:p>
          </table:table-cell>
          <table:table-cell table:formula="of:=[.G7]*[.B7]*[.D7]" office:value-type="float" office:value="-490343.5">
            <text:p>-490343.5</text:p>
          </table:table-cell>
          <table:table-cell table:formula="of:=[.G7]*[.B7]*[.E7]" office:value-type="float" office:value="-490343.5">
            <text:p>-490343.5</text:p>
          </table:table-cell>
          <table:table-cell table:formula="of:=[.G7]*[.C7]*[.D7]" office:value-type="float" office:value="-490343.5">
            <text:p>-490343.5</text:p>
          </table:table-cell>
          <table:table-cell table:formula="of:=[.G7]*[.C7]*[.E7]" office:value-type="float" office:value="-490343.5">
            <text:p>-490343.5</text:p>
          </table:table-cell>
          <table:table-cell table:formula="of:=[.G7]*[.D7]*[.E7]" office:value-type="float" office:value="490343.5">
            <text:p>490343.5</text:p>
          </table:table-cell>
          <table:table-cell table:formula="of:=[.G7]*[.B7]*[.C7]*[.D7]" office:value-type="float" office:value="-490343.5">
            <text:p>-490343.5</text:p>
          </table:table-cell>
          <table:table-cell table:formula="of:=[.G7]*[.B7]*[.C7]*[.E7]" office:value-type="float" office:value="-490343.5">
            <text:p>-490343.5</text:p>
          </table:table-cell>
          <table:table-cell table:formula="of:=[.G7]*[.B7]*[.D7]*[.E7]" office:value-type="float" office:value="490343.5">
            <text:p>490343.5</text:p>
          </table:table-cell>
          <table:table-cell table:formula="of:=[.G7]*[.C7]*[.D7]*[.E7]" office:value-type="float" office:value="490343.5">
            <text:p>490343.5</text:p>
          </table:table-cell>
          <table:table-cell table:formula="of:=[.G7]*[.B7]*[.C7]*[.D7]*[.E7]" office:value-type="float" office:value="490343.5">
            <text:p>490343.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F73]" office:value-type="float" office:value="317415.7">
            <text:p>317415.7</text:p>
          </table:table-cell>
          <table:table-cell table:formula="of:=[.G8]*[.B8]" office:value-type="float" office:value="317415.7">
            <text:p>317415.7</text:p>
          </table:table-cell>
          <table:table-cell table:formula="of:=[.G8]*[.C8]" office:value-type="float" office:value="-317415.7">
            <text:p>-317415.7</text:p>
          </table:table-cell>
          <table:table-cell table:formula="of:=[.G8]*[.D8]" office:value-type="float" office:value="317415.7">
            <text:p>317415.7</text:p>
          </table:table-cell>
          <table:table-cell table:formula="of:=[.G8]*[.E8]" office:value-type="float" office:value="317415.7">
            <text:p>317415.7</text:p>
          </table:table-cell>
          <table:table-cell table:formula="of:=[.G8]*[.B8]*[.C8]" office:value-type="float" office:value="-317415.7">
            <text:p>-317415.7</text:p>
          </table:table-cell>
          <table:table-cell table:formula="of:=[.G8]*[.B8]*[.D8]" office:value-type="float" office:value="317415.7">
            <text:p>317415.7</text:p>
          </table:table-cell>
          <table:table-cell table:formula="of:=[.G8]*[.B8]*[.E8]" office:value-type="float" office:value="317415.7">
            <text:p>317415.7</text:p>
          </table:table-cell>
          <table:table-cell table:formula="of:=[.G8]*[.C8]*[.D8]" office:value-type="float" office:value="-317415.7">
            <text:p>-317415.7</text:p>
          </table:table-cell>
          <table:table-cell table:formula="of:=[.G8]*[.C8]*[.E8]" office:value-type="float" office:value="-317415.7">
            <text:p>-317415.7</text:p>
          </table:table-cell>
          <table:table-cell table:formula="of:=[.G8]*[.D8]*[.E8]" office:value-type="float" office:value="317415.7">
            <text:p>317415.7</text:p>
          </table:table-cell>
          <table:table-cell table:formula="of:=[.G8]*[.B8]*[.C8]*[.D8]" office:value-type="float" office:value="-317415.7">
            <text:p>-317415.7</text:p>
          </table:table-cell>
          <table:table-cell table:formula="of:=[.G8]*[.B8]*[.C8]*[.E8]" office:value-type="float" office:value="-317415.7">
            <text:p>-317415.7</text:p>
          </table:table-cell>
          <table:table-cell table:formula="of:=[.G8]*[.B8]*[.D8]*[.E8]" office:value-type="float" office:value="317415.7">
            <text:p>317415.7</text:p>
          </table:table-cell>
          <table:table-cell table:formula="of:=[.G8]*[.C8]*[.D8]*[.E8]" office:value-type="float" office:value="-317415.7">
            <text:p>-317415.7</text:p>
          </table:table-cell>
          <table:table-cell table:formula="of:=[.G8]*[.B8]*[.C8]*[.D8]*[.E8]" office:value-type="float" office:value="-317415.7">
            <text:p>-317415.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F74]" office:value-type="float" office:value="348544.2">
            <text:p>348544.2</text:p>
          </table:table-cell>
          <table:table-cell table:formula="of:=[.G9]*[.B9]" office:value-type="float" office:value="348544.2">
            <text:p>348544.2</text:p>
          </table:table-cell>
          <table:table-cell table:formula="of:=[.G9]*[.C9]" office:value-type="float" office:value="-348544.2">
            <text:p>-348544.2</text:p>
          </table:table-cell>
          <table:table-cell table:formula="of:=[.G9]*[.D9]" office:value-type="float" office:value="348544.2">
            <text:p>348544.2</text:p>
          </table:table-cell>
          <table:table-cell table:formula="of:=[.G9]*[.E9]" office:value-type="float" office:value="-348544.2">
            <text:p>-348544.2</text:p>
          </table:table-cell>
          <table:table-cell table:formula="of:=[.G9]*[.B9]*[.C9]" office:value-type="float" office:value="-348544.2">
            <text:p>-348544.2</text:p>
          </table:table-cell>
          <table:table-cell table:formula="of:=[.G9]*[.B9]*[.D9]" office:value-type="float" office:value="348544.2">
            <text:p>348544.2</text:p>
          </table:table-cell>
          <table:table-cell table:formula="of:=[.G9]*[.B9]*[.E9]" office:value-type="float" office:value="-348544.2">
            <text:p>-348544.2</text:p>
          </table:table-cell>
          <table:table-cell table:formula="of:=[.G9]*[.C9]*[.D9]" office:value-type="float" office:value="-348544.2">
            <text:p>-348544.2</text:p>
          </table:table-cell>
          <table:table-cell table:formula="of:=[.G9]*[.C9]*[.E9]" office:value-type="float" office:value="348544.2">
            <text:p>348544.2</text:p>
          </table:table-cell>
          <table:table-cell table:formula="of:=[.G9]*[.D9]*[.E9]" office:value-type="float" office:value="-348544.2">
            <text:p>-348544.2</text:p>
          </table:table-cell>
          <table:table-cell table:formula="of:=[.G9]*[.B9]*[.C9]*[.D9]" office:value-type="float" office:value="-348544.2">
            <text:p>-348544.2</text:p>
          </table:table-cell>
          <table:table-cell table:formula="of:=[.G9]*[.B9]*[.C9]*[.E9]" office:value-type="float" office:value="348544.2">
            <text:p>348544.2</text:p>
          </table:table-cell>
          <table:table-cell table:formula="of:=[.G9]*[.B9]*[.D9]*[.E9]" office:value-type="float" office:value="-348544.2">
            <text:p>-348544.2</text:p>
          </table:table-cell>
          <table:table-cell table:formula="of:=[.G9]*[.C9]*[.D9]*[.E9]" office:value-type="float" office:value="348544.2">
            <text:p>348544.2</text:p>
          </table:table-cell>
          <table:table-cell table:formula="of:=[.G9]*[.B9]*[.C9]*[.D9]*[.E9]" office:value-type="float" office:value="348544.2">
            <text:p>348544.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F75]" office:value-type="float" office:value="319367.2">
            <text:p>319367.2</text:p>
          </table:table-cell>
          <table:table-cell table:formula="of:=[.G10]*[.B10]" office:value-type="float" office:value="319367.2">
            <text:p>319367.2</text:p>
          </table:table-cell>
          <table:table-cell table:formula="of:=[.G10]*[.C10]" office:value-type="float" office:value="-319367.2">
            <text:p>-319367.2</text:p>
          </table:table-cell>
          <table:table-cell table:formula="of:=[.G10]*[.D10]" office:value-type="float" office:value="-319367.2">
            <text:p>-319367.2</text:p>
          </table:table-cell>
          <table:table-cell table:formula="of:=[.G10]*[.E10]" office:value-type="float" office:value="319367.2">
            <text:p>319367.2</text:p>
          </table:table-cell>
          <table:table-cell table:formula="of:=[.G10]*[.B10]*[.C10]" office:value-type="float" office:value="-319367.2">
            <text:p>-319367.2</text:p>
          </table:table-cell>
          <table:table-cell table:formula="of:=[.G10]*[.B10]*[.D10]" office:value-type="float" office:value="-319367.2">
            <text:p>-319367.2</text:p>
          </table:table-cell>
          <table:table-cell table:formula="of:=[.G10]*[.B10]*[.E10]" office:value-type="float" office:value="319367.2">
            <text:p>319367.2</text:p>
          </table:table-cell>
          <table:table-cell table:formula="of:=[.G10]*[.C10]*[.D10]" office:value-type="float" office:value="319367.2">
            <text:p>319367.2</text:p>
          </table:table-cell>
          <table:table-cell table:formula="of:=[.G10]*[.C10]*[.E10]" office:value-type="float" office:value="-319367.2">
            <text:p>-319367.2</text:p>
          </table:table-cell>
          <table:table-cell table:formula="of:=[.G10]*[.D10]*[.E10]" office:value-type="float" office:value="-319367.2">
            <text:p>-319367.2</text:p>
          </table:table-cell>
          <table:table-cell table:formula="of:=[.G10]*[.B10]*[.C10]*[.D10]" office:value-type="float" office:value="319367.2">
            <text:p>319367.2</text:p>
          </table:table-cell>
          <table:table-cell table:formula="of:=[.G10]*[.B10]*[.C10]*[.E10]" office:value-type="float" office:value="-319367.2">
            <text:p>-319367.2</text:p>
          </table:table-cell>
          <table:table-cell table:formula="of:=[.G10]*[.B10]*[.D10]*[.E10]" office:value-type="float" office:value="-319367.2">
            <text:p>-319367.2</text:p>
          </table:table-cell>
          <table:table-cell table:formula="of:=[.G10]*[.C10]*[.D10]*[.E10]" office:value-type="float" office:value="319367.2">
            <text:p>319367.2</text:p>
          </table:table-cell>
          <table:table-cell table:formula="of:=[.G10]*[.B10]*[.C10]*[.D10]*[.E10]" office:value-type="float" office:value="319367.2">
            <text:p>319367.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F76]" office:value-type="float" office:value="344736.8">
            <text:p>344736.8</text:p>
          </table:table-cell>
          <table:table-cell table:formula="of:=[.G11]*[.B11]" office:value-type="float" office:value="344736.8">
            <text:p>344736.8</text:p>
          </table:table-cell>
          <table:table-cell table:formula="of:=[.G11]*[.C11]" office:value-type="float" office:value="-344736.8">
            <text:p>-344736.8</text:p>
          </table:table-cell>
          <table:table-cell table:formula="of:=[.G11]*[.D11]" office:value-type="float" office:value="-344736.8">
            <text:p>-344736.8</text:p>
          </table:table-cell>
          <table:table-cell table:formula="of:=[.G11]*[.E11]" office:value-type="float" office:value="-344736.8">
            <text:p>-344736.8</text:p>
          </table:table-cell>
          <table:table-cell table:formula="of:=[.G11]*[.B11]*[.C11]" office:value-type="float" office:value="-344736.8">
            <text:p>-344736.8</text:p>
          </table:table-cell>
          <table:table-cell table:formula="of:=[.G11]*[.B11]*[.D11]" office:value-type="float" office:value="-344736.8">
            <text:p>-344736.8</text:p>
          </table:table-cell>
          <table:table-cell table:formula="of:=[.G11]*[.B11]*[.E11]" office:value-type="float" office:value="-344736.8">
            <text:p>-344736.8</text:p>
          </table:table-cell>
          <table:table-cell table:formula="of:=[.G11]*[.C11]*[.D11]" office:value-type="float" office:value="344736.8">
            <text:p>344736.8</text:p>
          </table:table-cell>
          <table:table-cell table:formula="of:=[.G11]*[.C11]*[.E11]" office:value-type="float" office:value="344736.8">
            <text:p>344736.8</text:p>
          </table:table-cell>
          <table:table-cell table:formula="of:=[.G11]*[.D11]*[.E11]" office:value-type="float" office:value="344736.8">
            <text:p>344736.8</text:p>
          </table:table-cell>
          <table:table-cell table:formula="of:=[.G11]*[.B11]*[.C11]*[.D11]" office:value-type="float" office:value="344736.8">
            <text:p>344736.8</text:p>
          </table:table-cell>
          <table:table-cell table:formula="of:=[.G11]*[.B11]*[.C11]*[.E11]" office:value-type="float" office:value="344736.8">
            <text:p>344736.8</text:p>
          </table:table-cell>
          <table:table-cell table:formula="of:=[.G11]*[.B11]*[.D11]*[.E11]" office:value-type="float" office:value="344736.8">
            <text:p>344736.8</text:p>
          </table:table-cell>
          <table:table-cell table:formula="of:=[.G11]*[.C11]*[.D11]*[.E11]" office:value-type="float" office:value="-344736.8">
            <text:p>-344736.8</text:p>
          </table:table-cell>
          <table:table-cell table:formula="of:=[.G11]*[.B11]*[.C11]*[.D11]*[.E11]" office:value-type="float" office:value="-344736.8">
            <text:p>-344736.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F69]" office:value-type="float" office:value="475187.3">
            <text:p>475187.3</text:p>
          </table:table-cell>
          <table:table-cell table:formula="of:=[.G12]*[.B12]" office:value-type="float" office:value="-475187.3">
            <text:p>-475187.3</text:p>
          </table:table-cell>
          <table:table-cell table:formula="of:=[.G12]*[.C12]" office:value-type="float" office:value="475187.3">
            <text:p>475187.3</text:p>
          </table:table-cell>
          <table:table-cell table:formula="of:=[.G12]*[.D12]" office:value-type="float" office:value="475187.3">
            <text:p>475187.3</text:p>
          </table:table-cell>
          <table:table-cell table:formula="of:=[.G12]*[.E12]" office:value-type="float" office:value="475187.3">
            <text:p>475187.3</text:p>
          </table:table-cell>
          <table:table-cell table:formula="of:=[.G12]*[.B12]*[.C12]" office:value-type="float" office:value="-475187.3">
            <text:p>-475187.3</text:p>
          </table:table-cell>
          <table:table-cell table:formula="of:=[.G12]*[.B12]*[.D12]" office:value-type="float" office:value="-475187.3">
            <text:p>-475187.3</text:p>
          </table:table-cell>
          <table:table-cell table:formula="of:=[.G12]*[.B12]*[.E12]" office:value-type="float" office:value="-475187.3">
            <text:p>-475187.3</text:p>
          </table:table-cell>
          <table:table-cell table:formula="of:=[.G12]*[.C12]*[.D12]" office:value-type="float" office:value="475187.3">
            <text:p>475187.3</text:p>
          </table:table-cell>
          <table:table-cell table:formula="of:=[.G12]*[.C12]*[.E12]" office:value-type="float" office:value="475187.3">
            <text:p>475187.3</text:p>
          </table:table-cell>
          <table:table-cell table:formula="of:=[.G12]*[.D12]*[.E12]" office:value-type="float" office:value="475187.3">
            <text:p>475187.3</text:p>
          </table:table-cell>
          <table:table-cell table:formula="of:=[.G12]*[.B12]*[.C12]*[.D12]" office:value-type="float" office:value="-475187.3">
            <text:p>-475187.3</text:p>
          </table:table-cell>
          <table:table-cell table:formula="of:=[.G12]*[.B12]*[.C12]*[.E12]" office:value-type="float" office:value="-475187.3">
            <text:p>-475187.3</text:p>
          </table:table-cell>
          <table:table-cell table:formula="of:=[.G12]*[.B12]*[.D12]*[.E12]" office:value-type="float" office:value="-475187.3">
            <text:p>-475187.3</text:p>
          </table:table-cell>
          <table:table-cell table:formula="of:=[.G12]*[.C12]*[.D12]*[.E12]" office:value-type="float" office:value="475187.3">
            <text:p>475187.3</text:p>
          </table:table-cell>
          <table:table-cell table:formula="of:=[.G12]*[.B12]*[.C12]*[.D12]*[.E12]" office:value-type="float" office:value="-475187.3">
            <text:p>-475187.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F70]" office:value-type="float" office:value="536182.9">
            <text:p>536182.9</text:p>
          </table:table-cell>
          <table:table-cell table:formula="of:=[.G13]*[.B13]" office:value-type="float" office:value="-536182.9">
            <text:p>-536182.9</text:p>
          </table:table-cell>
          <table:table-cell table:formula="of:=[.G13]*[.C13]" office:value-type="float" office:value="536182.9">
            <text:p>536182.9</text:p>
          </table:table-cell>
          <table:table-cell table:formula="of:=[.G13]*[.D13]" office:value-type="float" office:value="536182.9">
            <text:p>536182.9</text:p>
          </table:table-cell>
          <table:table-cell table:formula="of:=[.G13]*[.E13]" office:value-type="float" office:value="-536182.9">
            <text:p>-536182.9</text:p>
          </table:table-cell>
          <table:table-cell table:formula="of:=[.G13]*[.B13]*[.C13]" office:value-type="float" office:value="-536182.9">
            <text:p>-536182.9</text:p>
          </table:table-cell>
          <table:table-cell table:formula="of:=[.G13]*[.B13]*[.D13]" office:value-type="float" office:value="-536182.9">
            <text:p>-536182.9</text:p>
          </table:table-cell>
          <table:table-cell table:formula="of:=[.G13]*[.B13]*[.E13]" office:value-type="float" office:value="536182.9">
            <text:p>536182.9</text:p>
          </table:table-cell>
          <table:table-cell table:formula="of:=[.G13]*[.C13]*[.D13]" office:value-type="float" office:value="536182.9">
            <text:p>536182.9</text:p>
          </table:table-cell>
          <table:table-cell table:formula="of:=[.G13]*[.C13]*[.E13]" office:value-type="float" office:value="-536182.9">
            <text:p>-536182.9</text:p>
          </table:table-cell>
          <table:table-cell table:formula="of:=[.G13]*[.D13]*[.E13]" office:value-type="float" office:value="-536182.9">
            <text:p>-536182.9</text:p>
          </table:table-cell>
          <table:table-cell table:formula="of:=[.G13]*[.B13]*[.C13]*[.D13]" office:value-type="float" office:value="-536182.9">
            <text:p>-536182.9</text:p>
          </table:table-cell>
          <table:table-cell table:formula="of:=[.G13]*[.B13]*[.C13]*[.E13]" office:value-type="float" office:value="536182.9">
            <text:p>536182.9</text:p>
          </table:table-cell>
          <table:table-cell table:formula="of:=[.G13]*[.B13]*[.D13]*[.E13]" office:value-type="float" office:value="536182.9">
            <text:p>536182.9</text:p>
          </table:table-cell>
          <table:table-cell table:formula="of:=[.G13]*[.C13]*[.D13]*[.E13]" office:value-type="float" office:value="-536182.9">
            <text:p>-536182.9</text:p>
          </table:table-cell>
          <table:table-cell table:formula="of:=[.G13]*[.B13]*[.C13]*[.D13]*[.E13]" office:value-type="float" office:value="536182.9">
            <text:p>536182.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F71]" office:value-type="float" office:value="460930.4">
            <text:p>460930.4</text:p>
          </table:table-cell>
          <table:table-cell table:formula="of:=[.G14]*[.B14]" office:value-type="float" office:value="-460930.4">
            <text:p>-460930.4</text:p>
          </table:table-cell>
          <table:table-cell table:formula="of:=[.G14]*[.C14]" office:value-type="float" office:value="460930.4">
            <text:p>460930.4</text:p>
          </table:table-cell>
          <table:table-cell table:formula="of:=[.G14]*[.D14]" office:value-type="float" office:value="-460930.4">
            <text:p>-460930.4</text:p>
          </table:table-cell>
          <table:table-cell table:formula="of:=[.G14]*[.E14]" office:value-type="float" office:value="460930.4">
            <text:p>460930.4</text:p>
          </table:table-cell>
          <table:table-cell table:formula="of:=[.G14]*[.B14]*[.C14]" office:value-type="float" office:value="-460930.4">
            <text:p>-460930.4</text:p>
          </table:table-cell>
          <table:table-cell table:formula="of:=[.G14]*[.B14]*[.D14]" office:value-type="float" office:value="460930.4">
            <text:p>460930.4</text:p>
          </table:table-cell>
          <table:table-cell table:formula="of:=[.G14]*[.B14]*[.E14]" office:value-type="float" office:value="-460930.4">
            <text:p>-460930.4</text:p>
          </table:table-cell>
          <table:table-cell table:formula="of:=[.G14]*[.C14]*[.D14]" office:value-type="float" office:value="-460930.4">
            <text:p>-460930.4</text:p>
          </table:table-cell>
          <table:table-cell table:formula="of:=[.G14]*[.C14]*[.E14]" office:value-type="float" office:value="460930.4">
            <text:p>460930.4</text:p>
          </table:table-cell>
          <table:table-cell table:formula="of:=[.G14]*[.D14]*[.E14]" office:value-type="float" office:value="-460930.4">
            <text:p>-460930.4</text:p>
          </table:table-cell>
          <table:table-cell table:formula="of:=[.G14]*[.B14]*[.C14]*[.D14]" office:value-type="float" office:value="460930.4">
            <text:p>460930.4</text:p>
          </table:table-cell>
          <table:table-cell table:formula="of:=[.G14]*[.B14]*[.C14]*[.E14]" office:value-type="float" office:value="-460930.4">
            <text:p>-460930.4</text:p>
          </table:table-cell>
          <table:table-cell table:formula="of:=[.G14]*[.B14]*[.D14]*[.E14]" office:value-type="float" office:value="460930.4">
            <text:p>460930.4</text:p>
          </table:table-cell>
          <table:table-cell table:formula="of:=[.G14]*[.C14]*[.D14]*[.E14]" office:value-type="float" office:value="-460930.4">
            <text:p>-460930.4</text:p>
          </table:table-cell>
          <table:table-cell table:formula="of:=[.G14]*[.B14]*[.C14]*[.D14]*[.E14]" office:value-type="float" office:value="460930.4">
            <text:p>460930.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F72]" office:value-type="float" office:value="529571.8">
            <text:p>529571.8</text:p>
          </table:table-cell>
          <table:table-cell table:formula="of:=[.G15]*[.B15]" office:value-type="float" office:value="-529571.8">
            <text:p>-529571.8</text:p>
          </table:table-cell>
          <table:table-cell table:formula="of:=[.G15]*[.C15]" office:value-type="float" office:value="529571.8">
            <text:p>529571.8</text:p>
          </table:table-cell>
          <table:table-cell table:formula="of:=[.G15]*[.D15]" office:value-type="float" office:value="-529571.8">
            <text:p>-529571.8</text:p>
          </table:table-cell>
          <table:table-cell table:formula="of:=[.G15]*[.E15]" office:value-type="float" office:value="-529571.8">
            <text:p>-529571.8</text:p>
          </table:table-cell>
          <table:table-cell table:formula="of:=[.G15]*[.B15]*[.C15]" office:value-type="float" office:value="-529571.8">
            <text:p>-529571.8</text:p>
          </table:table-cell>
          <table:table-cell table:formula="of:=[.G15]*[.B15]*[.D15]" office:value-type="float" office:value="529571.8">
            <text:p>529571.8</text:p>
          </table:table-cell>
          <table:table-cell table:formula="of:=[.G15]*[.B15]*[.E15]" office:value-type="float" office:value="529571.8">
            <text:p>529571.8</text:p>
          </table:table-cell>
          <table:table-cell table:formula="of:=[.G15]*[.C15]*[.D15]" office:value-type="float" office:value="-529571.8">
            <text:p>-529571.8</text:p>
          </table:table-cell>
          <table:table-cell table:formula="of:=[.G15]*[.C15]*[.E15]" office:value-type="float" office:value="-529571.8">
            <text:p>-529571.8</text:p>
          </table:table-cell>
          <table:table-cell table:formula="of:=[.G15]*[.D15]*[.E15]" office:value-type="float" office:value="529571.8">
            <text:p>529571.8</text:p>
          </table:table-cell>
          <table:table-cell table:formula="of:=[.G15]*[.B15]*[.C15]*[.D15]" office:value-type="float" office:value="529571.8">
            <text:p>529571.8</text:p>
          </table:table-cell>
          <table:table-cell table:formula="of:=[.G15]*[.B15]*[.C15]*[.E15]" office:value-type="float" office:value="529571.8">
            <text:p>529571.8</text:p>
          </table:table-cell>
          <table:table-cell table:formula="of:=[.G15]*[.B15]*[.D15]*[.E15]" office:value-type="float" office:value="-529571.8">
            <text:p>-529571.8</text:p>
          </table:table-cell>
          <table:table-cell table:formula="of:=[.G15]*[.C15]*[.D15]*[.E15]" office:value-type="float" office:value="529571.8">
            <text:p>529571.8</text:p>
          </table:table-cell>
          <table:table-cell table:formula="of:=[.G15]*[.B15]*[.C15]*[.D15]*[.E15]" office:value-type="float" office:value="-529571.8">
            <text:p>-529571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F73]" office:value-type="float" office:value="339543.1">
            <text:p>339543.1</text:p>
          </table:table-cell>
          <table:table-cell table:formula="of:=[.G16]*[.B16]" office:value-type="float" office:value="-339543.1">
            <text:p>-339543.1</text:p>
          </table:table-cell>
          <table:table-cell table:formula="of:=[.G16]*[.C16]" office:value-type="float" office:value="-339543.1">
            <text:p>-339543.1</text:p>
          </table:table-cell>
          <table:table-cell table:formula="of:=[.G16]*[.D16]" office:value-type="float" office:value="339543.1">
            <text:p>339543.1</text:p>
          </table:table-cell>
          <table:table-cell table:formula="of:=[.G16]*[.E16]" office:value-type="float" office:value="339543.1">
            <text:p>339543.1</text:p>
          </table:table-cell>
          <table:table-cell table:formula="of:=[.G16]*[.B16]*[.C16]" office:value-type="float" office:value="339543.1">
            <text:p>339543.1</text:p>
          </table:table-cell>
          <table:table-cell table:formula="of:=[.G16]*[.B16]*[.D16]" office:value-type="float" office:value="-339543.1">
            <text:p>-339543.1</text:p>
          </table:table-cell>
          <table:table-cell table:formula="of:=[.G16]*[.B16]*[.E16]" office:value-type="float" office:value="-339543.1">
            <text:p>-339543.1</text:p>
          </table:table-cell>
          <table:table-cell table:formula="of:=[.G16]*[.C16]*[.D16]" office:value-type="float" office:value="-339543.1">
            <text:p>-339543.1</text:p>
          </table:table-cell>
          <table:table-cell table:formula="of:=[.G16]*[.C16]*[.E16]" office:value-type="float" office:value="-339543.1">
            <text:p>-339543.1</text:p>
          </table:table-cell>
          <table:table-cell table:formula="of:=[.G16]*[.D16]*[.E16]" office:value-type="float" office:value="339543.1">
            <text:p>339543.1</text:p>
          </table:table-cell>
          <table:table-cell table:formula="of:=[.G16]*[.B16]*[.C16]*[.D16]" office:value-type="float" office:value="339543.1">
            <text:p>339543.1</text:p>
          </table:table-cell>
          <table:table-cell table:formula="of:=[.G16]*[.B16]*[.C16]*[.E16]" office:value-type="float" office:value="339543.1">
            <text:p>339543.1</text:p>
          </table:table-cell>
          <table:table-cell table:formula="of:=[.G16]*[.B16]*[.D16]*[.E16]" office:value-type="float" office:value="-339543.1">
            <text:p>-339543.1</text:p>
          </table:table-cell>
          <table:table-cell table:formula="of:=[.G16]*[.C16]*[.D16]*[.E16]" office:value-type="float" office:value="-339543.1">
            <text:p>-339543.1</text:p>
          </table:table-cell>
          <table:table-cell table:formula="of:=[.G16]*[.B16]*[.C16]*[.D16]*[.E16]" office:value-type="float" office:value="339543.1">
            <text:p>339543.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F74]" office:value-type="float" office:value="352901.9">
            <text:p>352901.9</text:p>
          </table:table-cell>
          <table:table-cell table:formula="of:=[.G17]*[.B17]" office:value-type="float" office:value="-352901.9">
            <text:p>-352901.9</text:p>
          </table:table-cell>
          <table:table-cell table:formula="of:=[.G17]*[.C17]" office:value-type="float" office:value="-352901.9">
            <text:p>-352901.9</text:p>
          </table:table-cell>
          <table:table-cell table:formula="of:=[.G17]*[.D17]" office:value-type="float" office:value="352901.9">
            <text:p>352901.9</text:p>
          </table:table-cell>
          <table:table-cell table:formula="of:=[.G17]*[.E17]" office:value-type="float" office:value="-352901.9">
            <text:p>-352901.9</text:p>
          </table:table-cell>
          <table:table-cell table:formula="of:=[.G17]*[.B17]*[.C17]" office:value-type="float" office:value="352901.9">
            <text:p>352901.9</text:p>
          </table:table-cell>
          <table:table-cell table:formula="of:=[.G17]*[.B17]*[.D17]" office:value-type="float" office:value="-352901.9">
            <text:p>-352901.9</text:p>
          </table:table-cell>
          <table:table-cell table:formula="of:=[.G17]*[.B17]*[.E17]" office:value-type="float" office:value="352901.9">
            <text:p>352901.9</text:p>
          </table:table-cell>
          <table:table-cell table:formula="of:=[.G17]*[.C17]*[.D17]" office:value-type="float" office:value="-352901.9">
            <text:p>-352901.9</text:p>
          </table:table-cell>
          <table:table-cell table:formula="of:=[.G17]*[.C17]*[.E17]" office:value-type="float" office:value="352901.9">
            <text:p>352901.9</text:p>
          </table:table-cell>
          <table:table-cell table:formula="of:=[.G17]*[.D17]*[.E17]" office:value-type="float" office:value="-352901.9">
            <text:p>-352901.9</text:p>
          </table:table-cell>
          <table:table-cell table:formula="of:=[.G17]*[.B17]*[.C17]*[.D17]" office:value-type="float" office:value="352901.9">
            <text:p>352901.9</text:p>
          </table:table-cell>
          <table:table-cell table:formula="of:=[.G17]*[.B17]*[.C17]*[.E17]" office:value-type="float" office:value="-352901.9">
            <text:p>-352901.9</text:p>
          </table:table-cell>
          <table:table-cell table:formula="of:=[.G17]*[.B17]*[.D17]*[.E17]" office:value-type="float" office:value="352901.9">
            <text:p>352901.9</text:p>
          </table:table-cell>
          <table:table-cell table:formula="of:=[.G17]*[.C17]*[.D17]*[.E17]" office:value-type="float" office:value="352901.9">
            <text:p>352901.9</text:p>
          </table:table-cell>
          <table:table-cell table:formula="of:=[.G17]*[.B17]*[.C17]*[.D17]*[.E17]" office:value-type="float" office:value="-352901.9">
            <text:p>-352901.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F75]" office:value-type="float" office:value="334399.3">
            <text:p>334399.3</text:p>
          </table:table-cell>
          <table:table-cell table:formula="of:=[.G18]*[.B18]" office:value-type="float" office:value="-334399.3">
            <text:p>-334399.3</text:p>
          </table:table-cell>
          <table:table-cell table:formula="of:=[.G18]*[.C18]" office:value-type="float" office:value="-334399.3">
            <text:p>-334399.3</text:p>
          </table:table-cell>
          <table:table-cell table:formula="of:=[.G18]*[.D18]" office:value-type="float" office:value="-334399.3">
            <text:p>-334399.3</text:p>
          </table:table-cell>
          <table:table-cell table:formula="of:=[.G18]*[.E18]" office:value-type="float" office:value="334399.3">
            <text:p>334399.3</text:p>
          </table:table-cell>
          <table:table-cell table:formula="of:=[.G18]*[.B18]*[.C18]" office:value-type="float" office:value="334399.3">
            <text:p>334399.3</text:p>
          </table:table-cell>
          <table:table-cell table:formula="of:=[.G18]*[.B18]*[.D18]" office:value-type="float" office:value="334399.3">
            <text:p>334399.3</text:p>
          </table:table-cell>
          <table:table-cell table:formula="of:=[.G18]*[.B18]*[.E18]" office:value-type="float" office:value="-334399.3">
            <text:p>-334399.3</text:p>
          </table:table-cell>
          <table:table-cell table:formula="of:=[.G18]*[.C18]*[.D18]" office:value-type="float" office:value="334399.3">
            <text:p>334399.3</text:p>
          </table:table-cell>
          <table:table-cell table:formula="of:=[.G18]*[.C18]*[.E18]" office:value-type="float" office:value="-334399.3">
            <text:p>-334399.3</text:p>
          </table:table-cell>
          <table:table-cell table:formula="of:=[.G18]*[.D18]*[.E18]" office:value-type="float" office:value="-334399.3">
            <text:p>-334399.3</text:p>
          </table:table-cell>
          <table:table-cell table:formula="of:=[.G18]*[.B18]*[.C18]*[.D18]" office:value-type="float" office:value="-334399.3">
            <text:p>-334399.3</text:p>
          </table:table-cell>
          <table:table-cell table:formula="of:=[.G18]*[.B18]*[.C18]*[.E18]" office:value-type="float" office:value="334399.3">
            <text:p>334399.3</text:p>
          </table:table-cell>
          <table:table-cell table:formula="of:=[.G18]*[.B18]*[.D18]*[.E18]" office:value-type="float" office:value="334399.3">
            <text:p>334399.3</text:p>
          </table:table-cell>
          <table:table-cell table:formula="of:=[.G18]*[.C18]*[.D18]*[.E18]" office:value-type="float" office:value="334399.3">
            <text:p>334399.3</text:p>
          </table:table-cell>
          <table:table-cell table:formula="of:=[.G18]*[.B18]*[.C18]*[.D18]*[.E18]" office:value-type="float" office:value="-334399.3">
            <text:p>-334399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F76]" office:value-type="float" office:value="366261.1">
            <text:p>366261.1</text:p>
          </table:table-cell>
          <table:table-cell table:formula="of:=[.G19]*[.B19]" office:value-type="float" office:value="-366261.1">
            <text:p>-366261.1</text:p>
          </table:table-cell>
          <table:table-cell table:formula="of:=[.G19]*[.C19]" office:value-type="float" office:value="-366261.1">
            <text:p>-366261.1</text:p>
          </table:table-cell>
          <table:table-cell table:formula="of:=[.G19]*[.D19]" office:value-type="float" office:value="-366261.1">
            <text:p>-366261.1</text:p>
          </table:table-cell>
          <table:table-cell table:formula="of:=[.G19]*[.E19]" office:value-type="float" office:value="-366261.1">
            <text:p>-366261.1</text:p>
          </table:table-cell>
          <table:table-cell table:formula="of:=[.G19]*[.B19]*[.C19]" office:value-type="float" office:value="366261.1">
            <text:p>366261.1</text:p>
          </table:table-cell>
          <table:table-cell table:formula="of:=[.G19]*[.B19]*[.D19]" office:value-type="float" office:value="366261.1">
            <text:p>366261.1</text:p>
          </table:table-cell>
          <table:table-cell table:formula="of:=[.G19]*[.B19]*[.E19]" office:value-type="float" office:value="366261.1">
            <text:p>366261.1</text:p>
          </table:table-cell>
          <table:table-cell table:formula="of:=[.G19]*[.C19]*[.D19]" office:value-type="float" office:value="366261.1">
            <text:p>366261.1</text:p>
          </table:table-cell>
          <table:table-cell table:formula="of:=[.G19]*[.C19]*[.E19]" office:value-type="float" office:value="366261.1">
            <text:p>366261.1</text:p>
          </table:table-cell>
          <table:table-cell table:formula="of:=[.G19]*[.D19]*[.E19]" office:value-type="float" office:value="366261.1">
            <text:p>366261.1</text:p>
          </table:table-cell>
          <table:table-cell table:formula="of:=[.G19]*[.B19]*[.C19]*[.D19]" office:value-type="float" office:value="-366261.1">
            <text:p>-366261.1</text:p>
          </table:table-cell>
          <table:table-cell table:formula="of:=[.G19]*[.B19]*[.C19]*[.E19]" office:value-type="float" office:value="-366261.1">
            <text:p>-366261.1</text:p>
          </table:table-cell>
          <table:table-cell table:formula="of:=[.G19]*[.B19]*[.D19]*[.E19]" office:value-type="float" office:value="-366261.1">
            <text:p>-366261.1</text:p>
          </table:table-cell>
          <table:table-cell table:formula="of:=[.G19]*[.C19]*[.D19]*[.E19]" office:value-type="float" office:value="-366261.1">
            <text:p>-366261.1</text:p>
          </table:table-cell>
          <table:table-cell table:formula="of:=[.G19]*[.B19]*[.C19]*[.D19]*[.E19]" office:value-type="float" office:value="366261.1">
            <text:p>366261.1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3])" office:value-type="string" office:string-value="qA">
            <text:p>qA</text:p>
          </table:table-cell>
          <table:table-cell table:style-name="ce2" table:formula="of:=CONCATENATE(&quot;q&quot;;[.I3])" office:value-type="string" office:string-value="qB">
            <text:p>qB</text:p>
          </table:table-cell>
          <table:table-cell table:style-name="ce2" table:formula="of:=CONCATENATE(&quot;q&quot;;[.J3])" office:value-type="string" office:string-value="qC">
            <text:p>qC</text:p>
          </table:table-cell>
          <table:table-cell table:style-name="ce2" table:formula="of:=CONCATENATE(&quot;q&quot;;[.K3])" office:value-type="string" office:string-value="qD">
            <text:p>qD</text:p>
          </table:table-cell>
          <table:table-cell table:style-name="ce2" table:formula="of:=CONCATENATE(&quot;q&quot;;[.L3])" office:value-type="string" office:string-value="qAB">
            <text:p>qAB</text:p>
          </table:table-cell>
          <table:table-cell table:style-name="ce2" table:formula="of:=CONCATENATE(&quot;q&quot;;[.M3])" office:value-type="string" office:string-value="qAC">
            <text:p>qAC</text:p>
          </table:table-cell>
          <table:table-cell table:style-name="ce2" table:formula="of:=CONCATENATE(&quot;q&quot;;[.N3])" office:value-type="string" office:string-value="qAD">
            <text:p>qAD</text:p>
          </table:table-cell>
          <table:table-cell table:style-name="ce2" table:formula="of:=CONCATENATE(&quot;q&quot;;[.O3])" office:value-type="string" office:string-value="qBC">
            <text:p>qBC</text:p>
          </table:table-cell>
          <table:table-cell table:style-name="ce2" table:formula="of:=CONCATENATE(&quot;q&quot;;[.P3])" office:value-type="string" office:string-value="qBD">
            <text:p>qBD</text:p>
          </table:table-cell>
          <table:table-cell table:style-name="ce2" table:formula="of:=CONCATENATE(&quot;q&quot;;[.Q3])" office:value-type="string" office:string-value="qCD">
            <text:p>qCD</text:p>
          </table:table-cell>
          <table:table-cell table:style-name="ce2" table:formula="of:=CONCATENATE(&quot;q&quot;;[.R3])" office:value-type="string" office:string-value="qABC">
            <text:p>qABC</text:p>
          </table:table-cell>
          <table:table-cell table:style-name="ce2" table:formula="of:=CONCATENATE(&quot;q&quot;;[.S3])" office:value-type="string" office:string-value="qABD">
            <text:p>qABD</text:p>
          </table:table-cell>
          <table:table-cell table:style-name="ce2" table:formula="of:=CONCATENATE(&quot;q&quot;;[.T3])" office:value-type="string" office:string-value="qACD">
            <text:p>qACD</text:p>
          </table:table-cell>
          <table:table-cell table:style-name="ce2" table:formula="of:=CONCATENATE(&quot;q&quot;;[.U3])" office:value-type="string" office:string-value="qBCD">
            <text:p>qBCD</text:p>
          </table:table-cell>
          <table:table-cell table:style-name="ce2" table:formula="of:=CONCATENATE(&quot;q&quot;;[.V3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4:.H19])/16" office:value-type="float" office:value="-18293.8625">
            <text:p>-18293.86</text:p>
          </table:table-cell>
          <table:table-cell table:formula="of:=SUM([.I4:.I19])/16" office:value-type="float" office:value="65682.2">
            <text:p>65682.2</text:p>
          </table:table-cell>
          <table:table-cell table:formula="of:=SUM([.J4:.J19])/16" office:value-type="float" office:value="-870.412500000002">
            <text:p>-870.41</text:p>
          </table:table-cell>
          <table:table-cell table:formula="of:=SUM([.K4:.K19])/16" office:value-type="float" office:value="-25083.9125">
            <text:p>-25083.91</text:p>
          </table:table-cell>
          <table:table-cell table:formula="of:=SUM([.L4:.L19])/16" office:value-type="float" office:value="-10413.675">
            <text:p>-10413.68</text:p>
          </table:table-cell>
          <table:table-cell table:formula="of:=SUM([.M4:.M19])/16" office:value-type="float" office:value="-2451.98749999998">
            <text:p>-2451.99</text:p>
          </table:table-cell>
          <table:table-cell table:formula="of:=SUM([.N4:.N19])/16" office:value-type="float" office:value="-3226.7125">
            <text:p>-3226.71</text:p>
          </table:table-cell>
          <table:table-cell table:formula="of:=SUM([.O4:.O19])/16" office:value-type="float" office:value="-75.4749999999985">
            <text:p>-75.47</text:p>
          </table:table-cell>
          <table:table-cell table:formula="of:=SUM([.P4:.P19])/16" office:value-type="float" office:value="-12369.075">
            <text:p>-12369.08</text:p>
          </table:table-cell>
          <table:table-cell table:formula="of:=SUM([.Q4:.Q19])/16" office:value-type="float" office:value="695.612499999996">
            <text:p>695.61</text:p>
          </table:table-cell>
          <table:table-cell table:formula="of:=SUM([.R4:.R19])/16" office:value-type="float" office:value="-3710.9">
            <text:p>-3710.9</text:p>
          </table:table-cell>
          <table:table-cell table:formula="of:=SUM([.S4:.S19])/16" office:value-type="float" office:value="-1817.02500000001">
            <text:p>-1817.03</text:p>
          </table:table-cell>
          <table:table-cell table:formula="of:=SUM([.T4:.T19])/16" office:value-type="float" office:value="-2572.9875">
            <text:p>-2572.99</text:p>
          </table:table-cell>
          <table:table-cell table:formula="of:=SUM([.U4:.U19])/16" office:value-type="float" office:value="-897.399999999998">
            <text:p>-897.4</text:p>
          </table:table-cell>
          <table:table-cell table:formula="of:=SUM([.V4:.V19])/16" office:value-type="float" office:value="459.749999999993">
            <text:p>459.75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3];&quot;²&quot;)" office:value-type="string" office:string-value="qA²">
            <text:p>qA²</text:p>
          </table:table-cell>
          <table:table-cell table:style-name="ce2" table:formula="of:=CONCATENATE(&quot;q&quot;;[.I3];&quot;²&quot;)" office:value-type="string" office:string-value="qB²">
            <text:p>qB²</text:p>
          </table:table-cell>
          <table:table-cell table:style-name="ce2" table:formula="of:=CONCATENATE(&quot;q&quot;;[.J3];&quot;²&quot;)" office:value-type="string" office:string-value="qC²">
            <text:p>qC²</text:p>
          </table:table-cell>
          <table:table-cell table:style-name="ce2" table:formula="of:=CONCATENATE(&quot;q&quot;;[.K3];&quot;²&quot;)" office:value-type="string" office:string-value="qD²">
            <text:p>qD²</text:p>
          </table:table-cell>
          <table:table-cell table:style-name="ce2" table:formula="of:=CONCATENATE(&quot;q&quot;;[.L3];&quot;²&quot;)" office:value-type="string" office:string-value="qAB²">
            <text:p>qAB²</text:p>
          </table:table-cell>
          <table:table-cell table:style-name="ce2" table:formula="of:=CONCATENATE(&quot;q&quot;;[.M3];&quot;²&quot;)" office:value-type="string" office:string-value="qAC²">
            <text:p>qAC²</text:p>
          </table:table-cell>
          <table:table-cell table:style-name="ce2" table:formula="of:=CONCATENATE(&quot;q&quot;;[.N3];&quot;²&quot;)" office:value-type="string" office:string-value="qAD²">
            <text:p>qAD²</text:p>
          </table:table-cell>
          <table:table-cell table:style-name="ce2" table:formula="of:=CONCATENATE(&quot;q&quot;;[.O3];&quot;²&quot;)" office:value-type="string" office:string-value="qBC²">
            <text:p>qBC²</text:p>
          </table:table-cell>
          <table:table-cell table:style-name="ce2" table:formula="of:=CONCATENATE(&quot;q&quot;;[.P3];&quot;²&quot;)" office:value-type="string" office:string-value="qBD²">
            <text:p>qBD²</text:p>
          </table:table-cell>
          <table:table-cell table:style-name="ce2" table:formula="of:=CONCATENATE(&quot;q&quot;;[.Q3];&quot;²&quot;)" office:value-type="string" office:string-value="qCD²">
            <text:p>qCD²</text:p>
          </table:table-cell>
          <table:table-cell table:style-name="ce2" table:formula="of:=CONCATENATE(&quot;q&quot;;[.R3];&quot;²&quot;)" office:value-type="string" office:string-value="qABC²">
            <text:p>qABC²</text:p>
          </table:table-cell>
          <table:table-cell table:style-name="ce2" table:formula="of:=CONCATENATE(&quot;q&quot;;[.S3];&quot;²&quot;)" office:value-type="string" office:string-value="qABD²">
            <text:p>qABD²</text:p>
          </table:table-cell>
          <table:table-cell table:style-name="ce2" table:formula="of:=CONCATENATE(&quot;q&quot;;[.T3];&quot;²&quot;)" office:value-type="string" office:string-value="qACD²">
            <text:p>qACD²</text:p>
          </table:table-cell>
          <table:table-cell table:style-name="ce2" table:formula="of:=CONCATENATE(&quot;q&quot;;[.U3];&quot;²&quot;)" office:value-type="string" office:string-value="qBCD²">
            <text:p>qBCD²</text:p>
          </table:table-cell>
          <table:table-cell table:style-name="ce2" table:formula="of:=CONCATENATE(&quot;q&quot;;[.V3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22];2)" office:value-type="float" office:value="334665405.168905">
            <text:p>334665405.17</text:p>
          </table:table-cell>
          <table:table-cell table:formula="of:=POWER([.I22];2)" office:value-type="float" office:value="4314151396.84001">
            <text:p>4314151396.84</text:p>
          </table:table-cell>
          <table:table-cell table:formula="of:=POWER([.J22];2)" office:value-type="float" office:value="757617.920156254">
            <text:p>757617.92</text:p>
          </table:table-cell>
          <table:table-cell table:formula="of:=POWER([.K22];2)" office:value-type="float" office:value="629202666.307657">
            <text:p>629202666.31</text:p>
          </table:table-cell>
          <table:table-cell table:formula="of:=POWER([.L22];2)" office:value-type="float" office:value="108444627.005625">
            <text:p>108444627.01</text:p>
          </table:table-cell>
          <table:table-cell table:formula="of:=POWER([.M22];2)" office:value-type="float" office:value="6012242.70015616">
            <text:p>6012242.7</text:p>
          </table:table-cell>
          <table:table-cell table:formula="of:=POWER([.N22];2)" office:value-type="float" office:value="10411673.5576563">
            <text:p>10411673.56</text:p>
          </table:table-cell>
          <table:table-cell table:formula="of:=POWER([.O22];2)" office:value-type="float" office:value="5696.47562499978">
            <text:p>5696.48</text:p>
          </table:table-cell>
          <table:table-cell table:formula="of:=POWER([.P22];2)" office:value-type="float" office:value="152994016.355625">
            <text:p>152994016.36</text:p>
          </table:table-cell>
          <table:table-cell table:formula="of:=POWER([.Q22];2)" office:value-type="float" office:value="483876.750156244">
            <text:p>483876.75</text:p>
          </table:table-cell>
          <table:table-cell table:formula="of:=POWER([.R22];2)" office:value-type="float" office:value="13770778.81">
            <text:p>13770778.81</text:p>
          </table:table-cell>
          <table:table-cell table:formula="of:=POWER([.S22];2)" office:value-type="float" office:value="3301579.85062502">
            <text:p>3301579.85</text:p>
          </table:table-cell>
          <table:table-cell table:formula="of:=POWER([.T22];2)" office:value-type="float" office:value="6620264.67515625">
            <text:p>6620264.68</text:p>
          </table:table-cell>
          <table:table-cell table:formula="of:=POWER([.U22];2)" office:value-type="float" office:value="805326.759999996">
            <text:p>805326.76</text:p>
          </table:table-cell>
          <table:table-cell table:formula="of:=POWER([.V22];2)" office:value-type="float" office:value="211370.062499993">
            <text:p>211370.06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3])" office:value-type="string" office:string-value="SSA">
            <text:p>SSA</text:p>
          </table:table-cell>
          <table:table-cell table:style-name="ce2" table:formula="of:=CONCATENATE(&quot;SS&quot;;[.I3])" office:value-type="string" office:string-value="SSB">
            <text:p>SSB</text:p>
          </table:table-cell>
          <table:table-cell table:style-name="ce2" table:formula="of:=CONCATENATE(&quot;SS&quot;;[.J3])" office:value-type="string" office:string-value="SSC">
            <text:p>SSC</text:p>
          </table:table-cell>
          <table:table-cell table:style-name="ce2" table:formula="of:=CONCATENATE(&quot;SS&quot;;[.K3])" office:value-type="string" office:string-value="SSD">
            <text:p>SSD</text:p>
          </table:table-cell>
          <table:table-cell table:style-name="ce2" table:formula="of:=CONCATENATE(&quot;SS&quot;;[.L3])" office:value-type="string" office:string-value="SSAB">
            <text:p>SSAB</text:p>
          </table:table-cell>
          <table:table-cell table:style-name="ce2" table:formula="of:=CONCATENATE(&quot;SS&quot;;[.M3])" office:value-type="string" office:string-value="SSAC">
            <text:p>SSAC</text:p>
          </table:table-cell>
          <table:table-cell table:style-name="ce2" table:formula="of:=CONCATENATE(&quot;SS&quot;;[.N3])" office:value-type="string" office:string-value="SSAD">
            <text:p>SSAD</text:p>
          </table:table-cell>
          <table:table-cell table:style-name="ce2" table:formula="of:=CONCATENATE(&quot;SS&quot;;[.O3])" office:value-type="string" office:string-value="SSBC">
            <text:p>SSBC</text:p>
          </table:table-cell>
          <table:table-cell table:style-name="ce2" table:formula="of:=CONCATENATE(&quot;SS&quot;;[.P3])" office:value-type="string" office:string-value="SSBD">
            <text:p>SSBD</text:p>
          </table:table-cell>
          <table:table-cell table:style-name="ce2" table:formula="of:=CONCATENATE(&quot;SS&quot;;[.Q3])" office:value-type="string" office:string-value="SSCD">
            <text:p>SSCD</text:p>
          </table:table-cell>
          <table:table-cell table:style-name="ce2" table:formula="of:=CONCATENATE(&quot;SS&quot;;[.R3])" office:value-type="string" office:string-value="SSABC">
            <text:p>SSABC</text:p>
          </table:table-cell>
          <table:table-cell table:style-name="ce2" table:formula="of:=CONCATENATE(&quot;SS&quot;;[.S3])" office:value-type="string" office:string-value="SSABD">
            <text:p>SSABD</text:p>
          </table:table-cell>
          <table:table-cell table:style-name="ce2" table:formula="of:=CONCATENATE(&quot;SS&quot;;[.T3])" office:value-type="string" office:string-value="SSACD">
            <text:p>SSACD</text:p>
          </table:table-cell>
          <table:table-cell table:style-name="ce2" table:formula="of:=CONCATENATE(&quot;SS&quot;;[.U3])" office:value-type="string" office:string-value="SSBCD">
            <text:p>SSBCD</text:p>
          </table:table-cell>
          <table:table-cell table:style-name="ce2" table:formula="of:=CONCATENATE(&quot;SS&quot;;[.V3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25:.V25])" office:value-type="float" office:value="89309416627.8376">
            <text:p>89309416627.84</text:p>
          </table:table-cell>
          <table:table-cell table:formula="of:=POWER(2;4)*[.H25]" office:value-type="float" office:value="5354646482.70249">
            <text:p>5354646482.7</text:p>
          </table:table-cell>
          <table:table-cell table:formula="of:=POWER(2;4)*[.I25]" office:value-type="float" office:value="69026422349.4401">
            <text:p>69026422349.44</text:p>
          </table:table-cell>
          <table:table-cell table:formula="of:=POWER(2;4)*[.J25]" office:value-type="float" office:value="12121886.7225001">
            <text:p>12121886.72</text:p>
          </table:table-cell>
          <table:table-cell table:formula="of:=POWER(2;4)*[.K25]" office:value-type="float" office:value="10067242660.9225">
            <text:p>10067242660.92</text:p>
          </table:table-cell>
          <table:table-cell table:formula="of:=POWER(2;4)*[.L25]" office:value-type="float" office:value="1735114032.09">
            <text:p>1735114032.09</text:p>
          </table:table-cell>
          <table:table-cell table:formula="of:=POWER(2;4)*[.M25]" office:value-type="float" office:value="96195883.2024985">
            <text:p>96195883.2</text:p>
          </table:table-cell>
          <table:table-cell table:formula="of:=POWER(2;4)*[.N25]" office:value-type="float" office:value="166586776.9225">
            <text:p>166586776.92</text:p>
          </table:table-cell>
          <table:table-cell table:formula="of:=POWER(2;4)*[.O25]" office:value-type="float" office:value="91143.6099999965">
            <text:p>91143.61</text:p>
          </table:table-cell>
          <table:table-cell table:formula="of:=POWER(2;4)*[.P25]" office:value-type="float" office:value="2447904261.69">
            <text:p>2447904261.69</text:p>
          </table:table-cell>
          <table:table-cell table:formula="of:=POWER(2;4)*[.Q25]" office:value-type="float" office:value="7742028.0024999">
            <text:p>7742028</text:p>
          </table:table-cell>
          <table:table-cell table:formula="of:=POWER(2;4)*[.R25]" office:value-type="float" office:value="220332460.960001">
            <text:p>220332460.96</text:p>
          </table:table-cell>
          <table:table-cell table:formula="of:=POWER(2;4)*[.S25]" office:value-type="float" office:value="52825277.6100003">
            <text:p>52825277.61</text:p>
          </table:table-cell>
          <table:table-cell table:formula="of:=POWER(2;4)*[.T25]" office:value-type="float" office:value="105924234.8025">
            <text:p>105924234.8</text:p>
          </table:table-cell>
          <table:table-cell table:formula="of:=POWER(2;4)*[.U25]" office:value-type="float" office:value="12885228.1599999">
            <text:p>12885228.16</text:p>
          </table:table-cell>
          <table:table-cell table:formula="of:=POWER(2;4)*[.V25]" office:value-type="float" office:value="3381920.99999989">
            <text:p>3381921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3])" office:value-type="string" office:string-value="iA">
            <text:p>iA</text:p>
          </table:table-cell>
          <table:table-cell table:style-name="ce2" table:formula="of:=CONCATENATE(&quot;i&quot;;[.I3])" office:value-type="string" office:string-value="iB">
            <text:p>iB</text:p>
          </table:table-cell>
          <table:table-cell table:style-name="ce2" table:formula="of:=CONCATENATE(&quot;i&quot;;[.J3])" office:value-type="string" office:string-value="iC">
            <text:p>iC</text:p>
          </table:table-cell>
          <table:table-cell table:style-name="ce2" table:formula="of:=CONCATENATE(&quot;i&quot;;[.K3])" office:value-type="string" office:string-value="iD">
            <text:p>iD</text:p>
          </table:table-cell>
          <table:table-cell table:style-name="ce2" table:formula="of:=CONCATENATE(&quot;i&quot;;[.L3])" office:value-type="string" office:string-value="iAB">
            <text:p>iAB</text:p>
          </table:table-cell>
          <table:table-cell table:style-name="ce2" table:formula="of:=CONCATENATE(&quot;i&quot;;[.M3])" office:value-type="string" office:string-value="iAC">
            <text:p>iAC</text:p>
          </table:table-cell>
          <table:table-cell table:style-name="ce2" table:formula="of:=CONCATENATE(&quot;i&quot;;[.N3])" office:value-type="string" office:string-value="iAD">
            <text:p>iAD</text:p>
          </table:table-cell>
          <table:table-cell table:style-name="ce2" table:formula="of:=CONCATENATE(&quot;i&quot;;[.O3])" office:value-type="string" office:string-value="iBC">
            <text:p>iBC</text:p>
          </table:table-cell>
          <table:table-cell table:style-name="ce2" table:formula="of:=CONCATENATE(&quot;i&quot;;[.P3])" office:value-type="string" office:string-value="iBD">
            <text:p>iBD</text:p>
          </table:table-cell>
          <table:table-cell table:style-name="ce2" table:formula="of:=CONCATENATE(&quot;i&quot;;[.Q3])" office:value-type="string" office:string-value="iCD">
            <text:p>iCD</text:p>
          </table:table-cell>
          <table:table-cell table:style-name="ce2" table:formula="of:=CONCATENATE(&quot;i&quot;;[.R3])" office:value-type="string" office:string-value="iABC">
            <text:p>iABC</text:p>
          </table:table-cell>
          <table:table-cell table:style-name="ce2" table:formula="of:=CONCATENATE(&quot;i&quot;;[.S3])" office:value-type="string" office:string-value="iABD">
            <text:p>iABD</text:p>
          </table:table-cell>
          <table:table-cell table:style-name="ce2" table:formula="of:=CONCATENATE(&quot;i&quot;;[.T3])" office:value-type="string" office:string-value="iACD">
            <text:p>iACD</text:p>
          </table:table-cell>
          <table:table-cell table:style-name="ce2" table:formula="of:=CONCATENATE(&quot;i&quot;;[.U3])" office:value-type="string" office:string-value="iBCD">
            <text:p>iBCD</text:p>
          </table:table-cell>
          <table:table-cell table:style-name="ce2" table:formula="of:=CONCATENATE(&quot;i&quot;;[.V3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28]/[.G28]" office:value-type="float" office:value="0.0599561242798831">
            <text:p>0.060</text:p>
          </table:table-cell>
          <table:table-cell table:style-name="ce5" table:formula="of:=[.I28]/[.G28]" office:value-type="float" office:value="0.772890753917708">
            <text:p>0.773</text:p>
          </table:table-cell>
          <table:table-cell table:style-name="ce5" table:formula="of:=[.J28]/[.G28]" office:value-type="float" office:value="0.000135729099799334">
            <text:p>0.000</text:p>
          </table:table-cell>
          <table:table-cell table:style-name="ce5" table:formula="of:=[.K28]/[.G28]" office:value-type="float" office:value="0.112723193600893">
            <text:p>0.113</text:p>
          </table:table-cell>
          <table:table-cell table:style-name="ce5" table:formula="of:=[.L28]/[.G28]" office:value-type="float" office:value="0.019428119649694">
            <text:p>0.019</text:p>
          </table:table-cell>
          <table:table-cell table:style-name="ce5" table:formula="of:=[.M28]/[.G28]" office:value-type="float" office:value="0.00107710795607766">
            <text:p>0.001</text:p>
          </table:table-cell>
          <table:table-cell table:style-name="ce5" table:formula="of:=[.N28]/[.G28]" office:value-type="float" office:value="0.00186527673354632">
            <text:p>0.002</text:p>
          </table:table-cell>
          <table:table-cell table:style-name="ce5" table:formula="of:=[.O28]/[.G28]" office:value-type="float" office:value="0.00000102053751375179">
            <text:p>0.000</text:p>
          </table:table-cell>
          <table:table-cell table:style-name="ce5" table:formula="of:=[.P28]/[.G28]" office:value-type="float" office:value="0.0274092515002163">
            <text:p>0.027</text:p>
          </table:table-cell>
          <table:table-cell table:style-name="ce5" table:formula="of:=[.Q28]/[.G28]" office:value-type="float" office:value="0.0000866877009706805">
            <text:p>0.000</text:p>
          </table:table-cell>
          <table:table-cell table:style-name="ce5" table:formula="of:=[.R28]/[.G28]" office:value-type="float" office:value="0.00246706863933678">
            <text:p>0.002</text:p>
          </table:table-cell>
          <table:table-cell table:style-name="ce5" table:formula="of:=[.S28]/[.G28]" office:value-type="float" office:value="0.000591486089648633">
            <text:p>0.001</text:p>
          </table:table-cell>
          <table:table-cell table:style-name="ce5" table:formula="of:=[.T28]/[.G28]" office:value-type="float" office:value="0.00118603657712711">
            <text:p>0.001</text:p>
          </table:table-cell>
          <table:table-cell table:style-name="ce5" table:formula="of:=[.U28]/[.G28]" office:value-type="float" office:value="0.000144276254918271">
            <text:p>0.000</text:p>
          </table:table-cell>
          <table:table-cell table:style-name="ce5" table:formula="of:=[.V28]/[.G28]" office:value-type="float" office:value="0.0000378674626673774">
            <text:p>0.000</text:p>
          </table:table-cell>
          <table:table-cell table:formula="of:=SUM([.H31:.V31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EAD</text:p>
          </table:table-cell>
          <table:covered-table-cell table:number-columns-repeated="15"/>
          <table:table-cell/>
        </table:table-row>
        <table:table-row table:style-name="ro1">
          <table:table-cell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H69]" office:value-type="float" office:value="1388693.6">
            <text:p>1388693.6</text:p>
          </table:table-cell>
          <table:table-cell table:formula="of:=[.G36]*[.B36]" office:value-type="float" office:value="1388693.6">
            <text:p>1388693.6</text:p>
          </table:table-cell>
          <table:table-cell table:formula="of:=[.G36]*[.C36]" office:value-type="float" office:value="1388693.6">
            <text:p>1388693.6</text:p>
          </table:table-cell>
          <table:table-cell table:formula="of:=[.G36]*[.D36]" office:value-type="float" office:value="1388693.6">
            <text:p>1388693.6</text:p>
          </table:table-cell>
          <table:table-cell table:formula="of:=[.G36]*[.E36]" office:value-type="float" office:value="1388693.6">
            <text:p>1388693.6</text:p>
          </table:table-cell>
          <table:table-cell table:formula="of:=[.G36]*[.B36]*[.C36]" office:value-type="float" office:value="1388693.6">
            <text:p>1388693.6</text:p>
          </table:table-cell>
          <table:table-cell table:formula="of:=[.G36]*[.B36]*[.D36]" office:value-type="float" office:value="1388693.6">
            <text:p>1388693.6</text:p>
          </table:table-cell>
          <table:table-cell table:formula="of:=[.G36]*[.B36]*[.E36]" office:value-type="float" office:value="1388693.6">
            <text:p>1388693.6</text:p>
          </table:table-cell>
          <table:table-cell table:formula="of:=[.G36]*[.C36]*[.D36]" office:value-type="float" office:value="1388693.6">
            <text:p>1388693.6</text:p>
          </table:table-cell>
          <table:table-cell table:formula="of:=[.G36]*[.C36]*[.E36]" office:value-type="float" office:value="1388693.6">
            <text:p>1388693.6</text:p>
          </table:table-cell>
          <table:table-cell table:formula="of:=[.G36]*[.D36]*[.E36]" office:value-type="float" office:value="1388693.6">
            <text:p>1388693.6</text:p>
          </table:table-cell>
          <table:table-cell table:formula="of:=[.G36]*[.B36]*[.C36]*[.D36]" office:value-type="float" office:value="1388693.6">
            <text:p>1388693.6</text:p>
          </table:table-cell>
          <table:table-cell table:formula="of:=[.G36]*[.B36]*[.C36]*[.E36]" office:value-type="float" office:value="1388693.6">
            <text:p>1388693.6</text:p>
          </table:table-cell>
          <table:table-cell table:formula="of:=[.G36]*[.B36]*[.D36]*[.E36]" office:value-type="float" office:value="1388693.6">
            <text:p>1388693.6</text:p>
          </table:table-cell>
          <table:table-cell table:formula="of:=[.G36]*[.C36]*[.D36]*[.E36]" office:value-type="float" office:value="1388693.6">
            <text:p>1388693.6</text:p>
          </table:table-cell>
          <table:table-cell table:formula="of:=[.G36]*[.B36]*[.C36]*[.D36]*[.E36]" office:value-type="float" office:value="1388693.6">
            <text:p>1388693.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H70]" office:value-type="float" office:value="1344369.7">
            <text:p>1344369.7</text:p>
          </table:table-cell>
          <table:table-cell table:formula="of:=[.G37]*[.B37]" office:value-type="float" office:value="1344369.7">
            <text:p>1344369.7</text:p>
          </table:table-cell>
          <table:table-cell table:formula="of:=[.G37]*[.C37]" office:value-type="float" office:value="1344369.7">
            <text:p>1344369.7</text:p>
          </table:table-cell>
          <table:table-cell table:formula="of:=[.G37]*[.D37]" office:value-type="float" office:value="1344369.7">
            <text:p>1344369.7</text:p>
          </table:table-cell>
          <table:table-cell table:formula="of:=[.G37]*[.E37]" office:value-type="float" office:value="-1344369.7">
            <text:p>-1344369.7</text:p>
          </table:table-cell>
          <table:table-cell table:formula="of:=[.G37]*[.B37]*[.C37]" office:value-type="float" office:value="1344369.7">
            <text:p>1344369.7</text:p>
          </table:table-cell>
          <table:table-cell table:formula="of:=[.G37]*[.B37]*[.D37]" office:value-type="float" office:value="1344369.7">
            <text:p>1344369.7</text:p>
          </table:table-cell>
          <table:table-cell table:formula="of:=[.G37]*[.B37]*[.E37]" office:value-type="float" office:value="-1344369.7">
            <text:p>-1344369.7</text:p>
          </table:table-cell>
          <table:table-cell table:formula="of:=[.G37]*[.C37]*[.D37]" office:value-type="float" office:value="1344369.7">
            <text:p>1344369.7</text:p>
          </table:table-cell>
          <table:table-cell table:formula="of:=[.G37]*[.C37]*[.E37]" office:value-type="float" office:value="-1344369.7">
            <text:p>-1344369.7</text:p>
          </table:table-cell>
          <table:table-cell table:formula="of:=[.G37]*[.D37]*[.E37]" office:value-type="float" office:value="-1344369.7">
            <text:p>-1344369.7</text:p>
          </table:table-cell>
          <table:table-cell table:formula="of:=[.G37]*[.B37]*[.C37]*[.D37]" office:value-type="float" office:value="1344369.7">
            <text:p>1344369.7</text:p>
          </table:table-cell>
          <table:table-cell table:formula="of:=[.G37]*[.B37]*[.C37]*[.E37]" office:value-type="float" office:value="-1344369.7">
            <text:p>-1344369.7</text:p>
          </table:table-cell>
          <table:table-cell table:formula="of:=[.G37]*[.B37]*[.D37]*[.E37]" office:value-type="float" office:value="-1344369.7">
            <text:p>-1344369.7</text:p>
          </table:table-cell>
          <table:table-cell table:formula="of:=[.G37]*[.C37]*[.D37]*[.E37]" office:value-type="float" office:value="-1344369.7">
            <text:p>-1344369.7</text:p>
          </table:table-cell>
          <table:table-cell table:formula="of:=[.G37]*[.B37]*[.C37]*[.D37]*[.E37]" office:value-type="float" office:value="-1344369.7">
            <text:p>-1344369.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H71]" office:value-type="float" office:value="1395796.3">
            <text:p>1395796.3</text:p>
          </table:table-cell>
          <table:table-cell table:formula="of:=[.G38]*[.B38]" office:value-type="float" office:value="1395796.3">
            <text:p>1395796.3</text:p>
          </table:table-cell>
          <table:table-cell table:formula="of:=[.G38]*[.C38]" office:value-type="float" office:value="1395796.3">
            <text:p>1395796.3</text:p>
          </table:table-cell>
          <table:table-cell table:formula="of:=[.G38]*[.D38]" office:value-type="float" office:value="-1395796.3">
            <text:p>-1395796.3</text:p>
          </table:table-cell>
          <table:table-cell table:formula="of:=[.G38]*[.E38]" office:value-type="float" office:value="1395796.3">
            <text:p>1395796.3</text:p>
          </table:table-cell>
          <table:table-cell table:formula="of:=[.G38]*[.B38]*[.C38]" office:value-type="float" office:value="1395796.3">
            <text:p>1395796.3</text:p>
          </table:table-cell>
          <table:table-cell table:formula="of:=[.G38]*[.B38]*[.D38]" office:value-type="float" office:value="-1395796.3">
            <text:p>-1395796.3</text:p>
          </table:table-cell>
          <table:table-cell table:formula="of:=[.G38]*[.B38]*[.E38]" office:value-type="float" office:value="1395796.3">
            <text:p>1395796.3</text:p>
          </table:table-cell>
          <table:table-cell table:formula="of:=[.G38]*[.C38]*[.D38]" office:value-type="float" office:value="-1395796.3">
            <text:p>-1395796.3</text:p>
          </table:table-cell>
          <table:table-cell table:formula="of:=[.G38]*[.C38]*[.E38]" office:value-type="float" office:value="1395796.3">
            <text:p>1395796.3</text:p>
          </table:table-cell>
          <table:table-cell table:formula="of:=[.G38]*[.D38]*[.E38]" office:value-type="float" office:value="-1395796.3">
            <text:p>-1395796.3</text:p>
          </table:table-cell>
          <table:table-cell table:formula="of:=[.G38]*[.B38]*[.C38]*[.D38]" office:value-type="float" office:value="-1395796.3">
            <text:p>-1395796.3</text:p>
          </table:table-cell>
          <table:table-cell table:formula="of:=[.G38]*[.B38]*[.C38]*[.E38]" office:value-type="float" office:value="1395796.3">
            <text:p>1395796.3</text:p>
          </table:table-cell>
          <table:table-cell table:formula="of:=[.G38]*[.B38]*[.D38]*[.E38]" office:value-type="float" office:value="-1395796.3">
            <text:p>-1395796.3</text:p>
          </table:table-cell>
          <table:table-cell table:formula="of:=[.G38]*[.C38]*[.D38]*[.E38]" office:value-type="float" office:value="-1395796.3">
            <text:p>-1395796.3</text:p>
          </table:table-cell>
          <table:table-cell table:formula="of:=[.G38]*[.B38]*[.C38]*[.D38]*[.E38]" office:value-type="float" office:value="-1395796.3">
            <text:p>-1395796.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H72]" office:value-type="float" office:value="1331447.9">
            <text:p>1331447.9</text:p>
          </table:table-cell>
          <table:table-cell table:formula="of:=[.G39]*[.B39]" office:value-type="float" office:value="1331447.9">
            <text:p>1331447.9</text:p>
          </table:table-cell>
          <table:table-cell table:formula="of:=[.G39]*[.C39]" office:value-type="float" office:value="1331447.9">
            <text:p>1331447.9</text:p>
          </table:table-cell>
          <table:table-cell table:formula="of:=[.G39]*[.D39]" office:value-type="float" office:value="-1331447.9">
            <text:p>-1331447.9</text:p>
          </table:table-cell>
          <table:table-cell table:formula="of:=[.G39]*[.E39]" office:value-type="float" office:value="-1331447.9">
            <text:p>-1331447.9</text:p>
          </table:table-cell>
          <table:table-cell table:formula="of:=[.G39]*[.B39]*[.C39]" office:value-type="float" office:value="1331447.9">
            <text:p>1331447.9</text:p>
          </table:table-cell>
          <table:table-cell table:formula="of:=[.G39]*[.B39]*[.D39]" office:value-type="float" office:value="-1331447.9">
            <text:p>-1331447.9</text:p>
          </table:table-cell>
          <table:table-cell table:formula="of:=[.G39]*[.B39]*[.E39]" office:value-type="float" office:value="-1331447.9">
            <text:p>-1331447.9</text:p>
          </table:table-cell>
          <table:table-cell table:formula="of:=[.G39]*[.C39]*[.D39]" office:value-type="float" office:value="-1331447.9">
            <text:p>-1331447.9</text:p>
          </table:table-cell>
          <table:table-cell table:formula="of:=[.G39]*[.C39]*[.E39]" office:value-type="float" office:value="-1331447.9">
            <text:p>-1331447.9</text:p>
          </table:table-cell>
          <table:table-cell table:formula="of:=[.G39]*[.D39]*[.E39]" office:value-type="float" office:value="1331447.9">
            <text:p>1331447.9</text:p>
          </table:table-cell>
          <table:table-cell table:formula="of:=[.G39]*[.B39]*[.C39]*[.D39]" office:value-type="float" office:value="-1331447.9">
            <text:p>-1331447.9</text:p>
          </table:table-cell>
          <table:table-cell table:formula="of:=[.G39]*[.B39]*[.C39]*[.E39]" office:value-type="float" office:value="-1331447.9">
            <text:p>-1331447.9</text:p>
          </table:table-cell>
          <table:table-cell table:formula="of:=[.G39]*[.B39]*[.D39]*[.E39]" office:value-type="float" office:value="1331447.9">
            <text:p>1331447.9</text:p>
          </table:table-cell>
          <table:table-cell table:formula="of:=[.G39]*[.C39]*[.D39]*[.E39]" office:value-type="float" office:value="1331447.9">
            <text:p>1331447.9</text:p>
          </table:table-cell>
          <table:table-cell table:formula="of:=[.G39]*[.B39]*[.C39]*[.D39]*[.E39]" office:value-type="float" office:value="1331447.9">
            <text:p>1331447.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H73]" office:value-type="float" office:value="1451602.2">
            <text:p>1451602.2</text:p>
          </table:table-cell>
          <table:table-cell table:formula="of:=[.G40]*[.B40]" office:value-type="float" office:value="1451602.2">
            <text:p>1451602.2</text:p>
          </table:table-cell>
          <table:table-cell table:formula="of:=[.G40]*[.C40]" office:value-type="float" office:value="-1451602.2">
            <text:p>-1451602.2</text:p>
          </table:table-cell>
          <table:table-cell table:formula="of:=[.G40]*[.D40]" office:value-type="float" office:value="1451602.2">
            <text:p>1451602.2</text:p>
          </table:table-cell>
          <table:table-cell table:formula="of:=[.G40]*[.E40]" office:value-type="float" office:value="1451602.2">
            <text:p>1451602.2</text:p>
          </table:table-cell>
          <table:table-cell table:formula="of:=[.G40]*[.B40]*[.C40]" office:value-type="float" office:value="-1451602.2">
            <text:p>-1451602.2</text:p>
          </table:table-cell>
          <table:table-cell table:formula="of:=[.G40]*[.B40]*[.D40]" office:value-type="float" office:value="1451602.2">
            <text:p>1451602.2</text:p>
          </table:table-cell>
          <table:table-cell table:formula="of:=[.G40]*[.B40]*[.E40]" office:value-type="float" office:value="1451602.2">
            <text:p>1451602.2</text:p>
          </table:table-cell>
          <table:table-cell table:formula="of:=[.G40]*[.C40]*[.D40]" office:value-type="float" office:value="-1451602.2">
            <text:p>-1451602.2</text:p>
          </table:table-cell>
          <table:table-cell table:formula="of:=[.G40]*[.C40]*[.E40]" office:value-type="float" office:value="-1451602.2">
            <text:p>-1451602.2</text:p>
          </table:table-cell>
          <table:table-cell table:formula="of:=[.G40]*[.D40]*[.E40]" office:value-type="float" office:value="1451602.2">
            <text:p>1451602.2</text:p>
          </table:table-cell>
          <table:table-cell table:formula="of:=[.G40]*[.B40]*[.C40]*[.D40]" office:value-type="float" office:value="-1451602.2">
            <text:p>-1451602.2</text:p>
          </table:table-cell>
          <table:table-cell table:formula="of:=[.G40]*[.B40]*[.C40]*[.E40]" office:value-type="float" office:value="-1451602.2">
            <text:p>-1451602.2</text:p>
          </table:table-cell>
          <table:table-cell table:formula="of:=[.G40]*[.B40]*[.D40]*[.E40]" office:value-type="float" office:value="1451602.2">
            <text:p>1451602.2</text:p>
          </table:table-cell>
          <table:table-cell table:formula="of:=[.G40]*[.C40]*[.D40]*[.E40]" office:value-type="float" office:value="-1451602.2">
            <text:p>-1451602.2</text:p>
          </table:table-cell>
          <table:table-cell table:formula="of:=[.G40]*[.B40]*[.C40]*[.D40]*[.E40]" office:value-type="float" office:value="-1451602.2">
            <text:p>-1451602.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H74]" office:value-type="float" office:value="1292461.9">
            <text:p>1292461.9</text:p>
          </table:table-cell>
          <table:table-cell table:formula="of:=[.G41]*[.B41]" office:value-type="float" office:value="1292461.9">
            <text:p>1292461.9</text:p>
          </table:table-cell>
          <table:table-cell table:formula="of:=[.G41]*[.C41]" office:value-type="float" office:value="-1292461.9">
            <text:p>-1292461.9</text:p>
          </table:table-cell>
          <table:table-cell table:formula="of:=[.G41]*[.D41]" office:value-type="float" office:value="1292461.9">
            <text:p>1292461.9</text:p>
          </table:table-cell>
          <table:table-cell table:formula="of:=[.G41]*[.E41]" office:value-type="float" office:value="-1292461.9">
            <text:p>-1292461.9</text:p>
          </table:table-cell>
          <table:table-cell table:formula="of:=[.G41]*[.B41]*[.C41]" office:value-type="float" office:value="-1292461.9">
            <text:p>-1292461.9</text:p>
          </table:table-cell>
          <table:table-cell table:formula="of:=[.G41]*[.B41]*[.D41]" office:value-type="float" office:value="1292461.9">
            <text:p>1292461.9</text:p>
          </table:table-cell>
          <table:table-cell table:formula="of:=[.G41]*[.B41]*[.E41]" office:value-type="float" office:value="-1292461.9">
            <text:p>-1292461.9</text:p>
          </table:table-cell>
          <table:table-cell table:formula="of:=[.G41]*[.C41]*[.D41]" office:value-type="float" office:value="-1292461.9">
            <text:p>-1292461.9</text:p>
          </table:table-cell>
          <table:table-cell table:formula="of:=[.G41]*[.C41]*[.E41]" office:value-type="float" office:value="1292461.9">
            <text:p>1292461.9</text:p>
          </table:table-cell>
          <table:table-cell table:formula="of:=[.G41]*[.D41]*[.E41]" office:value-type="float" office:value="-1292461.9">
            <text:p>-1292461.9</text:p>
          </table:table-cell>
          <table:table-cell table:formula="of:=[.G41]*[.B41]*[.C41]*[.D41]" office:value-type="float" office:value="-1292461.9">
            <text:p>-1292461.9</text:p>
          </table:table-cell>
          <table:table-cell table:formula="of:=[.G41]*[.B41]*[.C41]*[.E41]" office:value-type="float" office:value="1292461.9">
            <text:p>1292461.9</text:p>
          </table:table-cell>
          <table:table-cell table:formula="of:=[.G41]*[.B41]*[.D41]*[.E41]" office:value-type="float" office:value="-1292461.9">
            <text:p>-1292461.9</text:p>
          </table:table-cell>
          <table:table-cell table:formula="of:=[.G41]*[.C41]*[.D41]*[.E41]" office:value-type="float" office:value="1292461.9">
            <text:p>1292461.9</text:p>
          </table:table-cell>
          <table:table-cell table:formula="of:=[.G41]*[.B41]*[.C41]*[.D41]*[.E41]" office:value-type="float" office:value="1292461.9">
            <text:p>1292461.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H75]" office:value-type="float" office:value="1562680.6">
            <text:p>1562680.6</text:p>
          </table:table-cell>
          <table:table-cell table:formula="of:=[.G42]*[.B42]" office:value-type="float" office:value="1562680.6">
            <text:p>1562680.6</text:p>
          </table:table-cell>
          <table:table-cell table:formula="of:=[.G42]*[.C42]" office:value-type="float" office:value="-1562680.6">
            <text:p>-1562680.6</text:p>
          </table:table-cell>
          <table:table-cell table:formula="of:=[.G42]*[.D42]" office:value-type="float" office:value="-1562680.6">
            <text:p>-1562680.6</text:p>
          </table:table-cell>
          <table:table-cell table:formula="of:=[.G42]*[.E42]" office:value-type="float" office:value="1562680.6">
            <text:p>1562680.6</text:p>
          </table:table-cell>
          <table:table-cell table:formula="of:=[.G42]*[.B42]*[.C42]" office:value-type="float" office:value="-1562680.6">
            <text:p>-1562680.6</text:p>
          </table:table-cell>
          <table:table-cell table:formula="of:=[.G42]*[.B42]*[.D42]" office:value-type="float" office:value="-1562680.6">
            <text:p>-1562680.6</text:p>
          </table:table-cell>
          <table:table-cell table:formula="of:=[.G42]*[.B42]*[.E42]" office:value-type="float" office:value="1562680.6">
            <text:p>1562680.6</text:p>
          </table:table-cell>
          <table:table-cell table:formula="of:=[.G42]*[.C42]*[.D42]" office:value-type="float" office:value="1562680.6">
            <text:p>1562680.6</text:p>
          </table:table-cell>
          <table:table-cell table:formula="of:=[.G42]*[.C42]*[.E42]" office:value-type="float" office:value="-1562680.6">
            <text:p>-1562680.6</text:p>
          </table:table-cell>
          <table:table-cell table:formula="of:=[.G42]*[.D42]*[.E42]" office:value-type="float" office:value="-1562680.6">
            <text:p>-1562680.6</text:p>
          </table:table-cell>
          <table:table-cell table:formula="of:=[.G42]*[.B42]*[.C42]*[.D42]" office:value-type="float" office:value="1562680.6">
            <text:p>1562680.6</text:p>
          </table:table-cell>
          <table:table-cell table:formula="of:=[.G42]*[.B42]*[.C42]*[.E42]" office:value-type="float" office:value="-1562680.6">
            <text:p>-1562680.6</text:p>
          </table:table-cell>
          <table:table-cell table:formula="of:=[.G42]*[.B42]*[.D42]*[.E42]" office:value-type="float" office:value="-1562680.6">
            <text:p>-1562680.6</text:p>
          </table:table-cell>
          <table:table-cell table:formula="of:=[.G42]*[.C42]*[.D42]*[.E42]" office:value-type="float" office:value="1562680.6">
            <text:p>1562680.6</text:p>
          </table:table-cell>
          <table:table-cell table:formula="of:=[.G42]*[.B42]*[.C42]*[.D42]*[.E42]" office:value-type="float" office:value="1562680.6">
            <text:p>1562680.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H76]" office:value-type="float" office:value="1355430.5">
            <text:p>1355430.5</text:p>
          </table:table-cell>
          <table:table-cell table:formula="of:=[.G43]*[.B43]" office:value-type="float" office:value="1355430.5">
            <text:p>1355430.5</text:p>
          </table:table-cell>
          <table:table-cell table:formula="of:=[.G43]*[.C43]" office:value-type="float" office:value="-1355430.5">
            <text:p>-1355430.5</text:p>
          </table:table-cell>
          <table:table-cell table:formula="of:=[.G43]*[.D43]" office:value-type="float" office:value="-1355430.5">
            <text:p>-1355430.5</text:p>
          </table:table-cell>
          <table:table-cell table:formula="of:=[.G43]*[.E43]" office:value-type="float" office:value="-1355430.5">
            <text:p>-1355430.5</text:p>
          </table:table-cell>
          <table:table-cell table:formula="of:=[.G43]*[.B43]*[.C43]" office:value-type="float" office:value="-1355430.5">
            <text:p>-1355430.5</text:p>
          </table:table-cell>
          <table:table-cell table:formula="of:=[.G43]*[.B43]*[.D43]" office:value-type="float" office:value="-1355430.5">
            <text:p>-1355430.5</text:p>
          </table:table-cell>
          <table:table-cell table:formula="of:=[.G43]*[.B43]*[.E43]" office:value-type="float" office:value="-1355430.5">
            <text:p>-1355430.5</text:p>
          </table:table-cell>
          <table:table-cell table:formula="of:=[.G43]*[.C43]*[.D43]" office:value-type="float" office:value="1355430.5">
            <text:p>1355430.5</text:p>
          </table:table-cell>
          <table:table-cell table:formula="of:=[.G43]*[.C43]*[.E43]" office:value-type="float" office:value="1355430.5">
            <text:p>1355430.5</text:p>
          </table:table-cell>
          <table:table-cell table:formula="of:=[.G43]*[.D43]*[.E43]" office:value-type="float" office:value="1355430.5">
            <text:p>1355430.5</text:p>
          </table:table-cell>
          <table:table-cell table:formula="of:=[.G43]*[.B43]*[.C43]*[.D43]" office:value-type="float" office:value="1355430.5">
            <text:p>1355430.5</text:p>
          </table:table-cell>
          <table:table-cell table:formula="of:=[.G43]*[.B43]*[.C43]*[.E43]" office:value-type="float" office:value="1355430.5">
            <text:p>1355430.5</text:p>
          </table:table-cell>
          <table:table-cell table:formula="of:=[.G43]*[.B43]*[.D43]*[.E43]" office:value-type="float" office:value="1355430.5">
            <text:p>1355430.5</text:p>
          </table:table-cell>
          <table:table-cell table:formula="of:=[.G43]*[.C43]*[.D43]*[.E43]" office:value-type="float" office:value="-1355430.5">
            <text:p>-1355430.5</text:p>
          </table:table-cell>
          <table:table-cell table:formula="of:=[.G43]*[.B43]*[.C43]*[.D43]*[.E43]" office:value-type="float" office:value="-1355430.5">
            <text:p>-1355430.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H69]" office:value-type="float" office:value="1480106.5">
            <text:p>1480106.5</text:p>
          </table:table-cell>
          <table:table-cell table:formula="of:=[.G44]*[.B44]" office:value-type="float" office:value="-1480106.5">
            <text:p>-1480106.5</text:p>
          </table:table-cell>
          <table:table-cell table:formula="of:=[.G44]*[.C44]" office:value-type="float" office:value="1480106.5">
            <text:p>1480106.5</text:p>
          </table:table-cell>
          <table:table-cell table:formula="of:=[.G44]*[.D44]" office:value-type="float" office:value="1480106.5">
            <text:p>1480106.5</text:p>
          </table:table-cell>
          <table:table-cell table:formula="of:=[.G44]*[.E44]" office:value-type="float" office:value="1480106.5">
            <text:p>1480106.5</text:p>
          </table:table-cell>
          <table:table-cell table:formula="of:=[.G44]*[.B44]*[.C44]" office:value-type="float" office:value="-1480106.5">
            <text:p>-1480106.5</text:p>
          </table:table-cell>
          <table:table-cell table:formula="of:=[.G44]*[.B44]*[.D44]" office:value-type="float" office:value="-1480106.5">
            <text:p>-1480106.5</text:p>
          </table:table-cell>
          <table:table-cell table:formula="of:=[.G44]*[.B44]*[.E44]" office:value-type="float" office:value="-1480106.5">
            <text:p>-1480106.5</text:p>
          </table:table-cell>
          <table:table-cell table:formula="of:=[.G44]*[.C44]*[.D44]" office:value-type="float" office:value="1480106.5">
            <text:p>1480106.5</text:p>
          </table:table-cell>
          <table:table-cell table:formula="of:=[.G44]*[.C44]*[.E44]" office:value-type="float" office:value="1480106.5">
            <text:p>1480106.5</text:p>
          </table:table-cell>
          <table:table-cell table:formula="of:=[.G44]*[.D44]*[.E44]" office:value-type="float" office:value="1480106.5">
            <text:p>1480106.5</text:p>
          </table:table-cell>
          <table:table-cell table:formula="of:=[.G44]*[.B44]*[.C44]*[.D44]" office:value-type="float" office:value="-1480106.5">
            <text:p>-1480106.5</text:p>
          </table:table-cell>
          <table:table-cell table:formula="of:=[.G44]*[.B44]*[.C44]*[.E44]" office:value-type="float" office:value="-1480106.5">
            <text:p>-1480106.5</text:p>
          </table:table-cell>
          <table:table-cell table:formula="of:=[.G44]*[.B44]*[.D44]*[.E44]" office:value-type="float" office:value="-1480106.5">
            <text:p>-1480106.5</text:p>
          </table:table-cell>
          <table:table-cell table:formula="of:=[.G44]*[.C44]*[.D44]*[.E44]" office:value-type="float" office:value="1480106.5">
            <text:p>1480106.5</text:p>
          </table:table-cell>
          <table:table-cell table:formula="of:=[.G44]*[.B44]*[.C44]*[.D44]*[.E44]" office:value-type="float" office:value="-1480106.5">
            <text:p>-1480106.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H70]" office:value-type="float" office:value="1349760.7">
            <text:p>1349760.7</text:p>
          </table:table-cell>
          <table:table-cell table:formula="of:=[.G45]*[.B45]" office:value-type="float" office:value="-1349760.7">
            <text:p>-1349760.7</text:p>
          </table:table-cell>
          <table:table-cell table:formula="of:=[.G45]*[.C45]" office:value-type="float" office:value="1349760.7">
            <text:p>1349760.7</text:p>
          </table:table-cell>
          <table:table-cell table:formula="of:=[.G45]*[.D45]" office:value-type="float" office:value="1349760.7">
            <text:p>1349760.7</text:p>
          </table:table-cell>
          <table:table-cell table:formula="of:=[.G45]*[.E45]" office:value-type="float" office:value="-1349760.7">
            <text:p>-1349760.7</text:p>
          </table:table-cell>
          <table:table-cell table:formula="of:=[.G45]*[.B45]*[.C45]" office:value-type="float" office:value="-1349760.7">
            <text:p>-1349760.7</text:p>
          </table:table-cell>
          <table:table-cell table:formula="of:=[.G45]*[.B45]*[.D45]" office:value-type="float" office:value="-1349760.7">
            <text:p>-1349760.7</text:p>
          </table:table-cell>
          <table:table-cell table:formula="of:=[.G45]*[.B45]*[.E45]" office:value-type="float" office:value="1349760.7">
            <text:p>1349760.7</text:p>
          </table:table-cell>
          <table:table-cell table:formula="of:=[.G45]*[.C45]*[.D45]" office:value-type="float" office:value="1349760.7">
            <text:p>1349760.7</text:p>
          </table:table-cell>
          <table:table-cell table:formula="of:=[.G45]*[.C45]*[.E45]" office:value-type="float" office:value="-1349760.7">
            <text:p>-1349760.7</text:p>
          </table:table-cell>
          <table:table-cell table:formula="of:=[.G45]*[.D45]*[.E45]" office:value-type="float" office:value="-1349760.7">
            <text:p>-1349760.7</text:p>
          </table:table-cell>
          <table:table-cell table:formula="of:=[.G45]*[.B45]*[.C45]*[.D45]" office:value-type="float" office:value="-1349760.7">
            <text:p>-1349760.7</text:p>
          </table:table-cell>
          <table:table-cell table:formula="of:=[.G45]*[.B45]*[.C45]*[.E45]" office:value-type="float" office:value="1349760.7">
            <text:p>1349760.7</text:p>
          </table:table-cell>
          <table:table-cell table:formula="of:=[.G45]*[.B45]*[.D45]*[.E45]" office:value-type="float" office:value="1349760.7">
            <text:p>1349760.7</text:p>
          </table:table-cell>
          <table:table-cell table:formula="of:=[.G45]*[.C45]*[.D45]*[.E45]" office:value-type="float" office:value="-1349760.7">
            <text:p>-1349760.7</text:p>
          </table:table-cell>
          <table:table-cell table:formula="of:=[.G45]*[.B45]*[.C45]*[.D45]*[.E45]" office:value-type="float" office:value="1349760.7">
            <text:p>1349760.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H71]" office:value-type="float" office:value="1401798.3">
            <text:p>1401798.3</text:p>
          </table:table-cell>
          <table:table-cell table:formula="of:=[.G46]*[.B46]" office:value-type="float" office:value="-1401798.3">
            <text:p>-1401798.3</text:p>
          </table:table-cell>
          <table:table-cell table:formula="of:=[.G46]*[.C46]" office:value-type="float" office:value="1401798.3">
            <text:p>1401798.3</text:p>
          </table:table-cell>
          <table:table-cell table:formula="of:=[.G46]*[.D46]" office:value-type="float" office:value="-1401798.3">
            <text:p>-1401798.3</text:p>
          </table:table-cell>
          <table:table-cell table:formula="of:=[.G46]*[.E46]" office:value-type="float" office:value="1401798.3">
            <text:p>1401798.3</text:p>
          </table:table-cell>
          <table:table-cell table:formula="of:=[.G46]*[.B46]*[.C46]" office:value-type="float" office:value="-1401798.3">
            <text:p>-1401798.3</text:p>
          </table:table-cell>
          <table:table-cell table:formula="of:=[.G46]*[.B46]*[.D46]" office:value-type="float" office:value="1401798.3">
            <text:p>1401798.3</text:p>
          </table:table-cell>
          <table:table-cell table:formula="of:=[.G46]*[.B46]*[.E46]" office:value-type="float" office:value="-1401798.3">
            <text:p>-1401798.3</text:p>
          </table:table-cell>
          <table:table-cell table:formula="of:=[.G46]*[.C46]*[.D46]" office:value-type="float" office:value="-1401798.3">
            <text:p>-1401798.3</text:p>
          </table:table-cell>
          <table:table-cell table:formula="of:=[.G46]*[.C46]*[.E46]" office:value-type="float" office:value="1401798.3">
            <text:p>1401798.3</text:p>
          </table:table-cell>
          <table:table-cell table:formula="of:=[.G46]*[.D46]*[.E46]" office:value-type="float" office:value="-1401798.3">
            <text:p>-1401798.3</text:p>
          </table:table-cell>
          <table:table-cell table:formula="of:=[.G46]*[.B46]*[.C46]*[.D46]" office:value-type="float" office:value="1401798.3">
            <text:p>1401798.3</text:p>
          </table:table-cell>
          <table:table-cell table:formula="of:=[.G46]*[.B46]*[.C46]*[.E46]" office:value-type="float" office:value="-1401798.3">
            <text:p>-1401798.3</text:p>
          </table:table-cell>
          <table:table-cell table:formula="of:=[.G46]*[.B46]*[.D46]*[.E46]" office:value-type="float" office:value="1401798.3">
            <text:p>1401798.3</text:p>
          </table:table-cell>
          <table:table-cell table:formula="of:=[.G46]*[.C46]*[.D46]*[.E46]" office:value-type="float" office:value="-1401798.3">
            <text:p>-1401798.3</text:p>
          </table:table-cell>
          <table:table-cell table:formula="of:=[.G46]*[.B46]*[.C46]*[.D46]*[.E46]" office:value-type="float" office:value="1401798.3">
            <text:p>1401798.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H72]" office:value-type="float" office:value="1316163.3">
            <text:p>1316163.3</text:p>
          </table:table-cell>
          <table:table-cell table:formula="of:=[.G47]*[.B47]" office:value-type="float" office:value="-1316163.3">
            <text:p>-1316163.3</text:p>
          </table:table-cell>
          <table:table-cell table:formula="of:=[.G47]*[.C47]" office:value-type="float" office:value="1316163.3">
            <text:p>1316163.3</text:p>
          </table:table-cell>
          <table:table-cell table:formula="of:=[.G47]*[.D47]" office:value-type="float" office:value="-1316163.3">
            <text:p>-1316163.3</text:p>
          </table:table-cell>
          <table:table-cell table:formula="of:=[.G47]*[.E47]" office:value-type="float" office:value="-1316163.3">
            <text:p>-1316163.3</text:p>
          </table:table-cell>
          <table:table-cell table:formula="of:=[.G47]*[.B47]*[.C47]" office:value-type="float" office:value="-1316163.3">
            <text:p>-1316163.3</text:p>
          </table:table-cell>
          <table:table-cell table:formula="of:=[.G47]*[.B47]*[.D47]" office:value-type="float" office:value="1316163.3">
            <text:p>1316163.3</text:p>
          </table:table-cell>
          <table:table-cell table:formula="of:=[.G47]*[.B47]*[.E47]" office:value-type="float" office:value="1316163.3">
            <text:p>1316163.3</text:p>
          </table:table-cell>
          <table:table-cell table:formula="of:=[.G47]*[.C47]*[.D47]" office:value-type="float" office:value="-1316163.3">
            <text:p>-1316163.3</text:p>
          </table:table-cell>
          <table:table-cell table:formula="of:=[.G47]*[.C47]*[.E47]" office:value-type="float" office:value="-1316163.3">
            <text:p>-1316163.3</text:p>
          </table:table-cell>
          <table:table-cell table:formula="of:=[.G47]*[.D47]*[.E47]" office:value-type="float" office:value="1316163.3">
            <text:p>1316163.3</text:p>
          </table:table-cell>
          <table:table-cell table:formula="of:=[.G47]*[.B47]*[.C47]*[.D47]" office:value-type="float" office:value="1316163.3">
            <text:p>1316163.3</text:p>
          </table:table-cell>
          <table:table-cell table:formula="of:=[.G47]*[.B47]*[.C47]*[.E47]" office:value-type="float" office:value="1316163.3">
            <text:p>1316163.3</text:p>
          </table:table-cell>
          <table:table-cell table:formula="of:=[.G47]*[.B47]*[.D47]*[.E47]" office:value-type="float" office:value="-1316163.3">
            <text:p>-1316163.3</text:p>
          </table:table-cell>
          <table:table-cell table:formula="of:=[.G47]*[.C47]*[.D47]*[.E47]" office:value-type="float" office:value="1316163.3">
            <text:p>1316163.3</text:p>
          </table:table-cell>
          <table:table-cell table:formula="of:=[.G47]*[.B47]*[.C47]*[.D47]*[.E47]" office:value-type="float" office:value="-1316163.3">
            <text:p>-1316163.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H73]" office:value-type="float" office:value="1465603.8">
            <text:p>1465603.8</text:p>
          </table:table-cell>
          <table:table-cell table:formula="of:=[.G48]*[.B48]" office:value-type="float" office:value="-1465603.8">
            <text:p>-1465603.8</text:p>
          </table:table-cell>
          <table:table-cell table:formula="of:=[.G48]*[.C48]" office:value-type="float" office:value="-1465603.8">
            <text:p>-1465603.8</text:p>
          </table:table-cell>
          <table:table-cell table:formula="of:=[.G48]*[.D48]" office:value-type="float" office:value="1465603.8">
            <text:p>1465603.8</text:p>
          </table:table-cell>
          <table:table-cell table:formula="of:=[.G48]*[.E48]" office:value-type="float" office:value="1465603.8">
            <text:p>1465603.8</text:p>
          </table:table-cell>
          <table:table-cell table:formula="of:=[.G48]*[.B48]*[.C48]" office:value-type="float" office:value="1465603.8">
            <text:p>1465603.8</text:p>
          </table:table-cell>
          <table:table-cell table:formula="of:=[.G48]*[.B48]*[.D48]" office:value-type="float" office:value="-1465603.8">
            <text:p>-1465603.8</text:p>
          </table:table-cell>
          <table:table-cell table:formula="of:=[.G48]*[.B48]*[.E48]" office:value-type="float" office:value="-1465603.8">
            <text:p>-1465603.8</text:p>
          </table:table-cell>
          <table:table-cell table:formula="of:=[.G48]*[.C48]*[.D48]" office:value-type="float" office:value="-1465603.8">
            <text:p>-1465603.8</text:p>
          </table:table-cell>
          <table:table-cell table:formula="of:=[.G48]*[.C48]*[.E48]" office:value-type="float" office:value="-1465603.8">
            <text:p>-1465603.8</text:p>
          </table:table-cell>
          <table:table-cell table:formula="of:=[.G48]*[.D48]*[.E48]" office:value-type="float" office:value="1465603.8">
            <text:p>1465603.8</text:p>
          </table:table-cell>
          <table:table-cell table:formula="of:=[.G48]*[.B48]*[.C48]*[.D48]" office:value-type="float" office:value="1465603.8">
            <text:p>1465603.8</text:p>
          </table:table-cell>
          <table:table-cell table:formula="of:=[.G48]*[.B48]*[.C48]*[.E48]" office:value-type="float" office:value="1465603.8">
            <text:p>1465603.8</text:p>
          </table:table-cell>
          <table:table-cell table:formula="of:=[.G48]*[.B48]*[.D48]*[.E48]" office:value-type="float" office:value="-1465603.8">
            <text:p>-1465603.8</text:p>
          </table:table-cell>
          <table:table-cell table:formula="of:=[.G48]*[.C48]*[.D48]*[.E48]" office:value-type="float" office:value="-1465603.8">
            <text:p>-1465603.8</text:p>
          </table:table-cell>
          <table:table-cell table:formula="of:=[.G48]*[.B48]*[.C48]*[.D48]*[.E48]" office:value-type="float" office:value="1465603.8">
            <text:p>1465603.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H74]" office:value-type="float" office:value="1331062.1">
            <text:p>1331062.1</text:p>
          </table:table-cell>
          <table:table-cell table:formula="of:=[.G49]*[.B49]" office:value-type="float" office:value="-1331062.1">
            <text:p>-1331062.1</text:p>
          </table:table-cell>
          <table:table-cell table:formula="of:=[.G49]*[.C49]" office:value-type="float" office:value="-1331062.1">
            <text:p>-1331062.1</text:p>
          </table:table-cell>
          <table:table-cell table:formula="of:=[.G49]*[.D49]" office:value-type="float" office:value="1331062.1">
            <text:p>1331062.1</text:p>
          </table:table-cell>
          <table:table-cell table:formula="of:=[.G49]*[.E49]" office:value-type="float" office:value="-1331062.1">
            <text:p>-1331062.1</text:p>
          </table:table-cell>
          <table:table-cell table:formula="of:=[.G49]*[.B49]*[.C49]" office:value-type="float" office:value="1331062.1">
            <text:p>1331062.1</text:p>
          </table:table-cell>
          <table:table-cell table:formula="of:=[.G49]*[.B49]*[.D49]" office:value-type="float" office:value="-1331062.1">
            <text:p>-1331062.1</text:p>
          </table:table-cell>
          <table:table-cell table:formula="of:=[.G49]*[.B49]*[.E49]" office:value-type="float" office:value="1331062.1">
            <text:p>1331062.1</text:p>
          </table:table-cell>
          <table:table-cell table:formula="of:=[.G49]*[.C49]*[.D49]" office:value-type="float" office:value="-1331062.1">
            <text:p>-1331062.1</text:p>
          </table:table-cell>
          <table:table-cell table:formula="of:=[.G49]*[.C49]*[.E49]" office:value-type="float" office:value="1331062.1">
            <text:p>1331062.1</text:p>
          </table:table-cell>
          <table:table-cell table:formula="of:=[.G49]*[.D49]*[.E49]" office:value-type="float" office:value="-1331062.1">
            <text:p>-1331062.1</text:p>
          </table:table-cell>
          <table:table-cell table:formula="of:=[.G49]*[.B49]*[.C49]*[.D49]" office:value-type="float" office:value="1331062.1">
            <text:p>1331062.1</text:p>
          </table:table-cell>
          <table:table-cell table:formula="of:=[.G49]*[.B49]*[.C49]*[.E49]" office:value-type="float" office:value="-1331062.1">
            <text:p>-1331062.1</text:p>
          </table:table-cell>
          <table:table-cell table:formula="of:=[.G49]*[.B49]*[.D49]*[.E49]" office:value-type="float" office:value="1331062.1">
            <text:p>1331062.1</text:p>
          </table:table-cell>
          <table:table-cell table:formula="of:=[.G49]*[.C49]*[.D49]*[.E49]" office:value-type="float" office:value="1331062.1">
            <text:p>1331062.1</text:p>
          </table:table-cell>
          <table:table-cell table:formula="of:=[.G49]*[.B49]*[.C49]*[.D49]*[.E49]" office:value-type="float" office:value="-1331062.1">
            <text:p>-1331062.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H75]" office:value-type="float" office:value="1393317.4">
            <text:p>1393317.4</text:p>
          </table:table-cell>
          <table:table-cell table:formula="of:=[.G50]*[.B50]" office:value-type="float" office:value="-1393317.4">
            <text:p>-1393317.4</text:p>
          </table:table-cell>
          <table:table-cell table:formula="of:=[.G50]*[.C50]" office:value-type="float" office:value="-1393317.4">
            <text:p>-1393317.4</text:p>
          </table:table-cell>
          <table:table-cell table:formula="of:=[.G50]*[.D50]" office:value-type="float" office:value="-1393317.4">
            <text:p>-1393317.4</text:p>
          </table:table-cell>
          <table:table-cell table:formula="of:=[.G50]*[.E50]" office:value-type="float" office:value="1393317.4">
            <text:p>1393317.4</text:p>
          </table:table-cell>
          <table:table-cell table:formula="of:=[.G50]*[.B50]*[.C50]" office:value-type="float" office:value="1393317.4">
            <text:p>1393317.4</text:p>
          </table:table-cell>
          <table:table-cell table:formula="of:=[.G50]*[.B50]*[.D50]" office:value-type="float" office:value="1393317.4">
            <text:p>1393317.4</text:p>
          </table:table-cell>
          <table:table-cell table:formula="of:=[.G50]*[.B50]*[.E50]" office:value-type="float" office:value="-1393317.4">
            <text:p>-1393317.4</text:p>
          </table:table-cell>
          <table:table-cell table:formula="of:=[.G50]*[.C50]*[.D50]" office:value-type="float" office:value="1393317.4">
            <text:p>1393317.4</text:p>
          </table:table-cell>
          <table:table-cell table:formula="of:=[.G50]*[.C50]*[.E50]" office:value-type="float" office:value="-1393317.4">
            <text:p>-1393317.4</text:p>
          </table:table-cell>
          <table:table-cell table:formula="of:=[.G50]*[.D50]*[.E50]" office:value-type="float" office:value="-1393317.4">
            <text:p>-1393317.4</text:p>
          </table:table-cell>
          <table:table-cell table:formula="of:=[.G50]*[.B50]*[.C50]*[.D50]" office:value-type="float" office:value="-1393317.4">
            <text:p>-1393317.4</text:p>
          </table:table-cell>
          <table:table-cell table:formula="of:=[.G50]*[.B50]*[.C50]*[.E50]" office:value-type="float" office:value="1393317.4">
            <text:p>1393317.4</text:p>
          </table:table-cell>
          <table:table-cell table:formula="of:=[.G50]*[.B50]*[.D50]*[.E50]" office:value-type="float" office:value="1393317.4">
            <text:p>1393317.4</text:p>
          </table:table-cell>
          <table:table-cell table:formula="of:=[.G50]*[.C50]*[.D50]*[.E50]" office:value-type="float" office:value="1393317.4">
            <text:p>1393317.4</text:p>
          </table:table-cell>
          <table:table-cell table:formula="of:=[.G50]*[.B50]*[.C50]*[.D50]*[.E50]" office:value-type="float" office:value="-1393317.4">
            <text:p>-1393317.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H76]" office:value-type="float" office:value="1309293.1">
            <text:p>1309293.1</text:p>
          </table:table-cell>
          <table:table-cell table:formula="of:=[.G51]*[.B51]" office:value-type="float" office:value="-1309293.1">
            <text:p>-1309293.1</text:p>
          </table:table-cell>
          <table:table-cell table:formula="of:=[.G51]*[.C51]" office:value-type="float" office:value="-1309293.1">
            <text:p>-1309293.1</text:p>
          </table:table-cell>
          <table:table-cell table:formula="of:=[.G51]*[.D51]" office:value-type="float" office:value="-1309293.1">
            <text:p>-1309293.1</text:p>
          </table:table-cell>
          <table:table-cell table:formula="of:=[.G51]*[.E51]" office:value-type="float" office:value="-1309293.1">
            <text:p>-1309293.1</text:p>
          </table:table-cell>
          <table:table-cell table:formula="of:=[.G51]*[.B51]*[.C51]" office:value-type="float" office:value="1309293.1">
            <text:p>1309293.1</text:p>
          </table:table-cell>
          <table:table-cell table:formula="of:=[.G51]*[.B51]*[.D51]" office:value-type="float" office:value="1309293.1">
            <text:p>1309293.1</text:p>
          </table:table-cell>
          <table:table-cell table:formula="of:=[.G51]*[.B51]*[.E51]" office:value-type="float" office:value="1309293.1">
            <text:p>1309293.1</text:p>
          </table:table-cell>
          <table:table-cell table:formula="of:=[.G51]*[.C51]*[.D51]" office:value-type="float" office:value="1309293.1">
            <text:p>1309293.1</text:p>
          </table:table-cell>
          <table:table-cell table:formula="of:=[.G51]*[.C51]*[.E51]" office:value-type="float" office:value="1309293.1">
            <text:p>1309293.1</text:p>
          </table:table-cell>
          <table:table-cell table:formula="of:=[.G51]*[.D51]*[.E51]" office:value-type="float" office:value="1309293.1">
            <text:p>1309293.1</text:p>
          </table:table-cell>
          <table:table-cell table:formula="of:=[.G51]*[.B51]*[.C51]*[.D51]" office:value-type="float" office:value="-1309293.1">
            <text:p>-1309293.1</text:p>
          </table:table-cell>
          <table:table-cell table:formula="of:=[.G51]*[.B51]*[.C51]*[.E51]" office:value-type="float" office:value="-1309293.1">
            <text:p>-1309293.1</text:p>
          </table:table-cell>
          <table:table-cell table:formula="of:=[.G51]*[.B51]*[.D51]*[.E51]" office:value-type="float" office:value="-1309293.1">
            <text:p>-1309293.1</text:p>
          </table:table-cell>
          <table:table-cell table:formula="of:=[.G51]*[.C51]*[.D51]*[.E51]" office:value-type="float" office:value="-1309293.1">
            <text:p>-1309293.1</text:p>
          </table:table-cell>
          <table:table-cell table:formula="of:=[.G51]*[.B51]*[.C51]*[.D51]*[.E51]" office:value-type="float" office:value="1309293.1">
            <text:p>1309293.1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35])" office:value-type="string" office:string-value="qA">
            <text:p>qA</text:p>
          </table:table-cell>
          <table:table-cell table:style-name="ce2" table:formula="of:=CONCATENATE(&quot;q&quot;;[.I35])" office:value-type="string" office:string-value="qB">
            <text:p>qB</text:p>
          </table:table-cell>
          <table:table-cell table:style-name="ce2" table:formula="of:=CONCATENATE(&quot;q&quot;;[.J35])" office:value-type="string" office:string-value="qC">
            <text:p>qC</text:p>
          </table:table-cell>
          <table:table-cell table:style-name="ce2" table:formula="of:=CONCATENATE(&quot;q&quot;;[.K35])" office:value-type="string" office:string-value="qD">
            <text:p>qD</text:p>
          </table:table-cell>
          <table:table-cell table:style-name="ce2" table:formula="of:=CONCATENATE(&quot;q&quot;;[.L35])" office:value-type="string" office:string-value="qAB">
            <text:p>qAB</text:p>
          </table:table-cell>
          <table:table-cell table:style-name="ce2" table:formula="of:=CONCATENATE(&quot;q&quot;;[.M35])" office:value-type="string" office:string-value="qAC">
            <text:p>qAC</text:p>
          </table:table-cell>
          <table:table-cell table:style-name="ce2" table:formula="of:=CONCATENATE(&quot;q&quot;;[.N35])" office:value-type="string" office:string-value="qAD">
            <text:p>qAD</text:p>
          </table:table-cell>
          <table:table-cell table:style-name="ce2" table:formula="of:=CONCATENATE(&quot;q&quot;;[.O35])" office:value-type="string" office:string-value="qBC">
            <text:p>qBC</text:p>
          </table:table-cell>
          <table:table-cell table:style-name="ce2" table:formula="of:=CONCATENATE(&quot;q&quot;;[.P35])" office:value-type="string" office:string-value="qBD">
            <text:p>qBD</text:p>
          </table:table-cell>
          <table:table-cell table:style-name="ce2" table:formula="of:=CONCATENATE(&quot;q&quot;;[.Q35])" office:value-type="string" office:string-value="qCD">
            <text:p>qCD</text:p>
          </table:table-cell>
          <table:table-cell table:style-name="ce2" table:formula="of:=CONCATENATE(&quot;q&quot;;[.R35])" office:value-type="string" office:string-value="qABC">
            <text:p>qABC</text:p>
          </table:table-cell>
          <table:table-cell table:style-name="ce2" table:formula="of:=CONCATENATE(&quot;q&quot;;[.S35])" office:value-type="string" office:string-value="qABD">
            <text:p>qABD</text:p>
          </table:table-cell>
          <table:table-cell table:style-name="ce2" table:formula="of:=CONCATENATE(&quot;q&quot;;[.T35])" office:value-type="string" office:string-value="qACD">
            <text:p>qACD</text:p>
          </table:table-cell>
          <table:table-cell table:style-name="ce2" table:formula="of:=CONCATENATE(&quot;q&quot;;[.U35])" office:value-type="string" office:string-value="qBCD">
            <text:p>qBCD</text:p>
          </table:table-cell>
          <table:table-cell table:style-name="ce2" table:formula="of:=CONCATENATE(&quot;q&quot;;[.V35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36:.H51])/16" office:value-type="float" office:value="4711.09375">
            <text:p>4711.09</text:p>
          </table:table-cell>
          <table:table-cell table:formula="of:=SUM([.I36:.I51])/16" office:value-type="float" office:value="-9582.20624999999">
            <text:p>-9582.21</text:p>
          </table:table-cell>
          <table:table-cell table:formula="of:=SUM([.J36:.J51])/16" office:value-type="float" office:value="2358.31874999999">
            <text:p>2358.32</text:p>
          </table:table-cell>
          <table:table-cell table:formula="of:=SUM([.K36:.K51])/16" office:value-type="float" office:value="56850.59375">
            <text:p>56850.59</text:p>
          </table:table-cell>
          <table:table-cell table:formula="of:=SUM([.L36:.L51])/16" office:value-type="float" office:value="-15651.2562499999">
            <text:p>-15651.26</text:p>
          </table:table-cell>
          <table:table-cell table:formula="of:=SUM([.M36:.M51])/16" office:value-type="float" office:value="-23386.80625">
            <text:p>-23386.81</text:p>
          </table:table-cell>
          <table:table-cell table:formula="of:=SUM([.N36:.N51])/16" office:value-type="float" office:value="2532.24375000005">
            <text:p>2532.24</text:p>
          </table:table-cell>
          <table:table-cell table:formula="of:=SUM([.O36:.O51])/16" office:value-type="float" office:value="12357.26875">
            <text:p>12357.27</text:p>
          </table:table-cell>
          <table:table-cell table:formula="of:=SUM([.P36:.P51])/16" office:value-type="float" office:value="-16268.95625">
            <text:p>-16268.96</text:p>
          </table:table-cell>
          <table:table-cell table:formula="of:=SUM([.Q36:.Q51])/16" office:value-type="float" office:value="1693.36874999999">
            <text:p>1693.37</text:p>
          </table:table-cell>
          <table:table-cell table:formula="of:=SUM([.R36:.R51])/16" office:value-type="float" office:value="10125.99375">
            <text:p>10125.99</text:p>
          </table:table-cell>
          <table:table-cell table:formula="of:=SUM([.S36:.S51])/16" office:value-type="float" office:value="-15945.80625">
            <text:p>-15945.81</text:p>
          </table:table-cell>
          <table:table-cell table:formula="of:=SUM([.T36:.T51])/16" office:value-type="float" office:value="-10210.15625">
            <text:p>-10210.16</text:p>
          </table:table-cell>
          <table:table-cell table:formula="of:=SUM([.U36:.U51])/16" office:value-type="float" office:value="1392.41875000001">
            <text:p>1392.42</text:p>
          </table:table-cell>
          <table:table-cell table:formula="of:=SUM([.V36:.V51])/16" office:value-type="float" office:value="2118.24375000002">
            <text:p>2118.24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35];&quot;²&quot;)" office:value-type="string" office:string-value="qA²">
            <text:p>qA²</text:p>
          </table:table-cell>
          <table:table-cell table:style-name="ce2" table:formula="of:=CONCATENATE(&quot;q&quot;;[.I35];&quot;²&quot;)" office:value-type="string" office:string-value="qB²">
            <text:p>qB²</text:p>
          </table:table-cell>
          <table:table-cell table:style-name="ce2" table:formula="of:=CONCATENATE(&quot;q&quot;;[.J35];&quot;²&quot;)" office:value-type="string" office:string-value="qC²">
            <text:p>qC²</text:p>
          </table:table-cell>
          <table:table-cell table:style-name="ce2" table:formula="of:=CONCATENATE(&quot;q&quot;;[.K35];&quot;²&quot;)" office:value-type="string" office:string-value="qD²">
            <text:p>qD²</text:p>
          </table:table-cell>
          <table:table-cell table:style-name="ce2" table:formula="of:=CONCATENATE(&quot;q&quot;;[.L35];&quot;²&quot;)" office:value-type="string" office:string-value="qAB²">
            <text:p>qAB²</text:p>
          </table:table-cell>
          <table:table-cell table:style-name="ce2" table:formula="of:=CONCATENATE(&quot;q&quot;;[.M35];&quot;²&quot;)" office:value-type="string" office:string-value="qAC²">
            <text:p>qAC²</text:p>
          </table:table-cell>
          <table:table-cell table:style-name="ce2" table:formula="of:=CONCATENATE(&quot;q&quot;;[.N35];&quot;²&quot;)" office:value-type="string" office:string-value="qAD²">
            <text:p>qAD²</text:p>
          </table:table-cell>
          <table:table-cell table:style-name="ce2" table:formula="of:=CONCATENATE(&quot;q&quot;;[.O35];&quot;²&quot;)" office:value-type="string" office:string-value="qBC²">
            <text:p>qBC²</text:p>
          </table:table-cell>
          <table:table-cell table:style-name="ce2" table:formula="of:=CONCATENATE(&quot;q&quot;;[.P35];&quot;²&quot;)" office:value-type="string" office:string-value="qBD²">
            <text:p>qBD²</text:p>
          </table:table-cell>
          <table:table-cell table:style-name="ce2" table:formula="of:=CONCATENATE(&quot;q&quot;;[.Q35];&quot;²&quot;)" office:value-type="string" office:string-value="qCD²">
            <text:p>qCD²</text:p>
          </table:table-cell>
          <table:table-cell table:style-name="ce2" table:formula="of:=CONCATENATE(&quot;q&quot;;[.R35];&quot;²&quot;)" office:value-type="string" office:string-value="qABC²">
            <text:p>qABC²</text:p>
          </table:table-cell>
          <table:table-cell table:style-name="ce2" table:formula="of:=CONCATENATE(&quot;q&quot;;[.S35];&quot;²&quot;)" office:value-type="string" office:string-value="qABD²">
            <text:p>qABD²</text:p>
          </table:table-cell>
          <table:table-cell table:style-name="ce2" table:formula="of:=CONCATENATE(&quot;q&quot;;[.T35];&quot;²&quot;)" office:value-type="string" office:string-value="qACD²">
            <text:p>qACD²</text:p>
          </table:table-cell>
          <table:table-cell table:style-name="ce2" table:formula="of:=CONCATENATE(&quot;q&quot;;[.U35];&quot;²&quot;)" office:value-type="string" office:string-value="qBCD²">
            <text:p>qBCD²</text:p>
          </table:table-cell>
          <table:table-cell table:style-name="ce2" table:formula="of:=CONCATENATE(&quot;q&quot;;[.V35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54];2)" office:value-type="float" office:value="22194404.3212891">
            <text:p>22194404.32</text:p>
          </table:table-cell>
          <table:table-cell table:formula="of:=POWER([.I54];2)" office:value-type="float" office:value="91818676.6175388">
            <text:p>91818676.62</text:p>
          </table:table-cell>
          <table:table-cell table:formula="of:=POWER([.J54];2)" office:value-type="float" office:value="5561667.32660152">
            <text:p>5561667.33</text:p>
          </table:table-cell>
          <table:table-cell table:formula="of:=POWER([.K54];2)" office:value-type="float" office:value="3231990009.72754">
            <text:p>3231990009.73</text:p>
          </table:table-cell>
          <table:table-cell table:formula="of:=POWER([.L54];2)" office:value-type="float" office:value="244961822.203162">
            <text:p>244961822.2</text:p>
          </table:table-cell>
          <table:table-cell table:formula="of:=POWER([.M54];2)" office:value-type="float" office:value="546942706.575039">
            <text:p>546942706.58</text:p>
          </table:table-cell>
          <table:table-cell table:formula="of:=POWER([.N54];2)" office:value-type="float" office:value="6412258.40941433">
            <text:p>6412258.41</text:p>
          </table:table-cell>
          <table:table-cell table:formula="of:=POWER([.O54];2)" office:value-type="float" office:value="152702090.959726">
            <text:p>152702090.96</text:p>
          </table:table-cell>
          <table:table-cell table:formula="of:=POWER([.P54];2)" office:value-type="float" office:value="264678937.464414">
            <text:p>264678937.46</text:p>
          </table:table-cell>
          <table:table-cell table:formula="of:=POWER([.Q54];2)" office:value-type="float" office:value="2867497.72347654">
            <text:p>2867497.72</text:p>
          </table:table-cell>
          <table:table-cell table:formula="of:=POWER([.R54];2)" office:value-type="float" office:value="102535749.425039">
            <text:p>102535749.43</text:p>
          </table:table-cell>
          <table:table-cell table:formula="of:=POWER([.S54];2)" office:value-type="float" office:value="254268736.96254">
            <text:p>254268736.96</text:p>
          </table:table-cell>
          <table:table-cell table:formula="of:=POWER([.T54];2)" office:value-type="float" office:value="104247290.649415">
            <text:p>104247290.65</text:p>
          </table:table-cell>
          <table:table-cell table:formula="of:=POWER([.U54];2)" office:value-type="float" office:value="1938829.9753516">
            <text:p>1938829.98</text:p>
          </table:table-cell>
          <table:table-cell table:formula="of:=POWER([.V54];2)" office:value-type="float" office:value="4486956.58441416">
            <text:p>4486956.58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35])" office:value-type="string" office:string-value="SSA">
            <text:p>SSA</text:p>
          </table:table-cell>
          <table:table-cell table:style-name="ce2" table:formula="of:=CONCATENATE(&quot;SS&quot;;[.I35])" office:value-type="string" office:string-value="SSB">
            <text:p>SSB</text:p>
          </table:table-cell>
          <table:table-cell table:style-name="ce2" table:formula="of:=CONCATENATE(&quot;SS&quot;;[.J35])" office:value-type="string" office:string-value="SSC">
            <text:p>SSC</text:p>
          </table:table-cell>
          <table:table-cell table:style-name="ce2" table:formula="of:=CONCATENATE(&quot;SS&quot;;[.K35])" office:value-type="string" office:string-value="SSD">
            <text:p>SSD</text:p>
          </table:table-cell>
          <table:table-cell table:style-name="ce2" table:formula="of:=CONCATENATE(&quot;SS&quot;;[.L35])" office:value-type="string" office:string-value="SSAB">
            <text:p>SSAB</text:p>
          </table:table-cell>
          <table:table-cell table:style-name="ce2" table:formula="of:=CONCATENATE(&quot;SS&quot;;[.M35])" office:value-type="string" office:string-value="SSAC">
            <text:p>SSAC</text:p>
          </table:table-cell>
          <table:table-cell table:style-name="ce2" table:formula="of:=CONCATENATE(&quot;SS&quot;;[.N35])" office:value-type="string" office:string-value="SSAD">
            <text:p>SSAD</text:p>
          </table:table-cell>
          <table:table-cell table:style-name="ce2" table:formula="of:=CONCATENATE(&quot;SS&quot;;[.O35])" office:value-type="string" office:string-value="SSBC">
            <text:p>SSBC</text:p>
          </table:table-cell>
          <table:table-cell table:style-name="ce2" table:formula="of:=CONCATENATE(&quot;SS&quot;;[.P35])" office:value-type="string" office:string-value="SSBD">
            <text:p>SSBD</text:p>
          </table:table-cell>
          <table:table-cell table:style-name="ce2" table:formula="of:=CONCATENATE(&quot;SS&quot;;[.Q35])" office:value-type="string" office:string-value="SSCD">
            <text:p>SSCD</text:p>
          </table:table-cell>
          <table:table-cell table:style-name="ce2" table:formula="of:=CONCATENATE(&quot;SS&quot;;[.R35])" office:value-type="string" office:string-value="SSABC">
            <text:p>SSABC</text:p>
          </table:table-cell>
          <table:table-cell table:style-name="ce2" table:formula="of:=CONCATENATE(&quot;SS&quot;;[.S35])" office:value-type="string" office:string-value="SSABD">
            <text:p>SSABD</text:p>
          </table:table-cell>
          <table:table-cell table:style-name="ce2" table:formula="of:=CONCATENATE(&quot;SS&quot;;[.T35])" office:value-type="string" office:string-value="SSACD">
            <text:p>SSACD</text:p>
          </table:table-cell>
          <table:table-cell table:style-name="ce2" table:formula="of:=CONCATENATE(&quot;SS&quot;;[.U35])" office:value-type="string" office:string-value="SSBCD">
            <text:p>SSBCD</text:p>
          </table:table-cell>
          <table:table-cell table:style-name="ce2" table:formula="of:=CONCATENATE(&quot;SS&quot;;[.V35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57:.V57])" office:value-type="float" office:value="80601722158.7994">
            <text:p>80601722158.8</text:p>
          </table:table-cell>
          <table:table-cell table:formula="of:=POWER(2;4)*[.H57]" office:value-type="float" office:value="355110469.140625">
            <text:p>355110469.14</text:p>
          </table:table-cell>
          <table:table-cell table:formula="of:=POWER(2;4)*[.I57]" office:value-type="float" office:value="1469098825.88062">
            <text:p>1469098825.88</text:p>
          </table:table-cell>
          <table:table-cell table:formula="of:=POWER(2;4)*[.J57]" office:value-type="float" office:value="88986677.2256243">
            <text:p>88986677.23</text:p>
          </table:table-cell>
          <table:table-cell table:formula="of:=POWER(2;4)*[.K57]" office:value-type="float" office:value="51711840155.6407">
            <text:p>51711840155.64</text:p>
          </table:table-cell>
          <table:table-cell table:formula="of:=POWER(2;4)*[.L57]" office:value-type="float" office:value="3919389155.2506">
            <text:p>3919389155.25</text:p>
          </table:table-cell>
          <table:table-cell table:formula="of:=POWER(2;4)*[.M57]" office:value-type="float" office:value="8751083305.20062">
            <text:p>8751083305.2</text:p>
          </table:table-cell>
          <table:table-cell table:formula="of:=POWER(2;4)*[.N57]" office:value-type="float" office:value="102596134.550629">
            <text:p>102596134.55</text:p>
          </table:table-cell>
          <table:table-cell table:formula="of:=POWER(2;4)*[.O57]" office:value-type="float" office:value="2443233455.35562">
            <text:p>2443233455.36</text:p>
          </table:table-cell>
          <table:table-cell table:formula="of:=POWER(2;4)*[.P57]" office:value-type="float" office:value="4234862999.43062">
            <text:p>4234862999.43</text:p>
          </table:table-cell>
          <table:table-cell table:formula="of:=POWER(2;4)*[.Q57]" office:value-type="float" office:value="45879963.5756247">
            <text:p>45879963.58</text:p>
          </table:table-cell>
          <table:table-cell table:formula="of:=POWER(2;4)*[.R57]" office:value-type="float" office:value="1640571990.80062">
            <text:p>1640571990.8</text:p>
          </table:table-cell>
          <table:table-cell table:formula="of:=POWER(2;4)*[.S57]" office:value-type="float" office:value="4068299791.40064">
            <text:p>4068299791.4</text:p>
          </table:table-cell>
          <table:table-cell table:formula="of:=POWER(2;4)*[.T57]" office:value-type="float" office:value="1667956650.39063">
            <text:p>1667956650.39</text:p>
          </table:table-cell>
          <table:table-cell table:formula="of:=POWER(2;4)*[.U57]" office:value-type="float" office:value="31021279.6056255">
            <text:p>31021279.61</text:p>
          </table:table-cell>
          <table:table-cell table:formula="of:=POWER(2;4)*[.V57]" office:value-type="float" office:value="71791305.3506266">
            <text:p>71791305.35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35])" office:value-type="string" office:string-value="iA">
            <text:p>iA</text:p>
          </table:table-cell>
          <table:table-cell table:style-name="ce2" table:formula="of:=CONCATENATE(&quot;i&quot;;[.I35])" office:value-type="string" office:string-value="iB">
            <text:p>iB</text:p>
          </table:table-cell>
          <table:table-cell table:style-name="ce2" table:formula="of:=CONCATENATE(&quot;i&quot;;[.J35])" office:value-type="string" office:string-value="iC">
            <text:p>iC</text:p>
          </table:table-cell>
          <table:table-cell table:style-name="ce2" table:formula="of:=CONCATENATE(&quot;i&quot;;[.K35])" office:value-type="string" office:string-value="iD">
            <text:p>iD</text:p>
          </table:table-cell>
          <table:table-cell table:style-name="ce2" table:formula="of:=CONCATENATE(&quot;i&quot;;[.L35])" office:value-type="string" office:string-value="iAB">
            <text:p>iAB</text:p>
          </table:table-cell>
          <table:table-cell table:style-name="ce2" table:formula="of:=CONCATENATE(&quot;i&quot;;[.M35])" office:value-type="string" office:string-value="iAC">
            <text:p>iAC</text:p>
          </table:table-cell>
          <table:table-cell table:style-name="ce2" table:formula="of:=CONCATENATE(&quot;i&quot;;[.N35])" office:value-type="string" office:string-value="iAD">
            <text:p>iAD</text:p>
          </table:table-cell>
          <table:table-cell table:style-name="ce2" table:formula="of:=CONCATENATE(&quot;i&quot;;[.O35])" office:value-type="string" office:string-value="iBC">
            <text:p>iBC</text:p>
          </table:table-cell>
          <table:table-cell table:style-name="ce2" table:formula="of:=CONCATENATE(&quot;i&quot;;[.P35])" office:value-type="string" office:string-value="iBD">
            <text:p>iBD</text:p>
          </table:table-cell>
          <table:table-cell table:style-name="ce2" table:formula="of:=CONCATENATE(&quot;i&quot;;[.Q35])" office:value-type="string" office:string-value="iCD">
            <text:p>iCD</text:p>
          </table:table-cell>
          <table:table-cell table:style-name="ce2" table:formula="of:=CONCATENATE(&quot;i&quot;;[.R35])" office:value-type="string" office:string-value="iABC">
            <text:p>iABC</text:p>
          </table:table-cell>
          <table:table-cell table:style-name="ce2" table:formula="of:=CONCATENATE(&quot;i&quot;;[.S35])" office:value-type="string" office:string-value="iABD">
            <text:p>iABD</text:p>
          </table:table-cell>
          <table:table-cell table:style-name="ce2" table:formula="of:=CONCATENATE(&quot;i&quot;;[.T35])" office:value-type="string" office:string-value="iACD">
            <text:p>iACD</text:p>
          </table:table-cell>
          <table:table-cell table:style-name="ce2" table:formula="of:=CONCATENATE(&quot;i&quot;;[.U35])" office:value-type="string" office:string-value="iBCD">
            <text:p>iBCD</text:p>
          </table:table-cell>
          <table:table-cell table:style-name="ce2" table:formula="of:=CONCATENATE(&quot;i&quot;;[.V35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60]/[.G60]" office:value-type="float" office:value="0.00440574294977216">
            <text:p>0.004</text:p>
          </table:table-cell>
          <table:table-cell table:style-name="ce5" table:formula="of:=[.I60]/[.G60]" office:value-type="float" office:value="0.0182266431353196">
            <text:p>0.018</text:p>
          </table:table-cell>
          <table:table-cell table:style-name="ce5" table:formula="of:=[.J60]/[.G60]" office:value-type="float" office:value="0.00110402947781072">
            <text:p>0.001</text:p>
          </table:table-cell>
          <table:table-cell table:style-name="ce5" table:formula="of:=[.K60]/[.G60]" office:value-type="float" office:value="0.641572397842311">
            <text:p>0.642</text:p>
          </table:table-cell>
          <table:table-cell table:style-name="ce5" table:formula="of:=[.L60]/[.G60]" office:value-type="float" office:value="0.0486266180209986">
            <text:p>0.049</text:p>
          </table:table-cell>
          <table:table-cell table:style-name="ce5" table:formula="of:=[.M60]/[.G60]" office:value-type="float" office:value="0.108571914728565">
            <text:p>0.109</text:p>
          </table:table-cell>
          <table:table-cell table:style-name="ce5" table:formula="of:=[.N60]/[.G60]" office:value-type="float" office:value="0.0012728776979293">
            <text:p>0.001</text:p>
          </table:table-cell>
          <table:table-cell table:style-name="ce5" table:formula="of:=[.O60]/[.G60]" office:value-type="float" office:value="0.0303124224882196">
            <text:p>0.030</text:p>
          </table:table-cell>
          <table:table-cell table:style-name="ce5" table:formula="of:=[.P60]/[.G60]" office:value-type="float" office:value="0.0525406019376013">
            <text:p>0.053</text:p>
          </table:table-cell>
          <table:table-cell table:style-name="ce5" table:formula="of:=[.Q60]/[.G60]" office:value-type="float" office:value="0.000569218154982262">
            <text:p>0.001</text:p>
          </table:table-cell>
          <table:table-cell table:style-name="ce5" table:formula="of:=[.R60]/[.G60]" office:value-type="float" office:value="0.0203540563012836">
            <text:p>0.020</text:p>
          </table:table-cell>
          <table:table-cell table:style-name="ce5" table:formula="of:=[.S60]/[.G60]" office:value-type="float" office:value="0.050474105049336">
            <text:p>0.050</text:p>
          </table:table-cell>
          <table:table-cell table:style-name="ce5" table:formula="of:=[.T60]/[.G60]" office:value-type="float" office:value="0.0206938090864172">
            <text:p>0.021</text:p>
          </table:table-cell>
          <table:table-cell table:style-name="ce5" table:formula="of:=[.U60]/[.G60]" office:value-type="float" office:value="0.000384871176133287">
            <text:p>0.000</text:p>
          </table:table-cell>
          <table:table-cell table:style-name="ce5" table:formula="of:=[.V60]/[.G60]" office:value-type="float" office:value="0.000890691953320616">
            <text:p>0.001</text:p>
          </table:table-cell>
          <table:table-cell table:formula="of:=SUM([.H63:.V63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ANDOM 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J69]" office:value-type="float" office:value="1640764.2">
            <text:p>1640764.2</text:p>
          </table:table-cell>
          <table:table-cell table:formula="of:=[.G68]*[.B68]" office:value-type="float" office:value="1640764.2">
            <text:p>1640764.2</text:p>
          </table:table-cell>
          <table:table-cell table:formula="of:=[.G68]*[.C68]" office:value-type="float" office:value="1640764.2">
            <text:p>1640764.2</text:p>
          </table:table-cell>
          <table:table-cell table:formula="of:=[.G68]*[.D68]" office:value-type="float" office:value="1640764.2">
            <text:p>1640764.2</text:p>
          </table:table-cell>
          <table:table-cell table:formula="of:=[.G68]*[.E68]" office:value-type="float" office:value="1640764.2">
            <text:p>1640764.2</text:p>
          </table:table-cell>
          <table:table-cell table:formula="of:=[.G68]*[.B68]*[.C68]" office:value-type="float" office:value="1640764.2">
            <text:p>1640764.2</text:p>
          </table:table-cell>
          <table:table-cell table:formula="of:=[.G68]*[.B68]*[.D68]" office:value-type="float" office:value="1640764.2">
            <text:p>1640764.2</text:p>
          </table:table-cell>
          <table:table-cell table:formula="of:=[.G68]*[.B68]*[.E68]" office:value-type="float" office:value="1640764.2">
            <text:p>1640764.2</text:p>
          </table:table-cell>
          <table:table-cell table:formula="of:=[.G68]*[.C68]*[.D68]" office:value-type="float" office:value="1640764.2">
            <text:p>1640764.2</text:p>
          </table:table-cell>
          <table:table-cell table:formula="of:=[.G68]*[.C68]*[.E68]" office:value-type="float" office:value="1640764.2">
            <text:p>1640764.2</text:p>
          </table:table-cell>
          <table:table-cell table:formula="of:=[.G68]*[.D68]*[.E68]" office:value-type="float" office:value="1640764.2">
            <text:p>1640764.2</text:p>
          </table:table-cell>
          <table:table-cell table:formula="of:=[.G68]*[.B68]*[.C68]*[.D68]" office:value-type="float" office:value="1640764.2">
            <text:p>1640764.2</text:p>
          </table:table-cell>
          <table:table-cell table:formula="of:=[.G68]*[.B68]*[.C68]*[.E68]" office:value-type="float" office:value="1640764.2">
            <text:p>1640764.2</text:p>
          </table:table-cell>
          <table:table-cell table:formula="of:=[.G68]*[.B68]*[.D68]*[.E68]" office:value-type="float" office:value="1640764.2">
            <text:p>1640764.2</text:p>
          </table:table-cell>
          <table:table-cell table:formula="of:=[.G68]*[.C68]*[.D68]*[.E68]" office:value-type="float" office:value="1640764.2">
            <text:p>1640764.2</text:p>
          </table:table-cell>
          <table:table-cell table:formula="of:=[.G68]*[.B68]*[.C68]*[.D68]*[.E68]" office:value-type="float" office:value="1640764.2">
            <text:p>1640764.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J70]" office:value-type="float" office:value="1342949.5">
            <text:p>1342949.5</text:p>
          </table:table-cell>
          <table:table-cell table:formula="of:=[.G69]*[.B69]" office:value-type="float" office:value="1342949.5">
            <text:p>1342949.5</text:p>
          </table:table-cell>
          <table:table-cell table:formula="of:=[.G69]*[.C69]" office:value-type="float" office:value="1342949.5">
            <text:p>1342949.5</text:p>
          </table:table-cell>
          <table:table-cell table:formula="of:=[.G69]*[.D69]" office:value-type="float" office:value="1342949.5">
            <text:p>1342949.5</text:p>
          </table:table-cell>
          <table:table-cell table:formula="of:=[.G69]*[.E69]" office:value-type="float" office:value="-1342949.5">
            <text:p>-1342949.5</text:p>
          </table:table-cell>
          <table:table-cell table:formula="of:=[.G69]*[.B69]*[.C69]" office:value-type="float" office:value="1342949.5">
            <text:p>1342949.5</text:p>
          </table:table-cell>
          <table:table-cell table:formula="of:=[.G69]*[.B69]*[.D69]" office:value-type="float" office:value="1342949.5">
            <text:p>1342949.5</text:p>
          </table:table-cell>
          <table:table-cell table:formula="of:=[.G69]*[.B69]*[.E69]" office:value-type="float" office:value="-1342949.5">
            <text:p>-1342949.5</text:p>
          </table:table-cell>
          <table:table-cell table:formula="of:=[.G69]*[.C69]*[.D69]" office:value-type="float" office:value="1342949.5">
            <text:p>1342949.5</text:p>
          </table:table-cell>
          <table:table-cell table:formula="of:=[.G69]*[.C69]*[.E69]" office:value-type="float" office:value="-1342949.5">
            <text:p>-1342949.5</text:p>
          </table:table-cell>
          <table:table-cell table:formula="of:=[.G69]*[.D69]*[.E69]" office:value-type="float" office:value="-1342949.5">
            <text:p>-1342949.5</text:p>
          </table:table-cell>
          <table:table-cell table:formula="of:=[.G69]*[.B69]*[.C69]*[.D69]" office:value-type="float" office:value="1342949.5">
            <text:p>1342949.5</text:p>
          </table:table-cell>
          <table:table-cell table:formula="of:=[.G69]*[.B69]*[.C69]*[.E69]" office:value-type="float" office:value="-1342949.5">
            <text:p>-1342949.5</text:p>
          </table:table-cell>
          <table:table-cell table:formula="of:=[.G69]*[.B69]*[.D69]*[.E69]" office:value-type="float" office:value="-1342949.5">
            <text:p>-1342949.5</text:p>
          </table:table-cell>
          <table:table-cell table:formula="of:=[.G69]*[.C69]*[.D69]*[.E69]" office:value-type="float" office:value="-1342949.5">
            <text:p>-1342949.5</text:p>
          </table:table-cell>
          <table:table-cell table:formula="of:=[.G69]*[.B69]*[.C69]*[.D69]*[.E69]" office:value-type="float" office:value="-1342949.5">
            <text:p>-1342949.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J71]" office:value-type="float" office:value="1527871.4">
            <text:p>1527871.4</text:p>
          </table:table-cell>
          <table:table-cell table:formula="of:=[.G70]*[.B70]" office:value-type="float" office:value="1527871.4">
            <text:p>1527871.4</text:p>
          </table:table-cell>
          <table:table-cell table:formula="of:=[.G70]*[.C70]" office:value-type="float" office:value="1527871.4">
            <text:p>1527871.4</text:p>
          </table:table-cell>
          <table:table-cell table:formula="of:=[.G70]*[.D70]" office:value-type="float" office:value="-1527871.4">
            <text:p>-1527871.4</text:p>
          </table:table-cell>
          <table:table-cell table:formula="of:=[.G70]*[.E70]" office:value-type="float" office:value="1527871.4">
            <text:p>1527871.4</text:p>
          </table:table-cell>
          <table:table-cell table:formula="of:=[.G70]*[.B70]*[.C70]" office:value-type="float" office:value="1527871.4">
            <text:p>1527871.4</text:p>
          </table:table-cell>
          <table:table-cell table:formula="of:=[.G70]*[.B70]*[.D70]" office:value-type="float" office:value="-1527871.4">
            <text:p>-1527871.4</text:p>
          </table:table-cell>
          <table:table-cell table:formula="of:=[.G70]*[.B70]*[.E70]" office:value-type="float" office:value="1527871.4">
            <text:p>1527871.4</text:p>
          </table:table-cell>
          <table:table-cell table:formula="of:=[.G70]*[.C70]*[.D70]" office:value-type="float" office:value="-1527871.4">
            <text:p>-1527871.4</text:p>
          </table:table-cell>
          <table:table-cell table:formula="of:=[.G70]*[.C70]*[.E70]" office:value-type="float" office:value="1527871.4">
            <text:p>1527871.4</text:p>
          </table:table-cell>
          <table:table-cell table:formula="of:=[.G70]*[.D70]*[.E70]" office:value-type="float" office:value="-1527871.4">
            <text:p>-1527871.4</text:p>
          </table:table-cell>
          <table:table-cell table:formula="of:=[.G70]*[.B70]*[.C70]*[.D70]" office:value-type="float" office:value="-1527871.4">
            <text:p>-1527871.4</text:p>
          </table:table-cell>
          <table:table-cell table:formula="of:=[.G70]*[.B70]*[.C70]*[.E70]" office:value-type="float" office:value="1527871.4">
            <text:p>1527871.4</text:p>
          </table:table-cell>
          <table:table-cell table:formula="of:=[.G70]*[.B70]*[.D70]*[.E70]" office:value-type="float" office:value="-1527871.4">
            <text:p>-1527871.4</text:p>
          </table:table-cell>
          <table:table-cell table:formula="of:=[.G70]*[.C70]*[.D70]*[.E70]" office:value-type="float" office:value="-1527871.4">
            <text:p>-1527871.4</text:p>
          </table:table-cell>
          <table:table-cell table:formula="of:=[.G70]*[.B70]*[.C70]*[.D70]*[.E70]" office:value-type="float" office:value="-1527871.4">
            <text:p>-1527871.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J72]" office:value-type="float" office:value="1163027.8">
            <text:p>1163027.8</text:p>
          </table:table-cell>
          <table:table-cell table:formula="of:=[.G71]*[.B71]" office:value-type="float" office:value="1163027.8">
            <text:p>1163027.8</text:p>
          </table:table-cell>
          <table:table-cell table:formula="of:=[.G71]*[.C71]" office:value-type="float" office:value="1163027.8">
            <text:p>1163027.8</text:p>
          </table:table-cell>
          <table:table-cell table:formula="of:=[.G71]*[.D71]" office:value-type="float" office:value="-1163027.8">
            <text:p>-1163027.8</text:p>
          </table:table-cell>
          <table:table-cell table:formula="of:=[.G71]*[.E71]" office:value-type="float" office:value="-1163027.8">
            <text:p>-1163027.8</text:p>
          </table:table-cell>
          <table:table-cell table:formula="of:=[.G71]*[.B71]*[.C71]" office:value-type="float" office:value="1163027.8">
            <text:p>1163027.8</text:p>
          </table:table-cell>
          <table:table-cell table:formula="of:=[.G71]*[.B71]*[.D71]" office:value-type="float" office:value="-1163027.8">
            <text:p>-1163027.8</text:p>
          </table:table-cell>
          <table:table-cell table:formula="of:=[.G71]*[.B71]*[.E71]" office:value-type="float" office:value="-1163027.8">
            <text:p>-1163027.8</text:p>
          </table:table-cell>
          <table:table-cell table:formula="of:=[.G71]*[.C71]*[.D71]" office:value-type="float" office:value="-1163027.8">
            <text:p>-1163027.8</text:p>
          </table:table-cell>
          <table:table-cell table:formula="of:=[.G71]*[.C71]*[.E71]" office:value-type="float" office:value="-1163027.8">
            <text:p>-1163027.8</text:p>
          </table:table-cell>
          <table:table-cell table:formula="of:=[.G71]*[.D71]*[.E71]" office:value-type="float" office:value="1163027.8">
            <text:p>1163027.8</text:p>
          </table:table-cell>
          <table:table-cell table:formula="of:=[.G71]*[.B71]*[.C71]*[.D71]" office:value-type="float" office:value="-1163027.8">
            <text:p>-1163027.8</text:p>
          </table:table-cell>
          <table:table-cell table:formula="of:=[.G71]*[.B71]*[.C71]*[.E71]" office:value-type="float" office:value="-1163027.8">
            <text:p>-1163027.8</text:p>
          </table:table-cell>
          <table:table-cell table:formula="of:=[.G71]*[.B71]*[.D71]*[.E71]" office:value-type="float" office:value="1163027.8">
            <text:p>1163027.8</text:p>
          </table:table-cell>
          <table:table-cell table:formula="of:=[.G71]*[.C71]*[.D71]*[.E71]" office:value-type="float" office:value="1163027.8">
            <text:p>1163027.8</text:p>
          </table:table-cell>
          <table:table-cell table:formula="of:=[.G71]*[.B71]*[.C71]*[.D71]*[.E71]" office:value-type="float" office:value="1163027.8">
            <text:p>1163027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J73]" office:value-type="float" office:value="1774974.4">
            <text:p>1774974.4</text:p>
          </table:table-cell>
          <table:table-cell table:formula="of:=[.G72]*[.B72]" office:value-type="float" office:value="1774974.4">
            <text:p>1774974.4</text:p>
          </table:table-cell>
          <table:table-cell table:formula="of:=[.G72]*[.C72]" office:value-type="float" office:value="-1774974.4">
            <text:p>-1774974.4</text:p>
          </table:table-cell>
          <table:table-cell table:formula="of:=[.G72]*[.D72]" office:value-type="float" office:value="1774974.4">
            <text:p>1774974.4</text:p>
          </table:table-cell>
          <table:table-cell table:formula="of:=[.G72]*[.E72]" office:value-type="float" office:value="1774974.4">
            <text:p>1774974.4</text:p>
          </table:table-cell>
          <table:table-cell table:formula="of:=[.G72]*[.B72]*[.C72]" office:value-type="float" office:value="-1774974.4">
            <text:p>-1774974.4</text:p>
          </table:table-cell>
          <table:table-cell table:formula="of:=[.G72]*[.B72]*[.D72]" office:value-type="float" office:value="1774974.4">
            <text:p>1774974.4</text:p>
          </table:table-cell>
          <table:table-cell table:formula="of:=[.G72]*[.B72]*[.E72]" office:value-type="float" office:value="1774974.4">
            <text:p>1774974.4</text:p>
          </table:table-cell>
          <table:table-cell table:formula="of:=[.G72]*[.C72]*[.D72]" office:value-type="float" office:value="-1774974.4">
            <text:p>-1774974.4</text:p>
          </table:table-cell>
          <table:table-cell table:formula="of:=[.G72]*[.C72]*[.E72]" office:value-type="float" office:value="-1774974.4">
            <text:p>-1774974.4</text:p>
          </table:table-cell>
          <table:table-cell table:formula="of:=[.G72]*[.D72]*[.E72]" office:value-type="float" office:value="1774974.4">
            <text:p>1774974.4</text:p>
          </table:table-cell>
          <table:table-cell table:formula="of:=[.G72]*[.B72]*[.C72]*[.D72]" office:value-type="float" office:value="-1774974.4">
            <text:p>-1774974.4</text:p>
          </table:table-cell>
          <table:table-cell table:formula="of:=[.G72]*[.B72]*[.C72]*[.E72]" office:value-type="float" office:value="-1774974.4">
            <text:p>-1774974.4</text:p>
          </table:table-cell>
          <table:table-cell table:formula="of:=[.G72]*[.B72]*[.D72]*[.E72]" office:value-type="float" office:value="1774974.4">
            <text:p>1774974.4</text:p>
          </table:table-cell>
          <table:table-cell table:formula="of:=[.G72]*[.C72]*[.D72]*[.E72]" office:value-type="float" office:value="-1774974.4">
            <text:p>-1774974.4</text:p>
          </table:table-cell>
          <table:table-cell table:formula="of:=[.G72]*[.B72]*[.C72]*[.D72]*[.E72]" office:value-type="float" office:value="-1774974.4">
            <text:p>-1774974.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J74]" office:value-type="float" office:value="1295184.2">
            <text:p>1295184.2</text:p>
          </table:table-cell>
          <table:table-cell table:formula="of:=[.G73]*[.B73]" office:value-type="float" office:value="1295184.2">
            <text:p>1295184.2</text:p>
          </table:table-cell>
          <table:table-cell table:formula="of:=[.G73]*[.C73]" office:value-type="float" office:value="-1295184.2">
            <text:p>-1295184.2</text:p>
          </table:table-cell>
          <table:table-cell table:formula="of:=[.G73]*[.D73]" office:value-type="float" office:value="1295184.2">
            <text:p>1295184.2</text:p>
          </table:table-cell>
          <table:table-cell table:formula="of:=[.G73]*[.E73]" office:value-type="float" office:value="-1295184.2">
            <text:p>-1295184.2</text:p>
          </table:table-cell>
          <table:table-cell table:formula="of:=[.G73]*[.B73]*[.C73]" office:value-type="float" office:value="-1295184.2">
            <text:p>-1295184.2</text:p>
          </table:table-cell>
          <table:table-cell table:formula="of:=[.G73]*[.B73]*[.D73]" office:value-type="float" office:value="1295184.2">
            <text:p>1295184.2</text:p>
          </table:table-cell>
          <table:table-cell table:formula="of:=[.G73]*[.B73]*[.E73]" office:value-type="float" office:value="-1295184.2">
            <text:p>-1295184.2</text:p>
          </table:table-cell>
          <table:table-cell table:formula="of:=[.G73]*[.C73]*[.D73]" office:value-type="float" office:value="-1295184.2">
            <text:p>-1295184.2</text:p>
          </table:table-cell>
          <table:table-cell table:formula="of:=[.G73]*[.C73]*[.E73]" office:value-type="float" office:value="1295184.2">
            <text:p>1295184.2</text:p>
          </table:table-cell>
          <table:table-cell table:formula="of:=[.G73]*[.D73]*[.E73]" office:value-type="float" office:value="-1295184.2">
            <text:p>-1295184.2</text:p>
          </table:table-cell>
          <table:table-cell table:formula="of:=[.G73]*[.B73]*[.C73]*[.D73]" office:value-type="float" office:value="-1295184.2">
            <text:p>-1295184.2</text:p>
          </table:table-cell>
          <table:table-cell table:formula="of:=[.G73]*[.B73]*[.C73]*[.E73]" office:value-type="float" office:value="1295184.2">
            <text:p>1295184.2</text:p>
          </table:table-cell>
          <table:table-cell table:formula="of:=[.G73]*[.B73]*[.D73]*[.E73]" office:value-type="float" office:value="-1295184.2">
            <text:p>-1295184.2</text:p>
          </table:table-cell>
          <table:table-cell table:formula="of:=[.G73]*[.C73]*[.D73]*[.E73]" office:value-type="float" office:value="1295184.2">
            <text:p>1295184.2</text:p>
          </table:table-cell>
          <table:table-cell table:formula="of:=[.G73]*[.B73]*[.C73]*[.D73]*[.E73]" office:value-type="float" office:value="1295184.2">
            <text:p>1295184.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J75]" office:value-type="float" office:value="1574028.7">
            <text:p>1574028.7</text:p>
          </table:table-cell>
          <table:table-cell table:formula="of:=[.G74]*[.B74]" office:value-type="float" office:value="1574028.7">
            <text:p>1574028.7</text:p>
          </table:table-cell>
          <table:table-cell table:formula="of:=[.G74]*[.C74]" office:value-type="float" office:value="-1574028.7">
            <text:p>-1574028.7</text:p>
          </table:table-cell>
          <table:table-cell table:formula="of:=[.G74]*[.D74]" office:value-type="float" office:value="-1574028.7">
            <text:p>-1574028.7</text:p>
          </table:table-cell>
          <table:table-cell table:formula="of:=[.G74]*[.E74]" office:value-type="float" office:value="1574028.7">
            <text:p>1574028.7</text:p>
          </table:table-cell>
          <table:table-cell table:formula="of:=[.G74]*[.B74]*[.C74]" office:value-type="float" office:value="-1574028.7">
            <text:p>-1574028.7</text:p>
          </table:table-cell>
          <table:table-cell table:formula="of:=[.G74]*[.B74]*[.D74]" office:value-type="float" office:value="-1574028.7">
            <text:p>-1574028.7</text:p>
          </table:table-cell>
          <table:table-cell table:formula="of:=[.G74]*[.B74]*[.E74]" office:value-type="float" office:value="1574028.7">
            <text:p>1574028.7</text:p>
          </table:table-cell>
          <table:table-cell table:formula="of:=[.G74]*[.C74]*[.D74]" office:value-type="float" office:value="1574028.7">
            <text:p>1574028.7</text:p>
          </table:table-cell>
          <table:table-cell table:formula="of:=[.G74]*[.C74]*[.E74]" office:value-type="float" office:value="-1574028.7">
            <text:p>-1574028.7</text:p>
          </table:table-cell>
          <table:table-cell table:formula="of:=[.G74]*[.D74]*[.E74]" office:value-type="float" office:value="-1574028.7">
            <text:p>-1574028.7</text:p>
          </table:table-cell>
          <table:table-cell table:formula="of:=[.G74]*[.B74]*[.C74]*[.D74]" office:value-type="float" office:value="1574028.7">
            <text:p>1574028.7</text:p>
          </table:table-cell>
          <table:table-cell table:formula="of:=[.G74]*[.B74]*[.C74]*[.E74]" office:value-type="float" office:value="-1574028.7">
            <text:p>-1574028.7</text:p>
          </table:table-cell>
          <table:table-cell table:formula="of:=[.G74]*[.B74]*[.D74]*[.E74]" office:value-type="float" office:value="-1574028.7">
            <text:p>-1574028.7</text:p>
          </table:table-cell>
          <table:table-cell table:formula="of:=[.G74]*[.C74]*[.D74]*[.E74]" office:value-type="float" office:value="1574028.7">
            <text:p>1574028.7</text:p>
          </table:table-cell>
          <table:table-cell table:formula="of:=[.G74]*[.B74]*[.C74]*[.D74]*[.E74]" office:value-type="float" office:value="1574028.7">
            <text:p>1574028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J76]" office:value-type="float" office:value="1172115.5">
            <text:p>1172115.5</text:p>
          </table:table-cell>
          <table:table-cell table:formula="of:=[.G75]*[.B75]" office:value-type="float" office:value="1172115.5">
            <text:p>1172115.5</text:p>
          </table:table-cell>
          <table:table-cell table:formula="of:=[.G75]*[.C75]" office:value-type="float" office:value="-1172115.5">
            <text:p>-1172115.5</text:p>
          </table:table-cell>
          <table:table-cell table:formula="of:=[.G75]*[.D75]" office:value-type="float" office:value="-1172115.5">
            <text:p>-1172115.5</text:p>
          </table:table-cell>
          <table:table-cell table:formula="of:=[.G75]*[.E75]" office:value-type="float" office:value="-1172115.5">
            <text:p>-1172115.5</text:p>
          </table:table-cell>
          <table:table-cell table:formula="of:=[.G75]*[.B75]*[.C75]" office:value-type="float" office:value="-1172115.5">
            <text:p>-1172115.5</text:p>
          </table:table-cell>
          <table:table-cell table:formula="of:=[.G75]*[.B75]*[.D75]" office:value-type="float" office:value="-1172115.5">
            <text:p>-1172115.5</text:p>
          </table:table-cell>
          <table:table-cell table:formula="of:=[.G75]*[.B75]*[.E75]" office:value-type="float" office:value="-1172115.5">
            <text:p>-1172115.5</text:p>
          </table:table-cell>
          <table:table-cell table:formula="of:=[.G75]*[.C75]*[.D75]" office:value-type="float" office:value="1172115.5">
            <text:p>1172115.5</text:p>
          </table:table-cell>
          <table:table-cell table:formula="of:=[.G75]*[.C75]*[.E75]" office:value-type="float" office:value="1172115.5">
            <text:p>1172115.5</text:p>
          </table:table-cell>
          <table:table-cell table:formula="of:=[.G75]*[.D75]*[.E75]" office:value-type="float" office:value="1172115.5">
            <text:p>1172115.5</text:p>
          </table:table-cell>
          <table:table-cell table:formula="of:=[.G75]*[.B75]*[.C75]*[.D75]" office:value-type="float" office:value="1172115.5">
            <text:p>1172115.5</text:p>
          </table:table-cell>
          <table:table-cell table:formula="of:=[.G75]*[.B75]*[.C75]*[.E75]" office:value-type="float" office:value="1172115.5">
            <text:p>1172115.5</text:p>
          </table:table-cell>
          <table:table-cell table:formula="of:=[.G75]*[.B75]*[.D75]*[.E75]" office:value-type="float" office:value="1172115.5">
            <text:p>1172115.5</text:p>
          </table:table-cell>
          <table:table-cell table:formula="of:=[.G75]*[.C75]*[.D75]*[.E75]" office:value-type="float" office:value="-1172115.5">
            <text:p>-1172115.5</text:p>
          </table:table-cell>
          <table:table-cell table:formula="of:=[.G75]*[.B75]*[.C75]*[.D75]*[.E75]" office:value-type="float" office:value="-1172115.5">
            <text:p>-1172115.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K69]" office:value-type="float" office:value="1563554.9">
            <text:p>1563554.9</text:p>
          </table:table-cell>
          <table:table-cell table:formula="of:=[.G76]*[.B76]" office:value-type="float" office:value="-1563554.9">
            <text:p>-1563554.9</text:p>
          </table:table-cell>
          <table:table-cell table:formula="of:=[.G76]*[.C76]" office:value-type="float" office:value="1563554.9">
            <text:p>1563554.9</text:p>
          </table:table-cell>
          <table:table-cell table:formula="of:=[.G76]*[.D76]" office:value-type="float" office:value="1563554.9">
            <text:p>1563554.9</text:p>
          </table:table-cell>
          <table:table-cell table:formula="of:=[.G76]*[.E76]" office:value-type="float" office:value="1563554.9">
            <text:p>1563554.9</text:p>
          </table:table-cell>
          <table:table-cell table:formula="of:=[.G76]*[.B76]*[.C76]" office:value-type="float" office:value="-1563554.9">
            <text:p>-1563554.9</text:p>
          </table:table-cell>
          <table:table-cell table:formula="of:=[.G76]*[.B76]*[.D76]" office:value-type="float" office:value="-1563554.9">
            <text:p>-1563554.9</text:p>
          </table:table-cell>
          <table:table-cell table:formula="of:=[.G76]*[.B76]*[.E76]" office:value-type="float" office:value="-1563554.9">
            <text:p>-1563554.9</text:p>
          </table:table-cell>
          <table:table-cell table:formula="of:=[.G76]*[.C76]*[.D76]" office:value-type="float" office:value="1563554.9">
            <text:p>1563554.9</text:p>
          </table:table-cell>
          <table:table-cell table:formula="of:=[.G76]*[.C76]*[.E76]" office:value-type="float" office:value="1563554.9">
            <text:p>1563554.9</text:p>
          </table:table-cell>
          <table:table-cell table:formula="of:=[.G76]*[.D76]*[.E76]" office:value-type="float" office:value="1563554.9">
            <text:p>1563554.9</text:p>
          </table:table-cell>
          <table:table-cell table:formula="of:=[.G76]*[.B76]*[.C76]*[.D76]" office:value-type="float" office:value="-1563554.9">
            <text:p>-1563554.9</text:p>
          </table:table-cell>
          <table:table-cell table:formula="of:=[.G76]*[.B76]*[.C76]*[.E76]" office:value-type="float" office:value="-1563554.9">
            <text:p>-1563554.9</text:p>
          </table:table-cell>
          <table:table-cell table:formula="of:=[.G76]*[.B76]*[.D76]*[.E76]" office:value-type="float" office:value="-1563554.9">
            <text:p>-1563554.9</text:p>
          </table:table-cell>
          <table:table-cell table:formula="of:=[.G76]*[.C76]*[.D76]*[.E76]" office:value-type="float" office:value="1563554.9">
            <text:p>1563554.9</text:p>
          </table:table-cell>
          <table:table-cell table:formula="of:=[.G76]*[.B76]*[.C76]*[.D76]*[.E76]" office:value-type="float" office:value="-1563554.9">
            <text:p>-1563554.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0]" office:value-type="float" office:value="1146000.4">
            <text:p>1146000.4</text:p>
          </table:table-cell>
          <table:table-cell table:formula="of:=[.G77]*[.B77]" office:value-type="float" office:value="-1146000.4">
            <text:p>-1146000.4</text:p>
          </table:table-cell>
          <table:table-cell table:formula="of:=[.G77]*[.C77]" office:value-type="float" office:value="1146000.4">
            <text:p>1146000.4</text:p>
          </table:table-cell>
          <table:table-cell table:formula="of:=[.G77]*[.D77]" office:value-type="float" office:value="1146000.4">
            <text:p>1146000.4</text:p>
          </table:table-cell>
          <table:table-cell table:formula="of:=[.G77]*[.E77]" office:value-type="float" office:value="-1146000.4">
            <text:p>-1146000.4</text:p>
          </table:table-cell>
          <table:table-cell table:formula="of:=[.G77]*[.B77]*[.C77]" office:value-type="float" office:value="-1146000.4">
            <text:p>-1146000.4</text:p>
          </table:table-cell>
          <table:table-cell table:formula="of:=[.G77]*[.B77]*[.D77]" office:value-type="float" office:value="-1146000.4">
            <text:p>-1146000.4</text:p>
          </table:table-cell>
          <table:table-cell table:formula="of:=[.G77]*[.B77]*[.E77]" office:value-type="float" office:value="1146000.4">
            <text:p>1146000.4</text:p>
          </table:table-cell>
          <table:table-cell table:formula="of:=[.G77]*[.C77]*[.D77]" office:value-type="float" office:value="1146000.4">
            <text:p>1146000.4</text:p>
          </table:table-cell>
          <table:table-cell table:formula="of:=[.G77]*[.C77]*[.E77]" office:value-type="float" office:value="-1146000.4">
            <text:p>-1146000.4</text:p>
          </table:table-cell>
          <table:table-cell table:formula="of:=[.G77]*[.D77]*[.E77]" office:value-type="float" office:value="-1146000.4">
            <text:p>-1146000.4</text:p>
          </table:table-cell>
          <table:table-cell table:formula="of:=[.G77]*[.B77]*[.C77]*[.D77]" office:value-type="float" office:value="-1146000.4">
            <text:p>-1146000.4</text:p>
          </table:table-cell>
          <table:table-cell table:formula="of:=[.G77]*[.B77]*[.C77]*[.E77]" office:value-type="float" office:value="1146000.4">
            <text:p>1146000.4</text:p>
          </table:table-cell>
          <table:table-cell table:formula="of:=[.G77]*[.B77]*[.D77]*[.E77]" office:value-type="float" office:value="1146000.4">
            <text:p>1146000.4</text:p>
          </table:table-cell>
          <table:table-cell table:formula="of:=[.G77]*[.C77]*[.D77]*[.E77]" office:value-type="float" office:value="-1146000.4">
            <text:p>-1146000.4</text:p>
          </table:table-cell>
          <table:table-cell table:formula="of:=[.G77]*[.B77]*[.C77]*[.D77]*[.E77]" office:value-type="float" office:value="1146000.4">
            <text:p>1146000.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1]" office:value-type="float" office:value="1062043.7">
            <text:p>1062043.7</text:p>
          </table:table-cell>
          <table:table-cell table:formula="of:=[.G78]*[.B78]" office:value-type="float" office:value="-1062043.7">
            <text:p>-1062043.7</text:p>
          </table:table-cell>
          <table:table-cell table:formula="of:=[.G78]*[.C78]" office:value-type="float" office:value="1062043.7">
            <text:p>1062043.7</text:p>
          </table:table-cell>
          <table:table-cell table:formula="of:=[.G78]*[.D78]" office:value-type="float" office:value="-1062043.7">
            <text:p>-1062043.7</text:p>
          </table:table-cell>
          <table:table-cell table:formula="of:=[.G78]*[.E78]" office:value-type="float" office:value="1062043.7">
            <text:p>1062043.7</text:p>
          </table:table-cell>
          <table:table-cell table:formula="of:=[.G78]*[.B78]*[.C78]" office:value-type="float" office:value="-1062043.7">
            <text:p>-1062043.7</text:p>
          </table:table-cell>
          <table:table-cell table:formula="of:=[.G78]*[.B78]*[.D78]" office:value-type="float" office:value="1062043.7">
            <text:p>1062043.7</text:p>
          </table:table-cell>
          <table:table-cell table:formula="of:=[.G78]*[.B78]*[.E78]" office:value-type="float" office:value="-1062043.7">
            <text:p>-1062043.7</text:p>
          </table:table-cell>
          <table:table-cell table:formula="of:=[.G78]*[.C78]*[.D78]" office:value-type="float" office:value="-1062043.7">
            <text:p>-1062043.7</text:p>
          </table:table-cell>
          <table:table-cell table:formula="of:=[.G78]*[.C78]*[.E78]" office:value-type="float" office:value="1062043.7">
            <text:p>1062043.7</text:p>
          </table:table-cell>
          <table:table-cell table:formula="of:=[.G78]*[.D78]*[.E78]" office:value-type="float" office:value="-1062043.7">
            <text:p>-1062043.7</text:p>
          </table:table-cell>
          <table:table-cell table:formula="of:=[.G78]*[.B78]*[.C78]*[.D78]" office:value-type="float" office:value="1062043.7">
            <text:p>1062043.7</text:p>
          </table:table-cell>
          <table:table-cell table:formula="of:=[.G78]*[.B78]*[.C78]*[.E78]" office:value-type="float" office:value="-1062043.7">
            <text:p>-1062043.7</text:p>
          </table:table-cell>
          <table:table-cell table:formula="of:=[.G78]*[.B78]*[.D78]*[.E78]" office:value-type="float" office:value="1062043.7">
            <text:p>1062043.7</text:p>
          </table:table-cell>
          <table:table-cell table:formula="of:=[.G78]*[.C78]*[.D78]*[.E78]" office:value-type="float" office:value="-1062043.7">
            <text:p>-1062043.7</text:p>
          </table:table-cell>
          <table:table-cell table:formula="of:=[.G78]*[.B78]*[.C78]*[.D78]*[.E78]" office:value-type="float" office:value="1062043.7">
            <text:p>1062043.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K72]" office:value-type="float" office:value="709537.5">
            <text:p>709537.5</text:p>
          </table:table-cell>
          <table:table-cell table:formula="of:=[.G79]*[.B79]" office:value-type="float" office:value="-709537.5">
            <text:p>-709537.5</text:p>
          </table:table-cell>
          <table:table-cell table:formula="of:=[.G79]*[.C79]" office:value-type="float" office:value="709537.5">
            <text:p>709537.5</text:p>
          </table:table-cell>
          <table:table-cell table:formula="of:=[.G79]*[.D79]" office:value-type="float" office:value="-709537.5">
            <text:p>-709537.5</text:p>
          </table:table-cell>
          <table:table-cell table:formula="of:=[.G79]*[.E79]" office:value-type="float" office:value="-709537.5">
            <text:p>-709537.5</text:p>
          </table:table-cell>
          <table:table-cell table:formula="of:=[.G79]*[.B79]*[.C79]" office:value-type="float" office:value="-709537.5">
            <text:p>-709537.5</text:p>
          </table:table-cell>
          <table:table-cell table:formula="of:=[.G79]*[.B79]*[.D79]" office:value-type="float" office:value="709537.5">
            <text:p>709537.5</text:p>
          </table:table-cell>
          <table:table-cell table:formula="of:=[.G79]*[.B79]*[.E79]" office:value-type="float" office:value="709537.5">
            <text:p>709537.5</text:p>
          </table:table-cell>
          <table:table-cell table:formula="of:=[.G79]*[.C79]*[.D79]" office:value-type="float" office:value="-709537.5">
            <text:p>-709537.5</text:p>
          </table:table-cell>
          <table:table-cell table:formula="of:=[.G79]*[.C79]*[.E79]" office:value-type="float" office:value="-709537.5">
            <text:p>-709537.5</text:p>
          </table:table-cell>
          <table:table-cell table:formula="of:=[.G79]*[.D79]*[.E79]" office:value-type="float" office:value="709537.5">
            <text:p>709537.5</text:p>
          </table:table-cell>
          <table:table-cell table:formula="of:=[.G79]*[.B79]*[.C79]*[.D79]" office:value-type="float" office:value="709537.5">
            <text:p>709537.5</text:p>
          </table:table-cell>
          <table:table-cell table:formula="of:=[.G79]*[.B79]*[.C79]*[.E79]" office:value-type="float" office:value="709537.5">
            <text:p>709537.5</text:p>
          </table:table-cell>
          <table:table-cell table:formula="of:=[.G79]*[.B79]*[.D79]*[.E79]" office:value-type="float" office:value="-709537.5">
            <text:p>-709537.5</text:p>
          </table:table-cell>
          <table:table-cell table:formula="of:=[.G79]*[.C79]*[.D79]*[.E79]" office:value-type="float" office:value="709537.5">
            <text:p>709537.5</text:p>
          </table:table-cell>
          <table:table-cell table:formula="of:=[.G79]*[.B79]*[.C79]*[.D79]*[.E79]" office:value-type="float" office:value="-709537.5">
            <text:p>-709537.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K73]" office:value-type="float" office:value="1547159.7">
            <text:p>1547159.7</text:p>
          </table:table-cell>
          <table:table-cell table:formula="of:=[.G80]*[.B80]" office:value-type="float" office:value="-1547159.7">
            <text:p>-1547159.7</text:p>
          </table:table-cell>
          <table:table-cell table:formula="of:=[.G80]*[.C80]" office:value-type="float" office:value="-1547159.7">
            <text:p>-1547159.7</text:p>
          </table:table-cell>
          <table:table-cell table:formula="of:=[.G80]*[.D80]" office:value-type="float" office:value="1547159.7">
            <text:p>1547159.7</text:p>
          </table:table-cell>
          <table:table-cell table:formula="of:=[.G80]*[.E80]" office:value-type="float" office:value="1547159.7">
            <text:p>1547159.7</text:p>
          </table:table-cell>
          <table:table-cell table:formula="of:=[.G80]*[.B80]*[.C80]" office:value-type="float" office:value="1547159.7">
            <text:p>1547159.7</text:p>
          </table:table-cell>
          <table:table-cell table:formula="of:=[.G80]*[.B80]*[.D80]" office:value-type="float" office:value="-1547159.7">
            <text:p>-1547159.7</text:p>
          </table:table-cell>
          <table:table-cell table:formula="of:=[.G80]*[.B80]*[.E80]" office:value-type="float" office:value="-1547159.7">
            <text:p>-1547159.7</text:p>
          </table:table-cell>
          <table:table-cell table:formula="of:=[.G80]*[.C80]*[.D80]" office:value-type="float" office:value="-1547159.7">
            <text:p>-1547159.7</text:p>
          </table:table-cell>
          <table:table-cell table:formula="of:=[.G80]*[.C80]*[.E80]" office:value-type="float" office:value="-1547159.7">
            <text:p>-1547159.7</text:p>
          </table:table-cell>
          <table:table-cell table:formula="of:=[.G80]*[.D80]*[.E80]" office:value-type="float" office:value="1547159.7">
            <text:p>1547159.7</text:p>
          </table:table-cell>
          <table:table-cell table:formula="of:=[.G80]*[.B80]*[.C80]*[.D80]" office:value-type="float" office:value="1547159.7">
            <text:p>1547159.7</text:p>
          </table:table-cell>
          <table:table-cell table:formula="of:=[.G80]*[.B80]*[.C80]*[.E80]" office:value-type="float" office:value="1547159.7">
            <text:p>1547159.7</text:p>
          </table:table-cell>
          <table:table-cell table:formula="of:=[.G80]*[.B80]*[.D80]*[.E80]" office:value-type="float" office:value="-1547159.7">
            <text:p>-1547159.7</text:p>
          </table:table-cell>
          <table:table-cell table:formula="of:=[.G80]*[.C80]*[.D80]*[.E80]" office:value-type="float" office:value="-1547159.7">
            <text:p>-1547159.7</text:p>
          </table:table-cell>
          <table:table-cell table:formula="of:=[.G80]*[.B80]*[.C80]*[.D80]*[.E80]" office:value-type="float" office:value="1547159.7">
            <text:p>1547159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4]" office:value-type="float" office:value="1115067.6">
            <text:p>1115067.6</text:p>
          </table:table-cell>
          <table:table-cell table:formula="of:=[.G81]*[.B81]" office:value-type="float" office:value="-1115067.6">
            <text:p>-1115067.6</text:p>
          </table:table-cell>
          <table:table-cell table:formula="of:=[.G81]*[.C81]" office:value-type="float" office:value="-1115067.6">
            <text:p>-1115067.6</text:p>
          </table:table-cell>
          <table:table-cell table:formula="of:=[.G81]*[.D81]" office:value-type="float" office:value="1115067.6">
            <text:p>1115067.6</text:p>
          </table:table-cell>
          <table:table-cell table:formula="of:=[.G81]*[.E81]" office:value-type="float" office:value="-1115067.6">
            <text:p>-1115067.6</text:p>
          </table:table-cell>
          <table:table-cell table:formula="of:=[.G81]*[.B81]*[.C81]" office:value-type="float" office:value="1115067.6">
            <text:p>1115067.6</text:p>
          </table:table-cell>
          <table:table-cell table:formula="of:=[.G81]*[.B81]*[.D81]" office:value-type="float" office:value="-1115067.6">
            <text:p>-1115067.6</text:p>
          </table:table-cell>
          <table:table-cell table:formula="of:=[.G81]*[.B81]*[.E81]" office:value-type="float" office:value="1115067.6">
            <text:p>1115067.6</text:p>
          </table:table-cell>
          <table:table-cell table:formula="of:=[.G81]*[.C81]*[.D81]" office:value-type="float" office:value="-1115067.6">
            <text:p>-1115067.6</text:p>
          </table:table-cell>
          <table:table-cell table:formula="of:=[.G81]*[.C81]*[.E81]" office:value-type="float" office:value="1115067.6">
            <text:p>1115067.6</text:p>
          </table:table-cell>
          <table:table-cell table:formula="of:=[.G81]*[.D81]*[.E81]" office:value-type="float" office:value="-1115067.6">
            <text:p>-1115067.6</text:p>
          </table:table-cell>
          <table:table-cell table:formula="of:=[.G81]*[.B81]*[.C81]*[.D81]" office:value-type="float" office:value="1115067.6">
            <text:p>1115067.6</text:p>
          </table:table-cell>
          <table:table-cell table:formula="of:=[.G81]*[.B81]*[.C81]*[.E81]" office:value-type="float" office:value="-1115067.6">
            <text:p>-1115067.6</text:p>
          </table:table-cell>
          <table:table-cell table:formula="of:=[.G81]*[.B81]*[.D81]*[.E81]" office:value-type="float" office:value="1115067.6">
            <text:p>1115067.6</text:p>
          </table:table-cell>
          <table:table-cell table:formula="of:=[.G81]*[.C81]*[.D81]*[.E81]" office:value-type="float" office:value="1115067.6">
            <text:p>1115067.6</text:p>
          </table:table-cell>
          <table:table-cell table:formula="of:=[.G81]*[.B81]*[.C81]*[.D81]*[.E81]" office:value-type="float" office:value="-1115067.6">
            <text:p>-1115067.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5]" office:value-type="float" office:value="956484.3">
            <text:p>956484.3</text:p>
          </table:table-cell>
          <table:table-cell table:formula="of:=[.G82]*[.B82]" office:value-type="float" office:value="-956484.3">
            <text:p>-956484.3</text:p>
          </table:table-cell>
          <table:table-cell table:formula="of:=[.G82]*[.C82]" office:value-type="float" office:value="-956484.3">
            <text:p>-956484.3</text:p>
          </table:table-cell>
          <table:table-cell table:formula="of:=[.G82]*[.D82]" office:value-type="float" office:value="-956484.3">
            <text:p>-956484.3</text:p>
          </table:table-cell>
          <table:table-cell table:formula="of:=[.G82]*[.E82]" office:value-type="float" office:value="956484.3">
            <text:p>956484.3</text:p>
          </table:table-cell>
          <table:table-cell table:formula="of:=[.G82]*[.B82]*[.C82]" office:value-type="float" office:value="956484.3">
            <text:p>956484.3</text:p>
          </table:table-cell>
          <table:table-cell table:formula="of:=[.G82]*[.B82]*[.D82]" office:value-type="float" office:value="956484.3">
            <text:p>956484.3</text:p>
          </table:table-cell>
          <table:table-cell table:formula="of:=[.G82]*[.B82]*[.E82]" office:value-type="float" office:value="-956484.3">
            <text:p>-956484.3</text:p>
          </table:table-cell>
          <table:table-cell table:formula="of:=[.G82]*[.C82]*[.D82]" office:value-type="float" office:value="956484.3">
            <text:p>956484.3</text:p>
          </table:table-cell>
          <table:table-cell table:formula="of:=[.G82]*[.C82]*[.E82]" office:value-type="float" office:value="-956484.3">
            <text:p>-956484.3</text:p>
          </table:table-cell>
          <table:table-cell table:formula="of:=[.G82]*[.D82]*[.E82]" office:value-type="float" office:value="-956484.3">
            <text:p>-956484.3</text:p>
          </table:table-cell>
          <table:table-cell table:formula="of:=[.G82]*[.B82]*[.C82]*[.D82]" office:value-type="float" office:value="-956484.3">
            <text:p>-956484.3</text:p>
          </table:table-cell>
          <table:table-cell table:formula="of:=[.G82]*[.B82]*[.C82]*[.E82]" office:value-type="float" office:value="956484.3">
            <text:p>956484.3</text:p>
          </table:table-cell>
          <table:table-cell table:formula="of:=[.G82]*[.B82]*[.D82]*[.E82]" office:value-type="float" office:value="956484.3">
            <text:p>956484.3</text:p>
          </table:table-cell>
          <table:table-cell table:formula="of:=[.G82]*[.C82]*[.D82]*[.E82]" office:value-type="float" office:value="956484.3">
            <text:p>956484.3</text:p>
          </table:table-cell>
          <table:table-cell table:formula="of:=[.G82]*[.B82]*[.C82]*[.D82]*[.E82]" office:value-type="float" office:value="-956484.3">
            <text:p>-956484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K76]" office:value-type="float" office:value="642212.5">
            <text:p>642212.5</text:p>
          </table:table-cell>
          <table:table-cell table:formula="of:=[.G83]*[.B83]" office:value-type="float" office:value="-642212.5">
            <text:p>-642212.5</text:p>
          </table:table-cell>
          <table:table-cell table:formula="of:=[.G83]*[.C83]" office:value-type="float" office:value="-642212.5">
            <text:p>-642212.5</text:p>
          </table:table-cell>
          <table:table-cell table:formula="of:=[.G83]*[.D83]" office:value-type="float" office:value="-642212.5">
            <text:p>-642212.5</text:p>
          </table:table-cell>
          <table:table-cell table:formula="of:=[.G83]*[.E83]" office:value-type="float" office:value="-642212.5">
            <text:p>-642212.5</text:p>
          </table:table-cell>
          <table:table-cell table:formula="of:=[.G83]*[.B83]*[.C83]" office:value-type="float" office:value="642212.5">
            <text:p>642212.5</text:p>
          </table:table-cell>
          <table:table-cell table:formula="of:=[.G83]*[.B83]*[.D83]" office:value-type="float" office:value="642212.5">
            <text:p>642212.5</text:p>
          </table:table-cell>
          <table:table-cell table:formula="of:=[.G83]*[.B83]*[.E83]" office:value-type="float" office:value="642212.5">
            <text:p>642212.5</text:p>
          </table:table-cell>
          <table:table-cell table:formula="of:=[.G83]*[.C83]*[.D83]" office:value-type="float" office:value="642212.5">
            <text:p>642212.5</text:p>
          </table:table-cell>
          <table:table-cell table:formula="of:=[.G83]*[.C83]*[.E83]" office:value-type="float" office:value="642212.5">
            <text:p>642212.5</text:p>
          </table:table-cell>
          <table:table-cell table:formula="of:=[.G83]*[.D83]*[.E83]" office:value-type="float" office:value="642212.5">
            <text:p>642212.5</text:p>
          </table:table-cell>
          <table:table-cell table:formula="of:=[.G83]*[.B83]*[.C83]*[.D83]" office:value-type="float" office:value="-642212.5">
            <text:p>-642212.5</text:p>
          </table:table-cell>
          <table:table-cell table:formula="of:=[.G83]*[.B83]*[.C83]*[.E83]" office:value-type="float" office:value="-642212.5">
            <text:p>-642212.5</text:p>
          </table:table-cell>
          <table:table-cell table:formula="of:=[.G83]*[.B83]*[.D83]*[.E83]" office:value-type="float" office:value="-642212.5">
            <text:p>-642212.5</text:p>
          </table:table-cell>
          <table:table-cell table:formula="of:=[.G83]*[.C83]*[.D83]*[.E83]" office:value-type="float" office:value="-642212.5">
            <text:p>-642212.5</text:p>
          </table:table-cell>
          <table:table-cell table:formula="of:=[.G83]*[.B83]*[.C83]*[.D83]*[.E83]" office:value-type="float" office:value="642212.5">
            <text:p>642212.5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67])" office:value-type="string" office:string-value="qA">
            <text:p>qA</text:p>
          </table:table-cell>
          <table:table-cell table:style-name="ce2" table:formula="of:=CONCATENATE(&quot;q&quot;;[.I67])" office:value-type="string" office:string-value="qB">
            <text:p>qB</text:p>
          </table:table-cell>
          <table:table-cell table:style-name="ce2" table:formula="of:=CONCATENATE(&quot;q&quot;;[.J67])" office:value-type="string" office:string-value="qC">
            <text:p>qC</text:p>
          </table:table-cell>
          <table:table-cell table:style-name="ce2" table:formula="of:=CONCATENATE(&quot;q&quot;;[.K67])" office:value-type="string" office:string-value="qD">
            <text:p>qD</text:p>
          </table:table-cell>
          <table:table-cell table:style-name="ce2" table:formula="of:=CONCATENATE(&quot;q&quot;;[.L67])" office:value-type="string" office:string-value="qAB">
            <text:p>qAB</text:p>
          </table:table-cell>
          <table:table-cell table:style-name="ce2" table:formula="of:=CONCATENATE(&quot;q&quot;;[.M67])" office:value-type="string" office:string-value="qAC">
            <text:p>qAC</text:p>
          </table:table-cell>
          <table:table-cell table:style-name="ce2" table:formula="of:=CONCATENATE(&quot;q&quot;;[.N67])" office:value-type="string" office:string-value="qAD">
            <text:p>qAD</text:p>
          </table:table-cell>
          <table:table-cell table:style-name="ce2" table:formula="of:=CONCATENATE(&quot;q&quot;;[.O67])" office:value-type="string" office:string-value="qBC">
            <text:p>qBC</text:p>
          </table:table-cell>
          <table:table-cell table:style-name="ce2" table:formula="of:=CONCATENATE(&quot;q&quot;;[.P67])" office:value-type="string" office:string-value="qBD">
            <text:p>qBD</text:p>
          </table:table-cell>
          <table:table-cell table:style-name="ce2" table:formula="of:=CONCATENATE(&quot;q&quot;;[.Q67])" office:value-type="string" office:string-value="qCD">
            <text:p>qCD</text:p>
          </table:table-cell>
          <table:table-cell table:style-name="ce2" table:formula="of:=CONCATENATE(&quot;q&quot;;[.R67])" office:value-type="string" office:string-value="qABC">
            <text:p>qABC</text:p>
          </table:table-cell>
          <table:table-cell table:style-name="ce2" table:formula="of:=CONCATENATE(&quot;q&quot;;[.S67])" office:value-type="string" office:string-value="qABD">
            <text:p>qABD</text:p>
          </table:table-cell>
          <table:table-cell table:style-name="ce2" table:formula="of:=CONCATENATE(&quot;q&quot;;[.T67])" office:value-type="string" office:string-value="qACD">
            <text:p>qACD</text:p>
          </table:table-cell>
          <table:table-cell table:style-name="ce2" table:formula="of:=CONCATENATE(&quot;q&quot;;[.U67])" office:value-type="string" office:string-value="qBCD">
            <text:p>qBCD</text:p>
          </table:table-cell>
          <table:table-cell table:style-name="ce2" table:formula="of:=CONCATENATE(&quot;q&quot;;[.V67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68:.H83])/16" office:value-type="float" office:value="171803.44375">
            <text:p>171803.44</text:p>
          </table:table-cell>
          <table:table-cell table:formula="of:=SUM([.I68:.I83])/16" office:value-type="float" office:value="4907.65625000002">
            <text:p>4907.66</text:p>
          </table:table-cell>
          <table:table-cell table:formula="of:=SUM([.J68:.J83])/16" office:value-type="float" office:value="163645.84375">
            <text:p>163645.84</text:p>
          </table:table-cell>
          <table:table-cell table:formula="of:=SUM([.K68:.K83])/16" office:value-type="float" office:value="191299.14375">
            <text:p>191299.14</text:p>
          </table:table-cell>
          <table:table-cell table:formula="of:=SUM([.L68:.L83])/16" office:value-type="float" office:value="-22618.8937499999">
            <text:p>-22618.89</text:p>
          </table:table-cell>
          <table:table-cell table:formula="of:=SUM([.M68:.M83])/16" office:value-type="float" office:value="-86542.2312500001">
            <text:p>-86542.23</text:p>
          </table:table-cell>
          <table:table-cell table:formula="of:=SUM([.N68:.N83])/16" office:value-type="float" office:value="1746.06874999996">
            <text:p>1746.07</text:p>
          </table:table-cell>
          <table:table-cell table:formula="of:=SUM([.O68:.O83])/16" office:value-type="float" office:value="-9797.26875">
            <text:p>-9797.27</text:p>
          </table:table-cell>
          <table:table-cell table:formula="of:=SUM([.P68:.P83])/16" office:value-type="float" office:value="-12209.26875">
            <text:p>-12209.27</text:p>
          </table:table-cell>
          <table:table-cell table:formula="of:=SUM([.Q68:.Q83])/16" office:value-type="float" office:value="12107.29375">
            <text:p>12107.29</text:p>
          </table:table-cell>
          <table:table-cell table:formula="of:=SUM([.R68:.R83])/16" office:value-type="float" office:value="5897.28125000004">
            <text:p>5897.28</text:p>
          </table:table-cell>
          <table:table-cell table:formula="of:=SUM([.S68:.S83])/16" office:value-type="float" office:value="-15171.36875">
            <text:p>-15171.37</text:p>
          </table:table-cell>
          <table:table-cell table:formula="of:=SUM([.T68:.T83])/16" office:value-type="float" office:value="-10751.28125">
            <text:p>-10751.28</text:p>
          </table:table-cell>
          <table:table-cell table:formula="of:=SUM([.U68:.U83])/16" office:value-type="float" office:value="-12354.86875">
            <text:p>-12354.87</text:p>
          </table:table-cell>
          <table:table-cell table:formula="of:=SUM([.V68:.V83])/16" office:value-type="float" office:value="-5758.36875000004">
            <text:p>-5758.37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67];&quot;²&quot;)" office:value-type="string" office:string-value="qA²">
            <text:p>qA²</text:p>
          </table:table-cell>
          <table:table-cell table:style-name="ce2" table:formula="of:=CONCATENATE(&quot;q&quot;;[.I67];&quot;²&quot;)" office:value-type="string" office:string-value="qB²">
            <text:p>qB²</text:p>
          </table:table-cell>
          <table:table-cell table:style-name="ce2" table:formula="of:=CONCATENATE(&quot;q&quot;;[.J67];&quot;²&quot;)" office:value-type="string" office:string-value="qC²">
            <text:p>qC²</text:p>
          </table:table-cell>
          <table:table-cell table:style-name="ce2" table:formula="of:=CONCATENATE(&quot;q&quot;;[.K67];&quot;²&quot;)" office:value-type="string" office:string-value="qD²">
            <text:p>qD²</text:p>
          </table:table-cell>
          <table:table-cell table:style-name="ce2" table:formula="of:=CONCATENATE(&quot;q&quot;;[.L67];&quot;²&quot;)" office:value-type="string" office:string-value="qAB²">
            <text:p>qAB²</text:p>
          </table:table-cell>
          <table:table-cell table:style-name="ce2" table:formula="of:=CONCATENATE(&quot;q&quot;;[.M67];&quot;²&quot;)" office:value-type="string" office:string-value="qAC²">
            <text:p>qAC²</text:p>
          </table:table-cell>
          <table:table-cell table:style-name="ce2" table:formula="of:=CONCATENATE(&quot;q&quot;;[.N67];&quot;²&quot;)" office:value-type="string" office:string-value="qAD²">
            <text:p>qAD²</text:p>
          </table:table-cell>
          <table:table-cell table:style-name="ce2" table:formula="of:=CONCATENATE(&quot;q&quot;;[.O67];&quot;²&quot;)" office:value-type="string" office:string-value="qBC²">
            <text:p>qBC²</text:p>
          </table:table-cell>
          <table:table-cell table:style-name="ce2" table:formula="of:=CONCATENATE(&quot;q&quot;;[.P67];&quot;²&quot;)" office:value-type="string" office:string-value="qBD²">
            <text:p>qBD²</text:p>
          </table:table-cell>
          <table:table-cell table:style-name="ce2" table:formula="of:=CONCATENATE(&quot;q&quot;;[.Q67];&quot;²&quot;)" office:value-type="string" office:string-value="qCD²">
            <text:p>qCD²</text:p>
          </table:table-cell>
          <table:table-cell table:style-name="ce2" table:formula="of:=CONCATENATE(&quot;q&quot;;[.R67];&quot;²&quot;)" office:value-type="string" office:string-value="qABC²">
            <text:p>qABC²</text:p>
          </table:table-cell>
          <table:table-cell table:style-name="ce2" table:formula="of:=CONCATENATE(&quot;q&quot;;[.S67];&quot;²&quot;)" office:value-type="string" office:string-value="qABD²">
            <text:p>qABD²</text:p>
          </table:table-cell>
          <table:table-cell table:style-name="ce2" table:formula="of:=CONCATENATE(&quot;q&quot;;[.T67];&quot;²&quot;)" office:value-type="string" office:string-value="qACD²">
            <text:p>qACD²</text:p>
          </table:table-cell>
          <table:table-cell table:style-name="ce2" table:formula="of:=CONCATENATE(&quot;q&quot;;[.U67];&quot;²&quot;)" office:value-type="string" office:string-value="qBCD²">
            <text:p>qBCD²</text:p>
          </table:table-cell>
          <table:table-cell table:style-name="ce2" table:formula="of:=CONCATENATE(&quot;q&quot;;[.V67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86];2)" office:value-type="float" office:value="29516423284.3594">
            <text:p>29516423284.36</text:p>
          </table:table-cell>
          <table:table-cell table:formula="of:=POWER([.I86];2)" office:value-type="float" office:value="24085089.8681642">
            <text:p>24085089.87</text:p>
          </table:table-cell>
          <table:table-cell table:formula="of:=POWER([.J86];2)" office:value-type="float" office:value="26779962176.6494">
            <text:p>26779962176.65</text:p>
          </table:table-cell>
          <table:table-cell table:formula="of:=POWER([.K86];2)" office:value-type="float" office:value="36595362399.4831">
            <text:p>36595362399.48</text:p>
          </table:table-cell>
          <table:table-cell table:formula="of:=POWER([.L86];2)" office:value-type="float" office:value="511614354.473787">
            <text:p>511614354.47</text:p>
          </table:table-cell>
          <table:table-cell table:formula="of:=POWER([.M86];2)" office:value-type="float" office:value="7489557789.72849">
            <text:p>7489557789.73</text:p>
          </table:table-cell>
          <table:table-cell table:formula="of:=POWER([.N86];2)" office:value-type="float" office:value="3048756.07972643">
            <text:p>3048756.08</text:p>
          </table:table-cell>
          <table:table-cell table:formula="of:=POWER([.O86];2)" office:value-type="float" office:value="95986474.9597266">
            <text:p>95986474.96</text:p>
          </table:table-cell>
          <table:table-cell table:formula="of:=POWER([.P86];2)" office:value-type="float" office:value="149066243.409727">
            <text:p>149066243.41</text:p>
          </table:table-cell>
          <table:table-cell table:formula="of:=POWER([.Q86];2)" office:value-type="float" office:value="146586561.948789">
            <text:p>146586561.95</text:p>
          </table:table-cell>
          <table:table-cell table:formula="of:=POWER([.R86];2)" office:value-type="float" office:value="34777926.1416021">
            <text:p>34777926.14</text:p>
          </table:table-cell>
          <table:table-cell table:formula="of:=POWER([.S86];2)" office:value-type="float" office:value="230170429.748477">
            <text:p>230170429.75</text:p>
          </table:table-cell>
          <table:table-cell table:formula="of:=POWER([.T86];2)" office:value-type="float" office:value="115590048.516601">
            <text:p>115590048.52</text:p>
          </table:table-cell>
          <table:table-cell table:formula="of:=POWER([.U86];2)" office:value-type="float" office:value="152642781.829726">
            <text:p>152642781.83</text:p>
          </table:table-cell>
          <table:table-cell table:formula="of:=POWER([.V86];2)" office:value-type="float" office:value="33158810.660977">
            <text:p>33158810.66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67])" office:value-type="string" office:string-value="SSA">
            <text:p>SSA</text:p>
          </table:table-cell>
          <table:table-cell table:style-name="ce2" table:formula="of:=CONCATENATE(&quot;SS&quot;;[.I67])" office:value-type="string" office:string-value="SSB">
            <text:p>SSB</text:p>
          </table:table-cell>
          <table:table-cell table:style-name="ce2" table:formula="of:=CONCATENATE(&quot;SS&quot;;[.J67])" office:value-type="string" office:string-value="SSC">
            <text:p>SSC</text:p>
          </table:table-cell>
          <table:table-cell table:style-name="ce2" table:formula="of:=CONCATENATE(&quot;SS&quot;;[.K67])" office:value-type="string" office:string-value="SSD">
            <text:p>SSD</text:p>
          </table:table-cell>
          <table:table-cell table:style-name="ce2" table:formula="of:=CONCATENATE(&quot;SS&quot;;[.L67])" office:value-type="string" office:string-value="SSAB">
            <text:p>SSAB</text:p>
          </table:table-cell>
          <table:table-cell table:style-name="ce2" table:formula="of:=CONCATENATE(&quot;SS&quot;;[.M67])" office:value-type="string" office:string-value="SSAC">
            <text:p>SSAC</text:p>
          </table:table-cell>
          <table:table-cell table:style-name="ce2" table:formula="of:=CONCATENATE(&quot;SS&quot;;[.N67])" office:value-type="string" office:string-value="SSAD">
            <text:p>SSAD</text:p>
          </table:table-cell>
          <table:table-cell table:style-name="ce2" table:formula="of:=CONCATENATE(&quot;SS&quot;;[.O67])" office:value-type="string" office:string-value="SSBC">
            <text:p>SSBC</text:p>
          </table:table-cell>
          <table:table-cell table:style-name="ce2" table:formula="of:=CONCATENATE(&quot;SS&quot;;[.P67])" office:value-type="string" office:string-value="SSBD">
            <text:p>SSBD</text:p>
          </table:table-cell>
          <table:table-cell table:style-name="ce2" table:formula="of:=CONCATENATE(&quot;SS&quot;;[.Q67])" office:value-type="string" office:string-value="SSCD">
            <text:p>SSCD</text:p>
          </table:table-cell>
          <table:table-cell table:style-name="ce2" table:formula="of:=CONCATENATE(&quot;SS&quot;;[.R67])" office:value-type="string" office:string-value="SSABC">
            <text:p>SSABC</text:p>
          </table:table-cell>
          <table:table-cell table:style-name="ce2" table:formula="of:=CONCATENATE(&quot;SS&quot;;[.S67])" office:value-type="string" office:string-value="SSABD">
            <text:p>SSABD</text:p>
          </table:table-cell>
          <table:table-cell table:style-name="ce2" table:formula="of:=CONCATENATE(&quot;SS&quot;;[.T67])" office:value-type="string" office:string-value="SSACD">
            <text:p>SSACD</text:p>
          </table:table-cell>
          <table:table-cell table:style-name="ce2" table:formula="of:=CONCATENATE(&quot;SS&quot;;[.U67])" office:value-type="string" office:string-value="SSBCD">
            <text:p>SSBCD</text:p>
          </table:table-cell>
          <table:table-cell table:style-name="ce2" table:formula="of:=CONCATENATE(&quot;SS&quot;;[.V67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89:.V89])" office:value-type="float" office:value="1630048530045.72">
            <text:p>1630048530045.72</text:p>
          </table:table-cell>
          <table:table-cell table:formula="of:=POWER(2;4)*[.H89]" office:value-type="float" office:value="472262772549.75">
            <text:p>472262772549.75</text:p>
          </table:table-cell>
          <table:table-cell table:formula="of:=POWER(2;4)*[.I89]" office:value-type="float" office:value="385361437.890627">
            <text:p>385361437.89</text:p>
          </table:table-cell>
          <table:table-cell table:formula="of:=POWER(2;4)*[.J89]" office:value-type="float" office:value="428479394826.391">
            <text:p>428479394826.39</text:p>
          </table:table-cell>
          <table:table-cell table:formula="of:=POWER(2;4)*[.K89]" office:value-type="float" office:value="585525798391.73">
            <text:p>585525798391.73</text:p>
          </table:table-cell>
          <table:table-cell table:formula="of:=POWER(2;4)*[.L89]" office:value-type="float" office:value="8185829671.58059">
            <text:p>8185829671.58</text:p>
          </table:table-cell>
          <table:table-cell table:formula="of:=POWER(2;4)*[.M89]" office:value-type="float" office:value="119832924635.656">
            <text:p>119832924635.66</text:p>
          </table:table-cell>
          <table:table-cell table:formula="of:=POWER(2;4)*[.N89]" office:value-type="float" office:value="48780097.2756229">
            <text:p>48780097.28</text:p>
          </table:table-cell>
          <table:table-cell table:formula="of:=POWER(2;4)*[.O89]" office:value-type="float" office:value="1535783599.35563">
            <text:p>1535783599.36</text:p>
          </table:table-cell>
          <table:table-cell table:formula="of:=POWER(2;4)*[.P89]" office:value-type="float" office:value="2385059894.55563">
            <text:p>2385059894.56</text:p>
          </table:table-cell>
          <table:table-cell table:formula="of:=POWER(2;4)*[.Q89]" office:value-type="float" office:value="2345384991.18062">
            <text:p>2345384991.18</text:p>
          </table:table-cell>
          <table:table-cell table:formula="of:=POWER(2;4)*[.R89]" office:value-type="float" office:value="556446818.265633">
            <text:p>556446818.27</text:p>
          </table:table-cell>
          <table:table-cell table:formula="of:=POWER(2;4)*[.S89]" office:value-type="float" office:value="3682726875.97564">
            <text:p>3682726875.98</text:p>
          </table:table-cell>
          <table:table-cell table:formula="of:=POWER(2;4)*[.T89]" office:value-type="float" office:value="1849440776.26562">
            <text:p>1849440776.27</text:p>
          </table:table-cell>
          <table:table-cell table:formula="of:=POWER(2;4)*[.U89]" office:value-type="float" office:value="2442284509.27562">
            <text:p>2442284509.28</text:p>
          </table:table-cell>
          <table:table-cell table:formula="of:=POWER(2;4)*[.V89]" office:value-type="float" office:value="530540970.575632">
            <text:p>530540970.58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67])" office:value-type="string" office:string-value="iA">
            <text:p>iA</text:p>
          </table:table-cell>
          <table:table-cell table:style-name="ce2" table:formula="of:=CONCATENATE(&quot;i&quot;;[.I67])" office:value-type="string" office:string-value="iB">
            <text:p>iB</text:p>
          </table:table-cell>
          <table:table-cell table:style-name="ce2" table:formula="of:=CONCATENATE(&quot;i&quot;;[.J67])" office:value-type="string" office:string-value="iC">
            <text:p>iC</text:p>
          </table:table-cell>
          <table:table-cell table:style-name="ce2" table:formula="of:=CONCATENATE(&quot;i&quot;;[.K67])" office:value-type="string" office:string-value="iD">
            <text:p>iD</text:p>
          </table:table-cell>
          <table:table-cell table:style-name="ce2" table:formula="of:=CONCATENATE(&quot;i&quot;;[.L67])" office:value-type="string" office:string-value="iAB">
            <text:p>iAB</text:p>
          </table:table-cell>
          <table:table-cell table:style-name="ce2" table:formula="of:=CONCATENATE(&quot;i&quot;;[.M67])" office:value-type="string" office:string-value="iAC">
            <text:p>iAC</text:p>
          </table:table-cell>
          <table:table-cell table:style-name="ce2" table:formula="of:=CONCATENATE(&quot;i&quot;;[.N67])" office:value-type="string" office:string-value="iAD">
            <text:p>iAD</text:p>
          </table:table-cell>
          <table:table-cell table:style-name="ce2" table:formula="of:=CONCATENATE(&quot;i&quot;;[.O67])" office:value-type="string" office:string-value="iBC">
            <text:p>iBC</text:p>
          </table:table-cell>
          <table:table-cell table:style-name="ce2" table:formula="of:=CONCATENATE(&quot;i&quot;;[.P67])" office:value-type="string" office:string-value="iBD">
            <text:p>iBD</text:p>
          </table:table-cell>
          <table:table-cell table:style-name="ce2" table:formula="of:=CONCATENATE(&quot;i&quot;;[.Q67])" office:value-type="string" office:string-value="iCD">
            <text:p>iCD</text:p>
          </table:table-cell>
          <table:table-cell table:style-name="ce2" table:formula="of:=CONCATENATE(&quot;i&quot;;[.R67])" office:value-type="string" office:string-value="iABC">
            <text:p>iABC</text:p>
          </table:table-cell>
          <table:table-cell table:style-name="ce2" table:formula="of:=CONCATENATE(&quot;i&quot;;[.S67])" office:value-type="string" office:string-value="iABD">
            <text:p>iABD</text:p>
          </table:table-cell>
          <table:table-cell table:style-name="ce2" table:formula="of:=CONCATENATE(&quot;i&quot;;[.T67])" office:value-type="string" office:string-value="iACD">
            <text:p>iACD</text:p>
          </table:table-cell>
          <table:table-cell table:style-name="ce2" table:formula="of:=CONCATENATE(&quot;i&quot;;[.U67])" office:value-type="string" office:string-value="iBCD">
            <text:p>iBCD</text:p>
          </table:table-cell>
          <table:table-cell table:style-name="ce2" table:formula="of:=CONCATENATE(&quot;i&quot;;[.V67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92]/[.G92]" office:value-type="float" office:value="0.289723136363617">
            <text:p>0.290</text:p>
          </table:table-cell>
          <table:table-cell table:style-name="ce5" table:formula="of:=[.I92]/[.G92]" office:value-type="float" office:value="0.000236411021382178">
            <text:p>0.000</text:p>
          </table:table-cell>
          <table:table-cell table:style-name="ce5" table:formula="of:=[.J92]/[.G92]" office:value-type="float" office:value="0.262862968143882">
            <text:p>0.263</text:p>
          </table:table-cell>
          <table:table-cell table:style-name="ce5" table:formula="of:=[.K92]/[.G92]" office:value-type="float" office:value="0.359207586522167">
            <text:p>0.359</text:p>
          </table:table-cell>
          <table:table-cell table:style-name="ce5" table:formula="of:=[.L92]/[.G92]" office:value-type="float" office:value="0.00502183187843553">
            <text:p>0.005</text:p>
          </table:table-cell>
          <table:table-cell table:style-name="ce5" table:formula="of:=[.M92]/[.G92]" office:value-type="float" office:value="0.0735149429154078">
            <text:p>0.074</text:p>
          </table:table-cell>
          <table:table-cell table:style-name="ce5" table:formula="of:=[.N92]/[.G92]" office:value-type="float" office:value="0.0000299255490719988">
            <text:p>0.000</text:p>
          </table:table-cell>
          <table:table-cell table:style-name="ce5" table:formula="of:=[.O92]/[.G92]" office:value-type="float" office:value="0.000942170475938251">
            <text:p>0.001</text:p>
          </table:table-cell>
          <table:table-cell table:style-name="ce5" table:formula="of:=[.P92]/[.G92]" office:value-type="float" office:value="0.00146318336576686">
            <text:p>0.001</text:p>
          </table:table-cell>
          <table:table-cell table:style-name="ce5" table:formula="of:=[.Q92]/[.G92]" office:value-type="float" office:value="0.00143884365891538">
            <text:p>0.001</text:p>
          </table:table-cell>
          <table:table-cell table:style-name="ce5" table:formula="of:=[.R92]/[.G92]" office:value-type="float" office:value="0.000341368252545232">
            <text:p>0.000</text:p>
          </table:table-cell>
          <table:table-cell table:style-name="ce5" table:formula="of:=[.S92]/[.G92]" office:value-type="float" office:value="0.0022592743762496">
            <text:p>0.002</text:p>
          </table:table-cell>
          <table:table-cell table:style-name="ce5" table:formula="of:=[.T92]/[.G92]" office:value-type="float" office:value="0.00113459246284756">
            <text:p>0.001</text:p>
          </table:table-cell>
          <table:table-cell table:style-name="ce5" table:formula="of:=[.U92]/[.G92]" office:value-type="float" office:value="0.00149828944614742">
            <text:p>0.001</text:p>
          </table:table-cell>
          <table:table-cell table:style-name="ce5" table:formula="of:=[.V92]/[.G92]" office:value-type="float" office:value="0.000325475567626658">
            <text:p>0.000</text:p>
          </table:table-cell>
          <table:table-cell table:formula="of:=SUM([.H95:.V95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ANDOM WRITE</text:p>
          </table:table-cell>
          <table:covered-table-cell table:number-columns-repeated="15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K69]" office:value-type="float" office:value="1463393.4">
            <text:p>1463393.4</text:p>
          </table:table-cell>
          <table:table-cell table:formula="of:=[.G100]*[.B100]" office:value-type="float" office:value="1463393.4">
            <text:p>1463393.4</text:p>
          </table:table-cell>
          <table:table-cell table:formula="of:=[.G100]*[.C100]" office:value-type="float" office:value="1463393.4">
            <text:p>1463393.4</text:p>
          </table:table-cell>
          <table:table-cell table:formula="of:=[.G100]*[.D100]" office:value-type="float" office:value="1463393.4">
            <text:p>1463393.4</text:p>
          </table:table-cell>
          <table:table-cell table:formula="of:=[.G100]*[.E100]" office:value-type="float" office:value="1463393.4">
            <text:p>1463393.4</text:p>
          </table:table-cell>
          <table:table-cell table:formula="of:=[.G100]*[.B100]*[.C100]" office:value-type="float" office:value="1463393.4">
            <text:p>1463393.4</text:p>
          </table:table-cell>
          <table:table-cell table:formula="of:=[.G100]*[.B100]*[.D100]" office:value-type="float" office:value="1463393.4">
            <text:p>1463393.4</text:p>
          </table:table-cell>
          <table:table-cell table:formula="of:=[.G100]*[.B100]*[.E100]" office:value-type="float" office:value="1463393.4">
            <text:p>1463393.4</text:p>
          </table:table-cell>
          <table:table-cell table:formula="of:=[.G100]*[.C100]*[.D100]" office:value-type="float" office:value="1463393.4">
            <text:p>1463393.4</text:p>
          </table:table-cell>
          <table:table-cell table:formula="of:=[.G100]*[.C100]*[.E100]" office:value-type="float" office:value="1463393.4">
            <text:p>1463393.4</text:p>
          </table:table-cell>
          <table:table-cell table:formula="of:=[.G100]*[.D100]*[.E100]" office:value-type="float" office:value="1463393.4">
            <text:p>1463393.4</text:p>
          </table:table-cell>
          <table:table-cell table:formula="of:=[.G100]*[.B100]*[.C100]*[.D100]" office:value-type="float" office:value="1463393.4">
            <text:p>1463393.4</text:p>
          </table:table-cell>
          <table:table-cell table:formula="of:=[.G100]*[.B100]*[.C100]*[.E100]" office:value-type="float" office:value="1463393.4">
            <text:p>1463393.4</text:p>
          </table:table-cell>
          <table:table-cell table:formula="of:=[.G100]*[.B100]*[.D100]*[.E100]" office:value-type="float" office:value="1463393.4">
            <text:p>1463393.4</text:p>
          </table:table-cell>
          <table:table-cell table:formula="of:=[.G100]*[.C100]*[.D100]*[.E100]" office:value-type="float" office:value="1463393.4">
            <text:p>1463393.4</text:p>
          </table:table-cell>
          <table:table-cell table:formula="of:=[.G100]*[.B100]*[.C100]*[.D100]*[.E100]" office:value-type="float" office:value="1463393.4">
            <text:p>1463393.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K70]" office:value-type="float" office:value="1133016.1">
            <text:p>1133016.1</text:p>
          </table:table-cell>
          <table:table-cell table:formula="of:=[.G101]*[.B101]" office:value-type="float" office:value="1133016.1">
            <text:p>1133016.1</text:p>
          </table:table-cell>
          <table:table-cell table:formula="of:=[.G101]*[.C101]" office:value-type="float" office:value="1133016.1">
            <text:p>1133016.1</text:p>
          </table:table-cell>
          <table:table-cell table:formula="of:=[.G101]*[.D101]" office:value-type="float" office:value="1133016.1">
            <text:p>1133016.1</text:p>
          </table:table-cell>
          <table:table-cell table:formula="of:=[.G101]*[.E101]" office:value-type="float" office:value="-1133016.1">
            <text:p>-1133016.1</text:p>
          </table:table-cell>
          <table:table-cell table:formula="of:=[.G101]*[.B101]*[.C101]" office:value-type="float" office:value="1133016.1">
            <text:p>1133016.1</text:p>
          </table:table-cell>
          <table:table-cell table:formula="of:=[.G101]*[.B101]*[.D101]" office:value-type="float" office:value="1133016.1">
            <text:p>1133016.1</text:p>
          </table:table-cell>
          <table:table-cell table:formula="of:=[.G101]*[.B101]*[.E101]" office:value-type="float" office:value="-1133016.1">
            <text:p>-1133016.1</text:p>
          </table:table-cell>
          <table:table-cell table:formula="of:=[.G101]*[.C101]*[.D101]" office:value-type="float" office:value="1133016.1">
            <text:p>1133016.1</text:p>
          </table:table-cell>
          <table:table-cell table:formula="of:=[.G101]*[.C101]*[.E101]" office:value-type="float" office:value="-1133016.1">
            <text:p>-1133016.1</text:p>
          </table:table-cell>
          <table:table-cell table:formula="of:=[.G101]*[.D101]*[.E101]" office:value-type="float" office:value="-1133016.1">
            <text:p>-1133016.1</text:p>
          </table:table-cell>
          <table:table-cell table:formula="of:=[.G101]*[.B101]*[.C101]*[.D101]" office:value-type="float" office:value="1133016.1">
            <text:p>1133016.1</text:p>
          </table:table-cell>
          <table:table-cell table:formula="of:=[.G101]*[.B101]*[.C101]*[.E101]" office:value-type="float" office:value="-1133016.1">
            <text:p>-1133016.1</text:p>
          </table:table-cell>
          <table:table-cell table:formula="of:=[.G101]*[.B101]*[.D101]*[.E101]" office:value-type="float" office:value="-1133016.1">
            <text:p>-1133016.1</text:p>
          </table:table-cell>
          <table:table-cell table:formula="of:=[.G101]*[.C101]*[.D101]*[.E101]" office:value-type="float" office:value="-1133016.1">
            <text:p>-1133016.1</text:p>
          </table:table-cell>
          <table:table-cell table:formula="of:=[.G101]*[.B101]*[.C101]*[.D101]*[.E101]" office:value-type="float" office:value="-1133016.1">
            <text:p>-1133016.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K71]" office:value-type="float" office:value="856962.5">
            <text:p>856962.5</text:p>
          </table:table-cell>
          <table:table-cell table:formula="of:=[.G102]*[.B102]" office:value-type="float" office:value="856962.5">
            <text:p>856962.5</text:p>
          </table:table-cell>
          <table:table-cell table:formula="of:=[.G102]*[.C102]" office:value-type="float" office:value="856962.5">
            <text:p>856962.5</text:p>
          </table:table-cell>
          <table:table-cell table:formula="of:=[.G102]*[.D102]" office:value-type="float" office:value="-856962.5">
            <text:p>-856962.5</text:p>
          </table:table-cell>
          <table:table-cell table:formula="of:=[.G102]*[.E102]" office:value-type="float" office:value="856962.5">
            <text:p>856962.5</text:p>
          </table:table-cell>
          <table:table-cell table:formula="of:=[.G102]*[.B102]*[.C102]" office:value-type="float" office:value="856962.5">
            <text:p>856962.5</text:p>
          </table:table-cell>
          <table:table-cell table:formula="of:=[.G102]*[.B102]*[.D102]" office:value-type="float" office:value="-856962.5">
            <text:p>-856962.5</text:p>
          </table:table-cell>
          <table:table-cell table:formula="of:=[.G102]*[.B102]*[.E102]" office:value-type="float" office:value="856962.5">
            <text:p>856962.5</text:p>
          </table:table-cell>
          <table:table-cell table:formula="of:=[.G102]*[.C102]*[.D102]" office:value-type="float" office:value="-856962.5">
            <text:p>-856962.5</text:p>
          </table:table-cell>
          <table:table-cell table:formula="of:=[.G102]*[.C102]*[.E102]" office:value-type="float" office:value="856962.5">
            <text:p>856962.5</text:p>
          </table:table-cell>
          <table:table-cell table:formula="of:=[.G102]*[.D102]*[.E102]" office:value-type="float" office:value="-856962.5">
            <text:p>-856962.5</text:p>
          </table:table-cell>
          <table:table-cell table:formula="of:=[.G102]*[.B102]*[.C102]*[.D102]" office:value-type="float" office:value="-856962.5">
            <text:p>-856962.5</text:p>
          </table:table-cell>
          <table:table-cell table:formula="of:=[.G102]*[.B102]*[.C102]*[.E102]" office:value-type="float" office:value="856962.5">
            <text:p>856962.5</text:p>
          </table:table-cell>
          <table:table-cell table:formula="of:=[.G102]*[.B102]*[.D102]*[.E102]" office:value-type="float" office:value="-856962.5">
            <text:p>-856962.5</text:p>
          </table:table-cell>
          <table:table-cell table:formula="of:=[.G102]*[.C102]*[.D102]*[.E102]" office:value-type="float" office:value="-856962.5">
            <text:p>-856962.5</text:p>
          </table:table-cell>
          <table:table-cell table:formula="of:=[.G102]*[.B102]*[.C102]*[.D102]*[.E102]" office:value-type="float" office:value="-856962.5">
            <text:p>-856962.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K72]" office:value-type="float" office:value="671264">
            <text:p>671264</text:p>
          </table:table-cell>
          <table:table-cell table:formula="of:=[.G103]*[.B103]" office:value-type="float" office:value="671264">
            <text:p>671264</text:p>
          </table:table-cell>
          <table:table-cell table:formula="of:=[.G103]*[.C103]" office:value-type="float" office:value="671264">
            <text:p>671264</text:p>
          </table:table-cell>
          <table:table-cell table:formula="of:=[.G103]*[.D103]" office:value-type="float" office:value="-671264">
            <text:p>-671264</text:p>
          </table:table-cell>
          <table:table-cell table:formula="of:=[.G103]*[.E103]" office:value-type="float" office:value="-671264">
            <text:p>-671264</text:p>
          </table:table-cell>
          <table:table-cell table:formula="of:=[.G103]*[.B103]*[.C103]" office:value-type="float" office:value="671264">
            <text:p>671264</text:p>
          </table:table-cell>
          <table:table-cell table:formula="of:=[.G103]*[.B103]*[.D103]" office:value-type="float" office:value="-671264">
            <text:p>-671264</text:p>
          </table:table-cell>
          <table:table-cell table:formula="of:=[.G103]*[.B103]*[.E103]" office:value-type="float" office:value="-671264">
            <text:p>-671264</text:p>
          </table:table-cell>
          <table:table-cell table:formula="of:=[.G103]*[.C103]*[.D103]" office:value-type="float" office:value="-671264">
            <text:p>-671264</text:p>
          </table:table-cell>
          <table:table-cell table:formula="of:=[.G103]*[.C103]*[.E103]" office:value-type="float" office:value="-671264">
            <text:p>-671264</text:p>
          </table:table-cell>
          <table:table-cell table:formula="of:=[.G103]*[.D103]*[.E103]" office:value-type="float" office:value="671264">
            <text:p>671264</text:p>
          </table:table-cell>
          <table:table-cell table:formula="of:=[.G103]*[.B103]*[.C103]*[.D103]" office:value-type="float" office:value="-671264">
            <text:p>-671264</text:p>
          </table:table-cell>
          <table:table-cell table:formula="of:=[.G103]*[.B103]*[.C103]*[.E103]" office:value-type="float" office:value="-671264">
            <text:p>-671264</text:p>
          </table:table-cell>
          <table:table-cell table:formula="of:=[.G103]*[.B103]*[.D103]*[.E103]" office:value-type="float" office:value="671264">
            <text:p>671264</text:p>
          </table:table-cell>
          <table:table-cell table:formula="of:=[.G103]*[.C103]*[.D103]*[.E103]" office:value-type="float" office:value="671264">
            <text:p>671264</text:p>
          </table:table-cell>
          <table:table-cell table:formula="of:=[.G103]*[.B103]*[.C103]*[.D103]*[.E103]" office:value-type="float" office:value="671264">
            <text:p>67126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K73]" office:value-type="float" office:value="1503041.4">
            <text:p>1503041.4</text:p>
          </table:table-cell>
          <table:table-cell table:formula="of:=[.G104]*[.B104]" office:value-type="float" office:value="1503041.4">
            <text:p>1503041.4</text:p>
          </table:table-cell>
          <table:table-cell table:formula="of:=[.G104]*[.C104]" office:value-type="float" office:value="-1503041.4">
            <text:p>-1503041.4</text:p>
          </table:table-cell>
          <table:table-cell table:formula="of:=[.G104]*[.D104]" office:value-type="float" office:value="1503041.4">
            <text:p>1503041.4</text:p>
          </table:table-cell>
          <table:table-cell table:formula="of:=[.G104]*[.E104]" office:value-type="float" office:value="1503041.4">
            <text:p>1503041.4</text:p>
          </table:table-cell>
          <table:table-cell table:formula="of:=[.G104]*[.B104]*[.C104]" office:value-type="float" office:value="-1503041.4">
            <text:p>-1503041.4</text:p>
          </table:table-cell>
          <table:table-cell table:formula="of:=[.G104]*[.B104]*[.D104]" office:value-type="float" office:value="1503041.4">
            <text:p>1503041.4</text:p>
          </table:table-cell>
          <table:table-cell table:formula="of:=[.G104]*[.B104]*[.E104]" office:value-type="float" office:value="1503041.4">
            <text:p>1503041.4</text:p>
          </table:table-cell>
          <table:table-cell table:formula="of:=[.G104]*[.C104]*[.D104]" office:value-type="float" office:value="-1503041.4">
            <text:p>-1503041.4</text:p>
          </table:table-cell>
          <table:table-cell table:formula="of:=[.G104]*[.C104]*[.E104]" office:value-type="float" office:value="-1503041.4">
            <text:p>-1503041.4</text:p>
          </table:table-cell>
          <table:table-cell table:formula="of:=[.G104]*[.D104]*[.E104]" office:value-type="float" office:value="1503041.4">
            <text:p>1503041.4</text:p>
          </table:table-cell>
          <table:table-cell table:formula="of:=[.G104]*[.B104]*[.C104]*[.D104]" office:value-type="float" office:value="-1503041.4">
            <text:p>-1503041.4</text:p>
          </table:table-cell>
          <table:table-cell table:formula="of:=[.G104]*[.B104]*[.C104]*[.E104]" office:value-type="float" office:value="-1503041.4">
            <text:p>-1503041.4</text:p>
          </table:table-cell>
          <table:table-cell table:formula="of:=[.G104]*[.B104]*[.D104]*[.E104]" office:value-type="float" office:value="1503041.4">
            <text:p>1503041.4</text:p>
          </table:table-cell>
          <table:table-cell table:formula="of:=[.G104]*[.C104]*[.D104]*[.E104]" office:value-type="float" office:value="-1503041.4">
            <text:p>-1503041.4</text:p>
          </table:table-cell>
          <table:table-cell table:formula="of:=[.G104]*[.B104]*[.C104]*[.D104]*[.E104]" office:value-type="float" office:value="-1503041.4">
            <text:p>-1503041.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K74]" office:value-type="float" office:value="1100106.1">
            <text:p>1100106.1</text:p>
          </table:table-cell>
          <table:table-cell table:formula="of:=[.G105]*[.B105]" office:value-type="float" office:value="1100106.1">
            <text:p>1100106.1</text:p>
          </table:table-cell>
          <table:table-cell table:formula="of:=[.G105]*[.C105]" office:value-type="float" office:value="-1100106.1">
            <text:p>-1100106.1</text:p>
          </table:table-cell>
          <table:table-cell table:formula="of:=[.G105]*[.D105]" office:value-type="float" office:value="1100106.1">
            <text:p>1100106.1</text:p>
          </table:table-cell>
          <table:table-cell table:formula="of:=[.G105]*[.E105]" office:value-type="float" office:value="-1100106.1">
            <text:p>-1100106.1</text:p>
          </table:table-cell>
          <table:table-cell table:formula="of:=[.G105]*[.B105]*[.C105]" office:value-type="float" office:value="-1100106.1">
            <text:p>-1100106.1</text:p>
          </table:table-cell>
          <table:table-cell table:formula="of:=[.G105]*[.B105]*[.D105]" office:value-type="float" office:value="1100106.1">
            <text:p>1100106.1</text:p>
          </table:table-cell>
          <table:table-cell table:formula="of:=[.G105]*[.B105]*[.E105]" office:value-type="float" office:value="-1100106.1">
            <text:p>-1100106.1</text:p>
          </table:table-cell>
          <table:table-cell table:formula="of:=[.G105]*[.C105]*[.D105]" office:value-type="float" office:value="-1100106.1">
            <text:p>-1100106.1</text:p>
          </table:table-cell>
          <table:table-cell table:formula="of:=[.G105]*[.C105]*[.E105]" office:value-type="float" office:value="1100106.1">
            <text:p>1100106.1</text:p>
          </table:table-cell>
          <table:table-cell table:formula="of:=[.G105]*[.D105]*[.E105]" office:value-type="float" office:value="-1100106.1">
            <text:p>-1100106.1</text:p>
          </table:table-cell>
          <table:table-cell table:formula="of:=[.G105]*[.B105]*[.C105]*[.D105]" office:value-type="float" office:value="-1100106.1">
            <text:p>-1100106.1</text:p>
          </table:table-cell>
          <table:table-cell table:formula="of:=[.G105]*[.B105]*[.C105]*[.E105]" office:value-type="float" office:value="1100106.1">
            <text:p>1100106.1</text:p>
          </table:table-cell>
          <table:table-cell table:formula="of:=[.G105]*[.B105]*[.D105]*[.E105]" office:value-type="float" office:value="-1100106.1">
            <text:p>-1100106.1</text:p>
          </table:table-cell>
          <table:table-cell table:formula="of:=[.G105]*[.C105]*[.D105]*[.E105]" office:value-type="float" office:value="1100106.1">
            <text:p>1100106.1</text:p>
          </table:table-cell>
          <table:table-cell table:formula="of:=[.G105]*[.B105]*[.C105]*[.D105]*[.E105]" office:value-type="float" office:value="1100106.1">
            <text:p>1100106.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K75]" office:value-type="float" office:value="861981.7">
            <text:p>861981.7</text:p>
          </table:table-cell>
          <table:table-cell table:formula="of:=[.G106]*[.B106]" office:value-type="float" office:value="861981.7">
            <text:p>861981.7</text:p>
          </table:table-cell>
          <table:table-cell table:formula="of:=[.G106]*[.C106]" office:value-type="float" office:value="-861981.7">
            <text:p>-861981.7</text:p>
          </table:table-cell>
          <table:table-cell table:formula="of:=[.G106]*[.D106]" office:value-type="float" office:value="-861981.7">
            <text:p>-861981.7</text:p>
          </table:table-cell>
          <table:table-cell table:formula="of:=[.G106]*[.E106]" office:value-type="float" office:value="861981.7">
            <text:p>861981.7</text:p>
          </table:table-cell>
          <table:table-cell table:formula="of:=[.G106]*[.B106]*[.C106]" office:value-type="float" office:value="-861981.7">
            <text:p>-861981.7</text:p>
          </table:table-cell>
          <table:table-cell table:formula="of:=[.G106]*[.B106]*[.D106]" office:value-type="float" office:value="-861981.7">
            <text:p>-861981.7</text:p>
          </table:table-cell>
          <table:table-cell table:formula="of:=[.G106]*[.B106]*[.E106]" office:value-type="float" office:value="861981.7">
            <text:p>861981.7</text:p>
          </table:table-cell>
          <table:table-cell table:formula="of:=[.G106]*[.C106]*[.D106]" office:value-type="float" office:value="861981.7">
            <text:p>861981.7</text:p>
          </table:table-cell>
          <table:table-cell table:formula="of:=[.G106]*[.C106]*[.E106]" office:value-type="float" office:value="-861981.7">
            <text:p>-861981.7</text:p>
          </table:table-cell>
          <table:table-cell table:formula="of:=[.G106]*[.D106]*[.E106]" office:value-type="float" office:value="-861981.7">
            <text:p>-861981.7</text:p>
          </table:table-cell>
          <table:table-cell table:formula="of:=[.G106]*[.B106]*[.C106]*[.D106]" office:value-type="float" office:value="861981.7">
            <text:p>861981.7</text:p>
          </table:table-cell>
          <table:table-cell table:formula="of:=[.G106]*[.B106]*[.C106]*[.E106]" office:value-type="float" office:value="-861981.7">
            <text:p>-861981.7</text:p>
          </table:table-cell>
          <table:table-cell table:formula="of:=[.G106]*[.B106]*[.D106]*[.E106]" office:value-type="float" office:value="-861981.7">
            <text:p>-861981.7</text:p>
          </table:table-cell>
          <table:table-cell table:formula="of:=[.G106]*[.C106]*[.D106]*[.E106]" office:value-type="float" office:value="861981.7">
            <text:p>861981.7</text:p>
          </table:table-cell>
          <table:table-cell table:formula="of:=[.G106]*[.B106]*[.C106]*[.D106]*[.E106]" office:value-type="float" office:value="861981.7">
            <text:p>861981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K76]" office:value-type="float" office:value="607128">
            <text:p>607128</text:p>
          </table:table-cell>
          <table:table-cell table:formula="of:=[.G107]*[.B107]" office:value-type="float" office:value="607128">
            <text:p>607128</text:p>
          </table:table-cell>
          <table:table-cell table:formula="of:=[.G107]*[.C107]" office:value-type="float" office:value="-607128">
            <text:p>-607128</text:p>
          </table:table-cell>
          <table:table-cell table:formula="of:=[.G107]*[.D107]" office:value-type="float" office:value="-607128">
            <text:p>-607128</text:p>
          </table:table-cell>
          <table:table-cell table:formula="of:=[.G107]*[.E107]" office:value-type="float" office:value="-607128">
            <text:p>-607128</text:p>
          </table:table-cell>
          <table:table-cell table:formula="of:=[.G107]*[.B107]*[.C107]" office:value-type="float" office:value="-607128">
            <text:p>-607128</text:p>
          </table:table-cell>
          <table:table-cell table:formula="of:=[.G107]*[.B107]*[.D107]" office:value-type="float" office:value="-607128">
            <text:p>-607128</text:p>
          </table:table-cell>
          <table:table-cell table:formula="of:=[.G107]*[.B107]*[.E107]" office:value-type="float" office:value="-607128">
            <text:p>-607128</text:p>
          </table:table-cell>
          <table:table-cell table:formula="of:=[.G107]*[.C107]*[.D107]" office:value-type="float" office:value="607128">
            <text:p>607128</text:p>
          </table:table-cell>
          <table:table-cell table:formula="of:=[.G107]*[.C107]*[.E107]" office:value-type="float" office:value="607128">
            <text:p>607128</text:p>
          </table:table-cell>
          <table:table-cell table:formula="of:=[.G107]*[.D107]*[.E107]" office:value-type="float" office:value="607128">
            <text:p>607128</text:p>
          </table:table-cell>
          <table:table-cell table:formula="of:=[.G107]*[.B107]*[.C107]*[.D107]" office:value-type="float" office:value="607128">
            <text:p>607128</text:p>
          </table:table-cell>
          <table:table-cell table:formula="of:=[.G107]*[.B107]*[.C107]*[.E107]" office:value-type="float" office:value="607128">
            <text:p>607128</text:p>
          </table:table-cell>
          <table:table-cell table:formula="of:=[.G107]*[.B107]*[.D107]*[.E107]" office:value-type="float" office:value="607128">
            <text:p>607128</text:p>
          </table:table-cell>
          <table:table-cell table:formula="of:=[.G107]*[.C107]*[.D107]*[.E107]" office:value-type="float" office:value="-607128">
            <text:p>-607128</text:p>
          </table:table-cell>
          <table:table-cell table:formula="of:=[.G107]*[.B107]*[.C107]*[.D107]*[.E107]" office:value-type="float" office:value="-607128">
            <text:p>-60712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K69]" office:value-type="float" office:value="1563554.9">
            <text:p>1563554.9</text:p>
          </table:table-cell>
          <table:table-cell table:formula="of:=[.G108]*[.B108]" office:value-type="float" office:value="-1563554.9">
            <text:p>-1563554.9</text:p>
          </table:table-cell>
          <table:table-cell table:formula="of:=[.G108]*[.C108]" office:value-type="float" office:value="1563554.9">
            <text:p>1563554.9</text:p>
          </table:table-cell>
          <table:table-cell table:formula="of:=[.G108]*[.D108]" office:value-type="float" office:value="1563554.9">
            <text:p>1563554.9</text:p>
          </table:table-cell>
          <table:table-cell table:formula="of:=[.G108]*[.E108]" office:value-type="float" office:value="1563554.9">
            <text:p>1563554.9</text:p>
          </table:table-cell>
          <table:table-cell table:formula="of:=[.G108]*[.B108]*[.C108]" office:value-type="float" office:value="-1563554.9">
            <text:p>-1563554.9</text:p>
          </table:table-cell>
          <table:table-cell table:formula="of:=[.G108]*[.B108]*[.D108]" office:value-type="float" office:value="-1563554.9">
            <text:p>-1563554.9</text:p>
          </table:table-cell>
          <table:table-cell table:formula="of:=[.G108]*[.B108]*[.E108]" office:value-type="float" office:value="-1563554.9">
            <text:p>-1563554.9</text:p>
          </table:table-cell>
          <table:table-cell table:formula="of:=[.G108]*[.C108]*[.D108]" office:value-type="float" office:value="1563554.9">
            <text:p>1563554.9</text:p>
          </table:table-cell>
          <table:table-cell table:formula="of:=[.G108]*[.C108]*[.E108]" office:value-type="float" office:value="1563554.9">
            <text:p>1563554.9</text:p>
          </table:table-cell>
          <table:table-cell table:formula="of:=[.G108]*[.D108]*[.E108]" office:value-type="float" office:value="1563554.9">
            <text:p>1563554.9</text:p>
          </table:table-cell>
          <table:table-cell table:formula="of:=[.G108]*[.B108]*[.C108]*[.D108]" office:value-type="float" office:value="-1563554.9">
            <text:p>-1563554.9</text:p>
          </table:table-cell>
          <table:table-cell table:formula="of:=[.G108]*[.B108]*[.C108]*[.E108]" office:value-type="float" office:value="-1563554.9">
            <text:p>-1563554.9</text:p>
          </table:table-cell>
          <table:table-cell table:formula="of:=[.G108]*[.B108]*[.D108]*[.E108]" office:value-type="float" office:value="-1563554.9">
            <text:p>-1563554.9</text:p>
          </table:table-cell>
          <table:table-cell table:formula="of:=[.G108]*[.C108]*[.D108]*[.E108]" office:value-type="float" office:value="1563554.9">
            <text:p>1563554.9</text:p>
          </table:table-cell>
          <table:table-cell table:formula="of:=[.G108]*[.B108]*[.C108]*[.D108]*[.E108]" office:value-type="float" office:value="-1563554.9">
            <text:p>-1563554.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0]" office:value-type="float" office:value="1146000.4">
            <text:p>1146000.4</text:p>
          </table:table-cell>
          <table:table-cell table:formula="of:=[.G109]*[.B109]" office:value-type="float" office:value="-1146000.4">
            <text:p>-1146000.4</text:p>
          </table:table-cell>
          <table:table-cell table:formula="of:=[.G109]*[.C109]" office:value-type="float" office:value="1146000.4">
            <text:p>1146000.4</text:p>
          </table:table-cell>
          <table:table-cell table:formula="of:=[.G109]*[.D109]" office:value-type="float" office:value="1146000.4">
            <text:p>1146000.4</text:p>
          </table:table-cell>
          <table:table-cell table:formula="of:=[.G109]*[.E109]" office:value-type="float" office:value="-1146000.4">
            <text:p>-1146000.4</text:p>
          </table:table-cell>
          <table:table-cell table:formula="of:=[.G109]*[.B109]*[.C109]" office:value-type="float" office:value="-1146000.4">
            <text:p>-1146000.4</text:p>
          </table:table-cell>
          <table:table-cell table:formula="of:=[.G109]*[.B109]*[.D109]" office:value-type="float" office:value="-1146000.4">
            <text:p>-1146000.4</text:p>
          </table:table-cell>
          <table:table-cell table:formula="of:=[.G109]*[.B109]*[.E109]" office:value-type="float" office:value="1146000.4">
            <text:p>1146000.4</text:p>
          </table:table-cell>
          <table:table-cell table:formula="of:=[.G109]*[.C109]*[.D109]" office:value-type="float" office:value="1146000.4">
            <text:p>1146000.4</text:p>
          </table:table-cell>
          <table:table-cell table:formula="of:=[.G109]*[.C109]*[.E109]" office:value-type="float" office:value="-1146000.4">
            <text:p>-1146000.4</text:p>
          </table:table-cell>
          <table:table-cell table:formula="of:=[.G109]*[.D109]*[.E109]" office:value-type="float" office:value="-1146000.4">
            <text:p>-1146000.4</text:p>
          </table:table-cell>
          <table:table-cell table:formula="of:=[.G109]*[.B109]*[.C109]*[.D109]" office:value-type="float" office:value="-1146000.4">
            <text:p>-1146000.4</text:p>
          </table:table-cell>
          <table:table-cell table:formula="of:=[.G109]*[.B109]*[.C109]*[.E109]" office:value-type="float" office:value="1146000.4">
            <text:p>1146000.4</text:p>
          </table:table-cell>
          <table:table-cell table:formula="of:=[.G109]*[.B109]*[.D109]*[.E109]" office:value-type="float" office:value="1146000.4">
            <text:p>1146000.4</text:p>
          </table:table-cell>
          <table:table-cell table:formula="of:=[.G109]*[.C109]*[.D109]*[.E109]" office:value-type="float" office:value="-1146000.4">
            <text:p>-1146000.4</text:p>
          </table:table-cell>
          <table:table-cell table:formula="of:=[.G109]*[.B109]*[.C109]*[.D109]*[.E109]" office:value-type="float" office:value="1146000.4">
            <text:p>1146000.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1]" office:value-type="float" office:value="1062043.7">
            <text:p>1062043.7</text:p>
          </table:table-cell>
          <table:table-cell table:formula="of:=[.G110]*[.B110]" office:value-type="float" office:value="-1062043.7">
            <text:p>-1062043.7</text:p>
          </table:table-cell>
          <table:table-cell table:formula="of:=[.G110]*[.C110]" office:value-type="float" office:value="1062043.7">
            <text:p>1062043.7</text:p>
          </table:table-cell>
          <table:table-cell table:formula="of:=[.G110]*[.D110]" office:value-type="float" office:value="-1062043.7">
            <text:p>-1062043.7</text:p>
          </table:table-cell>
          <table:table-cell table:formula="of:=[.G110]*[.E110]" office:value-type="float" office:value="1062043.7">
            <text:p>1062043.7</text:p>
          </table:table-cell>
          <table:table-cell table:formula="of:=[.G110]*[.B110]*[.C110]" office:value-type="float" office:value="-1062043.7">
            <text:p>-1062043.7</text:p>
          </table:table-cell>
          <table:table-cell table:formula="of:=[.G110]*[.B110]*[.D110]" office:value-type="float" office:value="1062043.7">
            <text:p>1062043.7</text:p>
          </table:table-cell>
          <table:table-cell table:formula="of:=[.G110]*[.B110]*[.E110]" office:value-type="float" office:value="-1062043.7">
            <text:p>-1062043.7</text:p>
          </table:table-cell>
          <table:table-cell table:formula="of:=[.G110]*[.C110]*[.D110]" office:value-type="float" office:value="-1062043.7">
            <text:p>-1062043.7</text:p>
          </table:table-cell>
          <table:table-cell table:formula="of:=[.G110]*[.C110]*[.E110]" office:value-type="float" office:value="1062043.7">
            <text:p>1062043.7</text:p>
          </table:table-cell>
          <table:table-cell table:formula="of:=[.G110]*[.D110]*[.E110]" office:value-type="float" office:value="-1062043.7">
            <text:p>-1062043.7</text:p>
          </table:table-cell>
          <table:table-cell table:formula="of:=[.G110]*[.B110]*[.C110]*[.D110]" office:value-type="float" office:value="1062043.7">
            <text:p>1062043.7</text:p>
          </table:table-cell>
          <table:table-cell table:formula="of:=[.G110]*[.B110]*[.C110]*[.E110]" office:value-type="float" office:value="-1062043.7">
            <text:p>-1062043.7</text:p>
          </table:table-cell>
          <table:table-cell table:formula="of:=[.G110]*[.B110]*[.D110]*[.E110]" office:value-type="float" office:value="1062043.7">
            <text:p>1062043.7</text:p>
          </table:table-cell>
          <table:table-cell table:formula="of:=[.G110]*[.C110]*[.D110]*[.E110]" office:value-type="float" office:value="-1062043.7">
            <text:p>-1062043.7</text:p>
          </table:table-cell>
          <table:table-cell table:formula="of:=[.G110]*[.B110]*[.C110]*[.D110]*[.E110]" office:value-type="float" office:value="1062043.7">
            <text:p>1062043.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K72]" office:value-type="float" office:value="709537.5">
            <text:p>709537.5</text:p>
          </table:table-cell>
          <table:table-cell table:formula="of:=[.G111]*[.B111]" office:value-type="float" office:value="-709537.5">
            <text:p>-709537.5</text:p>
          </table:table-cell>
          <table:table-cell table:formula="of:=[.G111]*[.C111]" office:value-type="float" office:value="709537.5">
            <text:p>709537.5</text:p>
          </table:table-cell>
          <table:table-cell table:formula="of:=[.G111]*[.D111]" office:value-type="float" office:value="-709537.5">
            <text:p>-709537.5</text:p>
          </table:table-cell>
          <table:table-cell table:formula="of:=[.G111]*[.E111]" office:value-type="float" office:value="-709537.5">
            <text:p>-709537.5</text:p>
          </table:table-cell>
          <table:table-cell table:formula="of:=[.G111]*[.B111]*[.C111]" office:value-type="float" office:value="-709537.5">
            <text:p>-709537.5</text:p>
          </table:table-cell>
          <table:table-cell table:formula="of:=[.G111]*[.B111]*[.D111]" office:value-type="float" office:value="709537.5">
            <text:p>709537.5</text:p>
          </table:table-cell>
          <table:table-cell table:formula="of:=[.G111]*[.B111]*[.E111]" office:value-type="float" office:value="709537.5">
            <text:p>709537.5</text:p>
          </table:table-cell>
          <table:table-cell table:formula="of:=[.G111]*[.C111]*[.D111]" office:value-type="float" office:value="-709537.5">
            <text:p>-709537.5</text:p>
          </table:table-cell>
          <table:table-cell table:formula="of:=[.G111]*[.C111]*[.E111]" office:value-type="float" office:value="-709537.5">
            <text:p>-709537.5</text:p>
          </table:table-cell>
          <table:table-cell table:formula="of:=[.G111]*[.D111]*[.E111]" office:value-type="float" office:value="709537.5">
            <text:p>709537.5</text:p>
          </table:table-cell>
          <table:table-cell table:formula="of:=[.G111]*[.B111]*[.C111]*[.D111]" office:value-type="float" office:value="709537.5">
            <text:p>709537.5</text:p>
          </table:table-cell>
          <table:table-cell table:formula="of:=[.G111]*[.B111]*[.C111]*[.E111]" office:value-type="float" office:value="709537.5">
            <text:p>709537.5</text:p>
          </table:table-cell>
          <table:table-cell table:formula="of:=[.G111]*[.B111]*[.D111]*[.E111]" office:value-type="float" office:value="-709537.5">
            <text:p>-709537.5</text:p>
          </table:table-cell>
          <table:table-cell table:formula="of:=[.G111]*[.C111]*[.D111]*[.E111]" office:value-type="float" office:value="709537.5">
            <text:p>709537.5</text:p>
          </table:table-cell>
          <table:table-cell table:formula="of:=[.G111]*[.B111]*[.C111]*[.D111]*[.E111]" office:value-type="float" office:value="-709537.5">
            <text:p>-709537.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K73]" office:value-type="float" office:value="1547159.7">
            <text:p>1547159.7</text:p>
          </table:table-cell>
          <table:table-cell table:formula="of:=[.G112]*[.B112]" office:value-type="float" office:value="-1547159.7">
            <text:p>-1547159.7</text:p>
          </table:table-cell>
          <table:table-cell table:formula="of:=[.G112]*[.C112]" office:value-type="float" office:value="-1547159.7">
            <text:p>-1547159.7</text:p>
          </table:table-cell>
          <table:table-cell table:formula="of:=[.G112]*[.D112]" office:value-type="float" office:value="1547159.7">
            <text:p>1547159.7</text:p>
          </table:table-cell>
          <table:table-cell table:formula="of:=[.G112]*[.E112]" office:value-type="float" office:value="1547159.7">
            <text:p>1547159.7</text:p>
          </table:table-cell>
          <table:table-cell table:formula="of:=[.G112]*[.B112]*[.C112]" office:value-type="float" office:value="1547159.7">
            <text:p>1547159.7</text:p>
          </table:table-cell>
          <table:table-cell table:formula="of:=[.G112]*[.B112]*[.D112]" office:value-type="float" office:value="-1547159.7">
            <text:p>-1547159.7</text:p>
          </table:table-cell>
          <table:table-cell table:formula="of:=[.G112]*[.B112]*[.E112]" office:value-type="float" office:value="-1547159.7">
            <text:p>-1547159.7</text:p>
          </table:table-cell>
          <table:table-cell table:formula="of:=[.G112]*[.C112]*[.D112]" office:value-type="float" office:value="-1547159.7">
            <text:p>-1547159.7</text:p>
          </table:table-cell>
          <table:table-cell table:formula="of:=[.G112]*[.C112]*[.E112]" office:value-type="float" office:value="-1547159.7">
            <text:p>-1547159.7</text:p>
          </table:table-cell>
          <table:table-cell table:formula="of:=[.G112]*[.D112]*[.E112]" office:value-type="float" office:value="1547159.7">
            <text:p>1547159.7</text:p>
          </table:table-cell>
          <table:table-cell table:formula="of:=[.G112]*[.B112]*[.C112]*[.D112]" office:value-type="float" office:value="1547159.7">
            <text:p>1547159.7</text:p>
          </table:table-cell>
          <table:table-cell table:formula="of:=[.G112]*[.B112]*[.C112]*[.E112]" office:value-type="float" office:value="1547159.7">
            <text:p>1547159.7</text:p>
          </table:table-cell>
          <table:table-cell table:formula="of:=[.G112]*[.B112]*[.D112]*[.E112]" office:value-type="float" office:value="-1547159.7">
            <text:p>-1547159.7</text:p>
          </table:table-cell>
          <table:table-cell table:formula="of:=[.G112]*[.C112]*[.D112]*[.E112]" office:value-type="float" office:value="-1547159.7">
            <text:p>-1547159.7</text:p>
          </table:table-cell>
          <table:table-cell table:formula="of:=[.G112]*[.B112]*[.C112]*[.D112]*[.E112]" office:value-type="float" office:value="1547159.7">
            <text:p>1547159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4]" office:value-type="float" office:value="1115067.6">
            <text:p>1115067.6</text:p>
          </table:table-cell>
          <table:table-cell table:formula="of:=[.G113]*[.B113]" office:value-type="float" office:value="-1115067.6">
            <text:p>-1115067.6</text:p>
          </table:table-cell>
          <table:table-cell table:formula="of:=[.G113]*[.C113]" office:value-type="float" office:value="-1115067.6">
            <text:p>-1115067.6</text:p>
          </table:table-cell>
          <table:table-cell table:formula="of:=[.G113]*[.D113]" office:value-type="float" office:value="1115067.6">
            <text:p>1115067.6</text:p>
          </table:table-cell>
          <table:table-cell table:formula="of:=[.G113]*[.E113]" office:value-type="float" office:value="-1115067.6">
            <text:p>-1115067.6</text:p>
          </table:table-cell>
          <table:table-cell table:formula="of:=[.G113]*[.B113]*[.C113]" office:value-type="float" office:value="1115067.6">
            <text:p>1115067.6</text:p>
          </table:table-cell>
          <table:table-cell table:formula="of:=[.G113]*[.B113]*[.D113]" office:value-type="float" office:value="-1115067.6">
            <text:p>-1115067.6</text:p>
          </table:table-cell>
          <table:table-cell table:formula="of:=[.G113]*[.B113]*[.E113]" office:value-type="float" office:value="1115067.6">
            <text:p>1115067.6</text:p>
          </table:table-cell>
          <table:table-cell table:formula="of:=[.G113]*[.C113]*[.D113]" office:value-type="float" office:value="-1115067.6">
            <text:p>-1115067.6</text:p>
          </table:table-cell>
          <table:table-cell table:formula="of:=[.G113]*[.C113]*[.E113]" office:value-type="float" office:value="1115067.6">
            <text:p>1115067.6</text:p>
          </table:table-cell>
          <table:table-cell table:formula="of:=[.G113]*[.D113]*[.E113]" office:value-type="float" office:value="-1115067.6">
            <text:p>-1115067.6</text:p>
          </table:table-cell>
          <table:table-cell table:formula="of:=[.G113]*[.B113]*[.C113]*[.D113]" office:value-type="float" office:value="1115067.6">
            <text:p>1115067.6</text:p>
          </table:table-cell>
          <table:table-cell table:formula="of:=[.G113]*[.B113]*[.C113]*[.E113]" office:value-type="float" office:value="-1115067.6">
            <text:p>-1115067.6</text:p>
          </table:table-cell>
          <table:table-cell table:formula="of:=[.G113]*[.B113]*[.D113]*[.E113]" office:value-type="float" office:value="1115067.6">
            <text:p>1115067.6</text:p>
          </table:table-cell>
          <table:table-cell table:formula="of:=[.G113]*[.C113]*[.D113]*[.E113]" office:value-type="float" office:value="1115067.6">
            <text:p>1115067.6</text:p>
          </table:table-cell>
          <table:table-cell table:formula="of:=[.G113]*[.B113]*[.C113]*[.D113]*[.E113]" office:value-type="float" office:value="-1115067.6">
            <text:p>-1115067.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5]" office:value-type="float" office:value="956484.3">
            <text:p>956484.3</text:p>
          </table:table-cell>
          <table:table-cell table:formula="of:=[.G114]*[.B114]" office:value-type="float" office:value="-956484.3">
            <text:p>-956484.3</text:p>
          </table:table-cell>
          <table:table-cell table:formula="of:=[.G114]*[.C114]" office:value-type="float" office:value="-956484.3">
            <text:p>-956484.3</text:p>
          </table:table-cell>
          <table:table-cell table:formula="of:=[.G114]*[.D114]" office:value-type="float" office:value="-956484.3">
            <text:p>-956484.3</text:p>
          </table:table-cell>
          <table:table-cell table:formula="of:=[.G114]*[.E114]" office:value-type="float" office:value="956484.3">
            <text:p>956484.3</text:p>
          </table:table-cell>
          <table:table-cell table:formula="of:=[.G114]*[.B114]*[.C114]" office:value-type="float" office:value="956484.3">
            <text:p>956484.3</text:p>
          </table:table-cell>
          <table:table-cell table:formula="of:=[.G114]*[.B114]*[.D114]" office:value-type="float" office:value="956484.3">
            <text:p>956484.3</text:p>
          </table:table-cell>
          <table:table-cell table:formula="of:=[.G114]*[.B114]*[.E114]" office:value-type="float" office:value="-956484.3">
            <text:p>-956484.3</text:p>
          </table:table-cell>
          <table:table-cell table:formula="of:=[.G114]*[.C114]*[.D114]" office:value-type="float" office:value="956484.3">
            <text:p>956484.3</text:p>
          </table:table-cell>
          <table:table-cell table:formula="of:=[.G114]*[.C114]*[.E114]" office:value-type="float" office:value="-956484.3">
            <text:p>-956484.3</text:p>
          </table:table-cell>
          <table:table-cell table:formula="of:=[.G114]*[.D114]*[.E114]" office:value-type="float" office:value="-956484.3">
            <text:p>-956484.3</text:p>
          </table:table-cell>
          <table:table-cell table:formula="of:=[.G114]*[.B114]*[.C114]*[.D114]" office:value-type="float" office:value="-956484.3">
            <text:p>-956484.3</text:p>
          </table:table-cell>
          <table:table-cell table:formula="of:=[.G114]*[.B114]*[.C114]*[.E114]" office:value-type="float" office:value="956484.3">
            <text:p>956484.3</text:p>
          </table:table-cell>
          <table:table-cell table:formula="of:=[.G114]*[.B114]*[.D114]*[.E114]" office:value-type="float" office:value="956484.3">
            <text:p>956484.3</text:p>
          </table:table-cell>
          <table:table-cell table:formula="of:=[.G114]*[.C114]*[.D114]*[.E114]" office:value-type="float" office:value="956484.3">
            <text:p>956484.3</text:p>
          </table:table-cell>
          <table:table-cell table:formula="of:=[.G114]*[.B114]*[.C114]*[.D114]*[.E114]" office:value-type="float" office:value="-956484.3">
            <text:p>-956484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K76]" office:value-type="float" office:value="642212.5">
            <text:p>642212.5</text:p>
          </table:table-cell>
          <table:table-cell table:formula="of:=[.G115]*[.B115]" office:value-type="float" office:value="-642212.5">
            <text:p>-642212.5</text:p>
          </table:table-cell>
          <table:table-cell table:formula="of:=[.G115]*[.C115]" office:value-type="float" office:value="-642212.5">
            <text:p>-642212.5</text:p>
          </table:table-cell>
          <table:table-cell table:formula="of:=[.G115]*[.D115]" office:value-type="float" office:value="-642212.5">
            <text:p>-642212.5</text:p>
          </table:table-cell>
          <table:table-cell table:formula="of:=[.G115]*[.E115]" office:value-type="float" office:value="-642212.5">
            <text:p>-642212.5</text:p>
          </table:table-cell>
          <table:table-cell table:formula="of:=[.G115]*[.B115]*[.C115]" office:value-type="float" office:value="642212.5">
            <text:p>642212.5</text:p>
          </table:table-cell>
          <table:table-cell table:formula="of:=[.G115]*[.B115]*[.D115]" office:value-type="float" office:value="642212.5">
            <text:p>642212.5</text:p>
          </table:table-cell>
          <table:table-cell table:formula="of:=[.G115]*[.B115]*[.E115]" office:value-type="float" office:value="642212.5">
            <text:p>642212.5</text:p>
          </table:table-cell>
          <table:table-cell table:formula="of:=[.G115]*[.C115]*[.D115]" office:value-type="float" office:value="642212.5">
            <text:p>642212.5</text:p>
          </table:table-cell>
          <table:table-cell table:formula="of:=[.G115]*[.C115]*[.E115]" office:value-type="float" office:value="642212.5">
            <text:p>642212.5</text:p>
          </table:table-cell>
          <table:table-cell table:formula="of:=[.G115]*[.D115]*[.E115]" office:value-type="float" office:value="642212.5">
            <text:p>642212.5</text:p>
          </table:table-cell>
          <table:table-cell table:formula="of:=[.G115]*[.B115]*[.C115]*[.D115]" office:value-type="float" office:value="-642212.5">
            <text:p>-642212.5</text:p>
          </table:table-cell>
          <table:table-cell table:formula="of:=[.G115]*[.B115]*[.C115]*[.E115]" office:value-type="float" office:value="-642212.5">
            <text:p>-642212.5</text:p>
          </table:table-cell>
          <table:table-cell table:formula="of:=[.G115]*[.B115]*[.D115]*[.E115]" office:value-type="float" office:value="-642212.5">
            <text:p>-642212.5</text:p>
          </table:table-cell>
          <table:table-cell table:formula="of:=[.G115]*[.C115]*[.D115]*[.E115]" office:value-type="float" office:value="-642212.5">
            <text:p>-642212.5</text:p>
          </table:table-cell>
          <table:table-cell table:formula="of:=[.G115]*[.B115]*[.C115]*[.D115]*[.E115]" office:value-type="float" office:value="642212.5">
            <text:p>642212.5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99])" office:value-type="string" office:string-value="qA">
            <text:p>qA</text:p>
          </table:table-cell>
          <table:table-cell table:style-name="ce2" table:formula="of:=CONCATENATE(&quot;q&quot;;[.I99])" office:value-type="string" office:string-value="qB">
            <text:p>qB</text:p>
          </table:table-cell>
          <table:table-cell table:style-name="ce2" table:formula="of:=CONCATENATE(&quot;q&quot;;[.J99])" office:value-type="string" office:string-value="qC">
            <text:p>qC</text:p>
          </table:table-cell>
          <table:table-cell table:style-name="ce2" table:formula="of:=CONCATENATE(&quot;q&quot;;[.K99])" office:value-type="string" office:string-value="qD">
            <text:p>qD</text:p>
          </table:table-cell>
          <table:table-cell table:style-name="ce2" table:formula="of:=CONCATENATE(&quot;q&quot;;[.L99])" office:value-type="string" office:string-value="qAB">
            <text:p>qAB</text:p>
          </table:table-cell>
          <table:table-cell table:style-name="ce2" table:formula="of:=CONCATENATE(&quot;q&quot;;[.M99])" office:value-type="string" office:string-value="qAC">
            <text:p>qAC</text:p>
          </table:table-cell>
          <table:table-cell table:style-name="ce2" table:formula="of:=CONCATENATE(&quot;q&quot;;[.N99])" office:value-type="string" office:string-value="qAD">
            <text:p>qAD</text:p>
          </table:table-cell>
          <table:table-cell table:style-name="ce2" table:formula="of:=CONCATENATE(&quot;q&quot;;[.O99])" office:value-type="string" office:string-value="qBC">
            <text:p>qBC</text:p>
          </table:table-cell>
          <table:table-cell table:style-name="ce2" table:formula="of:=CONCATENATE(&quot;q&quot;;[.P99])" office:value-type="string" office:string-value="qBD">
            <text:p>qBD</text:p>
          </table:table-cell>
          <table:table-cell table:style-name="ce2" table:formula="of:=CONCATENATE(&quot;q&quot;;[.Q99])" office:value-type="string" office:string-value="qCD">
            <text:p>qCD</text:p>
          </table:table-cell>
          <table:table-cell table:style-name="ce2" table:formula="of:=CONCATENATE(&quot;q&quot;;[.R99])" office:value-type="string" office:string-value="qABC">
            <text:p>qABC</text:p>
          </table:table-cell>
          <table:table-cell table:style-name="ce2" table:formula="of:=CONCATENATE(&quot;q&quot;;[.S99])" office:value-type="string" office:string-value="qABD">
            <text:p>qABD</text:p>
          </table:table-cell>
          <table:table-cell table:style-name="ce2" table:formula="of:=CONCATENATE(&quot;q&quot;;[.T99])" office:value-type="string" office:string-value="qACD">
            <text:p>qACD</text:p>
          </table:table-cell>
          <table:table-cell table:style-name="ce2" table:formula="of:=CONCATENATE(&quot;q&quot;;[.U99])" office:value-type="string" office:string-value="qBCD">
            <text:p>qBCD</text:p>
          </table:table-cell>
          <table:table-cell table:style-name="ce2" table:formula="of:=CONCATENATE(&quot;q&quot;;[.V99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100:.H115])/16" office:value-type="float" office:value="-34072.9625">
            <text:p>-34072.96</text:p>
          </table:table-cell>
          <table:table-cell table:formula="of:=SUM([.I100:.I115])/16" office:value-type="float" office:value="17036.95">
            <text:p>17036.95</text:p>
          </table:table-cell>
          <table:table-cell table:formula="of:=SUM([.J100:.J115])/16" office:value-type="float" office:value="262732.8375">
            <text:p>262732.84</text:p>
          </table:table-cell>
          <table:table-cell table:formula="of:=SUM([.K100:.K115])/16" office:value-type="float" office:value="168143.0875">
            <text:p>168143.09</text:p>
          </table:table-cell>
          <table:table-cell table:formula="of:=SUM([.L100:.L115])/16" office:value-type="float" office:value="-10489.5999999999">
            <text:p>-10489.6</text:p>
          </table:table-cell>
          <table:table-cell table:formula="of:=SUM([.M100:.M115])/16" office:value-type="float" office:value="12544.7625">
            <text:p>12544.76</text:p>
          </table:table-cell>
          <table:table-cell table:formula="of:=SUM([.N100:.N115])/16" office:value-type="float" office:value="-21409.9875">
            <text:p>-21409.99</text:p>
          </table:table-cell>
          <table:table-cell table:formula="of:=SUM([.O100:.O115])/16" office:value-type="float" office:value="-11963.2">
            <text:p>-11963.2</text:p>
          </table:table-cell>
          <table:table-cell table:formula="of:=SUM([.P100:.P115])/16" office:value-type="float" office:value="-7376.02499999999">
            <text:p>-7376.03</text:p>
          </table:table-cell>
          <table:table-cell table:formula="of:=SUM([.Q100:.Q115])/16" office:value-type="float" office:value="29726.8125">
            <text:p>29726.81</text:p>
          </table:table-cell>
          <table:table-cell table:formula="of:=SUM([.R100:.R115])/16" office:value-type="float" office:value="3731.35000000001">
            <text:p>3731.35</text:p>
          </table:table-cell>
          <table:table-cell table:formula="of:=SUM([.S100:.S115])/16" office:value-type="float" office:value="-10338.125">
            <text:p>-10338.13</text:p>
          </table:table-cell>
          <table:table-cell table:formula="of:=SUM([.T100:.T115])/16" office:value-type="float" office:value="6868.23749999997">
            <text:p>6868.24</text:p>
          </table:table-cell>
          <table:table-cell table:formula="of:=SUM([.U100:.U115])/16" office:value-type="float" office:value="-3510.92499999997">
            <text:p>-3510.92</text:p>
          </table:table-cell>
          <table:table-cell table:formula="of:=SUM([.V100:.V115])/16" office:value-type="float" office:value="3085.575">
            <text:p>3085.58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99];&quot;²&quot;)" office:value-type="string" office:string-value="qA²">
            <text:p>qA²</text:p>
          </table:table-cell>
          <table:table-cell table:style-name="ce2" table:formula="of:=CONCATENATE(&quot;q&quot;;[.I99];&quot;²&quot;)" office:value-type="string" office:string-value="qB²">
            <text:p>qB²</text:p>
          </table:table-cell>
          <table:table-cell table:style-name="ce2" table:formula="of:=CONCATENATE(&quot;q&quot;;[.J99];&quot;²&quot;)" office:value-type="string" office:string-value="qC²">
            <text:p>qC²</text:p>
          </table:table-cell>
          <table:table-cell table:style-name="ce2" table:formula="of:=CONCATENATE(&quot;q&quot;;[.K99];&quot;²&quot;)" office:value-type="string" office:string-value="qD²">
            <text:p>qD²</text:p>
          </table:table-cell>
          <table:table-cell table:style-name="ce2" table:formula="of:=CONCATENATE(&quot;q&quot;;[.L99];&quot;²&quot;)" office:value-type="string" office:string-value="qAB²">
            <text:p>qAB²</text:p>
          </table:table-cell>
          <table:table-cell table:style-name="ce2" table:formula="of:=CONCATENATE(&quot;q&quot;;[.M99];&quot;²&quot;)" office:value-type="string" office:string-value="qAC²">
            <text:p>qAC²</text:p>
          </table:table-cell>
          <table:table-cell table:style-name="ce2" table:formula="of:=CONCATENATE(&quot;q&quot;;[.N99];&quot;²&quot;)" office:value-type="string" office:string-value="qAD²">
            <text:p>qAD²</text:p>
          </table:table-cell>
          <table:table-cell table:style-name="ce2" table:formula="of:=CONCATENATE(&quot;q&quot;;[.O99];&quot;²&quot;)" office:value-type="string" office:string-value="qBC²">
            <text:p>qBC²</text:p>
          </table:table-cell>
          <table:table-cell table:style-name="ce2" table:formula="of:=CONCATENATE(&quot;q&quot;;[.P99];&quot;²&quot;)" office:value-type="string" office:string-value="qBD²">
            <text:p>qBD²</text:p>
          </table:table-cell>
          <table:table-cell table:style-name="ce2" table:formula="of:=CONCATENATE(&quot;q&quot;;[.Q99];&quot;²&quot;)" office:value-type="string" office:string-value="qCD²">
            <text:p>qCD²</text:p>
          </table:table-cell>
          <table:table-cell table:style-name="ce2" table:formula="of:=CONCATENATE(&quot;q&quot;;[.R99];&quot;²&quot;)" office:value-type="string" office:string-value="qABC²">
            <text:p>qABC²</text:p>
          </table:table-cell>
          <table:table-cell table:style-name="ce2" table:formula="of:=CONCATENATE(&quot;q&quot;;[.S99];&quot;²&quot;)" office:value-type="string" office:string-value="qABD²">
            <text:p>qABD²</text:p>
          </table:table-cell>
          <table:table-cell table:style-name="ce2" table:formula="of:=CONCATENATE(&quot;q&quot;;[.T99];&quot;²&quot;)" office:value-type="string" office:string-value="qACD²">
            <text:p>qACD²</text:p>
          </table:table-cell>
          <table:table-cell table:style-name="ce2" table:formula="of:=CONCATENATE(&quot;q&quot;;[.U99];&quot;²&quot;)" office:value-type="string" office:string-value="qBCD²">
            <text:p>qBCD²</text:p>
          </table:table-cell>
          <table:table-cell table:style-name="ce2" table:formula="of:=CONCATENATE(&quot;q&quot;;[.V99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118];2)" office:value-type="float" office:value="1160966773.5264">
            <text:p>1160966773.53</text:p>
          </table:table-cell>
          <table:table-cell table:formula="of:=POWER([.I118];2)" office:value-type="float" office:value="290257665.302499">
            <text:p>290257665.3</text:p>
          </table:table-cell>
          <table:table-cell table:formula="of:=POWER([.J118];2)" office:value-type="float" office:value="69028543900.8014">
            <text:p>69028543900.8</text:p>
          </table:table-cell>
          <table:table-cell table:formula="of:=POWER([.K118];2)" office:value-type="float" office:value="28272097874.0326">
            <text:p>28272097874.03</text:p>
          </table:table-cell>
          <table:table-cell table:formula="of:=POWER([.L118];2)" office:value-type="float" office:value="110031708.159999">
            <text:p>110031708.16</text:p>
          </table:table-cell>
          <table:table-cell table:formula="of:=POWER([.M118];2)" office:value-type="float" office:value="157371066.181406">
            <text:p>157371066.18</text:p>
          </table:table-cell>
          <table:table-cell table:formula="of:=POWER([.N118];2)" office:value-type="float" office:value="458387564.750157">
            <text:p>458387564.75</text:p>
          </table:table-cell>
          <table:table-cell table:formula="of:=POWER([.O118];2)" office:value-type="float" office:value="143118154.240001">
            <text:p>143118154.24</text:p>
          </table:table-cell>
          <table:table-cell table:formula="of:=POWER([.P118];2)" office:value-type="float" office:value="54405744.8006249">
            <text:p>54405744.8</text:p>
          </table:table-cell>
          <table:table-cell table:formula="of:=POWER([.Q118];2)" office:value-type="float" office:value="883683381.410154">
            <text:p>883683381.41</text:p>
          </table:table-cell>
          <table:table-cell table:formula="of:=POWER([.R118];2)" office:value-type="float" office:value="13922972.8225">
            <text:p>13922972.82</text:p>
          </table:table-cell>
          <table:table-cell table:formula="of:=POWER([.S118];2)" office:value-type="float" office:value="106876828.515625">
            <text:p>106876828.52</text:p>
          </table:table-cell>
          <table:table-cell table:formula="of:=POWER([.T118];2)" office:value-type="float" office:value="47172686.3564059">
            <text:p>47172686.36</text:p>
          </table:table-cell>
          <table:table-cell table:formula="of:=POWER([.U118];2)" office:value-type="float" office:value="12326594.3556248">
            <text:p>12326594.36</text:p>
          </table:table-cell>
          <table:table-cell table:formula="of:=POWER([.V118];2)" office:value-type="float" office:value="9520773.08062498">
            <text:p>9520773.08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99])" office:value-type="string" office:string-value="SSA">
            <text:p>SSA</text:p>
          </table:table-cell>
          <table:table-cell table:style-name="ce2" table:formula="of:=CONCATENATE(&quot;SS&quot;;[.I99])" office:value-type="string" office:string-value="SSB">
            <text:p>SSB</text:p>
          </table:table-cell>
          <table:table-cell table:style-name="ce2" table:formula="of:=CONCATENATE(&quot;SS&quot;;[.J99])" office:value-type="string" office:string-value="SSC">
            <text:p>SSC</text:p>
          </table:table-cell>
          <table:table-cell table:style-name="ce2" table:formula="of:=CONCATENATE(&quot;SS&quot;;[.K99])" office:value-type="string" office:string-value="SSD">
            <text:p>SSD</text:p>
          </table:table-cell>
          <table:table-cell table:style-name="ce2" table:formula="of:=CONCATENATE(&quot;SS&quot;;[.L99])" office:value-type="string" office:string-value="SSAB">
            <text:p>SSAB</text:p>
          </table:table-cell>
          <table:table-cell table:style-name="ce2" table:formula="of:=CONCATENATE(&quot;SS&quot;;[.M99])" office:value-type="string" office:string-value="SSAC">
            <text:p>SSAC</text:p>
          </table:table-cell>
          <table:table-cell table:style-name="ce2" table:formula="of:=CONCATENATE(&quot;SS&quot;;[.N99])" office:value-type="string" office:string-value="SSAD">
            <text:p>SSAD</text:p>
          </table:table-cell>
          <table:table-cell table:style-name="ce2" table:formula="of:=CONCATENATE(&quot;SS&quot;;[.O99])" office:value-type="string" office:string-value="SSBC">
            <text:p>SSBC</text:p>
          </table:table-cell>
          <table:table-cell table:style-name="ce2" table:formula="of:=CONCATENATE(&quot;SS&quot;;[.P99])" office:value-type="string" office:string-value="SSBD">
            <text:p>SSBD</text:p>
          </table:table-cell>
          <table:table-cell table:style-name="ce2" table:formula="of:=CONCATENATE(&quot;SS&quot;;[.Q99])" office:value-type="string" office:string-value="SSCD">
            <text:p>SSCD</text:p>
          </table:table-cell>
          <table:table-cell table:style-name="ce2" table:formula="of:=CONCATENATE(&quot;SS&quot;;[.R99])" office:value-type="string" office:string-value="SSABC">
            <text:p>SSABC</text:p>
          </table:table-cell>
          <table:table-cell table:style-name="ce2" table:formula="of:=CONCATENATE(&quot;SS&quot;;[.S99])" office:value-type="string" office:string-value="SSABD">
            <text:p>SSABD</text:p>
          </table:table-cell>
          <table:table-cell table:style-name="ce2" table:formula="of:=CONCATENATE(&quot;SS&quot;;[.T99])" office:value-type="string" office:string-value="SSACD">
            <text:p>SSACD</text:p>
          </table:table-cell>
          <table:table-cell table:style-name="ce2" table:formula="of:=CONCATENATE(&quot;SS&quot;;[.U99])" office:value-type="string" office:string-value="SSBCD">
            <text:p>SSBCD</text:p>
          </table:table-cell>
          <table:table-cell table:style-name="ce2" table:formula="of:=CONCATENATE(&quot;SS&quot;;[.V99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121:.V121])" office:value-type="float" office:value="1611978939013.38">
            <text:p>1611978939013.38</text:p>
          </table:table-cell>
          <table:table-cell table:formula="of:=POWER(2;4)*[.H121]" office:value-type="float" office:value="18575468376.4225">
            <text:p>18575468376.42</text:p>
          </table:table-cell>
          <table:table-cell table:formula="of:=POWER(2;4)*[.I121]" office:value-type="float" office:value="4644122644.83999">
            <text:p>4644122644.84</text:p>
          </table:table-cell>
          <table:table-cell table:formula="of:=POWER(2;4)*[.J121]" office:value-type="float" office:value="1104456702412.82">
            <text:p>1104456702412.82</text:p>
          </table:table-cell>
          <table:table-cell table:formula="of:=POWER(2;4)*[.K121]" office:value-type="float" office:value="452353565984.522">
            <text:p>452353565984.52</text:p>
          </table:table-cell>
          <table:table-cell table:formula="of:=POWER(2;4)*[.L121]" office:value-type="float" office:value="1760507330.55998">
            <text:p>1760507330.56</text:p>
          </table:table-cell>
          <table:table-cell table:formula="of:=POWER(2;4)*[.M121]" office:value-type="float" office:value="2517937058.9025">
            <text:p>2517937058.9</text:p>
          </table:table-cell>
          <table:table-cell table:formula="of:=POWER(2;4)*[.N121]" office:value-type="float" office:value="7334201036.00251">
            <text:p>7334201036</text:p>
          </table:table-cell>
          <table:table-cell table:formula="of:=POWER(2;4)*[.O121]" office:value-type="float" office:value="2289890467.84002">
            <text:p>2289890467.84</text:p>
          </table:table-cell>
          <table:table-cell table:formula="of:=POWER(2;4)*[.P121]" office:value-type="float" office:value="870491916.809999">
            <text:p>870491916.81</text:p>
          </table:table-cell>
          <table:table-cell table:formula="of:=POWER(2;4)*[.Q121]" office:value-type="float" office:value="14138934102.5625">
            <text:p>14138934102.56</text:p>
          </table:table-cell>
          <table:table-cell table:formula="of:=POWER(2;4)*[.R121]" office:value-type="float" office:value="222767565.160001">
            <text:p>222767565.16</text:p>
          </table:table-cell>
          <table:table-cell table:formula="of:=POWER(2;4)*[.S121]" office:value-type="float" office:value="1710029256.25">
            <text:p>1710029256.25</text:p>
          </table:table-cell>
          <table:table-cell table:formula="of:=POWER(2;4)*[.T121]" office:value-type="float" office:value="754762981.702494">
            <text:p>754762981.7</text:p>
          </table:table-cell>
          <table:table-cell table:formula="of:=POWER(2;4)*[.U121]" office:value-type="float" office:value="197225509.689997">
            <text:p>197225509.69</text:p>
          </table:table-cell>
          <table:table-cell table:formula="of:=POWER(2;4)*[.V121]" office:value-type="float" office:value="152332369.29">
            <text:p>152332369.29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99])" office:value-type="string" office:string-value="iA">
            <text:p>iA</text:p>
          </table:table-cell>
          <table:table-cell table:style-name="ce2" table:formula="of:=CONCATENATE(&quot;i&quot;;[.I99])" office:value-type="string" office:string-value="iB">
            <text:p>iB</text:p>
          </table:table-cell>
          <table:table-cell table:style-name="ce2" table:formula="of:=CONCATENATE(&quot;i&quot;;[.J99])" office:value-type="string" office:string-value="iC">
            <text:p>iC</text:p>
          </table:table-cell>
          <table:table-cell table:style-name="ce2" table:formula="of:=CONCATENATE(&quot;i&quot;;[.K99])" office:value-type="string" office:string-value="iD">
            <text:p>iD</text:p>
          </table:table-cell>
          <table:table-cell table:style-name="ce2" table:formula="of:=CONCATENATE(&quot;i&quot;;[.L99])" office:value-type="string" office:string-value="iAB">
            <text:p>iAB</text:p>
          </table:table-cell>
          <table:table-cell table:style-name="ce2" table:formula="of:=CONCATENATE(&quot;i&quot;;[.M99])" office:value-type="string" office:string-value="iAC">
            <text:p>iAC</text:p>
          </table:table-cell>
          <table:table-cell table:style-name="ce2" table:formula="of:=CONCATENATE(&quot;i&quot;;[.N99])" office:value-type="string" office:string-value="iAD">
            <text:p>iAD</text:p>
          </table:table-cell>
          <table:table-cell table:style-name="ce2" table:formula="of:=CONCATENATE(&quot;i&quot;;[.O99])" office:value-type="string" office:string-value="iBC">
            <text:p>iBC</text:p>
          </table:table-cell>
          <table:table-cell table:style-name="ce2" table:formula="of:=CONCATENATE(&quot;i&quot;;[.P99])" office:value-type="string" office:string-value="iBD">
            <text:p>iBD</text:p>
          </table:table-cell>
          <table:table-cell table:style-name="ce2" table:formula="of:=CONCATENATE(&quot;i&quot;;[.Q99])" office:value-type="string" office:string-value="iCD">
            <text:p>iCD</text:p>
          </table:table-cell>
          <table:table-cell table:style-name="ce2" table:formula="of:=CONCATENATE(&quot;i&quot;;[.R99])" office:value-type="string" office:string-value="iABC">
            <text:p>iABC</text:p>
          </table:table-cell>
          <table:table-cell table:style-name="ce2" table:formula="of:=CONCATENATE(&quot;i&quot;;[.S99])" office:value-type="string" office:string-value="iABD">
            <text:p>iABD</text:p>
          </table:table-cell>
          <table:table-cell table:style-name="ce2" table:formula="of:=CONCATENATE(&quot;i&quot;;[.T99])" office:value-type="string" office:string-value="iACD">
            <text:p>iACD</text:p>
          </table:table-cell>
          <table:table-cell table:style-name="ce2" table:formula="of:=CONCATENATE(&quot;i&quot;;[.U99])" office:value-type="string" office:string-value="iBCD">
            <text:p>iBCD</text:p>
          </table:table-cell>
          <table:table-cell table:style-name="ce2" table:formula="of:=CONCATENATE(&quot;i&quot;;[.V99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124]/[.G124]" office:value-type="float" office:value="0.0115233939643105">
            <text:p>0.012</text:p>
          </table:table-cell>
          <table:table-cell table:style-name="ce5" table:formula="of:=[.I124]/[.G124]" office:value-type="float" office:value="0.00288100702338112">
            <text:p>0.003</text:p>
          </table:table-cell>
          <table:table-cell table:style-name="ce5" table:formula="of:=[.J124]/[.G124]" office:value-type="float" office:value="0.685155789373286">
            <text:p>0.685</text:p>
          </table:table-cell>
          <table:table-cell table:style-name="ce5" table:formula="of:=[.K124]/[.G124]" office:value-type="float" office:value="0.280620022406365">
            <text:p>0.281</text:p>
          </table:table-cell>
          <table:table-cell table:style-name="ce5" table:formula="of:=[.L124]/[.G124]" office:value-type="float" office:value="0.00109214040453749">
            <text:p>0.001</text:p>
          </table:table-cell>
          <table:table-cell table:style-name="ce5" table:formula="of:=[.M124]/[.G124]" office:value-type="float" office:value="0.00156201610204884">
            <text:p>0.002</text:p>
          </table:table-cell>
          <table:table-cell table:style-name="ce5" table:formula="of:=[.N124]/[.G124]" office:value-type="float" office:value="0.00454981194759992">
            <text:p>0.005</text:p>
          </table:table-cell>
          <table:table-cell table:style-name="ce5" table:formula="of:=[.O124]/[.G124]" office:value-type="float" office:value="0.00142054614512616">
            <text:p>0.001</text:p>
          </table:table-cell>
          <table:table-cell table:style-name="ce5" table:formula="of:=[.P124]/[.G124]" office:value-type="float" office:value="0.000540014447920014">
            <text:p>0.001</text:p>
          </table:table-cell>
          <table:table-cell table:style-name="ce5" table:formula="of:=[.Q124]/[.G124]" office:value-type="float" office:value="0.00877116552851261">
            <text:p>0.009</text:p>
          </table:table-cell>
          <table:table-cell table:style-name="ce5" table:formula="of:=[.R124]/[.G124]" office:value-type="float" office:value="0.000138195084171724">
            <text:p>0.000</text:p>
          </table:table-cell>
          <table:table-cell table:style-name="ce5" table:formula="of:=[.S124]/[.G124]" office:value-type="float" office:value="0.00106082605353184">
            <text:p>0.001</text:p>
          </table:table-cell>
          <table:table-cell table:style-name="ce5" table:formula="of:=[.T124]/[.G124]" office:value-type="float" office:value="0.000468221366567266">
            <text:p>0.000</text:p>
          </table:table-cell>
          <table:table-cell table:style-name="ce5" table:formula="of:=[.U124]/[.G124]" office:value-type="float" office:value="0.000122349929590712">
            <text:p>0.000</text:p>
          </table:table-cell>
          <table:table-cell table:style-name="ce5" table:formula="of:=[.V124]/[.G124]" office:value-type="float" office:value="0.0000945002230508271">
            <text:p>0.000</text:p>
          </table:table-cell>
          <table:table-cell table:formula="of:=SUM([.H127:.V127])" office:value-type="float" office:value="1">
            <text:p>1</text:p>
          </table:table-cell>
        </table:table-row>
      </table:table>
      <table:table table:name="Etapa2" table:style-name="ta1" table:print="false"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17" table:default-cell-style-name="Default"/>
        <table:table-row table:style-name="ro1">
          <table:table-cell office:value-type="string">
            <text:p>Etapa 2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7" office:value-type="string" table:number-columns-spanned="8" table:number-rows-spanned="1">
            <text:p>WRITE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F69]" office:value-type="float" office:value="391132.5">
            <text:p>391132.5</text:p>
          </table:table-cell>
          <table:table-cell table:formula="of:=[.F4]*[.B4]" office:value-type="float" office:value="391132.5">
            <text:p>391132.5</text:p>
          </table:table-cell>
          <table:table-cell table:formula="of:=[.F4]*[.C4]" office:value-type="float" office:value="391132.5">
            <text:p>391132.5</text:p>
          </table:table-cell>
          <table:table-cell table:formula="of:=[.F4]*[.D4]" office:value-type="float" office:value="391132.5">
            <text:p>391132.5</text:p>
          </table:table-cell>
          <table:table-cell table:formula="of:=[.F4]*[.B4]*[.C4]" office:value-type="float" office:value="391132.5">
            <text:p>391132.5</text:p>
          </table:table-cell>
          <table:table-cell table:formula="of:=[.F4]*[.B4]*[.D4]" office:value-type="float" office:value="391132.5">
            <text:p>391132.5</text:p>
          </table:table-cell>
          <table:table-cell table:formula="of:=[.F4]*[.C4]*[.D4]" office:value-type="float" office:value="391132.5">
            <text:p>391132.5</text:p>
          </table:table-cell>
          <table:table-cell table:formula="of:=[.F4]*[.B4]*[.C4]*[.D4]" office:value-type="float" office:value="391132.5">
            <text:p>391132.5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F70]" office:value-type="float" office:value="480756">
            <text:p>480756</text:p>
          </table:table-cell>
          <table:table-cell table:formula="of:=[.F5]*[.B5]" office:value-type="float" office:value="480756">
            <text:p>480756</text:p>
          </table:table-cell>
          <table:table-cell table:formula="of:=[.F5]*[.C5]" office:value-type="float" office:value="480756">
            <text:p>480756</text:p>
          </table:table-cell>
          <table:table-cell table:formula="of:=[.F5]*[.D5]" office:value-type="float" office:value="-480756">
            <text:p>-480756</text:p>
          </table:table-cell>
          <table:table-cell table:formula="of:=[.F5]*[.B5]*[.C5]" office:value-type="float" office:value="480756">
            <text:p>480756</text:p>
          </table:table-cell>
          <table:table-cell table:formula="of:=[.F5]*[.B5]*[.D5]" office:value-type="float" office:value="-480756">
            <text:p>-480756</text:p>
          </table:table-cell>
          <table:table-cell table:formula="of:=[.F5]*[.C5]*[.D5]" office:value-type="float" office:value="-480756">
            <text:p>-480756</text:p>
          </table:table-cell>
          <table:table-cell table:formula="of:=[.F5]*[.B5]*[.C5]*[.D5]" office:value-type="float" office:value="-480756">
            <text:p>-480756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F71]" office:value-type="float" office:value="409980.1">
            <text:p>409980.1</text:p>
          </table:table-cell>
          <table:table-cell table:formula="of:=[.F6]*[.B6]" office:value-type="float" office:value="409980.1">
            <text:p>409980.1</text:p>
          </table:table-cell>
          <table:table-cell table:formula="of:=[.F6]*[.C6]" office:value-type="float" office:value="-409980.1">
            <text:p>-409980.1</text:p>
          </table:table-cell>
          <table:table-cell table:formula="of:=[.F6]*[.D6]" office:value-type="float" office:value="409980.1">
            <text:p>409980.1</text:p>
          </table:table-cell>
          <table:table-cell table:formula="of:=[.F6]*[.B6]*[.C6]" office:value-type="float" office:value="-409980.1">
            <text:p>-409980.1</text:p>
          </table:table-cell>
          <table:table-cell table:formula="of:=[.F6]*[.B6]*[.D6]" office:value-type="float" office:value="409980.1">
            <text:p>409980.1</text:p>
          </table:table-cell>
          <table:table-cell table:formula="of:=[.F6]*[.C6]*[.D6]" office:value-type="float" office:value="-409980.1">
            <text:p>-409980.1</text:p>
          </table:table-cell>
          <table:table-cell table:formula="of:=[.F6]*[.B6]*[.C6]*[.D6]" office:value-type="float" office:value="-409980.1">
            <text:p>-409980.1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F72]" office:value-type="float" office:value="490343.5">
            <text:p>490343.5</text:p>
          </table:table-cell>
          <table:table-cell table:formula="of:=[.F7]*[.B7]" office:value-type="float" office:value="490343.5">
            <text:p>490343.5</text:p>
          </table:table-cell>
          <table:table-cell table:formula="of:=[.F7]*[.C7]" office:value-type="float" office:value="-490343.5">
            <text:p>-490343.5</text:p>
          </table:table-cell>
          <table:table-cell table:formula="of:=[.F7]*[.D7]" office:value-type="float" office:value="-490343.5">
            <text:p>-490343.5</text:p>
          </table:table-cell>
          <table:table-cell table:formula="of:=[.F7]*[.B7]*[.C7]" office:value-type="float" office:value="-490343.5">
            <text:p>-490343.5</text:p>
          </table:table-cell>
          <table:table-cell table:formula="of:=[.F7]*[.B7]*[.D7]" office:value-type="float" office:value="-490343.5">
            <text:p>-490343.5</text:p>
          </table:table-cell>
          <table:table-cell table:formula="of:=[.F7]*[.C7]*[.D7]" office:value-type="float" office:value="490343.5">
            <text:p>490343.5</text:p>
          </table:table-cell>
          <table:table-cell table:formula="of:=[.F7]*[.B7]*[.C7]*[.D7]" office:value-type="float" office:value="490343.5">
            <text:p>490343.5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69]" office:value-type="float" office:value="278039.6">
            <text:p>278039.6</text:p>
          </table:table-cell>
          <table:table-cell table:formula="of:=[.F8]*[.B8]" office:value-type="float" office:value="-278039.6">
            <text:p>-278039.6</text:p>
          </table:table-cell>
          <table:table-cell table:formula="of:=[.F8]*[.C8]" office:value-type="float" office:value="278039.6">
            <text:p>278039.6</text:p>
          </table:table-cell>
          <table:table-cell table:formula="of:=[.F8]*[.D8]" office:value-type="float" office:value="278039.6">
            <text:p>278039.6</text:p>
          </table:table-cell>
          <table:table-cell table:formula="of:=[.F8]*[.B8]*[.C8]" office:value-type="float" office:value="-278039.6">
            <text:p>-278039.6</text:p>
          </table:table-cell>
          <table:table-cell table:formula="of:=[.F8]*[.B8]*[.D8]" office:value-type="float" office:value="-278039.6">
            <text:p>-278039.6</text:p>
          </table:table-cell>
          <table:table-cell table:formula="of:=[.F8]*[.C8]*[.D8]" office:value-type="float" office:value="278039.6">
            <text:p>278039.6</text:p>
          </table:table-cell>
          <table:table-cell table:formula="of:=[.F8]*[.B8]*[.C8]*[.D8]" office:value-type="float" office:value="-278039.6">
            <text:p>-278039.6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0]" office:value-type="float" office:value="274337.4">
            <text:p>274337.4</text:p>
          </table:table-cell>
          <table:table-cell table:formula="of:=[.F9]*[.B9]" office:value-type="float" office:value="-274337.4">
            <text:p>-274337.4</text:p>
          </table:table-cell>
          <table:table-cell table:formula="of:=[.F9]*[.C9]" office:value-type="float" office:value="274337.4">
            <text:p>274337.4</text:p>
          </table:table-cell>
          <table:table-cell table:formula="of:=[.F9]*[.D9]" office:value-type="float" office:value="-274337.4">
            <text:p>-274337.4</text:p>
          </table:table-cell>
          <table:table-cell table:formula="of:=[.F9]*[.B9]*[.C9]" office:value-type="float" office:value="-274337.4">
            <text:p>-274337.4</text:p>
          </table:table-cell>
          <table:table-cell table:formula="of:=[.F9]*[.B9]*[.D9]" office:value-type="float" office:value="274337.4">
            <text:p>274337.4</text:p>
          </table:table-cell>
          <table:table-cell table:formula="of:=[.F9]*[.C9]*[.D9]" office:value-type="float" office:value="-274337.4">
            <text:p>-274337.4</text:p>
          </table:table-cell>
          <table:table-cell table:formula="of:=[.F9]*[.B9]*[.C9]*[.D9]" office:value-type="float" office:value="274337.4">
            <text:p>274337.4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71]" office:value-type="float" office:value="285459.6">
            <text:p>285459.6</text:p>
          </table:table-cell>
          <table:table-cell table:formula="of:=[.F10]*[.B10]" office:value-type="float" office:value="-285459.6">
            <text:p>-285459.6</text:p>
          </table:table-cell>
          <table:table-cell table:formula="of:=[.F10]*[.C10]" office:value-type="float" office:value="-285459.6">
            <text:p>-285459.6</text:p>
          </table:table-cell>
          <table:table-cell table:formula="of:=[.F10]*[.D10]" office:value-type="float" office:value="285459.6">
            <text:p>285459.6</text:p>
          </table:table-cell>
          <table:table-cell table:formula="of:=[.F10]*[.B10]*[.C10]" office:value-type="float" office:value="285459.6">
            <text:p>285459.6</text:p>
          </table:table-cell>
          <table:table-cell table:formula="of:=[.F10]*[.B10]*[.D10]" office:value-type="float" office:value="-285459.6">
            <text:p>-285459.6</text:p>
          </table:table-cell>
          <table:table-cell table:formula="of:=[.F10]*[.C10]*[.D10]" office:value-type="float" office:value="-285459.6">
            <text:p>-285459.6</text:p>
          </table:table-cell>
          <table:table-cell table:formula="of:=[.F10]*[.B10]*[.C10]*[.D10]" office:value-type="float" office:value="285459.6">
            <text:p>285459.6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2]" office:value-type="float" office:value="315534.4">
            <text:p>315534.4</text:p>
          </table:table-cell>
          <table:table-cell table:formula="of:=[.F11]*[.B11]" office:value-type="float" office:value="-315534.4">
            <text:p>-315534.4</text:p>
          </table:table-cell>
          <table:table-cell table:formula="of:=[.F11]*[.C11]" office:value-type="float" office:value="-315534.4">
            <text:p>-315534.4</text:p>
          </table:table-cell>
          <table:table-cell table:formula="of:=[.F11]*[.D11]" office:value-type="float" office:value="-315534.4">
            <text:p>-315534.4</text:p>
          </table:table-cell>
          <table:table-cell table:formula="of:=[.F11]*[.B11]*[.C11]" office:value-type="float" office:value="315534.4">
            <text:p>315534.4</text:p>
          </table:table-cell>
          <table:table-cell table:formula="of:=[.F11]*[.B11]*[.D11]" office:value-type="float" office:value="315534.4">
            <text:p>315534.4</text:p>
          </table:table-cell>
          <table:table-cell table:formula="of:=[.F11]*[.C11]*[.D11]" office:value-type="float" office:value="315534.4">
            <text:p>315534.4</text:p>
          </table:table-cell>
          <table:table-cell table:formula="of:=[.F11]*[.B11]*[.C11]*[.D11]" office:value-type="float" office:value="-315534.4">
            <text:p>-315534.4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3])" office:value-type="string" office:string-value="qA">
            <text:p>qA</text:p>
          </table:table-cell>
          <table:table-cell table:style-name="ce2" table:formula="of:=CONCATENATE(&quot;q&quot;;[.H3])" office:value-type="string" office:string-value="qC">
            <text:p>qC</text:p>
          </table:table-cell>
          <table:table-cell table:style-name="ce2" table:formula="of:=CONCATENATE(&quot;q&quot;;[.I3])" office:value-type="string" office:string-value="qD">
            <text:p>qD</text:p>
          </table:table-cell>
          <table:table-cell table:style-name="ce2" table:formula="of:=CONCATENATE(&quot;q&quot;;[.J3])" office:value-type="string" office:string-value="qAC">
            <text:p>qAC</text:p>
          </table:table-cell>
          <table:table-cell table:style-name="ce2" table:formula="of:=CONCATENATE(&quot;q&quot;;[.K3])" office:value-type="string" office:string-value="qAD">
            <text:p>qAD</text:p>
          </table:table-cell>
          <table:table-cell table:style-name="ce2" table:formula="of:=CONCATENATE(&quot;q&quot;;[.L3])" office:value-type="string" office:string-value="qCD">
            <text:p>qCD</text:p>
          </table:table-cell>
          <table:table-cell table:style-name="ce2" table:formula="of:=CONCATENATE(&quot;q&quot;;[.M3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4:.G11])/8" office:value-type="float" office:value="77355.1375">
            <text:p>77355.14</text:p>
          </table:table-cell>
          <table:table-cell table:formula="of:=SUM([.H4:.H11])/8" office:value-type="float" office:value="-9631.5125">
            <text:p>-9631.51</text:p>
          </table:table-cell>
          <table:table-cell table:formula="of:=SUM([.I4:.I11])/8" office:value-type="float" office:value="-24544.9375">
            <text:p>-24544.94</text:p>
          </table:table-cell>
          <table:table-cell table:formula="of:=SUM([.J4:.J11])/8" office:value-type="float" office:value="2522.7375">
            <text:p>2522.74</text:p>
          </table:table-cell>
          <table:table-cell table:formula="of:=SUM([.K4:.K11])/8" office:value-type="float" office:value="-17951.7875">
            <text:p>-17951.79</text:p>
          </table:table-cell>
          <table:table-cell table:formula="of:=SUM([.L4:.L11])/8" office:value-type="float" office:value="3064.6125">
            <text:p>3064.61</text:p>
          </table:table-cell>
          <table:table-cell table:formula="of:=SUM([.M4:.M11])/8" office:value-type="float" office:value="-5379.6375">
            <text:p>-5379.64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3];&quot;²&quot;)" office:value-type="string" office:string-value="qA²">
            <text:p>qA²</text:p>
          </table:table-cell>
          <table:table-cell table:style-name="ce2" table:formula="of:=CONCATENATE(&quot;q&quot;;[.H3];&quot;²&quot;)" office:value-type="string" office:string-value="qC²">
            <text:p>qC²</text:p>
          </table:table-cell>
          <table:table-cell table:style-name="ce2" table:formula="of:=CONCATENATE(&quot;q&quot;;[.I3];&quot;²&quot;)" office:value-type="string" office:string-value="qD²">
            <text:p>qD²</text:p>
          </table:table-cell>
          <table:table-cell table:style-name="ce2" table:formula="of:=CONCATENATE(&quot;q&quot;;[.J3];&quot;²&quot;)" office:value-type="string" office:string-value="qAC²">
            <text:p>qAC²</text:p>
          </table:table-cell>
          <table:table-cell table:style-name="ce2" table:formula="of:=CONCATENATE(&quot;q&quot;;[.K3];&quot;²&quot;)" office:value-type="string" office:string-value="qAD²">
            <text:p>qAD²</text:p>
          </table:table-cell>
          <table:table-cell table:style-name="ce2" table:formula="of:=CONCATENATE(&quot;q&quot;;[.L3];&quot;²&quot;)" office:value-type="string" office:string-value="qCD²">
            <text:p>qCD²</text:p>
          </table:table-cell>
          <table:table-cell table:style-name="ce2" table:formula="of:=CONCATENATE(&quot;q&quot;;[.M3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14];2)" office:value-type="float" office:value="5983817297.64391">
            <text:p>5983817297.64</text:p>
          </table:table-cell>
          <table:table-cell table:formula="of:=POWER([.H14];2)" office:value-type="float" office:value="92766033.0376562">
            <text:p>92766033.04</text:p>
          </table:table-cell>
          <table:table-cell table:formula="of:=POWER([.I14];2)" office:value-type="float" office:value="602453956.878907">
            <text:p>602453956.88</text:p>
          </table:table-cell>
          <table:table-cell table:formula="of:=POWER([.J14];2)" office:value-type="float" office:value="6364204.49390627">
            <text:p>6364204.49</text:p>
          </table:table-cell>
          <table:table-cell table:formula="of:=POWER([.K14];2)" office:value-type="float" office:value="322266674.445156">
            <text:p>322266674.45</text:p>
          </table:table-cell>
          <table:table-cell table:formula="of:=POWER([.L14];2)" office:value-type="float" office:value="9391849.77515627">
            <text:p>9391849.78</text:p>
          </table:table-cell>
          <table:table-cell table:formula="of:=POWER([.M14];2)" office:value-type="float" office:value="28940499.6314062">
            <text:p>28940499.6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3])" office:value-type="string" office:string-value="SSA">
            <text:p>SSA</text:p>
          </table:table-cell>
          <table:table-cell table:style-name="ce2" table:formula="of:=CONCATENATE(&quot;SS&quot;;[.H3])" office:value-type="string" office:string-value="SSC">
            <text:p>SSC</text:p>
          </table:table-cell>
          <table:table-cell table:style-name="ce2" table:formula="of:=CONCATENATE(&quot;SS&quot;;[.I3])" office:value-type="string" office:string-value="SSD">
            <text:p>SSD</text:p>
          </table:table-cell>
          <table:table-cell table:style-name="ce2" table:formula="of:=CONCATENATE(&quot;SS&quot;;[.J3])" office:value-type="string" office:string-value="SSAC">
            <text:p>SSAC</text:p>
          </table:table-cell>
          <table:table-cell table:style-name="ce2" table:formula="of:=CONCATENATE(&quot;SS&quot;;[.K3])" office:value-type="string" office:string-value="SSAD">
            <text:p>SSAD</text:p>
          </table:table-cell>
          <table:table-cell table:style-name="ce2" table:formula="of:=CONCATENATE(&quot;SS&quot;;[.L3])" office:value-type="string" office:string-value="SSCD">
            <text:p>SSCD</text:p>
          </table:table-cell>
          <table:table-cell table:style-name="ce2" table:formula="of:=CONCATENATE(&quot;SS&quot;;[.M3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17:.M17])" office:value-type="float" office:value="56368004127.2488">
            <text:p>56368004127.25</text:p>
          </table:table-cell>
          <table:table-cell table:formula="of:=POWER(2;3)*[.G17]" office:value-type="float" office:value="47870538381.1512">
            <text:p>47870538381.15</text:p>
          </table:table-cell>
          <table:table-cell table:formula="of:=POWER(2;3)*[.H17]" office:value-type="float" office:value="742128264.30125">
            <text:p>742128264.3</text:p>
          </table:table-cell>
          <table:table-cell table:formula="of:=POWER(2;3)*[.I17]" office:value-type="float" office:value="4819631655.03126">
            <text:p>4819631655.03</text:p>
          </table:table-cell>
          <table:table-cell table:formula="of:=POWER(2;3)*[.J17]" office:value-type="float" office:value="50913635.9512501">
            <text:p>50913635.95</text:p>
          </table:table-cell>
          <table:table-cell table:formula="of:=POWER(2;3)*[.K17]" office:value-type="float" office:value="2578133395.56125">
            <text:p>2578133395.56</text:p>
          </table:table-cell>
          <table:table-cell table:formula="of:=POWER(2;3)*[.L17]" office:value-type="float" office:value="75134798.2012501">
            <text:p>75134798.2</text:p>
          </table:table-cell>
          <table:table-cell table:formula="of:=POWER(2;3)*[.M17]" office:value-type="float" office:value="231523997.05125">
            <text:p>231523997.0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3])" office:value-type="string" office:string-value="iA">
            <text:p>iA</text:p>
          </table:table-cell>
          <table:table-cell table:style-name="ce2" table:formula="of:=CONCATENATE(&quot;i&quot;;[.H3])" office:value-type="string" office:string-value="iC">
            <text:p>iC</text:p>
          </table:table-cell>
          <table:table-cell table:style-name="ce2" table:formula="of:=CONCATENATE(&quot;i&quot;;[.I3])" office:value-type="string" office:string-value="iD">
            <text:p>iD</text:p>
          </table:table-cell>
          <table:table-cell table:style-name="ce2" table:formula="of:=CONCATENATE(&quot;i&quot;;[.J3])" office:value-type="string" office:string-value="iAC">
            <text:p>iAC</text:p>
          </table:table-cell>
          <table:table-cell table:style-name="ce2" table:formula="of:=CONCATENATE(&quot;i&quot;;[.K3])" office:value-type="string" office:string-value="iAD">
            <text:p>iAD</text:p>
          </table:table-cell>
          <table:table-cell table:style-name="ce2" table:formula="of:=CONCATENATE(&quot;i&quot;;[.L3])" office:value-type="string" office:string-value="iCD">
            <text:p>iCD</text:p>
          </table:table-cell>
          <table:table-cell table:style-name="ce2" table:formula="of:=CONCATENATE(&quot;i&quot;;[.M3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20]/[.F20]" office:value-type="float" office:value="0.849250192947851">
            <text:p>0.849</text:p>
          </table:table-cell>
          <table:table-cell table:style-name="ce5" table:formula="of:=[.H20]/[.F20]" office:value-type="float" office:value="0.013165771536383">
            <text:p>0.013</text:p>
          </table:table-cell>
          <table:table-cell table:style-name="ce5" table:formula="of:=[.I20]/[.F20]" office:value-type="float" office:value="0.0855029680339774">
            <text:p>0.086</text:p>
          </table:table-cell>
          <table:table-cell table:style-name="ce5" table:formula="of:=[.J20]/[.F20]" office:value-type="float" office:value="0.000903236450173301">
            <text:p>0.001</text:p>
          </table:table-cell>
          <table:table-cell table:style-name="ce5" table:formula="of:=[.K20]/[.F20]" office:value-type="float" office:value="0.0457375320534891">
            <text:p>0.046</text:p>
          </table:table-cell>
          <table:table-cell table:style-name="ce5" table:formula="of:=[.L20]/[.F20]" office:value-type="float" office:value="0.00133293344982796">
            <text:p>0.001</text:p>
          </table:table-cell>
          <table:table-cell table:style-name="ce5" table:formula="of:=[.M20]/[.F20]" office:value-type="float" office:value="0.00410736552829851">
            <text:p>0.004</text:p>
          </table:table-cell>
          <table:table-cell table:formula="of:=SUM([.G23:.M23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EAD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H69]" office:value-type="float" office:value="1388693.6">
            <text:p>1388693.6</text:p>
          </table:table-cell>
          <table:table-cell table:formula="of:=[.F28]*[.B28]" office:value-type="float" office:value="1388693.6">
            <text:p>1388693.6</text:p>
          </table:table-cell>
          <table:table-cell table:formula="of:=[.F28]*[.C28]" office:value-type="float" office:value="1388693.6">
            <text:p>1388693.6</text:p>
          </table:table-cell>
          <table:table-cell table:formula="of:=[.F28]*[.D28]" office:value-type="float" office:value="1388693.6">
            <text:p>1388693.6</text:p>
          </table:table-cell>
          <table:table-cell table:formula="of:=[.F28]*[.B28]*[.C28]" office:value-type="float" office:value="1388693.6">
            <text:p>1388693.6</text:p>
          </table:table-cell>
          <table:table-cell table:formula="of:=[.F28]*[.B28]*[.D28]" office:value-type="float" office:value="1388693.6">
            <text:p>1388693.6</text:p>
          </table:table-cell>
          <table:table-cell table:formula="of:=[.F28]*[.C28]*[.D28]" office:value-type="float" office:value="1388693.6">
            <text:p>1388693.6</text:p>
          </table:table-cell>
          <table:table-cell table:formula="of:=[.F28]*[.B28]*[.C28]*[.D28]" office:value-type="float" office:value="1388693.6">
            <text:p>1388693.6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H70]" office:value-type="float" office:value="1344369.7">
            <text:p>1344369.7</text:p>
          </table:table-cell>
          <table:table-cell table:formula="of:=[.F29]*[.B29]" office:value-type="float" office:value="1344369.7">
            <text:p>1344369.7</text:p>
          </table:table-cell>
          <table:table-cell table:formula="of:=[.F29]*[.C29]" office:value-type="float" office:value="1344369.7">
            <text:p>1344369.7</text:p>
          </table:table-cell>
          <table:table-cell table:formula="of:=[.F29]*[.D29]" office:value-type="float" office:value="-1344369.7">
            <text:p>-1344369.7</text:p>
          </table:table-cell>
          <table:table-cell table:formula="of:=[.F29]*[.B29]*[.C29]" office:value-type="float" office:value="1344369.7">
            <text:p>1344369.7</text:p>
          </table:table-cell>
          <table:table-cell table:formula="of:=[.F29]*[.B29]*[.D29]" office:value-type="float" office:value="-1344369.7">
            <text:p>-1344369.7</text:p>
          </table:table-cell>
          <table:table-cell table:formula="of:=[.F29]*[.C29]*[.D29]" office:value-type="float" office:value="-1344369.7">
            <text:p>-1344369.7</text:p>
          </table:table-cell>
          <table:table-cell table:formula="of:=[.F29]*[.B29]*[.C29]*[.D29]" office:value-type="float" office:value="-1344369.7">
            <text:p>-1344369.7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H71]" office:value-type="float" office:value="1395796.3">
            <text:p>1395796.3</text:p>
          </table:table-cell>
          <table:table-cell table:formula="of:=[.F30]*[.B30]" office:value-type="float" office:value="1395796.3">
            <text:p>1395796.3</text:p>
          </table:table-cell>
          <table:table-cell table:formula="of:=[.F30]*[.C30]" office:value-type="float" office:value="-1395796.3">
            <text:p>-1395796.3</text:p>
          </table:table-cell>
          <table:table-cell table:formula="of:=[.F30]*[.D30]" office:value-type="float" office:value="1395796.3">
            <text:p>1395796.3</text:p>
          </table:table-cell>
          <table:table-cell table:formula="of:=[.F30]*[.B30]*[.C30]" office:value-type="float" office:value="-1395796.3">
            <text:p>-1395796.3</text:p>
          </table:table-cell>
          <table:table-cell table:formula="of:=[.F30]*[.B30]*[.D30]" office:value-type="float" office:value="1395796.3">
            <text:p>1395796.3</text:p>
          </table:table-cell>
          <table:table-cell table:formula="of:=[.F30]*[.C30]*[.D30]" office:value-type="float" office:value="-1395796.3">
            <text:p>-1395796.3</text:p>
          </table:table-cell>
          <table:table-cell table:formula="of:=[.F30]*[.B30]*[.C30]*[.D30]" office:value-type="float" office:value="-1395796.3">
            <text:p>-1395796.3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H72]" office:value-type="float" office:value="1331447.9">
            <text:p>1331447.9</text:p>
          </table:table-cell>
          <table:table-cell table:formula="of:=[.F31]*[.B31]" office:value-type="float" office:value="1331447.9">
            <text:p>1331447.9</text:p>
          </table:table-cell>
          <table:table-cell table:formula="of:=[.F31]*[.C31]" office:value-type="float" office:value="-1331447.9">
            <text:p>-1331447.9</text:p>
          </table:table-cell>
          <table:table-cell table:formula="of:=[.F31]*[.D31]" office:value-type="float" office:value="-1331447.9">
            <text:p>-1331447.9</text:p>
          </table:table-cell>
          <table:table-cell table:formula="of:=[.F31]*[.B31]*[.C31]" office:value-type="float" office:value="-1331447.9">
            <text:p>-1331447.9</text:p>
          </table:table-cell>
          <table:table-cell table:formula="of:=[.F31]*[.B31]*[.D31]" office:value-type="float" office:value="-1331447.9">
            <text:p>-1331447.9</text:p>
          </table:table-cell>
          <table:table-cell table:formula="of:=[.F31]*[.C31]*[.D31]" office:value-type="float" office:value="1331447.9">
            <text:p>1331447.9</text:p>
          </table:table-cell>
          <table:table-cell table:formula="of:=[.F31]*[.B31]*[.C31]*[.D31]" office:value-type="float" office:value="1331447.9">
            <text:p>1331447.9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69]" office:value-type="float" office:value="1617178.5">
            <text:p>1617178.5</text:p>
          </table:table-cell>
          <table:table-cell table:formula="of:=[.F32]*[.B32]" office:value-type="float" office:value="-1617178.5">
            <text:p>-1617178.5</text:p>
          </table:table-cell>
          <table:table-cell table:formula="of:=[.F32]*[.C32]" office:value-type="float" office:value="1617178.5">
            <text:p>1617178.5</text:p>
          </table:table-cell>
          <table:table-cell table:formula="of:=[.F32]*[.D32]" office:value-type="float" office:value="1617178.5">
            <text:p>1617178.5</text:p>
          </table:table-cell>
          <table:table-cell table:formula="of:=[.F32]*[.B32]*[.C32]" office:value-type="float" office:value="-1617178.5">
            <text:p>-1617178.5</text:p>
          </table:table-cell>
          <table:table-cell table:formula="of:=[.F32]*[.B32]*[.D32]" office:value-type="float" office:value="-1617178.5">
            <text:p>-1617178.5</text:p>
          </table:table-cell>
          <table:table-cell table:formula="of:=[.F32]*[.C32]*[.D32]" office:value-type="float" office:value="1617178.5">
            <text:p>1617178.5</text:p>
          </table:table-cell>
          <table:table-cell table:formula="of:=[.F32]*[.B32]*[.C32]*[.D32]" office:value-type="float" office:value="-1617178.5">
            <text:p>-1617178.5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0]" office:value-type="float" office:value="1291595.1">
            <text:p>1291595.1</text:p>
          </table:table-cell>
          <table:table-cell table:formula="of:=[.F33]*[.B33]" office:value-type="float" office:value="-1291595.1">
            <text:p>-1291595.1</text:p>
          </table:table-cell>
          <table:table-cell table:formula="of:=[.F33]*[.C33]" office:value-type="float" office:value="1291595.1">
            <text:p>1291595.1</text:p>
          </table:table-cell>
          <table:table-cell table:formula="of:=[.F33]*[.D33]" office:value-type="float" office:value="-1291595.1">
            <text:p>-1291595.1</text:p>
          </table:table-cell>
          <table:table-cell table:formula="of:=[.F33]*[.B33]*[.C33]" office:value-type="float" office:value="-1291595.1">
            <text:p>-1291595.1</text:p>
          </table:table-cell>
          <table:table-cell table:formula="of:=[.F33]*[.B33]*[.D33]" office:value-type="float" office:value="1291595.1">
            <text:p>1291595.1</text:p>
          </table:table-cell>
          <table:table-cell table:formula="of:=[.F33]*[.C33]*[.D33]" office:value-type="float" office:value="-1291595.1">
            <text:p>-1291595.1</text:p>
          </table:table-cell>
          <table:table-cell table:formula="of:=[.F33]*[.B33]*[.C33]*[.D33]" office:value-type="float" office:value="1291595.1">
            <text:p>1291595.1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71]" office:value-type="float" office:value="1652413.5">
            <text:p>1652413.5</text:p>
          </table:table-cell>
          <table:table-cell table:formula="of:=[.F34]*[.B34]" office:value-type="float" office:value="-1652413.5">
            <text:p>-1652413.5</text:p>
          </table:table-cell>
          <table:table-cell table:formula="of:=[.F34]*[.C34]" office:value-type="float" office:value="-1652413.5">
            <text:p>-1652413.5</text:p>
          </table:table-cell>
          <table:table-cell table:formula="of:=[.F34]*[.D34]" office:value-type="float" office:value="1652413.5">
            <text:p>1652413.5</text:p>
          </table:table-cell>
          <table:table-cell table:formula="of:=[.F34]*[.B34]*[.C34]" office:value-type="float" office:value="1652413.5">
            <text:p>1652413.5</text:p>
          </table:table-cell>
          <table:table-cell table:formula="of:=[.F34]*[.B34]*[.D34]" office:value-type="float" office:value="-1652413.5">
            <text:p>-1652413.5</text:p>
          </table:table-cell>
          <table:table-cell table:formula="of:=[.F34]*[.C34]*[.D34]" office:value-type="float" office:value="-1652413.5">
            <text:p>-1652413.5</text:p>
          </table:table-cell>
          <table:table-cell table:formula="of:=[.F34]*[.B34]*[.C34]*[.D34]" office:value-type="float" office:value="1652413.5">
            <text:p>1652413.5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2]" office:value-type="float" office:value="1377422.3">
            <text:p>1377422.3</text:p>
          </table:table-cell>
          <table:table-cell table:formula="of:=[.F35]*[.B35]" office:value-type="float" office:value="-1377422.3">
            <text:p>-1377422.3</text:p>
          </table:table-cell>
          <table:table-cell table:formula="of:=[.F35]*[.C35]" office:value-type="float" office:value="-1377422.3">
            <text:p>-1377422.3</text:p>
          </table:table-cell>
          <table:table-cell table:formula="of:=[.F35]*[.D35]" office:value-type="float" office:value="-1377422.3">
            <text:p>-1377422.3</text:p>
          </table:table-cell>
          <table:table-cell table:formula="of:=[.F35]*[.B35]*[.C35]" office:value-type="float" office:value="1377422.3">
            <text:p>1377422.3</text:p>
          </table:table-cell>
          <table:table-cell table:formula="of:=[.F35]*[.B35]*[.D35]" office:value-type="float" office:value="1377422.3">
            <text:p>1377422.3</text:p>
          </table:table-cell>
          <table:table-cell table:formula="of:=[.F35]*[.C35]*[.D35]" office:value-type="float" office:value="1377422.3">
            <text:p>1377422.3</text:p>
          </table:table-cell>
          <table:table-cell table:formula="of:=[.F35]*[.B35]*[.C35]*[.D35]" office:value-type="float" office:value="-1377422.3">
            <text:p>-1377422.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27])" office:value-type="string" office:string-value="qA">
            <text:p>qA</text:p>
          </table:table-cell>
          <table:table-cell table:style-name="ce2" table:formula="of:=CONCATENATE(&quot;q&quot;;[.H27])" office:value-type="string" office:string-value="qC">
            <text:p>qC</text:p>
          </table:table-cell>
          <table:table-cell table:style-name="ce2" table:formula="of:=CONCATENATE(&quot;q&quot;;[.I27])" office:value-type="string" office:string-value="qD">
            <text:p>qD</text:p>
          </table:table-cell>
          <table:table-cell table:style-name="ce2" table:formula="of:=CONCATENATE(&quot;q&quot;;[.J27])" office:value-type="string" office:string-value="qAC">
            <text:p>qAC</text:p>
          </table:table-cell>
          <table:table-cell table:style-name="ce2" table:formula="of:=CONCATENATE(&quot;q&quot;;[.K27])" office:value-type="string" office:string-value="qAD">
            <text:p>qAD</text:p>
          </table:table-cell>
          <table:table-cell table:style-name="ce2" table:formula="of:=CONCATENATE(&quot;q&quot;;[.L27])" office:value-type="string" office:string-value="qCD">
            <text:p>qCD</text:p>
          </table:table-cell>
          <table:table-cell table:style-name="ce2" table:formula="of:=CONCATENATE(&quot;q&quot;;[.M27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28:.G35])/8" office:value-type="float" office:value="-59787.7375">
            <text:p>-59787.74</text:p>
          </table:table-cell>
          <table:table-cell table:formula="of:=SUM([.H28:.H35])/8" office:value-type="float" office:value="-14405.3875">
            <text:p>-14405.39</text:p>
          </table:table-cell>
          <table:table-cell table:formula="of:=SUM([.I28:.I35])/8" office:value-type="float" office:value="88655.8625">
            <text:p>88655.86</text:p>
          </table:table-cell>
          <table:table-cell table:formula="of:=SUM([.J28:.J35])/8" office:value-type="float" office:value="15860.1625000001">
            <text:p>15860.16</text:p>
          </table:table-cell>
          <table:table-cell table:formula="of:=SUM([.K28:.K35])/8" office:value-type="float" office:value="-61487.7874999999">
            <text:p>-61487.79</text:p>
          </table:table-cell>
          <table:table-cell table:formula="of:=SUM([.L28:.L35])/8" office:value-type="float" office:value="3820.96249999999">
            <text:p>3820.96</text:p>
          </table:table-cell>
          <table:table-cell table:formula="of:=SUM([.M28:.M35])/8" office:value-type="float" office:value="-8827.08749999999">
            <text:p>-8827.09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27];&quot;²&quot;)" office:value-type="string" office:string-value="qA²">
            <text:p>qA²</text:p>
          </table:table-cell>
          <table:table-cell table:style-name="ce2" table:formula="of:=CONCATENATE(&quot;q&quot;;[.H27];&quot;²&quot;)" office:value-type="string" office:string-value="qC²">
            <text:p>qC²</text:p>
          </table:table-cell>
          <table:table-cell table:style-name="ce2" table:formula="of:=CONCATENATE(&quot;q&quot;;[.I27];&quot;²&quot;)" office:value-type="string" office:string-value="qD²">
            <text:p>qD²</text:p>
          </table:table-cell>
          <table:table-cell table:style-name="ce2" table:formula="of:=CONCATENATE(&quot;q&quot;;[.J27];&quot;²&quot;)" office:value-type="string" office:string-value="qAC²">
            <text:p>qAC²</text:p>
          </table:table-cell>
          <table:table-cell table:style-name="ce2" table:formula="of:=CONCATENATE(&quot;q&quot;;[.K27];&quot;²&quot;)" office:value-type="string" office:string-value="qAD²">
            <text:p>qAD²</text:p>
          </table:table-cell>
          <table:table-cell table:style-name="ce2" table:formula="of:=CONCATENATE(&quot;q&quot;;[.L27];&quot;²&quot;)" office:value-type="string" office:string-value="qCD²">
            <text:p>qCD²</text:p>
          </table:table-cell>
          <table:table-cell table:style-name="ce2" table:formula="of:=CONCATENATE(&quot;q&quot;;[.M27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38];2)" office:value-type="float" office:value="3574573555.36891">
            <text:p>3574573555.37</text:p>
          </table:table-cell>
          <table:table-cell table:formula="of:=POWER([.H38];2)" office:value-type="float" office:value="207515189.025156">
            <text:p>207515189.03</text:p>
          </table:table-cell>
          <table:table-cell table:formula="of:=POWER([.I38];2)" office:value-type="float" office:value="7859861955.61891">
            <text:p>7859861955.62</text:p>
          </table:table-cell>
          <table:table-cell table:formula="of:=POWER([.J38];2)" office:value-type="float" office:value="251544754.526408">
            <text:p>251544754.53</text:p>
          </table:table-cell>
          <table:table-cell table:formula="of:=POWER([.K38];2)" office:value-type="float" office:value="3780748011.64515">
            <text:p>3780748011.65</text:p>
          </table:table-cell>
          <table:table-cell table:formula="of:=POWER([.L38];2)" office:value-type="float" office:value="14599754.4264062">
            <text:p>14599754.43</text:p>
          </table:table-cell>
          <table:table-cell table:formula="of:=POWER([.M38];2)" office:value-type="float" office:value="77917473.7326562">
            <text:p>77917473.7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27])" office:value-type="string" office:string-value="SSA">
            <text:p>SSA</text:p>
          </table:table-cell>
          <table:table-cell table:style-name="ce2" table:formula="of:=CONCATENATE(&quot;SS&quot;;[.H27])" office:value-type="string" office:string-value="SSC">
            <text:p>SSC</text:p>
          </table:table-cell>
          <table:table-cell table:style-name="ce2" table:formula="of:=CONCATENATE(&quot;SS&quot;;[.I27])" office:value-type="string" office:string-value="SSD">
            <text:p>SSD</text:p>
          </table:table-cell>
          <table:table-cell table:style-name="ce2" table:formula="of:=CONCATENATE(&quot;SS&quot;;[.J27])" office:value-type="string" office:string-value="SSAC">
            <text:p>SSAC</text:p>
          </table:table-cell>
          <table:table-cell table:style-name="ce2" table:formula="of:=CONCATENATE(&quot;SS&quot;;[.K27])" office:value-type="string" office:string-value="SSAD">
            <text:p>SSAD</text:p>
          </table:table-cell>
          <table:table-cell table:style-name="ce2" table:formula="of:=CONCATENATE(&quot;SS&quot;;[.L27])" office:value-type="string" office:string-value="SSCD">
            <text:p>SSCD</text:p>
          </table:table-cell>
          <table:table-cell table:style-name="ce2" table:formula="of:=CONCATENATE(&quot;SS&quot;;[.M27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41:.M41])" office:value-type="float" office:value="126134085554.749">
            <text:p>126134085554.75</text:p>
          </table:table-cell>
          <table:table-cell table:formula="of:=POWER(2;3)*[.G41]" office:value-type="float" office:value="28596588442.9513">
            <text:p>28596588442.95</text:p>
          </table:table-cell>
          <table:table-cell table:formula="of:=POWER(2;3)*[.H41]" office:value-type="float" office:value="1660121512.20125">
            <text:p>1660121512.2</text:p>
          </table:table-cell>
          <table:table-cell table:formula="of:=POWER(2;3)*[.I41]" office:value-type="float" office:value="62878895644.9513">
            <text:p>62878895644.95</text:p>
          </table:table-cell>
          <table:table-cell table:formula="of:=POWER(2;3)*[.J41]" office:value-type="float" office:value="2012358036.21127">
            <text:p>2012358036.21</text:p>
          </table:table-cell>
          <table:table-cell table:formula="of:=POWER(2;3)*[.K41]" office:value-type="float" office:value="30245984093.1612">
            <text:p>30245984093.16</text:p>
          </table:table-cell>
          <table:table-cell table:formula="of:=POWER(2;3)*[.L41]" office:value-type="float" office:value="116798035.41125">
            <text:p>116798035.41</text:p>
          </table:table-cell>
          <table:table-cell table:formula="of:=POWER(2;3)*[.M41]" office:value-type="float" office:value="623339789.861249">
            <text:p>623339789.86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27])" office:value-type="string" office:string-value="iA">
            <text:p>iA</text:p>
          </table:table-cell>
          <table:table-cell table:style-name="ce2" table:formula="of:=CONCATENATE(&quot;i&quot;;[.H27])" office:value-type="string" office:string-value="iC">
            <text:p>iC</text:p>
          </table:table-cell>
          <table:table-cell table:style-name="ce2" table:formula="of:=CONCATENATE(&quot;i&quot;;[.I27])" office:value-type="string" office:string-value="iD">
            <text:p>iD</text:p>
          </table:table-cell>
          <table:table-cell table:style-name="ce2" table:formula="of:=CONCATENATE(&quot;i&quot;;[.J27])" office:value-type="string" office:string-value="iAC">
            <text:p>iAC</text:p>
          </table:table-cell>
          <table:table-cell table:style-name="ce2" table:formula="of:=CONCATENATE(&quot;i&quot;;[.K27])" office:value-type="string" office:string-value="iAD">
            <text:p>iAD</text:p>
          </table:table-cell>
          <table:table-cell table:style-name="ce2" table:formula="of:=CONCATENATE(&quot;i&quot;;[.L27])" office:value-type="string" office:string-value="iCD">
            <text:p>iCD</text:p>
          </table:table-cell>
          <table:table-cell table:style-name="ce2" table:formula="of:=CONCATENATE(&quot;i&quot;;[.M27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44]/[.F44]" office:value-type="float" office:value="0.226715786753287">
            <text:p>0.227</text:p>
          </table:table-cell>
          <table:table-cell table:style-name="ce5" table:formula="of:=[.H44]/[.F44]" office:value-type="float" office:value="0.0131615614042777">
            <text:p>0.013</text:p>
          </table:table-cell>
          <table:table-cell table:style-name="ce5" table:formula="of:=[.I44]/[.F44]" office:value-type="float" office:value="0.498508356154519">
            <text:p>0.499</text:p>
          </table:table-cell>
          <table:table-cell table:style-name="ce5" table:formula="of:=[.J44]/[.F44]" office:value-type="float" office:value="0.0159541176150819">
            <text:p>0.016</text:p>
          </table:table-cell>
          <table:table-cell table:style-name="ce5" table:formula="of:=[.K44]/[.F44]" office:value-type="float" office:value="0.239792312760954">
            <text:p>0.240</text:p>
          </table:table-cell>
          <table:table-cell table:style-name="ce5" table:formula="of:=[.L44]/[.F44]" office:value-type="float" office:value="0.0009259831305516">
            <text:p>0.001</text:p>
          </table:table-cell>
          <table:table-cell table:style-name="ce5" table:formula="of:=[.M44]/[.F44]" office:value-type="float" office:value="0.00494188218132907">
            <text:p>0.005</text:p>
          </table:table-cell>
          <table:table-cell table:formula="of:=SUM([.G47:.M47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WRIT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J69]" office:value-type="float" office:value="1640764.2">
            <text:p>1640764.2</text:p>
          </table:table-cell>
          <table:table-cell table:formula="of:=[.F52]*[.B52]" office:value-type="float" office:value="1640764.2">
            <text:p>1640764.2</text:p>
          </table:table-cell>
          <table:table-cell table:formula="of:=[.F52]*[.C52]" office:value-type="float" office:value="1640764.2">
            <text:p>1640764.2</text:p>
          </table:table-cell>
          <table:table-cell table:formula="of:=[.F52]*[.D52]" office:value-type="float" office:value="1640764.2">
            <text:p>1640764.2</text:p>
          </table:table-cell>
          <table:table-cell table:formula="of:=[.F52]*[.B52]*[.C52]" office:value-type="float" office:value="1640764.2">
            <text:p>1640764.2</text:p>
          </table:table-cell>
          <table:table-cell table:formula="of:=[.F52]*[.B52]*[.D52]" office:value-type="float" office:value="1640764.2">
            <text:p>1640764.2</text:p>
          </table:table-cell>
          <table:table-cell table:formula="of:=[.F52]*[.C52]*[.D52]" office:value-type="float" office:value="1640764.2">
            <text:p>1640764.2</text:p>
          </table:table-cell>
          <table:table-cell table:formula="of:=[.F52]*[.B52]*[.C52]*[.D52]" office:value-type="float" office:value="1640764.2">
            <text:p>1640764.2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J70]" office:value-type="float" office:value="1342949.5">
            <text:p>1342949.5</text:p>
          </table:table-cell>
          <table:table-cell table:formula="of:=[.F53]*[.B53]" office:value-type="float" office:value="1342949.5">
            <text:p>1342949.5</text:p>
          </table:table-cell>
          <table:table-cell table:formula="of:=[.F53]*[.C53]" office:value-type="float" office:value="1342949.5">
            <text:p>1342949.5</text:p>
          </table:table-cell>
          <table:table-cell table:formula="of:=[.F53]*[.D53]" office:value-type="float" office:value="-1342949.5">
            <text:p>-1342949.5</text:p>
          </table:table-cell>
          <table:table-cell table:formula="of:=[.F53]*[.B53]*[.C53]" office:value-type="float" office:value="1342949.5">
            <text:p>1342949.5</text:p>
          </table:table-cell>
          <table:table-cell table:formula="of:=[.F53]*[.B53]*[.D53]" office:value-type="float" office:value="-1342949.5">
            <text:p>-1342949.5</text:p>
          </table:table-cell>
          <table:table-cell table:formula="of:=[.F53]*[.C53]*[.D53]" office:value-type="float" office:value="-1342949.5">
            <text:p>-1342949.5</text:p>
          </table:table-cell>
          <table:table-cell table:formula="of:=[.F53]*[.B53]*[.C53]*[.D53]" office:value-type="float" office:value="-1342949.5">
            <text:p>-1342949.5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J71]" office:value-type="float" office:value="1527871.4">
            <text:p>1527871.4</text:p>
          </table:table-cell>
          <table:table-cell table:formula="of:=[.F54]*[.B54]" office:value-type="float" office:value="1527871.4">
            <text:p>1527871.4</text:p>
          </table:table-cell>
          <table:table-cell table:formula="of:=[.F54]*[.C54]" office:value-type="float" office:value="-1527871.4">
            <text:p>-1527871.4</text:p>
          </table:table-cell>
          <table:table-cell table:formula="of:=[.F54]*[.D54]" office:value-type="float" office:value="1527871.4">
            <text:p>1527871.4</text:p>
          </table:table-cell>
          <table:table-cell table:formula="of:=[.F54]*[.B54]*[.C54]" office:value-type="float" office:value="-1527871.4">
            <text:p>-1527871.4</text:p>
          </table:table-cell>
          <table:table-cell table:formula="of:=[.F54]*[.B54]*[.D54]" office:value-type="float" office:value="1527871.4">
            <text:p>1527871.4</text:p>
          </table:table-cell>
          <table:table-cell table:formula="of:=[.F54]*[.C54]*[.D54]" office:value-type="float" office:value="-1527871.4">
            <text:p>-1527871.4</text:p>
          </table:table-cell>
          <table:table-cell table:formula="of:=[.F54]*[.B54]*[.C54]*[.D54]" office:value-type="float" office:value="-1527871.4">
            <text:p>-1527871.4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J72]" office:value-type="float" office:value="1163027.8">
            <text:p>1163027.8</text:p>
          </table:table-cell>
          <table:table-cell table:formula="of:=[.F55]*[.B55]" office:value-type="float" office:value="1163027.8">
            <text:p>1163027.8</text:p>
          </table:table-cell>
          <table:table-cell table:formula="of:=[.F55]*[.C55]" office:value-type="float" office:value="-1163027.8">
            <text:p>-1163027.8</text:p>
          </table:table-cell>
          <table:table-cell table:formula="of:=[.F55]*[.D55]" office:value-type="float" office:value="-1163027.8">
            <text:p>-1163027.8</text:p>
          </table:table-cell>
          <table:table-cell table:formula="of:=[.F55]*[.B55]*[.C55]" office:value-type="float" office:value="-1163027.8">
            <text:p>-1163027.8</text:p>
          </table:table-cell>
          <table:table-cell table:formula="of:=[.F55]*[.B55]*[.D55]" office:value-type="float" office:value="-1163027.8">
            <text:p>-1163027.8</text:p>
          </table:table-cell>
          <table:table-cell table:formula="of:=[.F55]*[.C55]*[.D55]" office:value-type="float" office:value="1163027.8">
            <text:p>1163027.8</text:p>
          </table:table-cell>
          <table:table-cell table:formula="of:=[.F55]*[.B55]*[.C55]*[.D55]" office:value-type="float" office:value="1163027.8">
            <text:p>1163027.8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69]" office:value-type="float" office:value="2039852.3">
            <text:p>2039852.3</text:p>
          </table:table-cell>
          <table:table-cell table:formula="of:=[.F56]*[.B56]" office:value-type="float" office:value="-2039852.3">
            <text:p>-2039852.3</text:p>
          </table:table-cell>
          <table:table-cell table:formula="of:=[.F56]*[.C56]" office:value-type="float" office:value="2039852.3">
            <text:p>2039852.3</text:p>
          </table:table-cell>
          <table:table-cell table:formula="of:=[.F56]*[.D56]" office:value-type="float" office:value="2039852.3">
            <text:p>2039852.3</text:p>
          </table:table-cell>
          <table:table-cell table:formula="of:=[.F56]*[.B56]*[.C56]" office:value-type="float" office:value="-2039852.3">
            <text:p>-2039852.3</text:p>
          </table:table-cell>
          <table:table-cell table:formula="of:=[.F56]*[.B56]*[.D56]" office:value-type="float" office:value="-2039852.3">
            <text:p>-2039852.3</text:p>
          </table:table-cell>
          <table:table-cell table:formula="of:=[.F56]*[.C56]*[.D56]" office:value-type="float" office:value="2039852.3">
            <text:p>2039852.3</text:p>
          </table:table-cell>
          <table:table-cell table:formula="of:=[.F56]*[.B56]*[.C56]*[.D56]" office:value-type="float" office:value="-2039852.3">
            <text:p>-2039852.3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0]" office:value-type="float" office:value="1293451.9">
            <text:p>1293451.9</text:p>
          </table:table-cell>
          <table:table-cell table:formula="of:=[.F57]*[.B57]" office:value-type="float" office:value="-1293451.9">
            <text:p>-1293451.9</text:p>
          </table:table-cell>
          <table:table-cell table:formula="of:=[.F57]*[.C57]" office:value-type="float" office:value="1293451.9">
            <text:p>1293451.9</text:p>
          </table:table-cell>
          <table:table-cell table:formula="of:=[.F57]*[.D57]" office:value-type="float" office:value="-1293451.9">
            <text:p>-1293451.9</text:p>
          </table:table-cell>
          <table:table-cell table:formula="of:=[.F57]*[.B57]*[.C57]" office:value-type="float" office:value="-1293451.9">
            <text:p>-1293451.9</text:p>
          </table:table-cell>
          <table:table-cell table:formula="of:=[.F57]*[.B57]*[.D57]" office:value-type="float" office:value="1293451.9">
            <text:p>1293451.9</text:p>
          </table:table-cell>
          <table:table-cell table:formula="of:=[.F57]*[.C57]*[.D57]" office:value-type="float" office:value="-1293451.9">
            <text:p>-1293451.9</text:p>
          </table:table-cell>
          <table:table-cell table:formula="of:=[.F57]*[.B57]*[.C57]*[.D57]" office:value-type="float" office:value="1293451.9">
            <text:p>1293451.9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71]" office:value-type="float" office:value="1571697.4">
            <text:p>1571697.4</text:p>
          </table:table-cell>
          <table:table-cell table:formula="of:=[.F58]*[.B58]" office:value-type="float" office:value="-1571697.4">
            <text:p>-1571697.4</text:p>
          </table:table-cell>
          <table:table-cell table:formula="of:=[.F58]*[.C58]" office:value-type="float" office:value="-1571697.4">
            <text:p>-1571697.4</text:p>
          </table:table-cell>
          <table:table-cell table:formula="of:=[.F58]*[.D58]" office:value-type="float" office:value="1571697.4">
            <text:p>1571697.4</text:p>
          </table:table-cell>
          <table:table-cell table:formula="of:=[.F58]*[.B58]*[.C58]" office:value-type="float" office:value="1571697.4">
            <text:p>1571697.4</text:p>
          </table:table-cell>
          <table:table-cell table:formula="of:=[.F58]*[.B58]*[.D58]" office:value-type="float" office:value="-1571697.4">
            <text:p>-1571697.4</text:p>
          </table:table-cell>
          <table:table-cell table:formula="of:=[.F58]*[.C58]*[.D58]" office:value-type="float" office:value="-1571697.4">
            <text:p>-1571697.4</text:p>
          </table:table-cell>
          <table:table-cell table:formula="of:=[.F58]*[.B58]*[.C58]*[.D58]" office:value-type="float" office:value="1571697.4">
            <text:p>1571697.4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2]" office:value-type="float" office:value="1177129.6">
            <text:p>1177129.6</text:p>
          </table:table-cell>
          <table:table-cell table:formula="of:=[.F59]*[.B59]" office:value-type="float" office:value="-1177129.6">
            <text:p>-1177129.6</text:p>
          </table:table-cell>
          <table:table-cell table:formula="of:=[.F59]*[.C59]" office:value-type="float" office:value="-1177129.6">
            <text:p>-1177129.6</text:p>
          </table:table-cell>
          <table:table-cell table:formula="of:=[.F59]*[.D59]" office:value-type="float" office:value="-1177129.6">
            <text:p>-1177129.6</text:p>
          </table:table-cell>
          <table:table-cell table:formula="of:=[.F59]*[.B59]*[.C59]" office:value-type="float" office:value="1177129.6">
            <text:p>1177129.6</text:p>
          </table:table-cell>
          <table:table-cell table:formula="of:=[.F59]*[.B59]*[.D59]" office:value-type="float" office:value="1177129.6">
            <text:p>1177129.6</text:p>
          </table:table-cell>
          <table:table-cell table:formula="of:=[.F59]*[.C59]*[.D59]" office:value-type="float" office:value="1177129.6">
            <text:p>1177129.6</text:p>
          </table:table-cell>
          <table:table-cell table:formula="of:=[.F59]*[.B59]*[.C59]*[.D59]" office:value-type="float" office:value="-1177129.6">
            <text:p>-1177129.6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51])" office:value-type="string" office:string-value="qA">
            <text:p>qA</text:p>
          </table:table-cell>
          <table:table-cell table:style-name="ce2" table:formula="of:=CONCATENATE(&quot;q&quot;;[.H51])" office:value-type="string" office:string-value="qC">
            <text:p>qC</text:p>
          </table:table-cell>
          <table:table-cell table:style-name="ce2" table:formula="of:=CONCATENATE(&quot;q&quot;;[.I51])" office:value-type="string" office:string-value="qD">
            <text:p>qD</text:p>
          </table:table-cell>
          <table:table-cell table:style-name="ce2" table:formula="of:=CONCATENATE(&quot;q&quot;;[.J51])" office:value-type="string" office:string-value="qAC">
            <text:p>qAC</text:p>
          </table:table-cell>
          <table:table-cell table:style-name="ce2" table:formula="of:=CONCATENATE(&quot;q&quot;;[.K51])" office:value-type="string" office:string-value="qAD">
            <text:p>qAD</text:p>
          </table:table-cell>
          <table:table-cell table:style-name="ce2" table:formula="of:=CONCATENATE(&quot;q&quot;;[.L51])" office:value-type="string" office:string-value="qCD">
            <text:p>qCD</text:p>
          </table:table-cell>
          <table:table-cell table:style-name="ce2" table:formula="of:=CONCATENATE(&quot;q&quot;;[.M51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52:.G59])/8" office:value-type="float" office:value="-50939.7875">
            <text:p>-50939.79</text:p>
          </table:table-cell>
          <table:table-cell table:formula="of:=SUM([.H52:.H59])/8" office:value-type="float" office:value="109661.4625">
            <text:p>109661.46</text:p>
          </table:table-cell>
          <table:table-cell table:formula="of:=SUM([.I52:.I59])/8" office:value-type="float" office:value="225453.3125">
            <text:p>225453.31</text:p>
          </table:table-cell>
          <table:table-cell table:formula="of:=SUM([.J52:.J59])/8" office:value-type="float" office:value="-36457.8375000001">
            <text:p>-36457.84</text:p>
          </table:table-cell>
          <table:table-cell table:formula="of:=SUM([.K52:.K59])/8" office:value-type="float" office:value="-59788.7375">
            <text:p>-59788.74</text:p>
          </table:table-cell>
          <table:table-cell table:formula="of:=SUM([.L52:.L59])/8" office:value-type="float" office:value="35600.4625000001">
            <text:p>35600.46</text:p>
          </table:table-cell>
          <table:table-cell table:formula="of:=SUM([.M52:.M59])/8" office:value-type="float" office:value="-52357.6875">
            <text:p>-52357.69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51];&quot;²&quot;)" office:value-type="string" office:string-value="qA²">
            <text:p>qA²</text:p>
          </table:table-cell>
          <table:table-cell table:style-name="ce2" table:formula="of:=CONCATENATE(&quot;q&quot;;[.H51];&quot;²&quot;)" office:value-type="string" office:string-value="qC²">
            <text:p>qC²</text:p>
          </table:table-cell>
          <table:table-cell table:style-name="ce2" table:formula="of:=CONCATENATE(&quot;q&quot;;[.I51];&quot;²&quot;)" office:value-type="string" office:string-value="qD²">
            <text:p>qD²</text:p>
          </table:table-cell>
          <table:table-cell table:style-name="ce2" table:formula="of:=CONCATENATE(&quot;q&quot;;[.J51];&quot;²&quot;)" office:value-type="string" office:string-value="qAC²">
            <text:p>qAC²</text:p>
          </table:table-cell>
          <table:table-cell table:style-name="ce2" table:formula="of:=CONCATENATE(&quot;q&quot;;[.K51];&quot;²&quot;)" office:value-type="string" office:string-value="qAD²">
            <text:p>qAD²</text:p>
          </table:table-cell>
          <table:table-cell table:style-name="ce2" table:formula="of:=CONCATENATE(&quot;q&quot;;[.L51];&quot;²&quot;)" office:value-type="string" office:string-value="qCD²">
            <text:p>qCD²</text:p>
          </table:table-cell>
          <table:table-cell table:style-name="ce2" table:formula="of:=CONCATENATE(&quot;q&quot;;[.M51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62];2)" office:value-type="float" office:value="2594861950.54515">
            <text:p>2594861950.55</text:p>
          </table:table-cell>
          <table:table-cell table:formula="of:=POWER([.H62];2)" office:value-type="float" office:value="12025636357.6389">
            <text:p>12025636357.64</text:p>
          </table:table-cell>
          <table:table-cell table:formula="of:=POWER([.I62];2)" office:value-type="float" office:value="50829196117.2226">
            <text:p>50829196117.22</text:p>
          </table:table-cell>
          <table:table-cell table:formula="of:=POWER([.J62];2)" office:value-type="float" office:value="1329173915.17641">
            <text:p>1329173915.18</text:p>
          </table:table-cell>
          <table:table-cell table:formula="of:=POWER([.K62];2)" office:value-type="float" office:value="3574693131.84391">
            <text:p>3574693131.84</text:p>
          </table:table-cell>
          <table:table-cell table:formula="of:=POWER([.L62];2)" office:value-type="float" office:value="1267392930.21391">
            <text:p>1267392930.21</text:p>
          </table:table-cell>
          <table:table-cell table:formula="of:=POWER([.M62];2)" office:value-type="float" office:value="2741327440.34766">
            <text:p>2741327440.3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51])" office:value-type="string" office:string-value="SSA">
            <text:p>SSA</text:p>
          </table:table-cell>
          <table:table-cell table:style-name="ce2" table:formula="of:=CONCATENATE(&quot;SS&quot;;[.H51])" office:value-type="string" office:string-value="SSC">
            <text:p>SSC</text:p>
          </table:table-cell>
          <table:table-cell table:style-name="ce2" table:formula="of:=CONCATENATE(&quot;SS&quot;;[.I51])" office:value-type="string" office:string-value="SSD">
            <text:p>SSD</text:p>
          </table:table-cell>
          <table:table-cell table:style-name="ce2" table:formula="of:=CONCATENATE(&quot;SS&quot;;[.J51])" office:value-type="string" office:string-value="SSAC">
            <text:p>SSAC</text:p>
          </table:table-cell>
          <table:table-cell table:style-name="ce2" table:formula="of:=CONCATENATE(&quot;SS&quot;;[.K51])" office:value-type="string" office:string-value="SSAD">
            <text:p>SSAD</text:p>
          </table:table-cell>
          <table:table-cell table:style-name="ce2" table:formula="of:=CONCATENATE(&quot;SS&quot;;[.L51])" office:value-type="string" office:string-value="SSCD">
            <text:p>SSCD</text:p>
          </table:table-cell>
          <table:table-cell table:style-name="ce2" table:formula="of:=CONCATENATE(&quot;SS&quot;;[.M51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65:.M65])" office:value-type="float" office:value="594898254743.909">
            <text:p>594898254743.91</text:p>
          </table:table-cell>
          <table:table-cell table:formula="of:=POWER(2;3)*[.G65]" office:value-type="float" office:value="20758895604.3612">
            <text:p>20758895604.36</text:p>
          </table:table-cell>
          <table:table-cell table:formula="of:=POWER(2;3)*[.H65]" office:value-type="float" office:value="96205090861.1112">
            <text:p>96205090861.11</text:p>
          </table:table-cell>
          <table:table-cell table:formula="of:=POWER(2;3)*[.I65]" office:value-type="float" office:value="406633568937.781">
            <text:p>406633568937.78</text:p>
          </table:table-cell>
          <table:table-cell table:formula="of:=POWER(2;3)*[.J65]" office:value-type="float" office:value="10633391321.4113">
            <text:p>10633391321.41</text:p>
          </table:table-cell>
          <table:table-cell table:formula="of:=POWER(2;3)*[.K65]" office:value-type="float" office:value="28597545054.7513">
            <text:p>28597545054.75</text:p>
          </table:table-cell>
          <table:table-cell table:formula="of:=POWER(2;3)*[.L65]" office:value-type="float" office:value="10139143441.7113">
            <text:p>10139143441.71</text:p>
          </table:table-cell>
          <table:table-cell table:formula="of:=POWER(2;3)*[.M65]" office:value-type="float" office:value="21930619522.7813">
            <text:p>21930619522.78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51])" office:value-type="string" office:string-value="iA">
            <text:p>iA</text:p>
          </table:table-cell>
          <table:table-cell table:style-name="ce2" table:formula="of:=CONCATENATE(&quot;i&quot;;[.H51])" office:value-type="string" office:string-value="iC">
            <text:p>iC</text:p>
          </table:table-cell>
          <table:table-cell table:style-name="ce2" table:formula="of:=CONCATENATE(&quot;i&quot;;[.I51])" office:value-type="string" office:string-value="iD">
            <text:p>iD</text:p>
          </table:table-cell>
          <table:table-cell table:style-name="ce2" table:formula="of:=CONCATENATE(&quot;i&quot;;[.J51])" office:value-type="string" office:string-value="iAC">
            <text:p>iAC</text:p>
          </table:table-cell>
          <table:table-cell table:style-name="ce2" table:formula="of:=CONCATENATE(&quot;i&quot;;[.K51])" office:value-type="string" office:string-value="iAD">
            <text:p>iAD</text:p>
          </table:table-cell>
          <table:table-cell table:style-name="ce2" table:formula="of:=CONCATENATE(&quot;i&quot;;[.L51])" office:value-type="string" office:string-value="iCD">
            <text:p>iCD</text:p>
          </table:table-cell>
          <table:table-cell table:style-name="ce2" table:formula="of:=CONCATENATE(&quot;i&quot;;[.M51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68]/[.F68]" office:value-type="float" office:value="0.0348948672127094">
            <text:p>0.035</text:p>
          </table:table-cell>
          <table:table-cell table:style-name="ce5" table:formula="of:=[.H68]/[.F68]" office:value-type="float" office:value="0.161716881994427">
            <text:p>0.162</text:p>
          </table:table-cell>
          <table:table-cell table:style-name="ce5" table:formula="of:=[.I68]/[.F68]" office:value-type="float" office:value="0.683534647639584">
            <text:p>0.684</text:p>
          </table:table-cell>
          <table:table-cell table:style-name="ce5" table:formula="of:=[.J68]/[.F68]" office:value-type="float" office:value="0.0178743024317473">
            <text:p>0.018</text:p>
          </table:table-cell>
          <table:table-cell table:style-name="ce5" table:formula="of:=[.K68]/[.F68]" office:value-type="float" office:value="0.0480713211489617">
            <text:p>0.048</text:p>
          </table:table-cell>
          <table:table-cell table:style-name="ce5" table:formula="of:=[.L68]/[.F68]" office:value-type="float" office:value="0.0170434916573692">
            <text:p>0.017</text:p>
          </table:table-cell>
          <table:table-cell table:style-name="ce5" table:formula="of:=[.M68]/[.F68]" office:value-type="float" office:value="0.0368644879152015">
            <text:p>0.037</text:p>
          </table:table-cell>
          <table:table-cell table:formula="of:=SUM([.G71:.M71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READ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2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K69]" office:value-type="float" office:value="1463393.4">
            <text:p>1463393.4</text:p>
          </table:table-cell>
          <table:table-cell table:formula="of:=[.F76]*[.B76]" office:value-type="float" office:value="1463393.4">
            <text:p>1463393.4</text:p>
          </table:table-cell>
          <table:table-cell table:formula="of:=[.F76]*[.C76]" office:value-type="float" office:value="1463393.4">
            <text:p>1463393.4</text:p>
          </table:table-cell>
          <table:table-cell table:formula="of:=[.F76]*[.D76]" office:value-type="float" office:value="1463393.4">
            <text:p>1463393.4</text:p>
          </table:table-cell>
          <table:table-cell table:formula="of:=[.F76]*[.B76]*[.C76]" office:value-type="float" office:value="1463393.4">
            <text:p>1463393.4</text:p>
          </table:table-cell>
          <table:table-cell table:formula="of:=[.F76]*[.B76]*[.D76]" office:value-type="float" office:value="1463393.4">
            <text:p>1463393.4</text:p>
          </table:table-cell>
          <table:table-cell table:formula="of:=[.F76]*[.C76]*[.D76]" office:value-type="float" office:value="1463393.4">
            <text:p>1463393.4</text:p>
          </table:table-cell>
          <table:table-cell table:formula="of:=[.F76]*[.B76]*[.C76]*[.D76]" office:value-type="float" office:value="1463393.4">
            <text:p>1463393.4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K70]" office:value-type="float" office:value="1133016.1">
            <text:p>1133016.1</text:p>
          </table:table-cell>
          <table:table-cell table:formula="of:=[.F77]*[.B77]" office:value-type="float" office:value="1133016.1">
            <text:p>1133016.1</text:p>
          </table:table-cell>
          <table:table-cell table:formula="of:=[.F77]*[.C77]" office:value-type="float" office:value="1133016.1">
            <text:p>1133016.1</text:p>
          </table:table-cell>
          <table:table-cell table:formula="of:=[.F77]*[.D77]" office:value-type="float" office:value="-1133016.1">
            <text:p>-1133016.1</text:p>
          </table:table-cell>
          <table:table-cell table:formula="of:=[.F77]*[.B77]*[.C77]" office:value-type="float" office:value="1133016.1">
            <text:p>1133016.1</text:p>
          </table:table-cell>
          <table:table-cell table:formula="of:=[.F77]*[.B77]*[.D77]" office:value-type="float" office:value="-1133016.1">
            <text:p>-1133016.1</text:p>
          </table:table-cell>
          <table:table-cell table:formula="of:=[.F77]*[.C77]*[.D77]" office:value-type="float" office:value="-1133016.1">
            <text:p>-1133016.1</text:p>
          </table:table-cell>
          <table:table-cell table:formula="of:=[.F77]*[.B77]*[.C77]*[.D77]" office:value-type="float" office:value="-1133016.1">
            <text:p>-1133016.1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K71]" office:value-type="float" office:value="856962.5">
            <text:p>856962.5</text:p>
          </table:table-cell>
          <table:table-cell table:formula="of:=[.F78]*[.B78]" office:value-type="float" office:value="856962.5">
            <text:p>856962.5</text:p>
          </table:table-cell>
          <table:table-cell table:formula="of:=[.F78]*[.C78]" office:value-type="float" office:value="-856962.5">
            <text:p>-856962.5</text:p>
          </table:table-cell>
          <table:table-cell table:formula="of:=[.F78]*[.D78]" office:value-type="float" office:value="856962.5">
            <text:p>856962.5</text:p>
          </table:table-cell>
          <table:table-cell table:formula="of:=[.F78]*[.B78]*[.C78]" office:value-type="float" office:value="-856962.5">
            <text:p>-856962.5</text:p>
          </table:table-cell>
          <table:table-cell table:formula="of:=[.F78]*[.B78]*[.D78]" office:value-type="float" office:value="856962.5">
            <text:p>856962.5</text:p>
          </table:table-cell>
          <table:table-cell table:formula="of:=[.F78]*[.C78]*[.D78]" office:value-type="float" office:value="-856962.5">
            <text:p>-856962.5</text:p>
          </table:table-cell>
          <table:table-cell table:formula="of:=[.F78]*[.B78]*[.C78]*[.D78]" office:value-type="float" office:value="-856962.5">
            <text:p>-856962.5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K72]" office:value-type="float" office:value="671264">
            <text:p>671264</text:p>
          </table:table-cell>
          <table:table-cell table:formula="of:=[.F79]*[.B79]" office:value-type="float" office:value="671264">
            <text:p>671264</text:p>
          </table:table-cell>
          <table:table-cell table:formula="of:=[.F79]*[.C79]" office:value-type="float" office:value="-671264">
            <text:p>-671264</text:p>
          </table:table-cell>
          <table:table-cell table:formula="of:=[.F79]*[.D79]" office:value-type="float" office:value="-671264">
            <text:p>-671264</text:p>
          </table:table-cell>
          <table:table-cell table:formula="of:=[.F79]*[.B79]*[.C79]" office:value-type="float" office:value="-671264">
            <text:p>-671264</text:p>
          </table:table-cell>
          <table:table-cell table:formula="of:=[.F79]*[.B79]*[.D79]" office:value-type="float" office:value="-671264">
            <text:p>-671264</text:p>
          </table:table-cell>
          <table:table-cell table:formula="of:=[.F79]*[.C79]*[.D79]" office:value-type="float" office:value="671264">
            <text:p>671264</text:p>
          </table:table-cell>
          <table:table-cell table:formula="of:=[.F79]*[.B79]*[.C79]*[.D79]" office:value-type="float" office:value="671264">
            <text:p>671264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69]" office:value-type="float" office:value="1527871.4">
            <text:p>1527871.4</text:p>
          </table:table-cell>
          <table:table-cell table:formula="of:=[.F80]*[.B80]" office:value-type="float" office:value="-1527871.4">
            <text:p>-1527871.4</text:p>
          </table:table-cell>
          <table:table-cell table:formula="of:=[.F80]*[.C80]" office:value-type="float" office:value="1527871.4">
            <text:p>1527871.4</text:p>
          </table:table-cell>
          <table:table-cell table:formula="of:=[.F80]*[.D80]" office:value-type="float" office:value="1527871.4">
            <text:p>1527871.4</text:p>
          </table:table-cell>
          <table:table-cell table:formula="of:=[.F80]*[.B80]*[.C80]" office:value-type="float" office:value="-1527871.4">
            <text:p>-1527871.4</text:p>
          </table:table-cell>
          <table:table-cell table:formula="of:=[.F80]*[.B80]*[.D80]" office:value-type="float" office:value="-1527871.4">
            <text:p>-1527871.4</text:p>
          </table:table-cell>
          <table:table-cell table:formula="of:=[.F80]*[.C80]*[.D80]" office:value-type="float" office:value="1527871.4">
            <text:p>1527871.4</text:p>
          </table:table-cell>
          <table:table-cell table:formula="of:=[.F80]*[.B80]*[.C80]*[.D80]" office:value-type="float" office:value="-1527871.4">
            <text:p>-1527871.4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0]" office:value-type="float" office:value="1104703.2">
            <text:p>1104703.2</text:p>
          </table:table-cell>
          <table:table-cell table:formula="of:=[.F81]*[.B81]" office:value-type="float" office:value="-1104703.2">
            <text:p>-1104703.2</text:p>
          </table:table-cell>
          <table:table-cell table:formula="of:=[.F81]*[.C81]" office:value-type="float" office:value="1104703.2">
            <text:p>1104703.2</text:p>
          </table:table-cell>
          <table:table-cell table:formula="of:=[.F81]*[.D81]" office:value-type="float" office:value="-1104703.2">
            <text:p>-1104703.2</text:p>
          </table:table-cell>
          <table:table-cell table:formula="of:=[.F81]*[.B81]*[.C81]" office:value-type="float" office:value="-1104703.2">
            <text:p>-1104703.2</text:p>
          </table:table-cell>
          <table:table-cell table:formula="of:=[.F81]*[.B81]*[.D81]" office:value-type="float" office:value="1104703.2">
            <text:p>1104703.2</text:p>
          </table:table-cell>
          <table:table-cell table:formula="of:=[.F81]*[.C81]*[.D81]" office:value-type="float" office:value="-1104703.2">
            <text:p>-1104703.2</text:p>
          </table:table-cell>
          <table:table-cell table:formula="of:=[.F81]*[.B81]*[.C81]*[.D81]" office:value-type="float" office:value="1104703.2">
            <text:p>1104703.2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71]" office:value-type="float" office:value="1075619.6">
            <text:p>1075619.6</text:p>
          </table:table-cell>
          <table:table-cell table:formula="of:=[.F82]*[.B82]" office:value-type="float" office:value="-1075619.6">
            <text:p>-1075619.6</text:p>
          </table:table-cell>
          <table:table-cell table:formula="of:=[.F82]*[.C82]" office:value-type="float" office:value="-1075619.6">
            <text:p>-1075619.6</text:p>
          </table:table-cell>
          <table:table-cell table:formula="of:=[.F82]*[.D82]" office:value-type="float" office:value="1075619.6">
            <text:p>1075619.6</text:p>
          </table:table-cell>
          <table:table-cell table:formula="of:=[.F82]*[.B82]*[.C82]" office:value-type="float" office:value="1075619.6">
            <text:p>1075619.6</text:p>
          </table:table-cell>
          <table:table-cell table:formula="of:=[.F82]*[.B82]*[.D82]" office:value-type="float" office:value="-1075619.6">
            <text:p>-1075619.6</text:p>
          </table:table-cell>
          <table:table-cell table:formula="of:=[.F82]*[.C82]*[.D82]" office:value-type="float" office:value="-1075619.6">
            <text:p>-1075619.6</text:p>
          </table:table-cell>
          <table:table-cell table:formula="of:=[.F82]*[.B82]*[.C82]*[.D82]" office:value-type="float" office:value="1075619.6">
            <text:p>1075619.6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2]" office:value-type="float" office:value="706622.3">
            <text:p>706622.3</text:p>
          </table:table-cell>
          <table:table-cell table:formula="of:=[.F83]*[.B83]" office:value-type="float" office:value="-706622.3">
            <text:p>-706622.3</text:p>
          </table:table-cell>
          <table:table-cell table:formula="of:=[.F83]*[.C83]" office:value-type="float" office:value="-706622.3">
            <text:p>-706622.3</text:p>
          </table:table-cell>
          <table:table-cell table:formula="of:=[.F83]*[.D83]" office:value-type="float" office:value="-706622.3">
            <text:p>-706622.3</text:p>
          </table:table-cell>
          <table:table-cell table:formula="of:=[.F83]*[.B83]*[.C83]" office:value-type="float" office:value="706622.3">
            <text:p>706622.3</text:p>
          </table:table-cell>
          <table:table-cell table:formula="of:=[.F83]*[.B83]*[.D83]" office:value-type="float" office:value="706622.3">
            <text:p>706622.3</text:p>
          </table:table-cell>
          <table:table-cell table:formula="of:=[.F83]*[.C83]*[.D83]" office:value-type="float" office:value="706622.3">
            <text:p>706622.3</text:p>
          </table:table-cell>
          <table:table-cell table:formula="of:=[.F83]*[.B83]*[.C83]*[.D83]" office:value-type="float" office:value="-706622.3">
            <text:p>-706622.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75])" office:value-type="string" office:string-value="qA">
            <text:p>qA</text:p>
          </table:table-cell>
          <table:table-cell table:style-name="ce2" table:formula="of:=CONCATENATE(&quot;q&quot;;[.H75])" office:value-type="string" office:string-value="qC">
            <text:p>qC</text:p>
          </table:table-cell>
          <table:table-cell table:style-name="ce2" table:formula="of:=CONCATENATE(&quot;q&quot;;[.I75])" office:value-type="string" office:string-value="qD">
            <text:p>qD</text:p>
          </table:table-cell>
          <table:table-cell table:style-name="ce2" table:formula="of:=CONCATENATE(&quot;q&quot;;[.J75])" office:value-type="string" office:string-value="qAC">
            <text:p>qAC</text:p>
          </table:table-cell>
          <table:table-cell table:style-name="ce2" table:formula="of:=CONCATENATE(&quot;q&quot;;[.K75])" office:value-type="string" office:string-value="qAD">
            <text:p>qAD</text:p>
          </table:table-cell>
          <table:table-cell table:style-name="ce2" table:formula="of:=CONCATENATE(&quot;q&quot;;[.L75])" office:value-type="string" office:string-value="qCD">
            <text:p>qCD</text:p>
          </table:table-cell>
          <table:table-cell table:style-name="ce2" table:formula="of:=CONCATENATE(&quot;q&quot;;[.M75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76:.G83])/8" office:value-type="float" office:value="-36272.5625">
            <text:p>-36272.56</text:p>
          </table:table-cell>
          <table:table-cell table:formula="of:=SUM([.H76:.H83])/8" office:value-type="float" office:value="239814.4625">
            <text:p>239814.46</text:p>
          </table:table-cell>
          <table:table-cell table:formula="of:=SUM([.I76:.I83])/8" office:value-type="float" office:value="163530.1625">
            <text:p>163530.16</text:p>
          </table:table-cell>
          <table:table-cell table:formula="of:=SUM([.J76:.J83])/8" office:value-type="float" office:value="27231.2875">
            <text:p>27231.29</text:p>
          </table:table-cell>
          <table:table-cell table:formula="of:=SUM([.K76:.K83])/8" office:value-type="float" office:value="-34511.2125000001">
            <text:p>-34511.21</text:p>
          </table:table-cell>
          <table:table-cell table:formula="of:=SUM([.L76:.L83])/8" office:value-type="float" office:value="24856.2125">
            <text:p>24856.21</text:p>
          </table:table-cell>
          <table:table-cell table:formula="of:=SUM([.M76:.M83])/8" office:value-type="float" office:value="11313.4875">
            <text:p>11313.49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75];&quot;²&quot;)" office:value-type="string" office:string-value="qA²">
            <text:p>qA²</text:p>
          </table:table-cell>
          <table:table-cell table:style-name="ce2" table:formula="of:=CONCATENATE(&quot;q&quot;;[.H75];&quot;²&quot;)" office:value-type="string" office:string-value="qC²">
            <text:p>qC²</text:p>
          </table:table-cell>
          <table:table-cell table:style-name="ce2" table:formula="of:=CONCATENATE(&quot;q&quot;;[.I75];&quot;²&quot;)" office:value-type="string" office:string-value="qD²">
            <text:p>qD²</text:p>
          </table:table-cell>
          <table:table-cell table:style-name="ce2" table:formula="of:=CONCATENATE(&quot;q&quot;;[.J75];&quot;²&quot;)" office:value-type="string" office:string-value="qAC²">
            <text:p>qAC²</text:p>
          </table:table-cell>
          <table:table-cell table:style-name="ce2" table:formula="of:=CONCATENATE(&quot;q&quot;;[.K75];&quot;²&quot;)" office:value-type="string" office:string-value="qAD²">
            <text:p>qAD²</text:p>
          </table:table-cell>
          <table:table-cell table:style-name="ce2" table:formula="of:=CONCATENATE(&quot;q&quot;;[.L75];&quot;²&quot;)" office:value-type="string" office:string-value="qCD²">
            <text:p>qCD²</text:p>
          </table:table-cell>
          <table:table-cell table:style-name="ce2" table:formula="of:=CONCATENATE(&quot;q&quot;;[.M75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86];2)" office:value-type="float" office:value="1315698790.31641">
            <text:p>1315698790.32</text:p>
          </table:table-cell>
          <table:table-cell table:formula="of:=POWER([.H86];2)" office:value-type="float" office:value="57510976424.1639">
            <text:p>57510976424.16</text:p>
          </table:table-cell>
          <table:table-cell table:formula="of:=POWER([.I86];2)" office:value-type="float" office:value="26742114047.2764">
            <text:p>26742114047.28</text:p>
          </table:table-cell>
          <table:table-cell table:formula="of:=POWER([.J86];2)" office:value-type="float" office:value="741543018.907657">
            <text:p>741543018.91</text:p>
          </table:table-cell>
          <table:table-cell table:formula="of:=POWER([.K86];2)" office:value-type="float" office:value="1191023788.22016">
            <text:p>1191023788.22</text:p>
          </table:table-cell>
          <table:table-cell table:formula="of:=POWER([.L86];2)" office:value-type="float" office:value="617831299.845155">
            <text:p>617831299.85</text:p>
          </table:table-cell>
          <table:table-cell table:formula="of:=POWER([.M86];2)" office:value-type="float" office:value="127994999.412656">
            <text:p>127994999.4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75])" office:value-type="string" office:string-value="SSA">
            <text:p>SSA</text:p>
          </table:table-cell>
          <table:table-cell table:style-name="ce2" table:formula="of:=CONCATENATE(&quot;SS&quot;;[.H75])" office:value-type="string" office:string-value="SSC">
            <text:p>SSC</text:p>
          </table:table-cell>
          <table:table-cell table:style-name="ce2" table:formula="of:=CONCATENATE(&quot;SS&quot;;[.I75])" office:value-type="string" office:string-value="SSD">
            <text:p>SSD</text:p>
          </table:table-cell>
          <table:table-cell table:style-name="ce2" table:formula="of:=CONCATENATE(&quot;SS&quot;;[.J75])" office:value-type="string" office:string-value="SSAC">
            <text:p>SSAC</text:p>
          </table:table-cell>
          <table:table-cell table:style-name="ce2" table:formula="of:=CONCATENATE(&quot;SS&quot;;[.K75])" office:value-type="string" office:string-value="SSAD">
            <text:p>SSAD</text:p>
          </table:table-cell>
          <table:table-cell table:style-name="ce2" table:formula="of:=CONCATENATE(&quot;SS&quot;;[.L75])" office:value-type="string" office:string-value="SSCD">
            <text:p>SSCD</text:p>
          </table:table-cell>
          <table:table-cell table:style-name="ce2" table:formula="of:=CONCATENATE(&quot;SS&quot;;[.M75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89:.M89])" office:value-type="float" office:value="705977458945.139">
            <text:p>705977458945.14</text:p>
          </table:table-cell>
          <table:table-cell table:formula="of:=POWER(2;3)*[.G89]" office:value-type="float" office:value="10525590322.5313">
            <text:p>10525590322.53</text:p>
          </table:table-cell>
          <table:table-cell table:formula="of:=POWER(2;3)*[.H89]" office:value-type="float" office:value="460087811393.311">
            <text:p>460087811393.31</text:p>
          </table:table-cell>
          <table:table-cell table:formula="of:=POWER(2;3)*[.I89]" office:value-type="float" office:value="213936912378.211">
            <text:p>213936912378.21</text:p>
          </table:table-cell>
          <table:table-cell table:formula="of:=POWER(2;3)*[.J89]" office:value-type="float" office:value="5932344151.26125">
            <text:p>5932344151.26</text:p>
          </table:table-cell>
          <table:table-cell table:formula="of:=POWER(2;3)*[.K89]" office:value-type="float" office:value="9528190305.76128">
            <text:p>9528190305.76</text:p>
          </table:table-cell>
          <table:table-cell table:formula="of:=POWER(2;3)*[.L89]" office:value-type="float" office:value="4942650398.76124">
            <text:p>4942650398.76</text:p>
          </table:table-cell>
          <table:table-cell table:formula="of:=POWER(2;3)*[.M89]" office:value-type="float" office:value="1023959995.30125">
            <text:p>1023959995.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75])" office:value-type="string" office:string-value="iA">
            <text:p>iA</text:p>
          </table:table-cell>
          <table:table-cell table:style-name="ce2" table:formula="of:=CONCATENATE(&quot;i&quot;;[.H75])" office:value-type="string" office:string-value="iC">
            <text:p>iC</text:p>
          </table:table-cell>
          <table:table-cell table:style-name="ce2" table:formula="of:=CONCATENATE(&quot;i&quot;;[.I75])" office:value-type="string" office:string-value="iD">
            <text:p>iD</text:p>
          </table:table-cell>
          <table:table-cell table:style-name="ce2" table:formula="of:=CONCATENATE(&quot;i&quot;;[.J75])" office:value-type="string" office:string-value="iAC">
            <text:p>iAC</text:p>
          </table:table-cell>
          <table:table-cell table:style-name="ce2" table:formula="of:=CONCATENATE(&quot;i&quot;;[.K75])" office:value-type="string" office:string-value="iAD">
            <text:p>iAD</text:p>
          </table:table-cell>
          <table:table-cell table:style-name="ce2" table:formula="of:=CONCATENATE(&quot;i&quot;;[.L75])" office:value-type="string" office:string-value="iCD">
            <text:p>iCD</text:p>
          </table:table-cell>
          <table:table-cell table:style-name="ce2" table:formula="of:=CONCATENATE(&quot;i&quot;;[.M75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92]/[.F92]" office:value-type="float" office:value="0.0149092441821846">
            <text:p>0.015</text:p>
          </table:table-cell>
          <table:table-cell table:style-name="ce5" table:formula="of:=[.H92]/[.F92]" office:value-type="float" office:value="0.651703259875702">
            <text:p>0.652</text:p>
          </table:table-cell>
          <table:table-cell table:style-name="ce5" table:formula="of:=[.I92]/[.F92]" office:value-type="float" office:value="0.303036463370761">
            <text:p>0.303</text:p>
          </table:table-cell>
          <table:table-cell table:style-name="ce5" table:formula="of:=[.J92]/[.F92]" office:value-type="float" office:value="0.00840302204566882">
            <text:p>0.008</text:p>
          </table:table-cell>
          <table:table-cell table:style-name="ce5" table:formula="of:=[.K92]/[.F92]" office:value-type="float" office:value="0.0134964511756482">
            <text:p>0.013</text:p>
          </table:table-cell>
          <table:table-cell table:style-name="ce5" table:formula="of:=[.L92]/[.F92]" office:value-type="float" office:value="0.00700114477613276">
            <text:p>0.007</text:p>
          </table:table-cell>
          <table:table-cell table:style-name="ce5" table:formula="of:=[.M92]/[.F92]" office:value-type="float" office:value="0.0014504145739033">
            <text:p>0.001</text:p>
          </table:table-cell>
          <table:table-cell table:formula="of:=SUM([.G95:.M95])" office:value-type="float" office:value="1">
            <text:p>1</text:p>
          </table:table-cell>
          <table:table-cell table:number-columns-repeated="7"/>
        </table:table-row>
      </table:table>
      <table:table table:name="Etapa3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Etapa 2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WRIT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5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F69]" office:value-type="float" office:value="475187.3">
            <text:p>475187.3</text:p>
          </table:table-cell>
          <table:table-cell table:formula="of:=[.F4]*[.B4]" office:value-type="float" office:value="475187.3">
            <text:p>475187.3</text:p>
          </table:table-cell>
          <table:table-cell table:formula="of:=[.F4]*[.C4]" office:value-type="float" office:value="475187.3">
            <text:p>475187.3</text:p>
          </table:table-cell>
          <table:table-cell table:formula="of:=[.F4]*[.D4]" office:value-type="float" office:value="475187.3">
            <text:p>475187.3</text:p>
          </table:table-cell>
          <table:table-cell table:formula="of:=[.F4]*[.B4]*[.C4]" office:value-type="float" office:value="475187.3">
            <text:p>475187.3</text:p>
          </table:table-cell>
          <table:table-cell table:formula="of:=[.F4]*[.B4]*[.D4]" office:value-type="float" office:value="475187.3">
            <text:p>475187.3</text:p>
          </table:table-cell>
          <table:table-cell table:formula="of:=[.F4]*[.C4]*[.D4]" office:value-type="float" office:value="475187.3">
            <text:p>475187.3</text:p>
          </table:table-cell>
          <table:table-cell table:formula="of:=[.F4]*[.B4]*[.C4]*[.D4]" office:value-type="float" office:value="475187.3">
            <text:p>475187.3</text:p>
          </table:table-cell>
          <table:table-cell table:number-columns-repeated="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F70]" office:value-type="float" office:value="536182.9">
            <text:p>536182.9</text:p>
          </table:table-cell>
          <table:table-cell table:formula="of:=[.F5]*[.B5]" office:value-type="float" office:value="536182.9">
            <text:p>536182.9</text:p>
          </table:table-cell>
          <table:table-cell table:formula="of:=[.F5]*[.C5]" office:value-type="float" office:value="536182.9">
            <text:p>536182.9</text:p>
          </table:table-cell>
          <table:table-cell table:formula="of:=[.F5]*[.D5]" office:value-type="float" office:value="-536182.9">
            <text:p>-536182.9</text:p>
          </table:table-cell>
          <table:table-cell table:formula="of:=[.F5]*[.B5]*[.C5]" office:value-type="float" office:value="536182.9">
            <text:p>536182.9</text:p>
          </table:table-cell>
          <table:table-cell table:formula="of:=[.F5]*[.B5]*[.D5]" office:value-type="float" office:value="-536182.9">
            <text:p>-536182.9</text:p>
          </table:table-cell>
          <table:table-cell table:formula="of:=[.F5]*[.C5]*[.D5]" office:value-type="float" office:value="-536182.9">
            <text:p>-536182.9</text:p>
          </table:table-cell>
          <table:table-cell table:formula="of:=[.F5]*[.B5]*[.C5]*[.D5]" office:value-type="float" office:value="-536182.9">
            <text:p>-536182.9</text:p>
          </table:table-cell>
          <table:table-cell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F71]" office:value-type="float" office:value="460930.4">
            <text:p>460930.4</text:p>
          </table:table-cell>
          <table:table-cell table:formula="of:=[.F6]*[.B6]" office:value-type="float" office:value="460930.4">
            <text:p>460930.4</text:p>
          </table:table-cell>
          <table:table-cell table:formula="of:=[.F6]*[.C6]" office:value-type="float" office:value="-460930.4">
            <text:p>-460930.4</text:p>
          </table:table-cell>
          <table:table-cell table:formula="of:=[.F6]*[.D6]" office:value-type="float" office:value="460930.4">
            <text:p>460930.4</text:p>
          </table:table-cell>
          <table:table-cell table:formula="of:=[.F6]*[.B6]*[.C6]" office:value-type="float" office:value="-460930.4">
            <text:p>-460930.4</text:p>
          </table:table-cell>
          <table:table-cell table:formula="of:=[.F6]*[.B6]*[.D6]" office:value-type="float" office:value="460930.4">
            <text:p>460930.4</text:p>
          </table:table-cell>
          <table:table-cell table:formula="of:=[.F6]*[.C6]*[.D6]" office:value-type="float" office:value="-460930.4">
            <text:p>-460930.4</text:p>
          </table:table-cell>
          <table:table-cell table:formula="of:=[.F6]*[.B6]*[.C6]*[.D6]" office:value-type="float" office:value="-460930.4">
            <text:p>-460930.4</text:p>
          </table:table-cell>
          <table:table-cell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F72]" office:value-type="float" office:value="529571.8">
            <text:p>529571.8</text:p>
          </table:table-cell>
          <table:table-cell table:formula="of:=[.F7]*[.B7]" office:value-type="float" office:value="529571.8">
            <text:p>529571.8</text:p>
          </table:table-cell>
          <table:table-cell table:formula="of:=[.F7]*[.C7]" office:value-type="float" office:value="-529571.8">
            <text:p>-529571.8</text:p>
          </table:table-cell>
          <table:table-cell table:formula="of:=[.F7]*[.D7]" office:value-type="float" office:value="-529571.8">
            <text:p>-529571.8</text:p>
          </table:table-cell>
          <table:table-cell table:formula="of:=[.F7]*[.B7]*[.C7]" office:value-type="float" office:value="-529571.8">
            <text:p>-529571.8</text:p>
          </table:table-cell>
          <table:table-cell table:formula="of:=[.F7]*[.B7]*[.D7]" office:value-type="float" office:value="-529571.8">
            <text:p>-529571.8</text:p>
          </table:table-cell>
          <table:table-cell table:formula="of:=[.F7]*[.C7]*[.D7]" office:value-type="float" office:value="529571.8">
            <text:p>529571.8</text:p>
          </table:table-cell>
          <table:table-cell table:formula="of:=[.F7]*[.B7]*[.C7]*[.D7]" office:value-type="float" office:value="529571.8">
            <text:p>529571.8</text:p>
          </table:table-cell>
          <table:table-cell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69]" office:value-type="float" office:value="278039.6">
            <text:p>278039.6</text:p>
          </table:table-cell>
          <table:table-cell table:formula="of:=[.F8]*[.B8]" office:value-type="float" office:value="-278039.6">
            <text:p>-278039.6</text:p>
          </table:table-cell>
          <table:table-cell table:formula="of:=[.F8]*[.C8]" office:value-type="float" office:value="278039.6">
            <text:p>278039.6</text:p>
          </table:table-cell>
          <table:table-cell table:formula="of:=[.F8]*[.D8]" office:value-type="float" office:value="278039.6">
            <text:p>278039.6</text:p>
          </table:table-cell>
          <table:table-cell table:formula="of:=[.F8]*[.B8]*[.C8]" office:value-type="float" office:value="-278039.6">
            <text:p>-278039.6</text:p>
          </table:table-cell>
          <table:table-cell table:formula="of:=[.F8]*[.B8]*[.D8]" office:value-type="float" office:value="-278039.6">
            <text:p>-278039.6</text:p>
          </table:table-cell>
          <table:table-cell table:formula="of:=[.F8]*[.C8]*[.D8]" office:value-type="float" office:value="278039.6">
            <text:p>278039.6</text:p>
          </table:table-cell>
          <table:table-cell table:formula="of:=[.F8]*[.B8]*[.C8]*[.D8]" office:value-type="float" office:value="-278039.6">
            <text:p>-278039.6</text:p>
          </table:table-cell>
          <table:table-cell table:number-columns-repeated="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0]" office:value-type="float" office:value="274337.4">
            <text:p>274337.4</text:p>
          </table:table-cell>
          <table:table-cell table:formula="of:=[.F9]*[.B9]" office:value-type="float" office:value="-274337.4">
            <text:p>-274337.4</text:p>
          </table:table-cell>
          <table:table-cell table:formula="of:=[.F9]*[.C9]" office:value-type="float" office:value="274337.4">
            <text:p>274337.4</text:p>
          </table:table-cell>
          <table:table-cell table:formula="of:=[.F9]*[.D9]" office:value-type="float" office:value="-274337.4">
            <text:p>-274337.4</text:p>
          </table:table-cell>
          <table:table-cell table:formula="of:=[.F9]*[.B9]*[.C9]" office:value-type="float" office:value="-274337.4">
            <text:p>-274337.4</text:p>
          </table:table-cell>
          <table:table-cell table:formula="of:=[.F9]*[.B9]*[.D9]" office:value-type="float" office:value="274337.4">
            <text:p>274337.4</text:p>
          </table:table-cell>
          <table:table-cell table:formula="of:=[.F9]*[.C9]*[.D9]" office:value-type="float" office:value="-274337.4">
            <text:p>-274337.4</text:p>
          </table:table-cell>
          <table:table-cell table:formula="of:=[.F9]*[.B9]*[.C9]*[.D9]" office:value-type="float" office:value="274337.4">
            <text:p>274337.4</text:p>
          </table:table-cell>
          <table:table-cell table:number-columns-repeated="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71]" office:value-type="float" office:value="285459.6">
            <text:p>285459.6</text:p>
          </table:table-cell>
          <table:table-cell table:formula="of:=[.F10]*[.B10]" office:value-type="float" office:value="-285459.6">
            <text:p>-285459.6</text:p>
          </table:table-cell>
          <table:table-cell table:formula="of:=[.F10]*[.C10]" office:value-type="float" office:value="-285459.6">
            <text:p>-285459.6</text:p>
          </table:table-cell>
          <table:table-cell table:formula="of:=[.F10]*[.D10]" office:value-type="float" office:value="285459.6">
            <text:p>285459.6</text:p>
          </table:table-cell>
          <table:table-cell table:formula="of:=[.F10]*[.B10]*[.C10]" office:value-type="float" office:value="285459.6">
            <text:p>285459.6</text:p>
          </table:table-cell>
          <table:table-cell table:formula="of:=[.F10]*[.B10]*[.D10]" office:value-type="float" office:value="-285459.6">
            <text:p>-285459.6</text:p>
          </table:table-cell>
          <table:table-cell table:formula="of:=[.F10]*[.C10]*[.D10]" office:value-type="float" office:value="-285459.6">
            <text:p>-285459.6</text:p>
          </table:table-cell>
          <table:table-cell table:formula="of:=[.F10]*[.B10]*[.C10]*[.D10]" office:value-type="float" office:value="285459.6">
            <text:p>285459.6</text:p>
          </table:table-cell>
          <table:table-cell table:number-columns-repeated="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2]" office:value-type="float" office:value="315534.4">
            <text:p>315534.4</text:p>
          </table:table-cell>
          <table:table-cell table:formula="of:=[.F11]*[.B11]" office:value-type="float" office:value="-315534.4">
            <text:p>-315534.4</text:p>
          </table:table-cell>
          <table:table-cell table:formula="of:=[.F11]*[.C11]" office:value-type="float" office:value="-315534.4">
            <text:p>-315534.4</text:p>
          </table:table-cell>
          <table:table-cell table:formula="of:=[.F11]*[.D11]" office:value-type="float" office:value="-315534.4">
            <text:p>-315534.4</text:p>
          </table:table-cell>
          <table:table-cell table:formula="of:=[.F11]*[.B11]*[.C11]" office:value-type="float" office:value="315534.4">
            <text:p>315534.4</text:p>
          </table:table-cell>
          <table:table-cell table:formula="of:=[.F11]*[.B11]*[.D11]" office:value-type="float" office:value="315534.4">
            <text:p>315534.4</text:p>
          </table:table-cell>
          <table:table-cell table:formula="of:=[.F11]*[.C11]*[.D11]" office:value-type="float" office:value="315534.4">
            <text:p>315534.4</text:p>
          </table:table-cell>
          <table:table-cell table:formula="of:=[.F11]*[.B11]*[.C11]*[.D11]" office:value-type="float" office:value="-315534.4">
            <text:p>-315534.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q&quot;;[.G3])" office:value-type="string" office:string-value="qA">
            <text:p>qA</text:p>
          </table:table-cell>
          <table:table-cell table:style-name="ce2" table:formula="of:=CONCATENATE(&quot;q&quot;;[.H3])" office:value-type="string" office:string-value="qC">
            <text:p>qC</text:p>
          </table:table-cell>
          <table:table-cell table:style-name="ce2" table:formula="of:=CONCATENATE(&quot;q&quot;;[.I3])" office:value-type="string" office:string-value="qD">
            <text:p>qD</text:p>
          </table:table-cell>
          <table:table-cell table:style-name="ce2" table:formula="of:=CONCATENATE(&quot;q&quot;;[.J3])" office:value-type="string" office:string-value="qAC">
            <text:p>qAC</text:p>
          </table:table-cell>
          <table:table-cell table:style-name="ce2" table:formula="of:=CONCATENATE(&quot;q&quot;;[.K3])" office:value-type="string" office:string-value="qAD">
            <text:p>qAD</text:p>
          </table:table-cell>
          <table:table-cell table:style-name="ce2" table:formula="of:=CONCATENATE(&quot;q&quot;;[.L3])" office:value-type="string" office:string-value="qCD">
            <text:p>qCD</text:p>
          </table:table-cell>
          <table:table-cell table:style-name="ce2" table:formula="of:=CONCATENATE(&quot;q&quot;;[.M3])" office:value-type="string" office:string-value="qACD">
            <text:p>qAC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4:.G11])/8" office:value-type="float" office:value="106062.675">
            <text:p>106062.68</text:p>
          </table:table-cell>
          <table:table-cell table:formula="of:=SUM([.H4:.H11])/8" office:value-type="float" office:value="-3468.62500000001">
            <text:p>-3468.63</text:p>
          </table:table-cell>
          <table:table-cell table:formula="of:=SUM([.I4:.I11])/8" office:value-type="float" office:value="-19501.2">
            <text:p>-19501.2</text:p>
          </table:table-cell>
          <table:table-cell table:formula="of:=SUM([.J4:.J11])/8" office:value-type="float" office:value="8685.62499999999">
            <text:p>8685.63</text:p>
          </table:table-cell>
          <table:table-cell table:formula="of:=SUM([.K4:.K11])/8" office:value-type="float" office:value="-12908.05">
            <text:p>-12908.05</text:p>
          </table:table-cell>
          <table:table-cell table:formula="of:=SUM([.L4:.L11])/8" office:value-type="float" office:value="5177.85">
            <text:p>5177.85</text:p>
          </table:table-cell>
          <table:table-cell table:formula="of:=SUM([.M4:.M11])/8" office:value-type="float" office:value="-3266.4">
            <text:p>-3266.4</text:p>
          </table:table-cell>
          <table:table-cell table:number-columns-repeated="5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4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3];&quot;²&quot;)" office:value-type="string" office:string-value="qA²">
            <text:p>qA²</text:p>
          </table:table-cell>
          <table:table-cell table:style-name="ce2" table:formula="of:=CONCATENATE(&quot;q&quot;;[.H3];&quot;²&quot;)" office:value-type="string" office:string-value="qC²">
            <text:p>qC²</text:p>
          </table:table-cell>
          <table:table-cell table:style-name="ce2" table:formula="of:=CONCATENATE(&quot;q&quot;;[.I3];&quot;²&quot;)" office:value-type="string" office:string-value="qD²">
            <text:p>qD²</text:p>
          </table:table-cell>
          <table:table-cell table:style-name="ce2" table:formula="of:=CONCATENATE(&quot;q&quot;;[.J3];&quot;²&quot;)" office:value-type="string" office:string-value="qAC²">
            <text:p>qAC²</text:p>
          </table:table-cell>
          <table:table-cell table:style-name="ce2" table:formula="of:=CONCATENATE(&quot;q&quot;;[.K3];&quot;²&quot;)" office:value-type="string" office:string-value="qAD²">
            <text:p>qAD²</text:p>
          </table:table-cell>
          <table:table-cell table:style-name="ce2" table:formula="of:=CONCATENATE(&quot;q&quot;;[.L3];&quot;²&quot;)" office:value-type="string" office:string-value="qCD²">
            <text:p>qCD²</text:p>
          </table:table-cell>
          <table:table-cell table:style-name="ce2" table:formula="of:=CONCATENATE(&quot;q&quot;;[.M3];&quot;²&quot;)" office:value-type="string" office:string-value="qACD²">
            <text:p>qACD²</text:p>
          </table:table-cell>
          <table:table-cell table:number-columns-repeated="5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14];2)" office:value-type="float" office:value="11249291028.1556">
            <text:p>11249291028.16</text:p>
          </table:table-cell>
          <table:table-cell table:formula="of:=POWER([.H14];2)" office:value-type="float" office:value="12031359.3906251">
            <text:p>12031359.39</text:p>
          </table:table-cell>
          <table:table-cell table:formula="of:=POWER([.I14];2)" office:value-type="float" office:value="380296801.440001">
            <text:p>380296801.44</text:p>
          </table:table-cell>
          <table:table-cell table:formula="of:=POWER([.J14];2)" office:value-type="float" office:value="75440081.6406249">
            <text:p>75440081.64</text:p>
          </table:table-cell>
          <table:table-cell table:formula="of:=POWER([.K14];2)" office:value-type="float" office:value="166617754.8025">
            <text:p>166617754.8</text:p>
          </table:table-cell>
          <table:table-cell table:formula="of:=POWER([.L14];2)" office:value-type="float" office:value="26810130.6225">
            <text:p>26810130.62</text:p>
          </table:table-cell>
          <table:table-cell table:formula="of:=POWER([.M14];2)" office:value-type="float" office:value="10669368.96">
            <text:p>10669368.96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3])" office:value-type="string" office:string-value="SSA">
            <text:p>SSA</text:p>
          </table:table-cell>
          <table:table-cell table:style-name="ce2" table:formula="of:=CONCATENATE(&quot;SS&quot;;[.H3])" office:value-type="string" office:string-value="SSC">
            <text:p>SSC</text:p>
          </table:table-cell>
          <table:table-cell table:style-name="ce2" table:formula="of:=CONCATENATE(&quot;SS&quot;;[.I3])" office:value-type="string" office:string-value="SSD">
            <text:p>SSD</text:p>
          </table:table-cell>
          <table:table-cell table:style-name="ce2" table:formula="of:=CONCATENATE(&quot;SS&quot;;[.J3])" office:value-type="string" office:string-value="SSAC">
            <text:p>SSAC</text:p>
          </table:table-cell>
          <table:table-cell table:style-name="ce2" table:formula="of:=CONCATENATE(&quot;SS&quot;;[.K3])" office:value-type="string" office:string-value="SSAD">
            <text:p>SSAD</text:p>
          </table:table-cell>
          <table:table-cell table:style-name="ce2" table:formula="of:=CONCATENATE(&quot;SS&quot;;[.L3])" office:value-type="string" office:string-value="SSCD">
            <text:p>SSCD</text:p>
          </table:table-cell>
          <table:table-cell table:style-name="ce2" table:formula="of:=CONCATENATE(&quot;SS&quot;;[.M3])" office:value-type="string" office:string-value="SSACD">
            <text:p>SSACD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POWER(2;3)*SUM([.G17:.M17])" office:value-type="float" office:value="95369252200.095">
            <text:p>95369252200.1</text:p>
          </table:table-cell>
          <table:table-cell table:formula="of:=POWER(2;3)*[.G17]" office:value-type="float" office:value="89994328225.245">
            <text:p>89994328225.25</text:p>
          </table:table-cell>
          <table:table-cell table:formula="of:=POWER(2;3)*[.H17]" office:value-type="float" office:value="96250875.1250004">
            <text:p>96250875.13</text:p>
          </table:table-cell>
          <table:table-cell table:formula="of:=POWER(2;3)*[.I17]" office:value-type="float" office:value="3042374411.52001">
            <text:p>3042374411.52</text:p>
          </table:table-cell>
          <table:table-cell table:formula="of:=POWER(2;3)*[.J17]" office:value-type="float" office:value="603520653.124999">
            <text:p>603520653.12</text:p>
          </table:table-cell>
          <table:table-cell table:formula="of:=POWER(2;3)*[.K17]" office:value-type="float" office:value="1332942038.42">
            <text:p>1332942038.42</text:p>
          </table:table-cell>
          <table:table-cell table:formula="of:=POWER(2;3)*[.L17]" office:value-type="float" office:value="214481044.98">
            <text:p>214481044.98</text:p>
          </table:table-cell>
          <table:table-cell table:formula="of:=POWER(2;3)*[.M17]" office:value-type="float" office:value="85354951.6800001">
            <text:p>85354951.68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i&quot;;[.G3])" office:value-type="string" office:string-value="iA">
            <text:p>iA</text:p>
          </table:table-cell>
          <table:table-cell table:style-name="ce2" table:formula="of:=CONCATENATE(&quot;i&quot;;[.H3])" office:value-type="string" office:string-value="iC">
            <text:p>iC</text:p>
          </table:table-cell>
          <table:table-cell table:style-name="ce2" table:formula="of:=CONCATENATE(&quot;i&quot;;[.I3])" office:value-type="string" office:string-value="iD">
            <text:p>iD</text:p>
          </table:table-cell>
          <table:table-cell table:style-name="ce2" table:formula="of:=CONCATENATE(&quot;i&quot;;[.J3])" office:value-type="string" office:string-value="iAC">
            <text:p>iAC</text:p>
          </table:table-cell>
          <table:table-cell table:style-name="ce2" table:formula="of:=CONCATENATE(&quot;i&quot;;[.K3])" office:value-type="string" office:string-value="iAD">
            <text:p>iAD</text:p>
          </table:table-cell>
          <table:table-cell table:style-name="ce2" table:formula="of:=CONCATENATE(&quot;i&quot;;[.L3])" office:value-type="string" office:string-value="iCD">
            <text:p>iCD</text:p>
          </table:table-cell>
          <table:table-cell table:style-name="ce2" table:formula="of:=CONCATENATE(&quot;i&quot;;[.M3])" office:value-type="string" office:string-value="iACD">
            <text:p>iAC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table:formula="of:=[.G20]/[.F20]" office:value-type="float" office:value="0.94364091307361">
            <text:p>0.944</text:p>
          </table:table-cell>
          <table:table-cell table:style-name="ce5" table:formula="of:=[.H20]/[.F20]" office:value-type="float" office:value="0.00100924430992765">
            <text:p>0.001</text:p>
          </table:table-cell>
          <table:table-cell table:style-name="ce5" table:formula="of:=[.I20]/[.F20]" office:value-type="float" office:value="0.0319009989208763">
            <text:p>0.032</text:p>
          </table:table-cell>
          <table:table-cell table:style-name="ce5" table:formula="of:=[.J20]/[.F20]" office:value-type="float" office:value="0.0063282519177014">
            <text:p>0.006</text:p>
          </table:table-cell>
          <table:table-cell table:style-name="ce5" table:formula="of:=[.K20]/[.F20]" office:value-type="float" office:value="0.013976643495362">
            <text:p>0.014</text:p>
          </table:table-cell>
          <table:table-cell table:style-name="ce5" table:formula="of:=[.L20]/[.F20]" office:value-type="float" office:value="0.00224895382979407">
            <text:p>0.002</text:p>
          </table:table-cell>
          <table:table-cell table:style-name="ce5" table:formula="of:=[.M20]/[.F20]" office:value-type="float" office:value="0.000894994452729022">
            <text:p>0.001</text:p>
          </table:table-cell>
          <table:table-cell table:formula="of:=SUM([.G23:.M23])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5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H69]" office:value-type="float" office:value="1480106.5">
            <text:p>1480106.5</text:p>
          </table:table-cell>
          <table:table-cell table:formula="of:=[.F28]*[.B28]" office:value-type="float" office:value="1480106.5">
            <text:p>1480106.5</text:p>
          </table:table-cell>
          <table:table-cell table:formula="of:=[.F28]*[.C28]" office:value-type="float" office:value="1480106.5">
            <text:p>1480106.5</text:p>
          </table:table-cell>
          <table:table-cell table:formula="of:=[.F28]*[.D28]" office:value-type="float" office:value="1480106.5">
            <text:p>1480106.5</text:p>
          </table:table-cell>
          <table:table-cell table:formula="of:=[.F28]*[.B28]*[.C28]" office:value-type="float" office:value="1480106.5">
            <text:p>1480106.5</text:p>
          </table:table-cell>
          <table:table-cell table:formula="of:=[.F28]*[.B28]*[.D28]" office:value-type="float" office:value="1480106.5">
            <text:p>1480106.5</text:p>
          </table:table-cell>
          <table:table-cell table:formula="of:=[.F28]*[.C28]*[.D28]" office:value-type="float" office:value="1480106.5">
            <text:p>1480106.5</text:p>
          </table:table-cell>
          <table:table-cell table:formula="of:=[.F28]*[.B28]*[.C28]*[.D28]" office:value-type="float" office:value="1480106.5">
            <text:p>1480106.5</text:p>
          </table:table-cell>
          <table:table-cell table:number-columns-repeated="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H70]" office:value-type="float" office:value="1349760.7">
            <text:p>1349760.7</text:p>
          </table:table-cell>
          <table:table-cell table:formula="of:=[.F29]*[.B29]" office:value-type="float" office:value="1349760.7">
            <text:p>1349760.7</text:p>
          </table:table-cell>
          <table:table-cell table:formula="of:=[.F29]*[.C29]" office:value-type="float" office:value="1349760.7">
            <text:p>1349760.7</text:p>
          </table:table-cell>
          <table:table-cell table:formula="of:=[.F29]*[.D29]" office:value-type="float" office:value="-1349760.7">
            <text:p>-1349760.7</text:p>
          </table:table-cell>
          <table:table-cell table:formula="of:=[.F29]*[.B29]*[.C29]" office:value-type="float" office:value="1349760.7">
            <text:p>1349760.7</text:p>
          </table:table-cell>
          <table:table-cell table:formula="of:=[.F29]*[.B29]*[.D29]" office:value-type="float" office:value="-1349760.7">
            <text:p>-1349760.7</text:p>
          </table:table-cell>
          <table:table-cell table:formula="of:=[.F29]*[.C29]*[.D29]" office:value-type="float" office:value="-1349760.7">
            <text:p>-1349760.7</text:p>
          </table:table-cell>
          <table:table-cell table:formula="of:=[.F29]*[.B29]*[.C29]*[.D29]" office:value-type="float" office:value="-1349760.7">
            <text:p>-1349760.7</text:p>
          </table:table-cell>
          <table:table-cell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H71]" office:value-type="float" office:value="1401798.3">
            <text:p>1401798.3</text:p>
          </table:table-cell>
          <table:table-cell table:formula="of:=[.F30]*[.B30]" office:value-type="float" office:value="1401798.3">
            <text:p>1401798.3</text:p>
          </table:table-cell>
          <table:table-cell table:formula="of:=[.F30]*[.C30]" office:value-type="float" office:value="-1401798.3">
            <text:p>-1401798.3</text:p>
          </table:table-cell>
          <table:table-cell table:formula="of:=[.F30]*[.D30]" office:value-type="float" office:value="1401798.3">
            <text:p>1401798.3</text:p>
          </table:table-cell>
          <table:table-cell table:formula="of:=[.F30]*[.B30]*[.C30]" office:value-type="float" office:value="-1401798.3">
            <text:p>-1401798.3</text:p>
          </table:table-cell>
          <table:table-cell table:formula="of:=[.F30]*[.B30]*[.D30]" office:value-type="float" office:value="1401798.3">
            <text:p>1401798.3</text:p>
          </table:table-cell>
          <table:table-cell table:formula="of:=[.F30]*[.C30]*[.D30]" office:value-type="float" office:value="-1401798.3">
            <text:p>-1401798.3</text:p>
          </table:table-cell>
          <table:table-cell table:formula="of:=[.F30]*[.B30]*[.C30]*[.D30]" office:value-type="float" office:value="-1401798.3">
            <text:p>-1401798.3</text:p>
          </table:table-cell>
          <table:table-cell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H72]" office:value-type="float" office:value="1316163.3">
            <text:p>1316163.3</text:p>
          </table:table-cell>
          <table:table-cell table:formula="of:=[.F31]*[.B31]" office:value-type="float" office:value="1316163.3">
            <text:p>1316163.3</text:p>
          </table:table-cell>
          <table:table-cell table:formula="of:=[.F31]*[.C31]" office:value-type="float" office:value="-1316163.3">
            <text:p>-1316163.3</text:p>
          </table:table-cell>
          <table:table-cell table:formula="of:=[.F31]*[.D31]" office:value-type="float" office:value="-1316163.3">
            <text:p>-1316163.3</text:p>
          </table:table-cell>
          <table:table-cell table:formula="of:=[.F31]*[.B31]*[.C31]" office:value-type="float" office:value="-1316163.3">
            <text:p>-1316163.3</text:p>
          </table:table-cell>
          <table:table-cell table:formula="of:=[.F31]*[.B31]*[.D31]" office:value-type="float" office:value="-1316163.3">
            <text:p>-1316163.3</text:p>
          </table:table-cell>
          <table:table-cell table:formula="of:=[.F31]*[.C31]*[.D31]" office:value-type="float" office:value="1316163.3">
            <text:p>1316163.3</text:p>
          </table:table-cell>
          <table:table-cell table:formula="of:=[.F31]*[.B31]*[.C31]*[.D31]" office:value-type="float" office:value="1316163.3">
            <text:p>1316163.3</text:p>
          </table:table-cell>
          <table:table-cell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69]" office:value-type="float" office:value="1617178.5">
            <text:p>1617178.5</text:p>
          </table:table-cell>
          <table:table-cell table:formula="of:=[.F32]*[.B32]" office:value-type="float" office:value="-1617178.5">
            <text:p>-1617178.5</text:p>
          </table:table-cell>
          <table:table-cell table:formula="of:=[.F32]*[.C32]" office:value-type="float" office:value="1617178.5">
            <text:p>1617178.5</text:p>
          </table:table-cell>
          <table:table-cell table:formula="of:=[.F32]*[.D32]" office:value-type="float" office:value="1617178.5">
            <text:p>1617178.5</text:p>
          </table:table-cell>
          <table:table-cell table:formula="of:=[.F32]*[.B32]*[.C32]" office:value-type="float" office:value="-1617178.5">
            <text:p>-1617178.5</text:p>
          </table:table-cell>
          <table:table-cell table:formula="of:=[.F32]*[.B32]*[.D32]" office:value-type="float" office:value="-1617178.5">
            <text:p>-1617178.5</text:p>
          </table:table-cell>
          <table:table-cell table:formula="of:=[.F32]*[.C32]*[.D32]" office:value-type="float" office:value="1617178.5">
            <text:p>1617178.5</text:p>
          </table:table-cell>
          <table:table-cell table:formula="of:=[.F32]*[.B32]*[.C32]*[.D32]" office:value-type="float" office:value="-1617178.5">
            <text:p>-1617178.5</text:p>
          </table:table-cell>
          <table:table-cell table:number-columns-repeated="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0]" office:value-type="float" office:value="1291595.1">
            <text:p>1291595.1</text:p>
          </table:table-cell>
          <table:table-cell table:formula="of:=[.F33]*[.B33]" office:value-type="float" office:value="-1291595.1">
            <text:p>-1291595.1</text:p>
          </table:table-cell>
          <table:table-cell table:formula="of:=[.F33]*[.C33]" office:value-type="float" office:value="1291595.1">
            <text:p>1291595.1</text:p>
          </table:table-cell>
          <table:table-cell table:formula="of:=[.F33]*[.D33]" office:value-type="float" office:value="-1291595.1">
            <text:p>-1291595.1</text:p>
          </table:table-cell>
          <table:table-cell table:formula="of:=[.F33]*[.B33]*[.C33]" office:value-type="float" office:value="-1291595.1">
            <text:p>-1291595.1</text:p>
          </table:table-cell>
          <table:table-cell table:formula="of:=[.F33]*[.B33]*[.D33]" office:value-type="float" office:value="1291595.1">
            <text:p>1291595.1</text:p>
          </table:table-cell>
          <table:table-cell table:formula="of:=[.F33]*[.C33]*[.D33]" office:value-type="float" office:value="-1291595.1">
            <text:p>-1291595.1</text:p>
          </table:table-cell>
          <table:table-cell table:formula="of:=[.F33]*[.B33]*[.C33]*[.D33]" office:value-type="float" office:value="1291595.1">
            <text:p>1291595.1</text:p>
          </table:table-cell>
          <table:table-cell table:number-columns-repeated="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71]" office:value-type="float" office:value="1652413.5">
            <text:p>1652413.5</text:p>
          </table:table-cell>
          <table:table-cell table:formula="of:=[.F34]*[.B34]" office:value-type="float" office:value="-1652413.5">
            <text:p>-1652413.5</text:p>
          </table:table-cell>
          <table:table-cell table:formula="of:=[.F34]*[.C34]" office:value-type="float" office:value="-1652413.5">
            <text:p>-1652413.5</text:p>
          </table:table-cell>
          <table:table-cell table:formula="of:=[.F34]*[.D34]" office:value-type="float" office:value="1652413.5">
            <text:p>1652413.5</text:p>
          </table:table-cell>
          <table:table-cell table:formula="of:=[.F34]*[.B34]*[.C34]" office:value-type="float" office:value="1652413.5">
            <text:p>1652413.5</text:p>
          </table:table-cell>
          <table:table-cell table:formula="of:=[.F34]*[.B34]*[.D34]" office:value-type="float" office:value="-1652413.5">
            <text:p>-1652413.5</text:p>
          </table:table-cell>
          <table:table-cell table:formula="of:=[.F34]*[.C34]*[.D34]" office:value-type="float" office:value="-1652413.5">
            <text:p>-1652413.5</text:p>
          </table:table-cell>
          <table:table-cell table:formula="of:=[.F34]*[.B34]*[.C34]*[.D34]" office:value-type="float" office:value="1652413.5">
            <text:p>1652413.5</text:p>
          </table:table-cell>
          <table:table-cell table:number-columns-repeated="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2]" office:value-type="float" office:value="1377422.3">
            <text:p>1377422.3</text:p>
          </table:table-cell>
          <table:table-cell table:formula="of:=[.F35]*[.B35]" office:value-type="float" office:value="-1377422.3">
            <text:p>-1377422.3</text:p>
          </table:table-cell>
          <table:table-cell table:formula="of:=[.F35]*[.C35]" office:value-type="float" office:value="-1377422.3">
            <text:p>-1377422.3</text:p>
          </table:table-cell>
          <table:table-cell table:formula="of:=[.F35]*[.D35]" office:value-type="float" office:value="-1377422.3">
            <text:p>-1377422.3</text:p>
          </table:table-cell>
          <table:table-cell table:formula="of:=[.F35]*[.B35]*[.C35]" office:value-type="float" office:value="1377422.3">
            <text:p>1377422.3</text:p>
          </table:table-cell>
          <table:table-cell table:formula="of:=[.F35]*[.B35]*[.D35]" office:value-type="float" office:value="1377422.3">
            <text:p>1377422.3</text:p>
          </table:table-cell>
          <table:table-cell table:formula="of:=[.F35]*[.C35]*[.D35]" office:value-type="float" office:value="1377422.3">
            <text:p>1377422.3</text:p>
          </table:table-cell>
          <table:table-cell table:formula="of:=[.F35]*[.B35]*[.C35]*[.D35]" office:value-type="float" office:value="-1377422.3">
            <text:p>-1377422.3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q&quot;;[.G27])" office:value-type="string" office:string-value="qA">
            <text:p>qA</text:p>
          </table:table-cell>
          <table:table-cell table:style-name="ce2" table:formula="of:=CONCATENATE(&quot;q&quot;;[.H27])" office:value-type="string" office:string-value="qC">
            <text:p>qC</text:p>
          </table:table-cell>
          <table:table-cell table:style-name="ce2" table:formula="of:=CONCATENATE(&quot;q&quot;;[.I27])" office:value-type="string" office:string-value="qD">
            <text:p>qD</text:p>
          </table:table-cell>
          <table:table-cell table:style-name="ce2" table:formula="of:=CONCATENATE(&quot;q&quot;;[.J27])" office:value-type="string" office:string-value="qAC">
            <text:p>qAC</text:p>
          </table:table-cell>
          <table:table-cell table:style-name="ce2" table:formula="of:=CONCATENATE(&quot;q&quot;;[.K27])" office:value-type="string" office:string-value="qAD">
            <text:p>qAD</text:p>
          </table:table-cell>
          <table:table-cell table:style-name="ce2" table:formula="of:=CONCATENATE(&quot;q&quot;;[.L27])" office:value-type="string" office:string-value="qCD">
            <text:p>qCD</text:p>
          </table:table-cell>
          <table:table-cell table:style-name="ce2" table:formula="of:=CONCATENATE(&quot;q&quot;;[.M27])" office:value-type="string" office:string-value="qACD">
            <text:p>qAC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28:.G35])/8" office:value-type="float" office:value="-48847.575">
            <text:p>-48847.58</text:p>
          </table:table-cell>
          <table:table-cell table:formula="of:=SUM([.H28:.H35])/8" office:value-type="float" office:value="-1144.57500000001">
            <text:p>-1144.58</text:p>
          </table:table-cell>
          <table:table-cell table:formula="of:=SUM([.I28:.I35])/8" office:value-type="float" office:value="102069.425">
            <text:p>102069.43</text:p>
          </table:table-cell>
          <table:table-cell table:formula="of:=SUM([.J28:.J35])/8" office:value-type="float" office:value="29120.975">
            <text:p>29120.98</text:p>
          </table:table-cell>
          <table:table-cell table:formula="of:=SUM([.K28:.K35])/8" office:value-type="float" office:value="-48074.225">
            <text:p>-48074.23</text:p>
          </table:table-cell>
          <table:table-cell table:formula="of:=SUM([.L28:.L35])/8" office:value-type="float" office:value="11912.875">
            <text:p>11912.88</text:p>
          </table:table-cell>
          <table:table-cell table:formula="of:=SUM([.M28:.M35])/8" office:value-type="float" office:value="-735.175000000018">
            <text:p>-735.18</text:p>
          </table:table-cell>
          <table:table-cell table:number-columns-repeated="5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4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27];&quot;²&quot;)" office:value-type="string" office:string-value="qA²">
            <text:p>qA²</text:p>
          </table:table-cell>
          <table:table-cell table:style-name="ce2" table:formula="of:=CONCATENATE(&quot;q&quot;;[.H27];&quot;²&quot;)" office:value-type="string" office:string-value="qC²">
            <text:p>qC²</text:p>
          </table:table-cell>
          <table:table-cell table:style-name="ce2" table:formula="of:=CONCATENATE(&quot;q&quot;;[.I27];&quot;²&quot;)" office:value-type="string" office:string-value="qD²">
            <text:p>qD²</text:p>
          </table:table-cell>
          <table:table-cell table:style-name="ce2" table:formula="of:=CONCATENATE(&quot;q&quot;;[.J27];&quot;²&quot;)" office:value-type="string" office:string-value="qAC²">
            <text:p>qAC²</text:p>
          </table:table-cell>
          <table:table-cell table:style-name="ce2" table:formula="of:=CONCATENATE(&quot;q&quot;;[.K27];&quot;²&quot;)" office:value-type="string" office:string-value="qAD²">
            <text:p>qAD²</text:p>
          </table:table-cell>
          <table:table-cell table:style-name="ce2" table:formula="of:=CONCATENATE(&quot;q&quot;;[.L27];&quot;²&quot;)" office:value-type="string" office:string-value="qCD²">
            <text:p>qCD²</text:p>
          </table:table-cell>
          <table:table-cell table:style-name="ce2" table:formula="of:=CONCATENATE(&quot;q&quot;;[.M27];&quot;²&quot;)" office:value-type="string" office:string-value="qACD²">
            <text:p>qACD²</text:p>
          </table:table-cell>
          <table:table-cell table:number-columns-repeated="5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38];2)" office:value-type="float" office:value="2386085583.38063">
            <text:p>2386085583.38</text:p>
          </table:table-cell>
          <table:table-cell table:formula="of:=POWER([.H38];2)" office:value-type="float" office:value="1310051.93062503">
            <text:p>1310051.93</text:p>
          </table:table-cell>
          <table:table-cell table:formula="of:=POWER([.I38];2)" office:value-type="float" office:value="10418167519.8306">
            <text:p>10418167519.83</text:p>
          </table:table-cell>
          <table:table-cell table:formula="of:=POWER([.J38];2)" office:value-type="float" office:value="848031184.950625">
            <text:p>848031184.95</text:p>
          </table:table-cell>
          <table:table-cell table:formula="of:=POWER([.K38];2)" office:value-type="float" office:value="2311131109.35063">
            <text:p>2311131109.35</text:p>
          </table:table-cell>
          <table:table-cell table:formula="of:=POWER([.L38];2)" office:value-type="float" office:value="141916590.765626">
            <text:p>141916590.77</text:p>
          </table:table-cell>
          <table:table-cell table:formula="of:=POWER([.M38];2)" office:value-type="float" office:value="540482.280625026">
            <text:p>540482.28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27])" office:value-type="string" office:string-value="SSA">
            <text:p>SSA</text:p>
          </table:table-cell>
          <table:table-cell table:style-name="ce2" table:formula="of:=CONCATENATE(&quot;SS&quot;;[.H27])" office:value-type="string" office:string-value="SSC">
            <text:p>SSC</text:p>
          </table:table-cell>
          <table:table-cell table:style-name="ce2" table:formula="of:=CONCATENATE(&quot;SS&quot;;[.I27])" office:value-type="string" office:string-value="SSD">
            <text:p>SSD</text:p>
          </table:table-cell>
          <table:table-cell table:style-name="ce2" table:formula="of:=CONCATENATE(&quot;SS&quot;;[.J27])" office:value-type="string" office:string-value="SSAC">
            <text:p>SSAC</text:p>
          </table:table-cell>
          <table:table-cell table:style-name="ce2" table:formula="of:=CONCATENATE(&quot;SS&quot;;[.K27])" office:value-type="string" office:string-value="SSAD">
            <text:p>SSAD</text:p>
          </table:table-cell>
          <table:table-cell table:style-name="ce2" table:formula="of:=CONCATENATE(&quot;SS&quot;;[.L27])" office:value-type="string" office:string-value="SSCD">
            <text:p>SSCD</text:p>
          </table:table-cell>
          <table:table-cell table:style-name="ce2" table:formula="of:=CONCATENATE(&quot;SS&quot;;[.M27])" office:value-type="string" office:string-value="SSACD">
            <text:p>SSACD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POWER(2;3)*SUM([.G41:.M41])" office:value-type="float" office:value="128857460179.915">
            <text:p>128857460179.92</text:p>
          </table:table-cell>
          <table:table-cell table:formula="of:=POWER(2;3)*[.G41]" office:value-type="float" office:value="19088684667.045">
            <text:p>19088684667.05</text:p>
          </table:table-cell>
          <table:table-cell table:formula="of:=POWER(2;3)*[.H41]" office:value-type="float" office:value="10480415.4450002">
            <text:p>10480415.45</text:p>
          </table:table-cell>
          <table:table-cell table:formula="of:=POWER(2;3)*[.I41]" office:value-type="float" office:value="83345340158.645">
            <text:p>83345340158.65</text:p>
          </table:table-cell>
          <table:table-cell table:formula="of:=POWER(2;3)*[.J41]" office:value-type="float" office:value="6784249479.605">
            <text:p>6784249479.61</text:p>
          </table:table-cell>
          <table:table-cell table:formula="of:=POWER(2;3)*[.K41]" office:value-type="float" office:value="18489048874.805">
            <text:p>18489048874.81</text:p>
          </table:table-cell>
          <table:table-cell table:formula="of:=POWER(2;3)*[.L41]" office:value-type="float" office:value="1135332726.12501">
            <text:p>1135332726.13</text:p>
          </table:table-cell>
          <table:table-cell table:formula="of:=POWER(2;3)*[.M41]" office:value-type="float" office:value="4323858.24500021">
            <text:p>4323858.2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i&quot;;[.G27])" office:value-type="string" office:string-value="iA">
            <text:p>iA</text:p>
          </table:table-cell>
          <table:table-cell table:style-name="ce2" table:formula="of:=CONCATENATE(&quot;i&quot;;[.H27])" office:value-type="string" office:string-value="iC">
            <text:p>iC</text:p>
          </table:table-cell>
          <table:table-cell table:style-name="ce2" table:formula="of:=CONCATENATE(&quot;i&quot;;[.I27])" office:value-type="string" office:string-value="iD">
            <text:p>iD</text:p>
          </table:table-cell>
          <table:table-cell table:style-name="ce2" table:formula="of:=CONCATENATE(&quot;i&quot;;[.J27])" office:value-type="string" office:string-value="iAC">
            <text:p>iAC</text:p>
          </table:table-cell>
          <table:table-cell table:style-name="ce2" table:formula="of:=CONCATENATE(&quot;i&quot;;[.K27])" office:value-type="string" office:string-value="iAD">
            <text:p>iAD</text:p>
          </table:table-cell>
          <table:table-cell table:style-name="ce2" table:formula="of:=CONCATENATE(&quot;i&quot;;[.L27])" office:value-type="string" office:string-value="iCD">
            <text:p>iCD</text:p>
          </table:table-cell>
          <table:table-cell table:style-name="ce2" table:formula="of:=CONCATENATE(&quot;i&quot;;[.M27])" office:value-type="string" office:string-value="iACD">
            <text:p>iAC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table:formula="of:=[.G44]/[.F44]" office:value-type="float" office:value="0.148137986270976">
            <text:p>0.148</text:p>
          </table:table-cell>
          <table:table-cell table:style-name="ce5" table:formula="of:=[.H44]/[.F44]" office:value-type="float" office:value="0.000081333400723304">
            <text:p>0.000</text:p>
          </table:table-cell>
          <table:table-cell table:style-name="ce5" table:formula="of:=[.I44]/[.F44]" office:value-type="float" office:value="0.646802599106606">
            <text:p>0.647</text:p>
          </table:table-cell>
          <table:table-cell table:style-name="ce5" table:formula="of:=[.J44]/[.F44]" office:value-type="float" office:value="0.0526492565516394">
            <text:p>0.053</text:p>
          </table:table-cell>
          <table:table-cell table:style-name="ce5" table:formula="of:=[.K44]/[.F44]" office:value-type="float" office:value="0.143484504886174">
            <text:p>0.143</text:p>
          </table:table-cell>
          <table:table-cell table:style-name="ce5" table:formula="of:=[.L44]/[.F44]" office:value-type="float" office:value="0.00881076442558946">
            <text:p>0.009</text:p>
          </table:table-cell>
          <table:table-cell table:style-name="ce5" table:formula="of:=[.M44]/[.F44]" office:value-type="float" office:value="0.0000335553582925125">
            <text:p>0.000</text:p>
          </table:table-cell>
          <table:table-cell table:formula="of:=SUM([.G47:.M47])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5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J69]" office:value-type="float" office:value="1893528.9">
            <text:p>1893528.9</text:p>
          </table:table-cell>
          <table:table-cell table:formula="of:=[.F52]*[.B52]" office:value-type="float" office:value="1893528.9">
            <text:p>1893528.9</text:p>
          </table:table-cell>
          <table:table-cell table:formula="of:=[.F52]*[.C52]" office:value-type="float" office:value="1893528.9">
            <text:p>1893528.9</text:p>
          </table:table-cell>
          <table:table-cell table:formula="of:=[.F52]*[.D52]" office:value-type="float" office:value="1893528.9">
            <text:p>1893528.9</text:p>
          </table:table-cell>
          <table:table-cell table:formula="of:=[.F52]*[.B52]*[.C52]" office:value-type="float" office:value="1893528.9">
            <text:p>1893528.9</text:p>
          </table:table-cell>
          <table:table-cell table:formula="of:=[.F52]*[.B52]*[.D52]" office:value-type="float" office:value="1893528.9">
            <text:p>1893528.9</text:p>
          </table:table-cell>
          <table:table-cell table:formula="of:=[.F52]*[.C52]*[.D52]" office:value-type="float" office:value="1893528.9">
            <text:p>1893528.9</text:p>
          </table:table-cell>
          <table:table-cell table:formula="of:=[.F52]*[.B52]*[.C52]*[.D52]" office:value-type="float" office:value="1893528.9">
            <text:p>1893528.9</text:p>
          </table:table-cell>
          <table:table-cell table:number-columns-repeated="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J70]" office:value-type="float" office:value="1345326.4">
            <text:p>1345326.4</text:p>
          </table:table-cell>
          <table:table-cell table:formula="of:=[.F53]*[.B53]" office:value-type="float" office:value="1345326.4">
            <text:p>1345326.4</text:p>
          </table:table-cell>
          <table:table-cell table:formula="of:=[.F53]*[.C53]" office:value-type="float" office:value="1345326.4">
            <text:p>1345326.4</text:p>
          </table:table-cell>
          <table:table-cell table:formula="of:=[.F53]*[.D53]" office:value-type="float" office:value="-1345326.4">
            <text:p>-1345326.4</text:p>
          </table:table-cell>
          <table:table-cell table:formula="of:=[.F53]*[.B53]*[.C53]" office:value-type="float" office:value="1345326.4">
            <text:p>1345326.4</text:p>
          </table:table-cell>
          <table:table-cell table:formula="of:=[.F53]*[.B53]*[.D53]" office:value-type="float" office:value="-1345326.4">
            <text:p>-1345326.4</text:p>
          </table:table-cell>
          <table:table-cell table:formula="of:=[.F53]*[.C53]*[.D53]" office:value-type="float" office:value="-1345326.4">
            <text:p>-1345326.4</text:p>
          </table:table-cell>
          <table:table-cell table:formula="of:=[.F53]*[.B53]*[.C53]*[.D53]" office:value-type="float" office:value="-1345326.4">
            <text:p>-1345326.4</text:p>
          </table:table-cell>
          <table:table-cell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J71]" office:value-type="float" office:value="1496438.1">
            <text:p>1496438.1</text:p>
          </table:table-cell>
          <table:table-cell table:formula="of:=[.F54]*[.B54]" office:value-type="float" office:value="1496438.1">
            <text:p>1496438.1</text:p>
          </table:table-cell>
          <table:table-cell table:formula="of:=[.F54]*[.C54]" office:value-type="float" office:value="-1496438.1">
            <text:p>-1496438.1</text:p>
          </table:table-cell>
          <table:table-cell table:formula="of:=[.F54]*[.D54]" office:value-type="float" office:value="1496438.1">
            <text:p>1496438.1</text:p>
          </table:table-cell>
          <table:table-cell table:formula="of:=[.F54]*[.B54]*[.C54]" office:value-type="float" office:value="-1496438.1">
            <text:p>-1496438.1</text:p>
          </table:table-cell>
          <table:table-cell table:formula="of:=[.F54]*[.B54]*[.D54]" office:value-type="float" office:value="1496438.1">
            <text:p>1496438.1</text:p>
          </table:table-cell>
          <table:table-cell table:formula="of:=[.F54]*[.C54]*[.D54]" office:value-type="float" office:value="-1496438.1">
            <text:p>-1496438.1</text:p>
          </table:table-cell>
          <table:table-cell table:formula="of:=[.F54]*[.B54]*[.C54]*[.D54]" office:value-type="float" office:value="-1496438.1">
            <text:p>-1496438.1</text:p>
          </table:table-cell>
          <table:table-cell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J72]" office:value-type="float" office:value="1134734.4">
            <text:p>1134734.4</text:p>
          </table:table-cell>
          <table:table-cell table:formula="of:=[.F55]*[.B55]" office:value-type="float" office:value="1134734.4">
            <text:p>1134734.4</text:p>
          </table:table-cell>
          <table:table-cell table:formula="of:=[.F55]*[.C55]" office:value-type="float" office:value="-1134734.4">
            <text:p>-1134734.4</text:p>
          </table:table-cell>
          <table:table-cell table:formula="of:=[.F55]*[.D55]" office:value-type="float" office:value="-1134734.4">
            <text:p>-1134734.4</text:p>
          </table:table-cell>
          <table:table-cell table:formula="of:=[.F55]*[.B55]*[.C55]" office:value-type="float" office:value="-1134734.4">
            <text:p>-1134734.4</text:p>
          </table:table-cell>
          <table:table-cell table:formula="of:=[.F55]*[.B55]*[.D55]" office:value-type="float" office:value="-1134734.4">
            <text:p>-1134734.4</text:p>
          </table:table-cell>
          <table:table-cell table:formula="of:=[.F55]*[.C55]*[.D55]" office:value-type="float" office:value="1134734.4">
            <text:p>1134734.4</text:p>
          </table:table-cell>
          <table:table-cell table:formula="of:=[.F55]*[.B55]*[.C55]*[.D55]" office:value-type="float" office:value="1134734.4">
            <text:p>1134734.4</text:p>
          </table:table-cell>
          <table:table-cell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69]" office:value-type="float" office:value="2039852.3">
            <text:p>2039852.3</text:p>
          </table:table-cell>
          <table:table-cell table:formula="of:=[.F56]*[.B56]" office:value-type="float" office:value="-2039852.3">
            <text:p>-2039852.3</text:p>
          </table:table-cell>
          <table:table-cell table:formula="of:=[.F56]*[.C56]" office:value-type="float" office:value="2039852.3">
            <text:p>2039852.3</text:p>
          </table:table-cell>
          <table:table-cell table:formula="of:=[.F56]*[.D56]" office:value-type="float" office:value="2039852.3">
            <text:p>2039852.3</text:p>
          </table:table-cell>
          <table:table-cell table:formula="of:=[.F56]*[.B56]*[.C56]" office:value-type="float" office:value="-2039852.3">
            <text:p>-2039852.3</text:p>
          </table:table-cell>
          <table:table-cell table:formula="of:=[.F56]*[.B56]*[.D56]" office:value-type="float" office:value="-2039852.3">
            <text:p>-2039852.3</text:p>
          </table:table-cell>
          <table:table-cell table:formula="of:=[.F56]*[.C56]*[.D56]" office:value-type="float" office:value="2039852.3">
            <text:p>2039852.3</text:p>
          </table:table-cell>
          <table:table-cell table:formula="of:=[.F56]*[.B56]*[.C56]*[.D56]" office:value-type="float" office:value="-2039852.3">
            <text:p>-2039852.3</text:p>
          </table:table-cell>
          <table:table-cell table:number-columns-repeated="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0]" office:value-type="float" office:value="1293451.9">
            <text:p>1293451.9</text:p>
          </table:table-cell>
          <table:table-cell table:formula="of:=[.F57]*[.B57]" office:value-type="float" office:value="-1293451.9">
            <text:p>-1293451.9</text:p>
          </table:table-cell>
          <table:table-cell table:formula="of:=[.F57]*[.C57]" office:value-type="float" office:value="1293451.9">
            <text:p>1293451.9</text:p>
          </table:table-cell>
          <table:table-cell table:formula="of:=[.F57]*[.D57]" office:value-type="float" office:value="-1293451.9">
            <text:p>-1293451.9</text:p>
          </table:table-cell>
          <table:table-cell table:formula="of:=[.F57]*[.B57]*[.C57]" office:value-type="float" office:value="-1293451.9">
            <text:p>-1293451.9</text:p>
          </table:table-cell>
          <table:table-cell table:formula="of:=[.F57]*[.B57]*[.D57]" office:value-type="float" office:value="1293451.9">
            <text:p>1293451.9</text:p>
          </table:table-cell>
          <table:table-cell table:formula="of:=[.F57]*[.C57]*[.D57]" office:value-type="float" office:value="-1293451.9">
            <text:p>-1293451.9</text:p>
          </table:table-cell>
          <table:table-cell table:formula="of:=[.F57]*[.B57]*[.C57]*[.D57]" office:value-type="float" office:value="1293451.9">
            <text:p>1293451.9</text:p>
          </table:table-cell>
          <table:table-cell table:number-columns-repeated="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71]" office:value-type="float" office:value="1571697.4">
            <text:p>1571697.4</text:p>
          </table:table-cell>
          <table:table-cell table:formula="of:=[.F58]*[.B58]" office:value-type="float" office:value="-1571697.4">
            <text:p>-1571697.4</text:p>
          </table:table-cell>
          <table:table-cell table:formula="of:=[.F58]*[.C58]" office:value-type="float" office:value="-1571697.4">
            <text:p>-1571697.4</text:p>
          </table:table-cell>
          <table:table-cell table:formula="of:=[.F58]*[.D58]" office:value-type="float" office:value="1571697.4">
            <text:p>1571697.4</text:p>
          </table:table-cell>
          <table:table-cell table:formula="of:=[.F58]*[.B58]*[.C58]" office:value-type="float" office:value="1571697.4">
            <text:p>1571697.4</text:p>
          </table:table-cell>
          <table:table-cell table:formula="of:=[.F58]*[.B58]*[.D58]" office:value-type="float" office:value="-1571697.4">
            <text:p>-1571697.4</text:p>
          </table:table-cell>
          <table:table-cell table:formula="of:=[.F58]*[.C58]*[.D58]" office:value-type="float" office:value="-1571697.4">
            <text:p>-1571697.4</text:p>
          </table:table-cell>
          <table:table-cell table:formula="of:=[.F58]*[.B58]*[.C58]*[.D58]" office:value-type="float" office:value="1571697.4">
            <text:p>1571697.4</text:p>
          </table:table-cell>
          <table:table-cell table:number-columns-repeated="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2]" office:value-type="float" office:value="1177129.6">
            <text:p>1177129.6</text:p>
          </table:table-cell>
          <table:table-cell table:formula="of:=[.F59]*[.B59]" office:value-type="float" office:value="-1177129.6">
            <text:p>-1177129.6</text:p>
          </table:table-cell>
          <table:table-cell table:formula="of:=[.F59]*[.C59]" office:value-type="float" office:value="-1177129.6">
            <text:p>-1177129.6</text:p>
          </table:table-cell>
          <table:table-cell table:formula="of:=[.F59]*[.D59]" office:value-type="float" office:value="-1177129.6">
            <text:p>-1177129.6</text:p>
          </table:table-cell>
          <table:table-cell table:formula="of:=[.F59]*[.B59]*[.C59]" office:value-type="float" office:value="1177129.6">
            <text:p>1177129.6</text:p>
          </table:table-cell>
          <table:table-cell table:formula="of:=[.F59]*[.B59]*[.D59]" office:value-type="float" office:value="1177129.6">
            <text:p>1177129.6</text:p>
          </table:table-cell>
          <table:table-cell table:formula="of:=[.F59]*[.C59]*[.D59]" office:value-type="float" office:value="1177129.6">
            <text:p>1177129.6</text:p>
          </table:table-cell>
          <table:table-cell table:formula="of:=[.F59]*[.B59]*[.C59]*[.D59]" office:value-type="float" office:value="-1177129.6">
            <text:p>-1177129.6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q&quot;;[.G51])" office:value-type="string" office:string-value="qA">
            <text:p>qA</text:p>
          </table:table-cell>
          <table:table-cell table:style-name="ce2" table:formula="of:=CONCATENATE(&quot;q&quot;;[.H51])" office:value-type="string" office:string-value="qC">
            <text:p>qC</text:p>
          </table:table-cell>
          <table:table-cell table:style-name="ce2" table:formula="of:=CONCATENATE(&quot;q&quot;;[.I51])" office:value-type="string" office:string-value="qD">
            <text:p>qD</text:p>
          </table:table-cell>
          <table:table-cell table:style-name="ce2" table:formula="of:=CONCATENATE(&quot;q&quot;;[.J51])" office:value-type="string" office:string-value="qAC">
            <text:p>qAC</text:p>
          </table:table-cell>
          <table:table-cell table:style-name="ce2" table:formula="of:=CONCATENATE(&quot;q&quot;;[.K51])" office:value-type="string" office:string-value="qAD">
            <text:p>qAD</text:p>
          </table:table-cell>
          <table:table-cell table:style-name="ce2" table:formula="of:=CONCATENATE(&quot;q&quot;;[.L51])" office:value-type="string" office:string-value="qCD">
            <text:p>qCD</text:p>
          </table:table-cell>
          <table:table-cell table:style-name="ce2" table:formula="of:=CONCATENATE(&quot;q&quot;;[.M51])" office:value-type="string" office:string-value="qACD">
            <text:p>qAC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52:.G59])/8" office:value-type="float" office:value="-26512.925">
            <text:p>-26512.93</text:p>
          </table:table-cell>
          <table:table-cell table:formula="of:=SUM([.H52:.H59])/8" office:value-type="float" office:value="149020">
            <text:p>149020</text:p>
          </table:table-cell>
          <table:table-cell table:formula="of:=SUM([.I52:.I59])/8" office:value-type="float" office:value="256359.3">
            <text:p>256359.3</text:p>
          </table:table-cell>
          <table:table-cell table:formula="of:=SUM([.J52:.J59])/8" office:value-type="float" office:value="2900.6999999999">
            <text:p>2900.7</text:p>
          </table:table-cell>
          <table:table-cell table:formula="of:=SUM([.K52:.K59])/8" office:value-type="float" office:value="-28882.75">
            <text:p>-28882.75</text:p>
          </table:table-cell>
          <table:table-cell table:formula="of:=SUM([.L52:.L59])/8" office:value-type="float" office:value="67291.425">
            <text:p>67291.43</text:p>
          </table:table-cell>
          <table:table-cell table:formula="of:=SUM([.M52:.M59])/8" office:value-type="float" office:value="-20666.7250000001">
            <text:p>-20666.73</text:p>
          </table:table-cell>
          <table:table-cell table:number-columns-repeated="5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4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51];&quot;²&quot;)" office:value-type="string" office:string-value="qA²">
            <text:p>qA²</text:p>
          </table:table-cell>
          <table:table-cell table:style-name="ce2" table:formula="of:=CONCATENATE(&quot;q&quot;;[.H51];&quot;²&quot;)" office:value-type="string" office:string-value="qC²">
            <text:p>qC²</text:p>
          </table:table-cell>
          <table:table-cell table:style-name="ce2" table:formula="of:=CONCATENATE(&quot;q&quot;;[.I51];&quot;²&quot;)" office:value-type="string" office:string-value="qD²">
            <text:p>qD²</text:p>
          </table:table-cell>
          <table:table-cell table:style-name="ce2" table:formula="of:=CONCATENATE(&quot;q&quot;;[.J51];&quot;²&quot;)" office:value-type="string" office:string-value="qAC²">
            <text:p>qAC²</text:p>
          </table:table-cell>
          <table:table-cell table:style-name="ce2" table:formula="of:=CONCATENATE(&quot;q&quot;;[.K51];&quot;²&quot;)" office:value-type="string" office:string-value="qAD²">
            <text:p>qAD²</text:p>
          </table:table-cell>
          <table:table-cell table:style-name="ce2" table:formula="of:=CONCATENATE(&quot;q&quot;;[.L51];&quot;²&quot;)" office:value-type="string" office:string-value="qCD²">
            <text:p>qCD²</text:p>
          </table:table-cell>
          <table:table-cell table:style-name="ce2" table:formula="of:=CONCATENATE(&quot;q&quot;;[.M51];&quot;²&quot;)" office:value-type="string" office:string-value="qACD²">
            <text:p>qACD²</text:p>
          </table:table-cell>
          <table:table-cell table:number-columns-repeated="5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62];2)" office:value-type="float" office:value="702935192.055624">
            <text:p>702935192.06</text:p>
          </table:table-cell>
          <table:table-cell table:formula="of:=POWER([.H62];2)" office:value-type="float" office:value="22206960400">
            <text:p>22206960400</text:p>
          </table:table-cell>
          <table:table-cell table:formula="of:=POWER([.I62];2)" office:value-type="float" office:value="65720090696.49">
            <text:p>65720090696.49</text:p>
          </table:table-cell>
          <table:table-cell table:formula="of:=POWER([.J62];2)" office:value-type="float" office:value="8414060.48999939">
            <text:p>8414060.49</text:p>
          </table:table-cell>
          <table:table-cell table:formula="of:=POWER([.K62];2)" office:value-type="float" office:value="834213247.5625">
            <text:p>834213247.56</text:p>
          </table:table-cell>
          <table:table-cell table:formula="of:=POWER([.L62];2)" office:value-type="float" office:value="4528135878.53063">
            <text:p>4528135878.53</text:p>
          </table:table-cell>
          <table:table-cell table:formula="of:=POWER([.M62];2)" office:value-type="float" office:value="427113522.225629">
            <text:p>427113522.23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51])" office:value-type="string" office:string-value="SSA">
            <text:p>SSA</text:p>
          </table:table-cell>
          <table:table-cell table:style-name="ce2" table:formula="of:=CONCATENATE(&quot;SS&quot;;[.H51])" office:value-type="string" office:string-value="SSC">
            <text:p>SSC</text:p>
          </table:table-cell>
          <table:table-cell table:style-name="ce2" table:formula="of:=CONCATENATE(&quot;SS&quot;;[.I51])" office:value-type="string" office:string-value="SSD">
            <text:p>SSD</text:p>
          </table:table-cell>
          <table:table-cell table:style-name="ce2" table:formula="of:=CONCATENATE(&quot;SS&quot;;[.J51])" office:value-type="string" office:string-value="SSAC">
            <text:p>SSAC</text:p>
          </table:table-cell>
          <table:table-cell table:style-name="ce2" table:formula="of:=CONCATENATE(&quot;SS&quot;;[.K51])" office:value-type="string" office:string-value="SSAD">
            <text:p>SSAD</text:p>
          </table:table-cell>
          <table:table-cell table:style-name="ce2" table:formula="of:=CONCATENATE(&quot;SS&quot;;[.L51])" office:value-type="string" office:string-value="SSCD">
            <text:p>SSCD</text:p>
          </table:table-cell>
          <table:table-cell table:style-name="ce2" table:formula="of:=CONCATENATE(&quot;SS&quot;;[.M51])" office:value-type="string" office:string-value="SSACD">
            <text:p>SSACD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POWER(2;3)*SUM([.G65:.M65])" office:value-type="float" office:value="755422903978.835">
            <text:p>755422903978.84</text:p>
          </table:table-cell>
          <table:table-cell table:formula="of:=POWER(2;3)*[.G65]" office:value-type="float" office:value="5623481536.445">
            <text:p>5623481536.45</text:p>
          </table:table-cell>
          <table:table-cell table:formula="of:=POWER(2;3)*[.H65]" office:value-type="float" office:value="177655683200">
            <text:p>177655683200</text:p>
          </table:table-cell>
          <table:table-cell table:formula="of:=POWER(2;3)*[.I65]" office:value-type="float" office:value="525760725571.92">
            <text:p>525760725571.92</text:p>
          </table:table-cell>
          <table:table-cell table:formula="of:=POWER(2;3)*[.J65]" office:value-type="float" office:value="67312483.9199951">
            <text:p>67312483.92</text:p>
          </table:table-cell>
          <table:table-cell table:formula="of:=POWER(2;3)*[.K65]" office:value-type="float" office:value="6673705980.5">
            <text:p>6673705980.5</text:p>
          </table:table-cell>
          <table:table-cell table:formula="of:=POWER(2;3)*[.L65]" office:value-type="float" office:value="36225087028.245">
            <text:p>36225087028.25</text:p>
          </table:table-cell>
          <table:table-cell table:formula="of:=POWER(2;3)*[.M65]" office:value-type="float" office:value="3416908177.80503">
            <text:p>3416908177.81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i&quot;;[.G51])" office:value-type="string" office:string-value="iA">
            <text:p>iA</text:p>
          </table:table-cell>
          <table:table-cell table:style-name="ce2" table:formula="of:=CONCATENATE(&quot;i&quot;;[.H51])" office:value-type="string" office:string-value="iC">
            <text:p>iC</text:p>
          </table:table-cell>
          <table:table-cell table:style-name="ce2" table:formula="of:=CONCATENATE(&quot;i&quot;;[.I51])" office:value-type="string" office:string-value="iD">
            <text:p>iD</text:p>
          </table:table-cell>
          <table:table-cell table:style-name="ce2" table:formula="of:=CONCATENATE(&quot;i&quot;;[.J51])" office:value-type="string" office:string-value="iAC">
            <text:p>iAC</text:p>
          </table:table-cell>
          <table:table-cell table:style-name="ce2" table:formula="of:=CONCATENATE(&quot;i&quot;;[.K51])" office:value-type="string" office:string-value="iAD">
            <text:p>iAD</text:p>
          </table:table-cell>
          <table:table-cell table:style-name="ce2" table:formula="of:=CONCATENATE(&quot;i&quot;;[.L51])" office:value-type="string" office:string-value="iCD">
            <text:p>iCD</text:p>
          </table:table-cell>
          <table:table-cell table:style-name="ce2" table:formula="of:=CONCATENATE(&quot;i&quot;;[.M51])" office:value-type="string" office:string-value="iACD">
            <text:p>iAC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table:formula="of:=[.G68]/[.F68]" office:value-type="float" office:value="0.00744415016651726">
            <text:p>0.007</text:p>
          </table:table-cell>
          <table:table-cell table:style-name="ce5" table:formula="of:=[.H68]/[.F68]" office:value-type="float" office:value="0.235173810939915">
            <text:p>0.235</text:p>
          </table:table-cell>
          <table:table-cell table:style-name="ce5" table:formula="of:=[.I68]/[.F68]" office:value-type="float" office:value="0.695981976192041">
            <text:p>0.696</text:p>
          </table:table-cell>
          <table:table-cell table:style-name="ce5" table:formula="of:=[.J68]/[.F68]" office:value-type="float" office:value="0.0000891056963794165">
            <text:p>0.000</text:p>
          </table:table-cell>
          <table:table-cell table:style-name="ce5" table:formula="of:=[.K68]/[.F68]" office:value-type="float" office:value="0.00883439719043385">
            <text:p>0.009</text:p>
          </table:table-cell>
          <table:table-cell table:style-name="ce5" table:formula="of:=[.L68]/[.F68]" office:value-type="float" office:value="0.0479533872185321">
            <text:p>0.048</text:p>
          </table:table-cell>
          <table:table-cell table:style-name="ce5" table:formula="of:=[.M68]/[.F68]" office:value-type="float" office:value="0.00452317259618165">
            <text:p>0.005</text:p>
          </table:table-cell>
          <table:table-cell table:formula="of:=SUM([.G71:.M71])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WRITE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K69]" office:value-type="float" office:value="1563554.9">
            <text:p>1563554.9</text:p>
          </table:table-cell>
          <table:table-cell table:formula="of:=[.F76]*[.B76]" office:value-type="float" office:value="1563554.9">
            <text:p>1563554.9</text:p>
          </table:table-cell>
          <table:table-cell table:formula="of:=[.F76]*[.C76]" office:value-type="float" office:value="1563554.9">
            <text:p>1563554.9</text:p>
          </table:table-cell>
          <table:table-cell table:formula="of:=[.F76]*[.D76]" office:value-type="float" office:value="1563554.9">
            <text:p>1563554.9</text:p>
          </table:table-cell>
          <table:table-cell table:formula="of:=[.F76]*[.B76]*[.C76]" office:value-type="float" office:value="1563554.9">
            <text:p>1563554.9</text:p>
          </table:table-cell>
          <table:table-cell table:formula="of:=[.F76]*[.B76]*[.D76]" office:value-type="float" office:value="1563554.9">
            <text:p>1563554.9</text:p>
          </table:table-cell>
          <table:table-cell table:formula="of:=[.F76]*[.C76]*[.D76]" office:value-type="float" office:value="1563554.9">
            <text:p>1563554.9</text:p>
          </table:table-cell>
          <table:table-cell table:formula="of:=[.F76]*[.B76]*[.C76]*[.D76]" office:value-type="float" office:value="1563554.9">
            <text:p>1563554.9</text:p>
          </table:table-cell>
          <table:table-cell table:number-columns-repeated="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K70]" office:value-type="float" office:value="1146000.4">
            <text:p>1146000.4</text:p>
          </table:table-cell>
          <table:table-cell table:formula="of:=[.F77]*[.B77]" office:value-type="float" office:value="1146000.4">
            <text:p>1146000.4</text:p>
          </table:table-cell>
          <table:table-cell table:formula="of:=[.F77]*[.C77]" office:value-type="float" office:value="1146000.4">
            <text:p>1146000.4</text:p>
          </table:table-cell>
          <table:table-cell table:formula="of:=[.F77]*[.D77]" office:value-type="float" office:value="-1146000.4">
            <text:p>-1146000.4</text:p>
          </table:table-cell>
          <table:table-cell table:formula="of:=[.F77]*[.B77]*[.C77]" office:value-type="float" office:value="1146000.4">
            <text:p>1146000.4</text:p>
          </table:table-cell>
          <table:table-cell table:formula="of:=[.F77]*[.B77]*[.D77]" office:value-type="float" office:value="-1146000.4">
            <text:p>-1146000.4</text:p>
          </table:table-cell>
          <table:table-cell table:formula="of:=[.F77]*[.C77]*[.D77]" office:value-type="float" office:value="-1146000.4">
            <text:p>-1146000.4</text:p>
          </table:table-cell>
          <table:table-cell table:formula="of:=[.F77]*[.B77]*[.C77]*[.D77]" office:value-type="float" office:value="-1146000.4">
            <text:p>-1146000.4</text:p>
          </table:table-cell>
          <table:table-cell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K71]" office:value-type="float" office:value="1062043.7">
            <text:p>1062043.7</text:p>
          </table:table-cell>
          <table:table-cell table:formula="of:=[.F78]*[.B78]" office:value-type="float" office:value="1062043.7">
            <text:p>1062043.7</text:p>
          </table:table-cell>
          <table:table-cell table:formula="of:=[.F78]*[.C78]" office:value-type="float" office:value="-1062043.7">
            <text:p>-1062043.7</text:p>
          </table:table-cell>
          <table:table-cell table:formula="of:=[.F78]*[.D78]" office:value-type="float" office:value="1062043.7">
            <text:p>1062043.7</text:p>
          </table:table-cell>
          <table:table-cell table:formula="of:=[.F78]*[.B78]*[.C78]" office:value-type="float" office:value="-1062043.7">
            <text:p>-1062043.7</text:p>
          </table:table-cell>
          <table:table-cell table:formula="of:=[.F78]*[.B78]*[.D78]" office:value-type="float" office:value="1062043.7">
            <text:p>1062043.7</text:p>
          </table:table-cell>
          <table:table-cell table:formula="of:=[.F78]*[.C78]*[.D78]" office:value-type="float" office:value="-1062043.7">
            <text:p>-1062043.7</text:p>
          </table:table-cell>
          <table:table-cell table:formula="of:=[.F78]*[.B78]*[.C78]*[.D78]" office:value-type="float" office:value="-1062043.7">
            <text:p>-1062043.7</text:p>
          </table:table-cell>
          <table:table-cell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K72]" office:value-type="float" office:value="709537.5">
            <text:p>709537.5</text:p>
          </table:table-cell>
          <table:table-cell table:formula="of:=[.F79]*[.B79]" office:value-type="float" office:value="709537.5">
            <text:p>709537.5</text:p>
          </table:table-cell>
          <table:table-cell table:formula="of:=[.F79]*[.C79]" office:value-type="float" office:value="-709537.5">
            <text:p>-709537.5</text:p>
          </table:table-cell>
          <table:table-cell table:formula="of:=[.F79]*[.D79]" office:value-type="float" office:value="-709537.5">
            <text:p>-709537.5</text:p>
          </table:table-cell>
          <table:table-cell table:formula="of:=[.F79]*[.B79]*[.C79]" office:value-type="float" office:value="-709537.5">
            <text:p>-709537.5</text:p>
          </table:table-cell>
          <table:table-cell table:formula="of:=[.F79]*[.B79]*[.D79]" office:value-type="float" office:value="-709537.5">
            <text:p>-709537.5</text:p>
          </table:table-cell>
          <table:table-cell table:formula="of:=[.F79]*[.C79]*[.D79]" office:value-type="float" office:value="709537.5">
            <text:p>709537.5</text:p>
          </table:table-cell>
          <table:table-cell table:formula="of:=[.F79]*[.B79]*[.C79]*[.D79]" office:value-type="float" office:value="709537.5">
            <text:p>709537.5</text:p>
          </table:table-cell>
          <table:table-cell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69]" office:value-type="float" office:value="1527871.4">
            <text:p>1527871.4</text:p>
          </table:table-cell>
          <table:table-cell table:formula="of:=[.F80]*[.B80]" office:value-type="float" office:value="-1527871.4">
            <text:p>-1527871.4</text:p>
          </table:table-cell>
          <table:table-cell table:formula="of:=[.F80]*[.C80]" office:value-type="float" office:value="1527871.4">
            <text:p>1527871.4</text:p>
          </table:table-cell>
          <table:table-cell table:formula="of:=[.F80]*[.D80]" office:value-type="float" office:value="1527871.4">
            <text:p>1527871.4</text:p>
          </table:table-cell>
          <table:table-cell table:formula="of:=[.F80]*[.B80]*[.C80]" office:value-type="float" office:value="-1527871.4">
            <text:p>-1527871.4</text:p>
          </table:table-cell>
          <table:table-cell table:formula="of:=[.F80]*[.B80]*[.D80]" office:value-type="float" office:value="-1527871.4">
            <text:p>-1527871.4</text:p>
          </table:table-cell>
          <table:table-cell table:formula="of:=[.F80]*[.C80]*[.D80]" office:value-type="float" office:value="1527871.4">
            <text:p>1527871.4</text:p>
          </table:table-cell>
          <table:table-cell table:formula="of:=[.F80]*[.B80]*[.C80]*[.D80]" office:value-type="float" office:value="-1527871.4">
            <text:p>-1527871.4</text:p>
          </table:table-cell>
          <table:table-cell table:number-columns-repeated="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0]" office:value-type="float" office:value="1104703.2">
            <text:p>1104703.2</text:p>
          </table:table-cell>
          <table:table-cell table:formula="of:=[.F81]*[.B81]" office:value-type="float" office:value="-1104703.2">
            <text:p>-1104703.2</text:p>
          </table:table-cell>
          <table:table-cell table:formula="of:=[.F81]*[.C81]" office:value-type="float" office:value="1104703.2">
            <text:p>1104703.2</text:p>
          </table:table-cell>
          <table:table-cell table:formula="of:=[.F81]*[.D81]" office:value-type="float" office:value="-1104703.2">
            <text:p>-1104703.2</text:p>
          </table:table-cell>
          <table:table-cell table:formula="of:=[.F81]*[.B81]*[.C81]" office:value-type="float" office:value="-1104703.2">
            <text:p>-1104703.2</text:p>
          </table:table-cell>
          <table:table-cell table:formula="of:=[.F81]*[.B81]*[.D81]" office:value-type="float" office:value="1104703.2">
            <text:p>1104703.2</text:p>
          </table:table-cell>
          <table:table-cell table:formula="of:=[.F81]*[.C81]*[.D81]" office:value-type="float" office:value="-1104703.2">
            <text:p>-1104703.2</text:p>
          </table:table-cell>
          <table:table-cell table:formula="of:=[.F81]*[.B81]*[.C81]*[.D81]" office:value-type="float" office:value="1104703.2">
            <text:p>1104703.2</text:p>
          </table:table-cell>
          <table:table-cell table:number-columns-repeated="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71]" office:value-type="float" office:value="1075619.6">
            <text:p>1075619.6</text:p>
          </table:table-cell>
          <table:table-cell table:formula="of:=[.F82]*[.B82]" office:value-type="float" office:value="-1075619.6">
            <text:p>-1075619.6</text:p>
          </table:table-cell>
          <table:table-cell table:formula="of:=[.F82]*[.C82]" office:value-type="float" office:value="-1075619.6">
            <text:p>-1075619.6</text:p>
          </table:table-cell>
          <table:table-cell table:formula="of:=[.F82]*[.D82]" office:value-type="float" office:value="1075619.6">
            <text:p>1075619.6</text:p>
          </table:table-cell>
          <table:table-cell table:formula="of:=[.F82]*[.B82]*[.C82]" office:value-type="float" office:value="1075619.6">
            <text:p>1075619.6</text:p>
          </table:table-cell>
          <table:table-cell table:formula="of:=[.F82]*[.B82]*[.D82]" office:value-type="float" office:value="-1075619.6">
            <text:p>-1075619.6</text:p>
          </table:table-cell>
          <table:table-cell table:formula="of:=[.F82]*[.C82]*[.D82]" office:value-type="float" office:value="-1075619.6">
            <text:p>-1075619.6</text:p>
          </table:table-cell>
          <table:table-cell table:formula="of:=[.F82]*[.B82]*[.C82]*[.D82]" office:value-type="float" office:value="1075619.6">
            <text:p>1075619.6</text:p>
          </table:table-cell>
          <table:table-cell table:number-columns-repeated="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2]" office:value-type="float" office:value="706622.3">
            <text:p>706622.3</text:p>
          </table:table-cell>
          <table:table-cell table:formula="of:=[.F83]*[.B83]" office:value-type="float" office:value="-706622.3">
            <text:p>-706622.3</text:p>
          </table:table-cell>
          <table:table-cell table:formula="of:=[.F83]*[.C83]" office:value-type="float" office:value="-706622.3">
            <text:p>-706622.3</text:p>
          </table:table-cell>
          <table:table-cell table:formula="of:=[.F83]*[.D83]" office:value-type="float" office:value="-706622.3">
            <text:p>-706622.3</text:p>
          </table:table-cell>
          <table:table-cell table:formula="of:=[.F83]*[.B83]*[.C83]" office:value-type="float" office:value="706622.3">
            <text:p>706622.3</text:p>
          </table:table-cell>
          <table:table-cell table:formula="of:=[.F83]*[.B83]*[.D83]" office:value-type="float" office:value="706622.3">
            <text:p>706622.3</text:p>
          </table:table-cell>
          <table:table-cell table:formula="of:=[.F83]*[.C83]*[.D83]" office:value-type="float" office:value="706622.3">
            <text:p>706622.3</text:p>
          </table:table-cell>
          <table:table-cell table:formula="of:=[.F83]*[.B83]*[.C83]*[.D83]" office:value-type="float" office:value="-706622.3">
            <text:p>-706622.3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q&quot;;[.G75])" office:value-type="string" office:string-value="qA">
            <text:p>qA</text:p>
          </table:table-cell>
          <table:table-cell table:style-name="ce2" table:formula="of:=CONCATENATE(&quot;q&quot;;[.H75])" office:value-type="string" office:string-value="qC">
            <text:p>qC</text:p>
          </table:table-cell>
          <table:table-cell table:style-name="ce2" table:formula="of:=CONCATENATE(&quot;q&quot;;[.I75])" office:value-type="string" office:string-value="qD">
            <text:p>qD</text:p>
          </table:table-cell>
          <table:table-cell table:style-name="ce2" table:formula="of:=CONCATENATE(&quot;q&quot;;[.J75])" office:value-type="string" office:string-value="qAC">
            <text:p>qAC</text:p>
          </table:table-cell>
          <table:table-cell table:style-name="ce2" table:formula="of:=CONCATENATE(&quot;q&quot;;[.K75])" office:value-type="string" office:string-value="qAD">
            <text:p>qAD</text:p>
          </table:table-cell>
          <table:table-cell table:style-name="ce2" table:formula="of:=CONCATENATE(&quot;q&quot;;[.L75])" office:value-type="string" office:string-value="qCD">
            <text:p>qCD</text:p>
          </table:table-cell>
          <table:table-cell table:style-name="ce2" table:formula="of:=CONCATENATE(&quot;q&quot;;[.M75])" office:value-type="string" office:string-value="qACD">
            <text:p>qAC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76:.G83])/8" office:value-type="float" office:value="8289.99999999994">
            <text:p>8290</text:p>
          </table:table-cell>
          <table:table-cell table:formula="of:=SUM([.H76:.H83])/8" office:value-type="float" office:value="223538.35">
            <text:p>223538.35</text:p>
          </table:table-cell>
          <table:table-cell table:formula="of:=SUM([.I76:.I83])/8" office:value-type="float" office:value="195278.275">
            <text:p>195278.28</text:p>
          </table:table-cell>
          <table:table-cell table:formula="of:=SUM([.J76:.J83])/8" office:value-type="float" office:value="10955.175">
            <text:p>10955.18</text:p>
          </table:table-cell>
          <table:table-cell table:formula="of:=SUM([.K76:.K83])/8" office:value-type="float" office:value="-2763.10000000001">
            <text:p>-2763.1</text:p>
          </table:table-cell>
          <table:table-cell table:formula="of:=SUM([.L76:.L83])/8" office:value-type="float" office:value="14902.4">
            <text:p>14902.4</text:p>
          </table:table-cell>
          <table:table-cell table:formula="of:=SUM([.M76:.M83])/8" office:value-type="float" office:value="1359.67500000005">
            <text:p>1359.68</text:p>
          </table:table-cell>
          <table:table-cell table:number-columns-repeated="5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4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75];&quot;²&quot;)" office:value-type="string" office:string-value="qA²">
            <text:p>qA²</text:p>
          </table:table-cell>
          <table:table-cell table:style-name="ce2" table:formula="of:=CONCATENATE(&quot;q&quot;;[.H75];&quot;²&quot;)" office:value-type="string" office:string-value="qC²">
            <text:p>qC²</text:p>
          </table:table-cell>
          <table:table-cell table:style-name="ce2" table:formula="of:=CONCATENATE(&quot;q&quot;;[.I75];&quot;²&quot;)" office:value-type="string" office:string-value="qD²">
            <text:p>qD²</text:p>
          </table:table-cell>
          <table:table-cell table:style-name="ce2" table:formula="of:=CONCATENATE(&quot;q&quot;;[.J75];&quot;²&quot;)" office:value-type="string" office:string-value="qAC²">
            <text:p>qAC²</text:p>
          </table:table-cell>
          <table:table-cell table:style-name="ce2" table:formula="of:=CONCATENATE(&quot;q&quot;;[.K75];&quot;²&quot;)" office:value-type="string" office:string-value="qAD²">
            <text:p>qAD²</text:p>
          </table:table-cell>
          <table:table-cell table:style-name="ce2" table:formula="of:=CONCATENATE(&quot;q&quot;;[.L75];&quot;²&quot;)" office:value-type="string" office:string-value="qCD²">
            <text:p>qCD²</text:p>
          </table:table-cell>
          <table:table-cell table:style-name="ce2" table:formula="of:=CONCATENATE(&quot;q&quot;;[.M75];&quot;²&quot;)" office:value-type="string" office:string-value="qACD²">
            <text:p>qACD²</text:p>
          </table:table-cell>
          <table:table-cell table:number-columns-repeated="5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86];2)" office:value-type="float" office:value="68724099.999999">
            <text:p>68724100</text:p>
          </table:table-cell>
          <table:table-cell table:formula="of:=POWER([.H86];2)" office:value-type="float" office:value="49969393920.7225">
            <text:p>49969393920.72</text:p>
          </table:table-cell>
          <table:table-cell table:formula="of:=POWER([.I86];2)" office:value-type="float" office:value="38133604686.9756">
            <text:p>38133604686.98</text:p>
          </table:table-cell>
          <table:table-cell table:formula="of:=POWER([.J86];2)" office:value-type="float" office:value="120015859.280624">
            <text:p>120015859.28</text:p>
          </table:table-cell>
          <table:table-cell table:formula="of:=POWER([.K86];2)" office:value-type="float" office:value="7634721.61000003">
            <text:p>7634721.61</text:p>
          </table:table-cell>
          <table:table-cell table:formula="of:=POWER([.L86];2)" office:value-type="float" office:value="222081525.76">
            <text:p>222081525.76</text:p>
          </table:table-cell>
          <table:table-cell table:formula="of:=POWER([.M86];2)" office:value-type="float" office:value="1848716.10562513">
            <text:p>1848716.11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75])" office:value-type="string" office:string-value="SSA">
            <text:p>SSA</text:p>
          </table:table-cell>
          <table:table-cell table:style-name="ce2" table:formula="of:=CONCATENATE(&quot;SS&quot;;[.H75])" office:value-type="string" office:string-value="SSC">
            <text:p>SSC</text:p>
          </table:table-cell>
          <table:table-cell table:style-name="ce2" table:formula="of:=CONCATENATE(&quot;SS&quot;;[.I75])" office:value-type="string" office:string-value="SSD">
            <text:p>SSD</text:p>
          </table:table-cell>
          <table:table-cell table:style-name="ce2" table:formula="of:=CONCATENATE(&quot;SS&quot;;[.J75])" office:value-type="string" office:string-value="SSAC">
            <text:p>SSAC</text:p>
          </table:table-cell>
          <table:table-cell table:style-name="ce2" table:formula="of:=CONCATENATE(&quot;SS&quot;;[.K75])" office:value-type="string" office:string-value="SSAD">
            <text:p>SSAD</text:p>
          </table:table-cell>
          <table:table-cell table:style-name="ce2" table:formula="of:=CONCATENATE(&quot;SS&quot;;[.L75])" office:value-type="string" office:string-value="SSCD">
            <text:p>SSCD</text:p>
          </table:table-cell>
          <table:table-cell table:style-name="ce2" table:formula="of:=CONCATENATE(&quot;SS&quot;;[.M75])" office:value-type="string" office:string-value="SSACD">
            <text:p>SSACD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POWER(2;3)*SUM([.G89:.M89])" office:value-type="float" office:value="708186428243.635">
            <text:p>708186428243.64</text:p>
          </table:table-cell>
          <table:table-cell table:formula="of:=POWER(2;3)*[.G89]" office:value-type="float" office:value="549792799.999992">
            <text:p>549792800</text:p>
          </table:table-cell>
          <table:table-cell table:formula="of:=POWER(2;3)*[.H89]" office:value-type="float" office:value="399755151365.78">
            <text:p>399755151365.78</text:p>
          </table:table-cell>
          <table:table-cell table:formula="of:=POWER(2;3)*[.I89]" office:value-type="float" office:value="305068837495.805">
            <text:p>305068837495.81</text:p>
          </table:table-cell>
          <table:table-cell table:formula="of:=POWER(2;3)*[.J89]" office:value-type="float" office:value="960126874.244993">
            <text:p>960126874.24</text:p>
          </table:table-cell>
          <table:table-cell table:formula="of:=POWER(2;3)*[.K89]" office:value-type="float" office:value="61077772.8800003">
            <text:p>61077772.88</text:p>
          </table:table-cell>
          <table:table-cell table:formula="of:=POWER(2;3)*[.L89]" office:value-type="float" office:value="1776652206.08">
            <text:p>1776652206.08</text:p>
          </table:table-cell>
          <table:table-cell table:formula="of:=POWER(2;3)*[.M89]" office:value-type="float" office:value="14789728.845001">
            <text:p>14789728.8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i&quot;;[.G75])" office:value-type="string" office:string-value="iA">
            <text:p>iA</text:p>
          </table:table-cell>
          <table:table-cell table:style-name="ce2" table:formula="of:=CONCATENATE(&quot;i&quot;;[.H75])" office:value-type="string" office:string-value="iC">
            <text:p>iC</text:p>
          </table:table-cell>
          <table:table-cell table:style-name="ce2" table:formula="of:=CONCATENATE(&quot;i&quot;;[.I75])" office:value-type="string" office:string-value="iD">
            <text:p>iD</text:p>
          </table:table-cell>
          <table:table-cell table:style-name="ce2" table:formula="of:=CONCATENATE(&quot;i&quot;;[.J75])" office:value-type="string" office:string-value="iAC">
            <text:p>iAC</text:p>
          </table:table-cell>
          <table:table-cell table:style-name="ce2" table:formula="of:=CONCATENATE(&quot;i&quot;;[.K75])" office:value-type="string" office:string-value="iAD">
            <text:p>iAD</text:p>
          </table:table-cell>
          <table:table-cell table:style-name="ce2" table:formula="of:=CONCATENATE(&quot;i&quot;;[.L75])" office:value-type="string" office:string-value="iCD">
            <text:p>iCD</text:p>
          </table:table-cell>
          <table:table-cell table:style-name="ce2" table:formula="of:=CONCATENATE(&quot;i&quot;;[.M75])" office:value-type="string" office:string-value="iACD">
            <text:p>iACD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%</text:p>
          </table:table-cell>
          <table:table-cell table:style-name="ce5" table:formula="of:=[.G92]/[.F92]" office:value-type="float" office:value="0.000776339079758316">
            <text:p>0.001</text:p>
          </table:table-cell>
          <table:table-cell table:style-name="ce5" table:formula="of:=[.H92]/[.F92]" office:value-type="float" office:value="0.564477283696622">
            <text:p>0.564</text:p>
          </table:table-cell>
          <table:table-cell table:style-name="ce5" table:formula="of:=[.I92]/[.F92]" office:value-type="float" office:value="0.430774758353394">
            <text:p>0.431</text:p>
          </table:table-cell>
          <table:table-cell table:style-name="ce5" table:formula="of:=[.J92]/[.F92]" office:value-type="float" office:value="0.00135575441148483">
            <text:p>0.001</text:p>
          </table:table-cell>
          <table:table-cell table:style-name="ce5" table:formula="of:=[.K92]/[.F92]" office:value-type="float" office:value="0.0000862453309525834">
            <text:p>0.000</text:p>
          </table:table-cell>
          <table:table-cell table:style-name="ce5" table:formula="of:=[.L92]/[.F92]" office:value-type="float" office:value="0.00250873517935984">
            <text:p>0.003</text:p>
          </table:table-cell>
          <table:table-cell table:style-name="ce5" table:formula="of:=[.M92]/[.F92]" office:value-type="float" office:value="0.0000208839484282138">
            <text:p>0.000</text:p>
          </table:table-cell>
          <table:table-cell table:formula="of:=SUM([.G95:.M95])"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5"/>
          <table:table-cell table:style-name="ce8" office:value-type="string">
            <text:p>Fator</text:p>
          </table:table-cell>
          <table:table-cell table:style-name="ce8" office:value-type="string">
            <text:p>Nível 1</text:p>
          </table:table-cell>
          <table:table-cell table:style-name="ce8" office:value-type="string">
            <text:p>Nível -1</text:p>
          </table:table-cell>
        </table:table-row>
        <table:table-row table:style-name="ro1">
          <table:table-cell table:number-columns-repeated="15"/>
          <table:table-cell office:value-type="string">
            <text:p>A – Sistema de arquivo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</table:table-row>
        <table:table-row table:style-name="ro1">
          <table:table-cell table:number-columns-repeated="15"/>
          <table:table-cell office:value-type="string">
            <text:p>B – Tamanho do bloco</text:p>
          </table:table-cell>
          <table:table-cell office:value-type="string">
            <text:p>4KB</text:p>
          </table:table-cell>
          <table:table-cell office:value-type="string">
            <text:p>1KB</text:p>
          </table:table-cell>
        </table:table-row>
        <table:table-row table:style-name="ro1">
          <table:table-cell table:number-columns-repeated="15"/>
          <table:table-cell office:value-type="string">
            <text:p>C – Memória RAM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</table:table-row>
        <table:table-row table:style-name="ro1">
          <table:table-cell table:number-columns-repeated="15"/>
          <table:table-cell office:value-type="string">
            <text:p>D – Tamanho do arquivo</text:p>
          </table:table-cell>
          <table:table-cell office:value-type="string">
            <text:p>64KB</text:p>
          </table:table-cell>
          <table:table-cell office:value-type="string">
            <text:p>64MB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style-name="ce8" office:value-type="string">
            <text:p>Fator</text:p>
          </table:table-cell>
          <table:table-cell table:style-name="ce8" office:value-type="string">
            <text:p>Nível 1</text:p>
          </table:table-cell>
          <table:table-cell table:style-name="ce8" office:value-type="string">
            <text:p>Nível -1</text:p>
          </table:table-cell>
        </table:table-row>
        <table:table-row table:style-name="ro1">
          <table:table-cell table:number-columns-repeated="15"/>
          <table:table-cell office:value-type="string">
            <text:p>A – Sistema de arquivo</text:p>
          </table:table-cell>
          <table:table-cell office:value-type="string">
            <text:p>Ext4</text:p>
          </table:table-cell>
          <table:table-cell office:value-type="string">
            <text:p>ReiserFS</text:p>
          </table:table-cell>
        </table:table-row>
        <table:table-row table:style-name="ro1">
          <table:table-cell table:number-columns-repeated="15"/>
          <table:table-cell office:value-type="string">
            <text:p>C – Memória RAM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</table:table-row>
        <table:table-row table:style-name="ro1">
          <table:table-cell table:number-columns-repeated="15"/>
          <table:table-cell office:value-type="string">
            <text:p>D – Tamanho do arquivo</text:p>
          </table:table-cell>
          <table:table-cell office:value-type="string">
            <text:p>64KB</text:p>
          </table:table-cell>
          <table:table-cell office:value-type="string">
            <text:p>64MB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style-name="ce8" office:value-type="string">
            <text:p>Fator</text:p>
          </table:table-cell>
          <table:table-cell table:style-name="ce8" office:value-type="string">
            <text:p>Nível 1</text:p>
          </table:table-cell>
          <table:table-cell table:style-name="ce8" office:value-type="string">
            <text:p>Nível -1</text:p>
          </table:table-cell>
        </table:table-row>
        <table:table-row table:style-name="ro1">
          <table:table-cell table:number-columns-repeated="15"/>
          <table:table-cell office:value-type="string">
            <text:p>A – Sistema de arquivo</text:p>
          </table:table-cell>
          <table:table-cell office:value-type="string">
            <text:p>XFS</text:p>
          </table:table-cell>
          <table:table-cell office:value-type="string">
            <text:p>ReiserFS</text:p>
          </table:table-cell>
        </table:table-row>
        <table:table-row table:style-name="ro1">
          <table:table-cell table:number-columns-repeated="15"/>
          <table:table-cell office:value-type="string">
            <text:p>C – Memória RAM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</table:table-row>
        <table:table-row table:style-name="ro1">
          <table:table-cell table:number-columns-repeated="15"/>
          <table:table-cell office:value-type="string">
            <text:p>D – Tamanho do arquivo</text:p>
          </table:table-cell>
          <table:table-cell office:value-type="string">
            <text:p>64KB</text:p>
          </table:table-cell>
          <table:table-cell office:value-type="string">
            <text:p>64MB</text:p>
          </table:table-cell>
        </table:table-row>
      </table:table>
      <table:table table:name="Influencias-dat" table:style-name="ta1" table:print="false">
        <table:table-column table:style-name="co6" table:default-cell-style-name="Default"/>
        <table:table-column table:style-name="co10" table:number-columns-repeated="4" table:default-cell-style-name="Default"/>
        <table:table-column table:style-name="co6" table:number-columns-repeated="11" table:default-cell-style-name="Default"/>
        <table:table-column table:style-name="co6" table:number-columns-repeated="2" table:default-cell-style-name="ce10"/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1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style-name="ce8" office:value-type="string">
            <text:p>Fator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Random Read</text:p>
          </table:table-cell>
          <table:table-cell table:style-name="ce8" office:value-type="string">
            <text:p>Random Write</text:p>
          </table:table-cell>
          <table:table-cell table:number-columns-repeated="13"/>
        </table:table-row>
        <table:table-row table:style-name="ro1">
          <table:table-cell table:style-name="ce8" table:formula="of:=[Etapa1.H30]" office:value-type="string" office:string-value="iA">
            <text:p>iA</text:p>
          </table:table-cell>
          <table:table-cell table:style-name="ce9" table:formula="of:=[Etapa1.H31] * 100" office:value-type="float" office:value="5.99561242798831">
            <text:p>6.00</text:p>
          </table:table-cell>
          <table:table-cell table:style-name="ce9" table:formula="of:=[Etapa1.H63] * 100" office:value-type="float" office:value="0.440574294977216">
            <text:p>0.44</text:p>
          </table:table-cell>
          <table:table-cell table:style-name="ce9" table:formula="of:=[Etapa1.H95] * 100" office:value-type="float" office:value="28.9723136363617">
            <text:p>28.97</text:p>
          </table:table-cell>
          <table:table-cell table:style-name="ce9" table:formula="of:=[Etapa1.H127] * 100" office:value-type="float" office:value="1.15233939643105">
            <text:p>1.15</text:p>
          </table:table-cell>
          <table:table-cell table:number-columns-repeated="13"/>
        </table:table-row>
        <table:table-row table:style-name="ro1">
          <table:table-cell table:style-name="ce8" table:formula="of:=[Etapa1.I30]" office:value-type="string" office:string-value="iB">
            <text:p>iB</text:p>
          </table:table-cell>
          <table:table-cell table:style-name="ce9" table:formula="of:=[Etapa1.I31] * 100" office:value-type="float" office:value="77.2890753917708">
            <text:p>77.29</text:p>
          </table:table-cell>
          <table:table-cell table:style-name="ce9" table:formula="of:=[Etapa1.I63] * 100" office:value-type="float" office:value="1.82266431353196">
            <text:p>1.82</text:p>
          </table:table-cell>
          <table:table-cell table:style-name="ce9" table:formula="of:=[Etapa1.I95] * 100" office:value-type="float" office:value="0.0236411021382178">
            <text:p>0.02</text:p>
          </table:table-cell>
          <table:table-cell table:style-name="ce9" table:formula="of:=[Etapa1.I127] * 100" office:value-type="float" office:value="0.288100702338112">
            <text:p>0.29</text:p>
          </table:table-cell>
          <table:table-cell table:number-columns-repeated="13"/>
        </table:table-row>
        <table:table-row table:style-name="ro1">
          <table:table-cell table:style-name="ce8" table:formula="of:=[Etapa1.J30]" office:value-type="string" office:string-value="iC">
            <text:p>iC</text:p>
          </table:table-cell>
          <table:table-cell table:style-name="ce9" table:formula="of:=[Etapa1.J31] * 100" office:value-type="float" office:value="0.0135729099799334">
            <text:p>0.01</text:p>
          </table:table-cell>
          <table:table-cell table:style-name="ce9" table:formula="of:=[Etapa1.J63] * 100" office:value-type="float" office:value="0.110402947781072">
            <text:p>0.11</text:p>
          </table:table-cell>
          <table:table-cell table:style-name="ce9" table:formula="of:=[Etapa1.J95] * 100" office:value-type="float" office:value="26.2862968143882">
            <text:p>26.29</text:p>
          </table:table-cell>
          <table:table-cell table:style-name="ce9" table:formula="of:=[Etapa1.J127] * 100" office:value-type="float" office:value="68.5155789373286">
            <text:p>68.52</text:p>
          </table:table-cell>
          <table:table-cell table:number-columns-repeated="13"/>
        </table:table-row>
        <table:table-row table:style-name="ro1">
          <table:table-cell table:style-name="ce8" table:formula="of:=[Etapa1.K30]" office:value-type="string" office:string-value="iD">
            <text:p>iD</text:p>
          </table:table-cell>
          <table:table-cell table:style-name="ce9" table:formula="of:=[Etapa1.K31] * 100" office:value-type="float" office:value="11.2723193600893">
            <text:p>11.27</text:p>
          </table:table-cell>
          <table:table-cell table:style-name="ce9" table:formula="of:=[Etapa1.K63] * 100" office:value-type="float" office:value="64.1572397842311">
            <text:p>64.16</text:p>
          </table:table-cell>
          <table:table-cell table:style-name="ce9" table:formula="of:=[Etapa1.K95] * 100" office:value-type="float" office:value="35.9207586522167">
            <text:p>35.92</text:p>
          </table:table-cell>
          <table:table-cell table:style-name="ce9" table:formula="of:=[Etapa1.K127] * 100" office:value-type="float" office:value="28.0620022406365">
            <text:p>28.06</text:p>
          </table:table-cell>
          <table:table-cell table:number-columns-repeated="13"/>
        </table:table-row>
        <table:table-row table:style-name="ro1">
          <table:table-cell table:style-name="ce8" table:formula="of:=[Etapa1.L30]" office:value-type="string" office:string-value="iAB">
            <text:p>iAB</text:p>
          </table:table-cell>
          <table:table-cell table:style-name="ce9" table:formula="of:=[Etapa1.L31] * 100" office:value-type="float" office:value="1.9428119649694">
            <text:p>1.94</text:p>
          </table:table-cell>
          <table:table-cell table:style-name="ce9" table:formula="of:=[Etapa1.L63] * 100" office:value-type="float" office:value="4.86266180209986">
            <text:p>4.86</text:p>
          </table:table-cell>
          <table:table-cell table:style-name="ce9" table:formula="of:=[Etapa1.L95] * 100" office:value-type="float" office:value="0.502183187843553">
            <text:p>0.50</text:p>
          </table:table-cell>
          <table:table-cell table:style-name="ce9" table:formula="of:=[Etapa1.L127] * 100" office:value-type="float" office:value="0.109214040453749">
            <text:p>0.11</text:p>
          </table:table-cell>
          <table:table-cell table:number-columns-repeated="13"/>
        </table:table-row>
        <table:table-row table:style-name="ro1">
          <table:table-cell table:style-name="ce8" table:formula="of:=[Etapa1.M30]" office:value-type="string" office:string-value="iAC">
            <text:p>iAC</text:p>
          </table:table-cell>
          <table:table-cell table:style-name="ce9" table:formula="of:=[Etapa1.M31] * 100" office:value-type="float" office:value="0.107710795607766">
            <text:p>0.11</text:p>
          </table:table-cell>
          <table:table-cell table:style-name="ce9" table:formula="of:=[Etapa1.M63] * 100" office:value-type="float" office:value="10.8571914728565">
            <text:p>10.86</text:p>
          </table:table-cell>
          <table:table-cell table:style-name="ce9" table:formula="of:=[Etapa1.M95] * 100" office:value-type="float" office:value="7.35149429154079">
            <text:p>7.35</text:p>
          </table:table-cell>
          <table:table-cell table:style-name="ce9" table:formula="of:=[Etapa1.M127] * 100" office:value-type="float" office:value="0.156201610204884">
            <text:p>0.16</text:p>
          </table:table-cell>
          <table:table-cell table:number-columns-repeated="13"/>
        </table:table-row>
        <table:table-row table:style-name="ro1">
          <table:table-cell table:style-name="ce8" table:formula="of:=[Etapa1.N30]" office:value-type="string" office:string-value="iAD">
            <text:p>iAD</text:p>
          </table:table-cell>
          <table:table-cell table:style-name="ce9" table:formula="of:=[Etapa1.N31] * 100" office:value-type="float" office:value="0.186527673354632">
            <text:p>0.19</text:p>
          </table:table-cell>
          <table:table-cell table:style-name="ce9" table:formula="of:=[Etapa1.N63] * 100" office:value-type="float" office:value="0.12728776979293">
            <text:p>0.13</text:p>
          </table:table-cell>
          <table:table-cell table:style-name="ce9" table:formula="of:=[Etapa1.N95] * 100" office:value-type="float" office:value="0.00299255490719988">
            <text:p>0.00</text:p>
          </table:table-cell>
          <table:table-cell table:style-name="ce9" table:formula="of:=[Etapa1.N127] * 100" office:value-type="float" office:value="0.454981194759992">
            <text:p>0.45</text:p>
          </table:table-cell>
          <table:table-cell table:number-columns-repeated="13"/>
        </table:table-row>
        <table:table-row table:style-name="ro1">
          <table:table-cell table:style-name="ce8" table:formula="of:=[Etapa1.O30]" office:value-type="string" office:string-value="iBC">
            <text:p>iBC</text:p>
          </table:table-cell>
          <table:table-cell table:style-name="ce9" table:formula="of:=[Etapa1.O31] * 100" office:value-type="float" office:value="0.000102053751375179">
            <text:p>0.00</text:p>
          </table:table-cell>
          <table:table-cell table:style-name="ce9" table:formula="of:=[Etapa1.O63] * 100" office:value-type="float" office:value="3.03124224882196">
            <text:p>3.03</text:p>
          </table:table-cell>
          <table:table-cell table:style-name="ce9" table:formula="of:=[Etapa1.O95] * 100" office:value-type="float" office:value="0.0942170475938251">
            <text:p>0.09</text:p>
          </table:table-cell>
          <table:table-cell table:style-name="ce9" table:formula="of:=[Etapa1.O127] * 100" office:value-type="float" office:value="0.142054614512616">
            <text:p>0.14</text:p>
          </table:table-cell>
          <table:table-cell table:number-columns-repeated="13"/>
        </table:table-row>
        <table:table-row table:style-name="ro1">
          <table:table-cell table:style-name="ce8" table:formula="of:=[Etapa1.P30]" office:value-type="string" office:string-value="iBD">
            <text:p>iBD</text:p>
          </table:table-cell>
          <table:table-cell table:style-name="ce9" table:formula="of:=[Etapa1.P31] * 100" office:value-type="float" office:value="2.74092515002163">
            <text:p>2.74</text:p>
          </table:table-cell>
          <table:table-cell table:style-name="ce9" table:formula="of:=[Etapa1.P63] * 100" office:value-type="float" office:value="5.25406019376013">
            <text:p>5.25</text:p>
          </table:table-cell>
          <table:table-cell table:style-name="ce9" table:formula="of:=[Etapa1.P95] * 100" office:value-type="float" office:value="0.146318336576686">
            <text:p>0.15</text:p>
          </table:table-cell>
          <table:table-cell table:style-name="ce9" table:formula="of:=[Etapa1.P127] * 100" office:value-type="float" office:value="0.0540014447920014">
            <text:p>0.05</text:p>
          </table:table-cell>
          <table:table-cell table:number-columns-repeated="13"/>
        </table:table-row>
        <table:table-row table:style-name="ro1">
          <table:table-cell table:style-name="ce8" table:formula="of:=[Etapa1.Q30]" office:value-type="string" office:string-value="iCD">
            <text:p>iCD</text:p>
          </table:table-cell>
          <table:table-cell table:style-name="ce9" table:formula="of:=[Etapa1.Q31] * 100" office:value-type="float" office:value="0.00866877009706805">
            <text:p>0.01</text:p>
          </table:table-cell>
          <table:table-cell table:style-name="ce9" table:formula="of:=[Etapa1.Q63] * 100" office:value-type="float" office:value="0.0569218154982262">
            <text:p>0.06</text:p>
          </table:table-cell>
          <table:table-cell table:style-name="ce9" table:formula="of:=[Etapa1.Q95] * 100" office:value-type="float" office:value="0.143884365891538">
            <text:p>0.14</text:p>
          </table:table-cell>
          <table:table-cell table:style-name="ce9" table:formula="of:=[Etapa1.Q127] * 100" office:value-type="float" office:value="0.877116552851261">
            <text:p>0.88</text:p>
          </table:table-cell>
          <table:table-cell table:number-columns-repeated="13"/>
        </table:table-row>
        <table:table-row table:style-name="ro1">
          <table:table-cell table:style-name="ce8" table:formula="of:=[Etapa1.R30]" office:value-type="string" office:string-value="iABC">
            <text:p>iABC</text:p>
          </table:table-cell>
          <table:table-cell table:style-name="ce9" table:formula="of:=[Etapa1.R31] * 100" office:value-type="float" office:value="0.246706863933678">
            <text:p>0.25</text:p>
          </table:table-cell>
          <table:table-cell table:style-name="ce9" table:formula="of:=[Etapa1.R63] * 100" office:value-type="float" office:value="2.03540563012836">
            <text:p>2.04</text:p>
          </table:table-cell>
          <table:table-cell table:style-name="ce9" table:formula="of:=[Etapa1.R95] * 100" office:value-type="float" office:value="0.0341368252545232">
            <text:p>0.03</text:p>
          </table:table-cell>
          <table:table-cell table:style-name="ce9" table:formula="of:=[Etapa1.R127] * 100" office:value-type="float" office:value="0.0138195084171724">
            <text:p>0.01</text:p>
          </table:table-cell>
          <table:table-cell table:number-columns-repeated="13"/>
        </table:table-row>
        <table:table-row table:style-name="ro1">
          <table:table-cell table:style-name="ce8" table:formula="of:=[Etapa1.S30]" office:value-type="string" office:string-value="iABD">
            <text:p>iABD</text:p>
          </table:table-cell>
          <table:table-cell table:style-name="ce9" table:formula="of:=[Etapa1.S31] * 100" office:value-type="float" office:value="0.0591486089648634">
            <text:p>0.06</text:p>
          </table:table-cell>
          <table:table-cell table:style-name="ce9" table:formula="of:=[Etapa1.S63] * 100" office:value-type="float" office:value="5.0474105049336">
            <text:p>5.05</text:p>
          </table:table-cell>
          <table:table-cell table:style-name="ce9" table:formula="of:=[Etapa1.S95] * 100" office:value-type="float" office:value="0.22592743762496">
            <text:p>0.23</text:p>
          </table:table-cell>
          <table:table-cell table:style-name="ce9" table:formula="of:=[Etapa1.S127] * 100" office:value-type="float" office:value="0.106082605353184">
            <text:p>0.11</text:p>
          </table:table-cell>
          <table:table-cell table:number-columns-repeated="13"/>
        </table:table-row>
        <table:table-row table:style-name="ro1">
          <table:table-cell table:style-name="ce8" table:formula="of:=[Etapa1.T30]" office:value-type="string" office:string-value="iACD">
            <text:p>iACD</text:p>
          </table:table-cell>
          <table:table-cell table:style-name="ce9" table:formula="of:=[Etapa1.T31] * 100" office:value-type="float" office:value="0.118603657712711">
            <text:p>0.12</text:p>
          </table:table-cell>
          <table:table-cell table:style-name="ce9" table:formula="of:=[Etapa1.T63] * 100" office:value-type="float" office:value="2.06938090864172">
            <text:p>2.07</text:p>
          </table:table-cell>
          <table:table-cell table:style-name="ce9" table:formula="of:=[Etapa1.T95] * 100" office:value-type="float" office:value="0.113459246284756">
            <text:p>0.11</text:p>
          </table:table-cell>
          <table:table-cell table:style-name="ce9" table:formula="of:=[Etapa1.T127] * 100" office:value-type="float" office:value="0.0468221366567266">
            <text:p>0.05</text:p>
          </table:table-cell>
          <table:table-cell table:number-columns-repeated="13"/>
        </table:table-row>
        <table:table-row table:style-name="ro1">
          <table:table-cell table:style-name="ce8" table:formula="of:=[Etapa1.U30]" office:value-type="string" office:string-value="iBCD">
            <text:p>iBCD</text:p>
          </table:table-cell>
          <table:table-cell table:style-name="ce9" table:formula="of:=[Etapa1.U31] * 100" office:value-type="float" office:value="0.0144276254918271">
            <text:p>0.01</text:p>
          </table:table-cell>
          <table:table-cell table:style-name="ce9" table:formula="of:=[Etapa1.U63] * 100" office:value-type="float" office:value="0.0384871176133287">
            <text:p>0.04</text:p>
          </table:table-cell>
          <table:table-cell table:style-name="ce9" table:formula="of:=[Etapa1.U95] * 100" office:value-type="float" office:value="0.149828944614742">
            <text:p>0.15</text:p>
          </table:table-cell>
          <table:table-cell table:style-name="ce9" table:formula="of:=[Etapa1.U127] * 100" office:value-type="float" office:value="0.0122349929590712">
            <text:p>0.01</text:p>
          </table:table-cell>
          <table:table-cell table:number-columns-repeated="13"/>
        </table:table-row>
        <table:table-row table:style-name="ro1">
          <table:table-cell table:style-name="ce8" table:formula="of:=[Etapa1.V30]" office:value-type="string" office:string-value="iABCD">
            <text:p>iABCD</text:p>
          </table:table-cell>
          <table:table-cell table:style-name="ce9" table:formula="of:=[Etapa1.V31] * 100" office:value-type="float" office:value="0.00378674626673774">
            <text:p>0.00</text:p>
          </table:table-cell>
          <table:table-cell table:style-name="ce9" table:formula="of:=[Etapa1.V63] * 100" office:value-type="float" office:value="0.0890691953320616">
            <text:p>0.09</text:p>
          </table:table-cell>
          <table:table-cell table:style-name="ce9" table:formula="of:=[Etapa1.V95] * 100" office:value-type="float" office:value="0.0325475567626658">
            <text:p>0.03</text:p>
          </table:table-cell>
          <table:table-cell table:style-name="ce9" table:formula="of:=[Etapa1.V127] * 100" office:value-type="float" office:value="0.00945002230508271">
            <text:p>0.0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2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style-name="ce8" office:value-type="string">
            <text:p>Fator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Random Read</text:p>
          </table:table-cell>
          <table:table-cell table:style-name="ce8" office:value-type="string">
            <text:p>Random Write</text:p>
          </table:table-cell>
          <table:table-cell table:number-columns-repeated="13"/>
        </table:table-row>
        <table:table-row table:style-name="ro1">
          <table:table-cell table:style-name="ce8" table:formula="of:=[.A32]" office:value-type="string" office:string-value="iA">
            <text:p>iA</text:p>
          </table:table-cell>
          <table:table-cell table:style-name="ce9" table:formula="of:=[Etapa2.G23] * 100" office:value-type="float" office:value="84.9250192947851">
            <text:p>84.93</text:p>
          </table:table-cell>
          <table:table-cell table:style-name="ce9" table:formula="of:=[Etapa2.G47] * 100" office:value-type="float" office:value="22.6715786753287">
            <text:p>22.67</text:p>
          </table:table-cell>
          <table:table-cell table:style-name="ce9" table:formula="of:=[Etapa2.G71] * 100" office:value-type="float" office:value="3.48948672127094">
            <text:p>3.49</text:p>
          </table:table-cell>
          <table:table-cell table:style-name="ce9" table:formula="of:=[Etapa3.G95] * 100" office:value-type="float" office:value="0.0776339079758316">
            <text:p>0.08</text:p>
          </table:table-cell>
          <table:table-cell table:number-columns-repeated="13"/>
        </table:table-row>
        <table:table-row table:style-name="ro1">
          <table:table-cell table:style-name="ce8" table:formula="of:=[.A33]" office:value-type="string" office:string-value="iC">
            <text:p>iC</text:p>
          </table:table-cell>
          <table:table-cell table:style-name="ce9" table:formula="of:=[Etapa2.H23] * 100" office:value-type="float" office:value="1.3165771536383">
            <text:p>1.32</text:p>
          </table:table-cell>
          <table:table-cell table:style-name="ce9" table:formula="of:=[Etapa2.H47] * 100" office:value-type="float" office:value="1.31615614042777">
            <text:p>1.32</text:p>
          </table:table-cell>
          <table:table-cell table:style-name="ce9" table:formula="of:=[Etapa2.H71] * 100" office:value-type="float" office:value="16.1716881994427">
            <text:p>16.17</text:p>
          </table:table-cell>
          <table:table-cell table:style-name="ce9" table:formula="of:=[Etapa3.H95] * 100" office:value-type="float" office:value="56.4477283696622">
            <text:p>56.45</text:p>
          </table:table-cell>
          <table:table-cell table:number-columns-repeated="12"/>
          <table:table-cell table:style-name="Default"/>
        </table:table-row>
        <table:table-row table:style-name="ro1">
          <table:table-cell table:style-name="ce8" table:formula="of:=[.A34]" office:value-type="string" office:string-value="iD">
            <text:p>iD</text:p>
          </table:table-cell>
          <table:table-cell table:style-name="ce9" table:formula="of:=[Etapa2.I23] * 100" office:value-type="float" office:value="8.55029680339774">
            <text:p>8.55</text:p>
          </table:table-cell>
          <table:table-cell table:style-name="ce9" table:formula="of:=[Etapa2.I47] * 100" office:value-type="float" office:value="49.8508356154519">
            <text:p>49.85</text:p>
          </table:table-cell>
          <table:table-cell table:style-name="ce9" table:formula="of:=[Etapa2.I71] * 100" office:value-type="float" office:value="68.3534647639584">
            <text:p>68.35</text:p>
          </table:table-cell>
          <table:table-cell table:style-name="ce9" table:formula="of:=[Etapa3.I95] * 100" office:value-type="float" office:value="43.0774758353394">
            <text:p>43.08</text:p>
          </table:table-cell>
          <table:table-cell table:number-columns-repeated="13"/>
        </table:table-row>
        <table:table-row table:style-name="ro1">
          <table:table-cell table:style-name="ce8" table:formula="of:=[.A35]" office:value-type="string" office:string-value="iAC">
            <text:p>iAC</text:p>
          </table:table-cell>
          <table:table-cell table:style-name="ce9" table:formula="of:=[Etapa2.J23] * 100" office:value-type="float" office:value="0.0903236450173301">
            <text:p>0.09</text:p>
          </table:table-cell>
          <table:table-cell table:style-name="ce9" table:formula="of:=[Etapa2.J47] * 100" office:value-type="float" office:value="1.59541176150819">
            <text:p>1.60</text:p>
          </table:table-cell>
          <table:table-cell table:style-name="ce9" table:formula="of:=[Etapa2.J71] * 100" office:value-type="float" office:value="1.78743024317473">
            <text:p>1.79</text:p>
          </table:table-cell>
          <table:table-cell table:style-name="ce9" table:formula="of:=[Etapa3.J95] * 100" office:value-type="float" office:value="0.135575441148483">
            <text:p>0.14</text:p>
          </table:table-cell>
          <table:table-cell table:number-columns-repeated="13"/>
        </table:table-row>
        <table:table-row table:style-name="ro1">
          <table:table-cell table:style-name="ce8" table:formula="of:=[.A36]" office:value-type="string" office:string-value="iAD">
            <text:p>iAD</text:p>
          </table:table-cell>
          <table:table-cell table:style-name="ce9" table:formula="of:=[Etapa2.K23] * 100" office:value-type="float" office:value="4.57375320534891">
            <text:p>4.57</text:p>
          </table:table-cell>
          <table:table-cell table:style-name="ce9" table:formula="of:=[Etapa2.K47] * 100" office:value-type="float" office:value="23.9792312760954">
            <text:p>23.98</text:p>
          </table:table-cell>
          <table:table-cell table:style-name="ce9" table:formula="of:=[Etapa2.K71] * 100" office:value-type="float" office:value="4.80713211489617">
            <text:p>4.81</text:p>
          </table:table-cell>
          <table:table-cell table:style-name="ce9" table:formula="of:=[Etapa3.K95] * 100" office:value-type="float" office:value="0.00862453309525834">
            <text:p>0.01</text:p>
          </table:table-cell>
          <table:table-cell table:number-columns-repeated="13"/>
        </table:table-row>
        <table:table-row table:style-name="ro1">
          <table:table-cell table:style-name="ce8" table:formula="of:=[.A37]" office:value-type="string" office:string-value="iCD">
            <text:p>iCD</text:p>
          </table:table-cell>
          <table:table-cell table:style-name="ce9" table:formula="of:=[Etapa2.L23] * 100" office:value-type="float" office:value="0.133293344982796">
            <text:p>0.13</text:p>
          </table:table-cell>
          <table:table-cell table:style-name="ce9" table:formula="of:=[Etapa2.L47] * 100" office:value-type="float" office:value="0.09259831305516">
            <text:p>0.09</text:p>
          </table:table-cell>
          <table:table-cell table:style-name="ce9" table:formula="of:=[Etapa2.L71] * 100" office:value-type="float" office:value="1.70434916573692">
            <text:p>1.70</text:p>
          </table:table-cell>
          <table:table-cell table:style-name="ce9" table:formula="of:=[Etapa3.L95] * 100" office:value-type="float" office:value="0.250873517935984">
            <text:p>0.25</text:p>
          </table:table-cell>
          <table:table-cell table:number-columns-repeated="13"/>
        </table:table-row>
        <table:table-row table:style-name="ro1">
          <table:table-cell table:style-name="ce8" table:formula="of:=[.A38]" office:value-type="string" office:string-value="iACD">
            <text:p>iACD</text:p>
          </table:table-cell>
          <table:table-cell table:style-name="ce9" table:formula="of:=[Etapa2.M23] * 100" office:value-type="float" office:value="0.410736552829851">
            <text:p>0.41</text:p>
          </table:table-cell>
          <table:table-cell table:style-name="ce9" table:formula="of:=[Etapa2.M47] * 100" office:value-type="float" office:value="0.494188218132907">
            <text:p>0.49</text:p>
          </table:table-cell>
          <table:table-cell table:style-name="ce9" table:formula="of:=[Etapa2.M71] * 100" office:value-type="float" office:value="3.68644879152015">
            <text:p>3.69</text:p>
          </table:table-cell>
          <table:table-cell table:style-name="ce9" table:formula="of:=[Etapa3.M95] * 100" office:value-type="float" office:value="0.00208839484282138">
            <text:p>0.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3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style-name="ce8" office:value-type="string">
            <text:p>Fator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Random Read</text:p>
          </table:table-cell>
          <table:table-cell table:style-name="ce8" office:value-type="string">
            <text:p>Random Write</text:p>
          </table:table-cell>
          <table:table-cell table:number-columns-repeated="13"/>
        </table:table-row>
        <table:table-row table:style-name="ro1">
          <table:table-cell table:style-name="ce8" table:formula="of:=[Etapa3.G22]" office:value-type="string" office:string-value="iA">
            <text:p>iA</text:p>
          </table:table-cell>
          <table:table-cell table:style-name="ce9" table:formula="of:=[Etapa3.G23] * 100" office:value-type="float" office:value="94.364091307361">
            <text:p>94.36</text:p>
          </table:table-cell>
          <table:table-cell table:style-name="ce9" table:formula="of:=[Etapa3.G47] * 100" office:value-type="float" office:value="14.8137986270976">
            <text:p>14.81</text:p>
          </table:table-cell>
          <table:table-cell table:style-name="ce9" table:formula="of:=[Etapa3.G71] * 100" office:value-type="float" office:value="0.744415016651726">
            <text:p>0.74</text:p>
          </table:table-cell>
          <table:table-cell table:style-name="ce9" table:formula="of:=[Etapa3.G95] * 100" office:value-type="float" office:value="0.0776339079758316">
            <text:p>0.08</text:p>
          </table:table-cell>
          <table:table-cell table:number-columns-repeated="13"/>
        </table:table-row>
        <table:table-row table:style-name="ro1">
          <table:table-cell table:style-name="ce8" table:formula="of:=[Etapa3.H22]" office:value-type="string" office:string-value="iC">
            <text:p>iC</text:p>
          </table:table-cell>
          <table:table-cell table:style-name="ce9" table:formula="of:=[Etapa3.H23] * 100" office:value-type="float" office:value="0.100924430992765">
            <text:p>0.10</text:p>
          </table:table-cell>
          <table:table-cell table:style-name="ce9" table:formula="of:=[Etapa3.H47] * 100" office:value-type="float" office:value="0.0081333400723304">
            <text:p>0.01</text:p>
          </table:table-cell>
          <table:table-cell table:style-name="ce9" table:formula="of:=[Etapa3.H71] * 100" office:value-type="float" office:value="23.5173810939915">
            <text:p>23.52</text:p>
          </table:table-cell>
          <table:table-cell table:style-name="ce9" table:formula="of:=[Etapa3.H95] * 100" office:value-type="float" office:value="56.4477283696622">
            <text:p>56.45</text:p>
          </table:table-cell>
          <table:table-cell table:number-columns-repeated="13"/>
        </table:table-row>
        <table:table-row table:style-name="ro1">
          <table:table-cell table:style-name="ce8" table:formula="of:=[Etapa3.I22]" office:value-type="string" office:string-value="iD">
            <text:p>iD</text:p>
          </table:table-cell>
          <table:table-cell table:style-name="ce9" table:formula="of:=[Etapa3.I23] * 100" office:value-type="float" office:value="3.19009989208763">
            <text:p>3.19</text:p>
          </table:table-cell>
          <table:table-cell table:style-name="ce9" table:formula="of:=[Etapa3.I47] * 100" office:value-type="float" office:value="64.6802599106606">
            <text:p>64.68</text:p>
          </table:table-cell>
          <table:table-cell table:style-name="ce9" table:formula="of:=[Etapa3.I71] * 100" office:value-type="float" office:value="69.5981976192041">
            <text:p>69.60</text:p>
          </table:table-cell>
          <table:table-cell table:style-name="ce9" table:formula="of:=[Etapa3.I95] * 100" office:value-type="float" office:value="43.0774758353394">
            <text:p>43.08</text:p>
          </table:table-cell>
          <table:table-cell table:number-columns-repeated="13"/>
        </table:table-row>
        <table:table-row table:style-name="ro1">
          <table:table-cell table:style-name="ce8" table:formula="of:=[Etapa3.J22]" office:value-type="string" office:string-value="iAC">
            <text:p>iAC</text:p>
          </table:table-cell>
          <table:table-cell table:style-name="ce9" table:formula="of:=[Etapa3.J23] * 100" office:value-type="float" office:value="0.63282519177014">
            <text:p>0.63</text:p>
          </table:table-cell>
          <table:table-cell table:style-name="ce9" table:formula="of:=[Etapa3.J47] * 100" office:value-type="float" office:value="5.26492565516394">
            <text:p>5.26</text:p>
          </table:table-cell>
          <table:table-cell table:style-name="ce9" table:formula="of:=[Etapa3.J71] * 100" office:value-type="float" office:value="0.00891056963794165">
            <text:p>0.01</text:p>
          </table:table-cell>
          <table:table-cell table:style-name="ce9" table:formula="of:=[Etapa3.J95] * 100" office:value-type="float" office:value="0.135575441148483">
            <text:p>0.14</text:p>
          </table:table-cell>
          <table:table-cell table:number-columns-repeated="13"/>
        </table:table-row>
        <table:table-row table:style-name="ro1">
          <table:table-cell table:style-name="ce8" table:formula="of:=[Etapa3.K22]" office:value-type="string" office:string-value="iAD">
            <text:p>iAD</text:p>
          </table:table-cell>
          <table:table-cell table:style-name="ce9" table:formula="of:=[Etapa3.K23] * 100" office:value-type="float" office:value="1.3976643495362">
            <text:p>1.40</text:p>
          </table:table-cell>
          <table:table-cell table:style-name="ce9" table:formula="of:=[Etapa3.K47] * 100" office:value-type="float" office:value="14.3484504886174">
            <text:p>14.35</text:p>
          </table:table-cell>
          <table:table-cell table:style-name="ce9" table:formula="of:=[Etapa3.K71] * 100" office:value-type="float" office:value="0.883439719043385">
            <text:p>0.88</text:p>
          </table:table-cell>
          <table:table-cell table:style-name="ce9" table:formula="of:=[Etapa3.K95] * 100" office:value-type="float" office:value="0.00862453309525834">
            <text:p>0.01</text:p>
          </table:table-cell>
          <table:table-cell table:number-columns-repeated="13"/>
        </table:table-row>
        <table:table-row table:style-name="ro1">
          <table:table-cell table:style-name="ce8" table:formula="of:=[Etapa3.L22]" office:value-type="string" office:string-value="iCD">
            <text:p>iCD</text:p>
          </table:table-cell>
          <table:table-cell table:style-name="ce9" table:formula="of:=[Etapa3.L23] * 100" office:value-type="float" office:value="0.224895382979407">
            <text:p>0.22</text:p>
          </table:table-cell>
          <table:table-cell table:style-name="ce9" table:formula="of:=[Etapa3.L47] * 100" office:value-type="float" office:value="0.881076442558946">
            <text:p>0.88</text:p>
          </table:table-cell>
          <table:table-cell table:style-name="ce9" table:formula="of:=[Etapa3.L71] * 100" office:value-type="float" office:value="4.79533872185321">
            <text:p>4.80</text:p>
          </table:table-cell>
          <table:table-cell table:style-name="ce9" table:formula="of:=[Etapa3.L95] * 100" office:value-type="float" office:value="0.250873517935984">
            <text:p>0.25</text:p>
          </table:table-cell>
          <table:table-cell table:number-columns-repeated="13"/>
        </table:table-row>
        <table:table-row table:style-name="ro1">
          <table:table-cell table:style-name="ce8" table:formula="of:=[Etapa3.M22]" office:value-type="string" office:string-value="iACD">
            <text:p>iACD</text:p>
          </table:table-cell>
          <table:table-cell table:style-name="ce9" table:formula="of:=[Etapa3.M23] * 100" office:value-type="float" office:value="0.0894994452729022">
            <text:p>0.09</text:p>
          </table:table-cell>
          <table:table-cell table:style-name="ce9" table:formula="of:=[Etapa3.M47] * 100" office:value-type="float" office:value="0.00335553582925125">
            <text:p>0.00</text:p>
          </table:table-cell>
          <table:table-cell table:style-name="ce9" table:formula="of:=[Etapa3.M71] * 100" office:value-type="float" office:value="0.452317259618165">
            <text:p>0.45</text:p>
          </table:table-cell>
          <table:table-cell table:style-name="ce9" table:formula="of:=[Etapa3.M95] * 100" office:value-type="float" office:value="0.00208839484282138">
            <text:p>0.00</text:p>
          </table:table-cell>
          <table:table-cell table:number-columns-repeated="13"/>
        </table:table-row>
        <table:table-row table:style-name="ro1" table:number-rows-repeated="104853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XT4" table:style-name="ta1" table:print="false">
        <table:table-column table:style-name="co11" table:default-cell-style-name="Default"/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4" table:default-cell-style-name="ce25"/>
        <table:table-column table:style-name="co15" table:number-columns-repeated="2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8" table:default-cell-style-name="ce36"/>
        <table:table-column table:style-name="co19" table:default-cell-style-name="Default"/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4" table:default-cell-style-name="ce25"/>
        <table:table-column table:style-name="co15" table:number-columns-repeated="2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8" table:default-cell-style-name="ce36"/>
        <table:table-column table:style-name="co6" table:number-columns-repeated="1002" table:default-cell-style-name="Default"/>
        <table:table-row table:style-name="ro2">
          <table:table-cell table:style-name="ce10"/>
          <table:table-cell table:style-name="ce11" table:number-columns-repeated="10"/>
          <table:table-cell table:style-name="ce10"/>
          <table:table-cell table:style-name="ce11" table:number-columns-repeated="10"/>
          <table:table-cell table:style-name="ce10"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67747">
            <text:p>367747</text:p>
          </table:table-cell>
          <table:table-cell office:value-type="float" office:value="524351">
            <text:p>524351</text:p>
          </table:table-cell>
          <table:table-cell office:value-type="float" office:value="1047367">
            <text:p>1047367</text:p>
          </table:table-cell>
          <table:table-cell table:number-columns-repeated="2" office:value-type="float" office:value="1186265">
            <text:p>1186265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4617">
            <text:p>304617</text:p>
          </table:table-cell>
          <table:table-cell office:value-type="float" office:value="633659">
            <text:p>633659</text:p>
          </table:table-cell>
          <table:table-cell office:value-type="float" office:value="1451534">
            <text:p>1451534</text:p>
          </table:table-cell>
          <table:table-cell table:number-columns-repeated="2" office:value-type="float" office:value="1824097">
            <text:p>1824097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61811">
            <text:p>361811</text:p>
          </table:table-cell>
          <table:table-cell office:value-type="float" office:value="470229">
            <text:p>470229</text:p>
          </table:table-cell>
          <table:table-cell office:value-type="float" office:value="1085345">
            <text:p>1085345</text:p>
          </table:table-cell>
          <table:table-cell table:number-columns-repeated="2" office:value-type="float" office:value="1232105">
            <text:p>1232105</text:p>
          </table:table-cell>
          <table:table-cell office:value-type="float" office:value="1523810">
            <text:p>1523810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49071">
            <text:p>249071</text:p>
          </table:table-cell>
          <table:table-cell office:value-type="float" office:value="609403">
            <text:p>609403</text:p>
          </table:table-cell>
          <table:table-cell office:value-type="float" office:value="1451504">
            <text:p>1451504</text:p>
          </table:table-cell>
          <table:table-cell table:number-columns-repeated="2" office:value-type="float" office:value="1881545">
            <text:p>1881545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7888">
            <text:p>347888</text:p>
          </table:table-cell>
          <table:table-cell office:value-type="float" office:value="520818">
            <text:p>520818</text:p>
          </table:table-cell>
          <table:table-cell office:value-type="float" office:value="1231068">
            <text:p>1231068</text:p>
          </table:table-cell>
          <table:table-cell table:number-columns-repeated="2" office:value-type="float" office:value="1390185">
            <text:p>1390185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9760">
            <text:p>329760</text:p>
          </table:table-cell>
          <table:table-cell office:value-type="float" office:value="633028">
            <text:p>633028</text:p>
          </table:table-cell>
          <table:table-cell office:value-type="float" office:value="1452347">
            <text:p>1452347</text:p>
          </table:table-cell>
          <table:table-cell table:number-columns-repeated="2" office:value-type="float" office:value="1782640">
            <text:p>1782640</text:p>
          </table:table-cell>
          <table:table-cell office:value-type="float" office:value="1523806">
            <text:p>152380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7736">
            <text:p>407736</text:p>
          </table:table-cell>
          <table:table-cell office:value-type="float" office:value="620992">
            <text:p>620992</text:p>
          </table:table-cell>
          <table:table-cell office:value-type="float" office:value="1488832">
            <text:p>1488832</text:p>
          </table:table-cell>
          <table:table-cell table:number-columns-repeated="2" office:value-type="float" office:value="1733638">
            <text:p>1733638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0758">
            <text:p>310758</text:p>
          </table:table-cell>
          <table:table-cell office:value-type="float" office:value="582196">
            <text:p>582196</text:p>
          </table:table-cell>
          <table:table-cell office:value-type="float" office:value="1388321">
            <text:p>1388321</text:p>
          </table:table-cell>
          <table:table-cell table:number-columns-repeated="2" office:value-type="float" office:value="1826819">
            <text:p>1826819</text:p>
          </table:table-cell>
          <table:table-cell office:value-type="float" office:value="1488372">
            <text:p>14883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85363">
            <text:p>385363</text:p>
          </table:table-cell>
          <table:table-cell office:value-type="float" office:value="587512">
            <text:p>587512</text:p>
          </table:table-cell>
          <table:table-cell office:value-type="float" office:value="1360757">
            <text:p>1360757</text:p>
          </table:table-cell>
          <table:table-cell table:number-columns-repeated="2" office:value-type="float" office:value="1731165">
            <text:p>1731165</text:p>
          </table:table-cell>
          <table:table-cell office:value-type="float" office:value="1361701">
            <text:p>136170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4961">
            <text:p>334961</text:p>
          </table:table-cell>
          <table:table-cell office:value-type="float" office:value="520797">
            <text:p>520797</text:p>
          </table:table-cell>
          <table:table-cell office:value-type="float" office:value="1360552">
            <text:p>1360552</text:p>
          </table:table-cell>
          <table:table-cell table:number-columns-repeated="2" office:value-type="float" office:value="1883021">
            <text:p>1883021</text:p>
          </table:table-cell>
          <table:table-cell office:value-type="float" office:value="1454545">
            <text:p>14545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10152">
            <text:p>410152</text:p>
          </table:table-cell>
          <table:table-cell office:value-type="float" office:value="604135">
            <text:p>604135</text:p>
          </table:table-cell>
          <table:table-cell office:value-type="float" office:value="1454257">
            <text:p>1454257</text:p>
          </table:table-cell>
          <table:table-cell table:number-columns-repeated="2" office:value-type="float" office:value="1686988">
            <text:p>1686988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1714">
            <text:p>321714</text:p>
          </table:table-cell>
          <table:table-cell office:value-type="float" office:value="616007">
            <text:p>616007</text:p>
          </table:table-cell>
          <table:table-cell office:value-type="float" office:value="1524583">
            <text:p>1524583</text:p>
          </table:table-cell>
          <table:table-cell table:number-columns-repeated="2" office:value-type="float" office:value="1336090">
            <text:p>1336090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5042">
            <text:p>405042</text:p>
          </table:table-cell>
          <table:table-cell office:value-type="float" office:value="659035">
            <text:p>659035</text:p>
          </table:table-cell>
          <table:table-cell office:value-type="float" office:value="1491918">
            <text:p>1491918</text:p>
          </table:table-cell>
          <table:table-cell table:number-columns-repeated="2" office:value-type="float" office:value="1685741">
            <text:p>1685741</text:p>
          </table:table-cell>
          <table:table-cell office:value-type="float" office:value="1488372">
            <text:p>148837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0552">
            <text:p>340552</text:p>
          </table:table-cell>
          <table:table-cell office:value-type="float" office:value="640109">
            <text:p>640109</text:p>
          </table:table-cell>
          <table:table-cell office:value-type="float" office:value="1454745">
            <text:p>1454745</text:p>
          </table:table-cell>
          <table:table-cell table:number-columns-repeated="2" office:value-type="float" office:value="1773439">
            <text:p>1773439</text:p>
          </table:table-cell>
          <table:table-cell office:value-type="float" office:value="1454545">
            <text:p>14545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3643">
            <text:p>423643</text:p>
          </table:table-cell>
          <table:table-cell office:value-type="float" office:value="702723">
            <text:p>702723</text:p>
          </table:table-cell>
          <table:table-cell office:value-type="float" office:value="1638474">
            <text:p>1638474</text:p>
          </table:table-cell>
          <table:table-cell table:number-columns-repeated="2" office:value-type="float" office:value="1943148">
            <text:p>1943148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2253">
            <text:p>312253</text:p>
          </table:table-cell>
          <table:table-cell office:value-type="float" office:value="610016">
            <text:p>610016</text:p>
          </table:table-cell>
          <table:table-cell office:value-type="float" office:value="1487044">
            <text:p>1487044</text:p>
          </table:table-cell>
          <table:table-cell table:number-columns-repeated="2" office:value-type="float" office:value="1880831">
            <text:p>1880831</text:p>
          </table:table-cell>
          <table:table-cell office:value-type="float" office:value="1488372">
            <text:p>14883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18571">
            <text:p>418571</text:p>
          </table:table-cell>
          <table:table-cell office:value-type="float" office:value="696422">
            <text:p>696422</text:p>
          </table:table-cell>
          <table:table-cell office:value-type="float" office:value="1565425">
            <text:p>1565425</text:p>
          </table:table-cell>
          <table:table-cell table:number-columns-repeated="2" office:value-type="float" office:value="1877324">
            <text:p>187732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3945">
            <text:p>343945</text:p>
          </table:table-cell>
          <table:table-cell office:value-type="float" office:value="660175">
            <text:p>660175</text:p>
          </table:table-cell>
          <table:table-cell office:value-type="float" office:value="1522556">
            <text:p>1522556</text:p>
          </table:table-cell>
          <table:table-cell table:number-columns-repeated="2" office:value-type="float" office:value="1826339">
            <text:p>1826339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83372">
            <text:p>383372</text:p>
          </table:table-cell>
          <table:table-cell table:style-name="ce32" office:value-type="float" office:value="633140">
            <text:p>633140</text:p>
          </table:table-cell>
          <table:table-cell table:style-name="ce32" office:value-type="float" office:value="1523493">
            <text:p>1523493</text:p>
          </table:table-cell>
          <table:table-cell table:style-name="ce32" office:value-type="float" office:value="1941083">
            <text:p>1941083</text:p>
          </table:table-cell>
          <table:table-cell table:style-name="ce32" office:value-type="float" office:value="1941083">
            <text:p>1941083</text:p>
          </table:table-cell>
          <table:table-cell table:style-name="ce37" office:value-type="float" office:value="1684212">
            <text:p>1684212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26526">
            <text:p>326526</text:p>
          </table:table-cell>
          <table:table-cell table:style-name="ce32" office:value-type="float" office:value="608933">
            <text:p>608933</text:p>
          </table:table-cell>
          <table:table-cell table:style-name="ce32" office:value-type="float" office:value="1422836">
            <text:p>1422836</text:p>
          </table:table-cell>
          <table:table-cell table:style-name="ce32" office:value-type="float" office:value="1734923">
            <text:p>1734923</text:p>
          </table:table-cell>
          <table:table-cell table:style-name="ce32" office:value-type="float" office:value="1734923">
            <text:p>1734923</text:p>
          </table:table-cell>
          <table:table-cell table:style-name="ce37" office:value-type="float" office:value="1488368">
            <text:p>1488368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:.F12])" office:value-type="float" office:value="3911325">
            <text:p>3911325</text:p>
          </table:table-cell>
          <table:table-cell table:style-name="ce33" table:formula="of:=SUM([.G3:.G12])" office:value-type="float" office:value="6019357">
            <text:p>6019357</text:p>
          </table:table-cell>
          <table:table-cell table:style-name="ce33" table:formula="of:=SUM([.H3:.H12])" office:value-type="float" office:value="13886936">
            <text:p>13886936</text:p>
          </table:table-cell>
          <table:table-cell table:style-name="ce33" table:formula="of:=SUM([.I3:.I12])" office:value-type="float" office:value="16407642">
            <text:p>16407642</text:p>
          </table:table-cell>
          <table:table-cell table:style-name="ce33" table:formula="of:=SUM([.J3:.J12])" office:value-type="float" office:value="16407642">
            <text:p>16407642</text:p>
          </table:table-cell>
          <table:table-cell table:style-name="ce38" table:formula="of:=SUM([.K3:.K12])" office:value-type="float" office:value="14633934">
            <text:p>14633934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:.Q12])" office:value-type="float" office:value="3174157">
            <text:p>3174157</text:p>
          </table:table-cell>
          <table:table-cell table:style-name="ce33" table:formula="of:=SUM([.R3:.R12])" office:value-type="float" office:value="6114323">
            <text:p>6114323</text:p>
          </table:table-cell>
          <table:table-cell table:style-name="ce33" table:formula="of:=SUM([.S3:.S12])" office:value-type="float" office:value="14516022">
            <text:p>14516022</text:p>
          </table:table-cell>
          <table:table-cell table:style-name="ce33" table:formula="of:=SUM([.T3:.T12])" office:value-type="float" office:value="17749744">
            <text:p>17749744</text:p>
          </table:table-cell>
          <table:table-cell table:style-name="ce33" table:formula="of:=SUM([.U3:.U12])" office:value-type="float" office:value="17749744">
            <text:p>17749744</text:p>
          </table:table-cell>
          <table:table-cell table:style-name="ce38" table:formula="of:=SUM([.V3:.V12])" office:value-type="float" office:value="15030414">
            <text:p>15030414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13]/10" office:value-type="float" office:value="391132.5">
            <text:p>391132.5</text:p>
          </table:table-cell>
          <table:table-cell table:style-name="ce34" table:formula="of:=[.G13]/10" office:value-type="float" office:value="601935.7">
            <text:p>601935.7</text:p>
          </table:table-cell>
          <table:table-cell table:style-name="ce34" table:formula="of:=[.H13]/10" office:value-type="float" office:value="1388693.6">
            <text:p>1388693.6</text:p>
          </table:table-cell>
          <table:table-cell table:style-name="ce34" table:formula="of:=[.I13]/10" office:value-type="float" office:value="1640764.2">
            <text:p>1640764.2</text:p>
          </table:table-cell>
          <table:table-cell table:style-name="ce34" table:formula="of:=[.J13]/10" office:value-type="float" office:value="1640764.2">
            <text:p>1640764.2</text:p>
          </table:table-cell>
          <table:table-cell table:style-name="ce39" table:formula="of:=[.K13]/10" office:value-type="float" office:value="1463393.4">
            <text:p>1463393.4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13]/10" office:value-type="float" office:value="317415.7">
            <text:p>317415.7</text:p>
          </table:table-cell>
          <table:table-cell table:style-name="ce34" table:formula="of:=[.R13]/10" office:value-type="float" office:value="611432.3">
            <text:p>611432.3</text:p>
          </table:table-cell>
          <table:table-cell table:style-name="ce34" table:formula="of:=[.S13]/10" office:value-type="float" office:value="1451602.2">
            <text:p>1451602.2</text:p>
          </table:table-cell>
          <table:table-cell table:style-name="ce34" table:formula="of:=[.T13]/10" office:value-type="float" office:value="1774974.4">
            <text:p>1774974.4</text:p>
          </table:table-cell>
          <table:table-cell table:style-name="ce34" table:formula="of:=[.U13]/10" office:value-type="float" office:value="1774974.4">
            <text:p>1774974.4</text:p>
          </table:table-cell>
          <table:table-cell table:style-name="ce39" table:formula="of:=[.V13]/10" office:value-type="float" office:value="1503041.4">
            <text:p>1503041.4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:.F12])" office:value-type="float" office:value="25843.3892653851">
            <text:p>25843.39</text:p>
          </table:table-cell>
          <table:table-cell table:style-name="ce34" table:formula="of:=STDEV([.G3:.G12])" office:value-type="float" office:value="77346.2083334837">
            <text:p>77346.21</text:p>
          </table:table-cell>
          <table:table-cell table:style-name="ce34" table:formula="of:=STDEV([.H3:.H12])" office:value-type="float" office:value="203012.630675587">
            <text:p>203012.63</text:p>
          </table:table-cell>
          <table:table-cell table:style-name="ce34" table:formula="of:=STDEV([.I3:.I12])" office:value-type="float" office:value="277870.290027879">
            <text:p>277870.29</text:p>
          </table:table-cell>
          <table:table-cell table:style-name="ce34" table:formula="of:=STDEV([.J3:.J12])" office:value-type="float" office:value="277870.290027879">
            <text:p>277870.29</text:p>
          </table:table-cell>
          <table:table-cell table:style-name="ce39" table:formula="of:=STDEV([.K3:.K12])" office:value-type="float" office:value="148917.309962572">
            <text:p>148917.31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:.Q12])" office:value-type="float" office:value="27297.8785502545">
            <text:p>27297.88</text:p>
          </table:table-cell>
          <table:table-cell table:style-name="ce34" table:formula="of:=STDEV([.R3:.R12])" office:value-type="float" office:value="38386.0819193913">
            <text:p>38386.08</text:p>
          </table:table-cell>
          <table:table-cell table:style-name="ce34" table:formula="of:=STDEV([.S3:.S12])" office:value-type="float" office:value="52439.7535374325">
            <text:p>52439.75</text:p>
          </table:table-cell>
          <table:table-cell table:style-name="ce34" table:formula="of:=STDEV([.T3:.T12])" office:value-type="float" office:value="162022.270387746">
            <text:p>162022.27</text:p>
          </table:table-cell>
          <table:table-cell table:style-name="ce34" table:formula="of:=STDEV([.U3:.U12])" office:value-type="float" office:value="162022.270387746">
            <text:p>162022.27</text:p>
          </table:table-cell>
          <table:table-cell table:style-name="ce39" table:formula="of:=STDEV([.V3:.V12])" office:value-type="float" office:value="34044.2255087245">
            <text:p>34044.2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15];10)" office:value-type="float" office:value="16017.6042845987">
            <text:p>16017.6</text:p>
          </table:table-cell>
          <table:table-cell table:style-name="ce35" table:formula="of:=CONFIDENCE(0.05;[.G15];10)" office:value-type="float" office:value="47938.7956926869">
            <text:p>47938.8</text:p>
          </table:table-cell>
          <table:table-cell table:style-name="ce35" table:formula="of:=CONFIDENCE(0.05;[.H15];10)" office:value-type="float" office:value="125826.219987809">
            <text:p>125826.22</text:p>
          </table:table-cell>
          <table:table-cell table:style-name="ce35" table:formula="of:=CONFIDENCE(0.05;[.I15];10)" office:value-type="float" office:value="172222.625384307">
            <text:p>172222.63</text:p>
          </table:table-cell>
          <table:table-cell table:style-name="ce35" table:formula="of:=CONFIDENCE(0.05;[.J15];10)" office:value-type="float" office:value="172222.625384307">
            <text:p>172222.63</text:p>
          </table:table-cell>
          <table:table-cell table:style-name="ce40" table:formula="of:=CONFIDENCE(0.05;[.K15];10)" office:value-type="float" office:value="92298.208938961">
            <text:p>92298.21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15];10)" office:value-type="float" office:value="16919.089517901">
            <text:p>16919.09</text:p>
          </table:table-cell>
          <table:table-cell table:style-name="ce35" table:formula="of:=CONFIDENCE(0.05;[.R15];10)" office:value-type="float" office:value="23791.5028832747">
            <text:p>23791.5</text:p>
          </table:table-cell>
          <table:table-cell table:style-name="ce35" table:formula="of:=CONFIDENCE(0.05;[.S15];10)" office:value-type="float" office:value="32501.8987377762">
            <text:p>32501.9</text:p>
          </table:table-cell>
          <table:table-cell table:style-name="ce35" table:formula="of:=CONFIDENCE(0.05;[.T15];10)" office:value-type="float" office:value="100420.598309032">
            <text:p>100420.6</text:p>
          </table:table-cell>
          <table:table-cell table:style-name="ce35" table:formula="of:=CONFIDENCE(0.05;[.U15];10)" office:value-type="float" office:value="100420.598309032">
            <text:p>100420.6</text:p>
          </table:table-cell>
          <table:table-cell table:style-name="ce40" table:formula="of:=CONFIDENCE(0.05;[.V15];10)" office:value-type="float" office:value="21100.4418489637">
            <text:p>21100.44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8250">
            <text:p>478250</text:p>
          </table:table-cell>
          <table:table-cell office:value-type="float" office:value="720762">
            <text:p>720762</text:p>
          </table:table-cell>
          <table:table-cell office:value-type="float" office:value="1370473">
            <text:p>1370473</text:p>
          </table:table-cell>
          <table:table-cell table:number-columns-repeated="2" office:value-type="float" office:value="1370761">
            <text:p>1370761</text:p>
          </table:table-cell>
          <table:table-cell office:value-type="float" office:value="1147459">
            <text:p>114745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29375">
            <text:p>229375</text:p>
          </table:table-cell>
          <table:table-cell office:value-type="float" office:value="625940">
            <text:p>625940</text:p>
          </table:table-cell>
          <table:table-cell office:value-type="float" office:value="1313345">
            <text:p>1313345</text:p>
          </table:table-cell>
          <table:table-cell table:number-columns-repeated="2" office:value-type="float" office:value="1316989">
            <text:p>1316989</text:p>
          </table:table-cell>
          <table:table-cell office:value-type="float" office:value="1129424">
            <text:p>112942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81861">
            <text:p>481861</text:p>
          </table:table-cell>
          <table:table-cell office:value-type="float" office:value="686125">
            <text:p>686125</text:p>
          </table:table-cell>
          <table:table-cell office:value-type="float" office:value="1346980">
            <text:p>1346980</text:p>
          </table:table-cell>
          <table:table-cell table:number-columns-repeated="2" office:value-type="float" office:value="1336544">
            <text:p>1336544</text:p>
          </table:table-cell>
          <table:table-cell office:value-type="float" office:value="1150238">
            <text:p>115023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2959">
            <text:p>362959</text:p>
          </table:table-cell>
          <table:table-cell office:value-type="float" office:value="617216">
            <text:p>617216</text:p>
          </table:table-cell>
          <table:table-cell office:value-type="float" office:value="1297381">
            <text:p>1297381</text:p>
          </table:table-cell>
          <table:table-cell table:number-columns-repeated="2" office:value-type="float" office:value="1298591">
            <text:p>1298591</text:p>
          </table:table-cell>
          <table:table-cell office:value-type="float" office:value="1095974">
            <text:p>109597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2015">
            <text:p>472015</text:p>
          </table:table-cell>
          <table:table-cell office:value-type="float" office:value="666700">
            <text:p>666700</text:p>
          </table:table-cell>
          <table:table-cell office:value-type="float" office:value="1312345">
            <text:p>1312345</text:p>
          </table:table-cell>
          <table:table-cell table:number-columns-repeated="2" office:value-type="float" office:value="1307974">
            <text:p>1307974</text:p>
          </table:table-cell>
          <table:table-cell office:value-type="float" office:value="1096268">
            <text:p>109626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9977">
            <text:p>369977</text:p>
          </table:table-cell>
          <table:table-cell office:value-type="float" office:value="616716">
            <text:p>616716</text:p>
          </table:table-cell>
          <table:table-cell office:value-type="float" office:value="1289874">
            <text:p>1289874</text:p>
          </table:table-cell>
          <table:table-cell table:number-columns-repeated="2" office:value-type="float" office:value="1291220">
            <text:p>1291220</text:p>
          </table:table-cell>
          <table:table-cell office:value-type="float" office:value="1096781">
            <text:p>109678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9699">
            <text:p>479699</text:p>
          </table:table-cell>
          <table:table-cell office:value-type="float" office:value="681331">
            <text:p>681331</text:p>
          </table:table-cell>
          <table:table-cell office:value-type="float" office:value="1343003">
            <text:p>1343003</text:p>
          </table:table-cell>
          <table:table-cell table:number-columns-repeated="2" office:value-type="float" office:value="1340585">
            <text:p>1340585</text:p>
          </table:table-cell>
          <table:table-cell office:value-type="float" office:value="1114103">
            <text:p>111410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7743">
            <text:p>367743</text:p>
          </table:table-cell>
          <table:table-cell office:value-type="float" office:value="606618">
            <text:p>606618</text:p>
          </table:table-cell>
          <table:table-cell office:value-type="float" office:value="1285271">
            <text:p>1285271</text:p>
          </table:table-cell>
          <table:table-cell table:number-columns-repeated="2" office:value-type="float" office:value="1287344">
            <text:p>1287344</text:p>
          </table:table-cell>
          <table:table-cell office:value-type="float" office:value="1098252">
            <text:p>109825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4458">
            <text:p>474458</text:p>
          </table:table-cell>
          <table:table-cell office:value-type="float" office:value="726458">
            <text:p>726458</text:p>
          </table:table-cell>
          <table:table-cell office:value-type="float" office:value="1339275">
            <text:p>1339275</text:p>
          </table:table-cell>
          <table:table-cell table:number-columns-repeated="2" office:value-type="float" office:value="1339193">
            <text:p>1339193</text:p>
          </table:table-cell>
          <table:table-cell office:value-type="float" office:value="1145614">
            <text:p>114561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0396">
            <text:p>350396</text:p>
          </table:table-cell>
          <table:table-cell office:value-type="float" office:value="589485">
            <text:p>589485</text:p>
          </table:table-cell>
          <table:table-cell office:value-type="float" office:value="1296357">
            <text:p>1296357</text:p>
          </table:table-cell>
          <table:table-cell table:number-columns-repeated="2" office:value-type="float" office:value="1300551">
            <text:p>1300551</text:p>
          </table:table-cell>
          <table:table-cell office:value-type="float" office:value="1080293">
            <text:p>108029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95370">
            <text:p>495370</text:p>
          </table:table-cell>
          <table:table-cell office:value-type="float" office:value="720555">
            <text:p>720555</text:p>
          </table:table-cell>
          <table:table-cell office:value-type="float" office:value="1371248">
            <text:p>1371248</text:p>
          </table:table-cell>
          <table:table-cell table:number-columns-repeated="2" office:value-type="float" office:value="1374413">
            <text:p>1374413</text:p>
          </table:table-cell>
          <table:table-cell office:value-type="float" office:value="1166473">
            <text:p>116647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70804">
            <text:p>370804</text:p>
          </table:table-cell>
          <table:table-cell office:value-type="float" office:value="644024">
            <text:p>644024</text:p>
          </table:table-cell>
          <table:table-cell office:value-type="float" office:value="1321422">
            <text:p>1321422</text:p>
          </table:table-cell>
          <table:table-cell table:number-columns-repeated="2" office:value-type="float" office:value="1324388">
            <text:p>1324388</text:p>
          </table:table-cell>
          <table:table-cell office:value-type="float" office:value="1116875">
            <text:p>111687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5577">
            <text:p>475577</text:p>
          </table:table-cell>
          <table:table-cell office:value-type="float" office:value="678146">
            <text:p>678146</text:p>
          </table:table-cell>
          <table:table-cell office:value-type="float" office:value="1310272">
            <text:p>1310272</text:p>
          </table:table-cell>
          <table:table-cell table:number-columns-repeated="2" office:value-type="float" office:value="1308993">
            <text:p>1308993</text:p>
          </table:table-cell>
          <table:table-cell office:value-type="float" office:value="1136002">
            <text:p>113600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2679">
            <text:p>352679</text:p>
          </table:table-cell>
          <table:table-cell office:value-type="float" office:value="586451">
            <text:p>586451</text:p>
          </table:table-cell>
          <table:table-cell office:value-type="float" office:value="1271110">
            <text:p>1271110</text:p>
          </table:table-cell>
          <table:table-cell table:number-columns-repeated="2" office:value-type="float" office:value="1283963">
            <text:p>1283963</text:p>
          </table:table-cell>
          <table:table-cell office:value-type="float" office:value="1077345">
            <text:p>10773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6227">
            <text:p>476227</text:p>
          </table:table-cell>
          <table:table-cell office:value-type="float" office:value="669615">
            <text:p>669615</text:p>
          </table:table-cell>
          <table:table-cell office:value-type="float" office:value="1315957">
            <text:p>1315957</text:p>
          </table:table-cell>
          <table:table-cell table:number-columns-repeated="2" office:value-type="float" office:value="1315457">
            <text:p>1315457</text:p>
          </table:table-cell>
          <table:table-cell office:value-type="float" office:value="1114804">
            <text:p>111480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1942">
            <text:p>351942</text:p>
          </table:table-cell>
          <table:table-cell office:value-type="float" office:value="592699">
            <text:p>592699</text:p>
          </table:table-cell>
          <table:table-cell office:value-type="float" office:value="1264267">
            <text:p>1264267</text:p>
          </table:table-cell>
          <table:table-cell table:number-columns-repeated="2" office:value-type="float" office:value="1260211">
            <text:p>1260211</text:p>
          </table:table-cell>
          <table:table-cell office:value-type="float" office:value="1108393">
            <text:p>110839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7900">
            <text:p>477900</text:p>
          </table:table-cell>
          <table:table-cell office:value-type="float" office:value="715543">
            <text:p>715543</text:p>
          </table:table-cell>
          <table:table-cell office:value-type="float" office:value="1356177">
            <text:p>1356177</text:p>
          </table:table-cell>
          <table:table-cell table:number-columns-repeated="2" office:value-type="float" office:value="1361162">
            <text:p>1361162</text:p>
          </table:table-cell>
          <table:table-cell office:value-type="float" office:value="1130184">
            <text:p>113018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2408">
            <text:p>352408</text:p>
          </table:table-cell>
          <table:table-cell office:value-type="float" office:value="593806">
            <text:p>593806</text:p>
          </table:table-cell>
          <table:table-cell office:value-type="float" office:value="1276287">
            <text:p>1276287</text:p>
          </table:table-cell>
          <table:table-cell table:number-columns-repeated="2" office:value-type="float" office:value="1272419">
            <text:p>1272419</text:p>
          </table:table-cell>
          <table:table-cell office:value-type="float" office:value="1089162">
            <text:p>1089162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496203">
            <text:p>496203</text:p>
          </table:table-cell>
          <table:table-cell table:style-name="ce32" office:value-type="float" office:value="723635">
            <text:p>723635</text:p>
          </table:table-cell>
          <table:table-cell table:style-name="ce32" office:value-type="float" office:value="1377967">
            <text:p>1377967</text:p>
          </table:table-cell>
          <table:table-cell table:style-name="ce32" office:value-type="float" office:value="1374413">
            <text:p>1374413</text:p>
          </table:table-cell>
          <table:table-cell table:style-name="ce32" office:value-type="float" office:value="1374413">
            <text:p>1374413</text:p>
          </table:table-cell>
          <table:table-cell table:style-name="ce37" office:value-type="float" office:value="1129016">
            <text:p>1129016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77159">
            <text:p>377159</text:p>
          </table:table-cell>
          <table:table-cell table:style-name="ce32" office:value-type="float" office:value="635340">
            <text:p>635340</text:p>
          </table:table-cell>
          <table:table-cell table:style-name="ce32" office:value-type="float" office:value="1309305">
            <text:p>1309305</text:p>
          </table:table-cell>
          <table:table-cell table:style-name="ce32" office:value-type="float" office:value="1316166">
            <text:p>1316166</text:p>
          </table:table-cell>
          <table:table-cell table:style-name="ce32" office:value-type="float" office:value="1316166">
            <text:p>1316166</text:p>
          </table:table-cell>
          <table:table-cell table:style-name="ce37" office:value-type="float" office:value="1108562">
            <text:p>1108562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19:.F28])" office:value-type="float" office:value="4807560">
            <text:p>4807560</text:p>
          </table:table-cell>
          <table:table-cell table:style-name="ce33" table:formula="of:=SUM([.G19:.G28])" office:value-type="float" office:value="6988870">
            <text:p>6988870</text:p>
          </table:table-cell>
          <table:table-cell table:style-name="ce33" table:formula="of:=SUM([.H19:.H28])" office:value-type="float" office:value="13443697">
            <text:p>13443697</text:p>
          </table:table-cell>
          <table:table-cell table:style-name="ce33" table:formula="of:=SUM([.I19:.I28])" office:value-type="float" office:value="13429495">
            <text:p>13429495</text:p>
          </table:table-cell>
          <table:table-cell table:style-name="ce33" table:formula="of:=SUM([.J19:.J28])" office:value-type="float" office:value="13429495">
            <text:p>13429495</text:p>
          </table:table-cell>
          <table:table-cell table:style-name="ce38" table:formula="of:=SUM([.K19:.K28])" office:value-type="float" office:value="11330161">
            <text:p>11330161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19:.Q28])" office:value-type="float" office:value="3485442">
            <text:p>3485442</text:p>
          </table:table-cell>
          <table:table-cell table:style-name="ce33" table:formula="of:=SUM([.R19:.R28])" office:value-type="float" office:value="6108295">
            <text:p>6108295</text:p>
          </table:table-cell>
          <table:table-cell table:style-name="ce33" table:formula="of:=SUM([.S19:.S28])" office:value-type="float" office:value="12924619">
            <text:p>12924619</text:p>
          </table:table-cell>
          <table:table-cell table:style-name="ce33" table:formula="of:=SUM([.T19:.T28])" office:value-type="float" office:value="12951842">
            <text:p>12951842</text:p>
          </table:table-cell>
          <table:table-cell table:style-name="ce33" table:formula="of:=SUM([.U19:.U28])" office:value-type="float" office:value="12951842">
            <text:p>12951842</text:p>
          </table:table-cell>
          <table:table-cell table:style-name="ce38" table:formula="of:=SUM([.V19:.V28])" office:value-type="float" office:value="11001061">
            <text:p>1100106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29]/10" office:value-type="float" office:value="480756">
            <text:p>480756</text:p>
          </table:table-cell>
          <table:table-cell table:style-name="ce34" table:formula="of:=[.G29]/10" office:value-type="float" office:value="698887">
            <text:p>698887</text:p>
          </table:table-cell>
          <table:table-cell table:style-name="ce34" table:formula="of:=[.H29]/10" office:value-type="float" office:value="1344369.7">
            <text:p>1344369.7</text:p>
          </table:table-cell>
          <table:table-cell table:style-name="ce34" table:formula="of:=[.I29]/10" office:value-type="float" office:value="1342949.5">
            <text:p>1342949.5</text:p>
          </table:table-cell>
          <table:table-cell table:style-name="ce34" table:formula="of:=[.J29]/10" office:value-type="float" office:value="1342949.5">
            <text:p>1342949.5</text:p>
          </table:table-cell>
          <table:table-cell table:style-name="ce39" table:formula="of:=[.K29]/10" office:value-type="float" office:value="1133016.1">
            <text:p>1133016.1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29]/10" office:value-type="float" office:value="348544.2">
            <text:p>348544.2</text:p>
          </table:table-cell>
          <table:table-cell table:style-name="ce34" table:formula="of:=[.R29]/10" office:value-type="float" office:value="610829.5">
            <text:p>610829.5</text:p>
          </table:table-cell>
          <table:table-cell table:style-name="ce34" table:formula="of:=[.S29]/10" office:value-type="float" office:value="1292461.9">
            <text:p>1292461.9</text:p>
          </table:table-cell>
          <table:table-cell table:style-name="ce34" table:formula="of:=[.T29]/10" office:value-type="float" office:value="1295184.2">
            <text:p>1295184.2</text:p>
          </table:table-cell>
          <table:table-cell table:style-name="ce34" table:formula="of:=[.U29]/10" office:value-type="float" office:value="1295184.2">
            <text:p>1295184.2</text:p>
          </table:table-cell>
          <table:table-cell table:style-name="ce39" table:formula="of:=[.V29]/10" office:value-type="float" office:value="1100106.1">
            <text:p>1100106.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19:.F28])" office:value-type="float" office:value="8382.24060472828">
            <text:p>8382.24</text:p>
          </table:table-cell>
          <table:table-cell table:style-name="ce34" table:formula="of:=STDEV([.G19:.G28])" office:value-type="float" office:value="24477.1720044072">
            <text:p>24477.17</text:p>
          </table:table-cell>
          <table:table-cell table:style-name="ce34" table:formula="of:=STDEV([.H19:.H28])" office:value-type="float" office:value="25170.9041953425">
            <text:p>25170.9</text:p>
          </table:table-cell>
          <table:table-cell table:style-name="ce34" table:formula="of:=STDEV([.I19:.I28])" office:value-type="float" office:value="26411.2307435471">
            <text:p>26411.23</text:p>
          </table:table-cell>
          <table:table-cell table:style-name="ce34" table:formula="of:=STDEV([.J19:.J28])" office:value-type="float" office:value="26411.2307435471">
            <text:p>26411.23</text:p>
          </table:table-cell>
          <table:table-cell table:style-name="ce39" table:formula="of:=STDEV([.K19:.K28])" office:value-type="float" office:value="20698.9222019462">
            <text:p>20698.92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19:.Q28])" office:value-type="float" office:value="42944.8596453121">
            <text:p>42944.86</text:p>
          </table:table-cell>
          <table:table-cell table:style-name="ce34" table:formula="of:=STDEV([.R19:.R28])" office:value-type="float" office:value="20255.4661278272">
            <text:p>20255.47</text:p>
          </table:table-cell>
          <table:table-cell table:style-name="ce34" table:formula="of:=STDEV([.S19:.S28])" office:value-type="float" office:value="18763.8550377522">
            <text:p>18763.86</text:p>
          </table:table-cell>
          <table:table-cell table:style-name="ce34" table:formula="of:=STDEV([.T19:.T28])" office:value-type="float" office:value="20421.7585313095">
            <text:p>20421.76</text:p>
          </table:table-cell>
          <table:table-cell table:style-name="ce34" table:formula="of:=STDEV([.U19:.U28])" office:value-type="float" office:value="20421.7585313095">
            <text:p>20421.76</text:p>
          </table:table-cell>
          <table:table-cell table:style-name="ce39" table:formula="of:=STDEV([.V19:.V28])" office:value-type="float" office:value="16134.4296490455">
            <text:p>16134.4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31];10)" office:value-type="float" office:value="5195.27108639217">
            <text:p>5195.27</text:p>
          </table:table-cell>
          <table:table-cell table:style-name="ce35" table:formula="of:=CONFIDENCE(0.05;[.G31];10)" office:value-type="float" office:value="15170.8296131958">
            <text:p>15170.83</text:p>
          </table:table-cell>
          <table:table-cell table:style-name="ce35" table:formula="of:=CONFIDENCE(0.05;[.H31];10)" office:value-type="float" office:value="15600.8013788873">
            <text:p>15600.8</text:p>
          </table:table-cell>
          <table:table-cell table:style-name="ce35" table:formula="of:=CONFIDENCE(0.05;[.I31];10)" office:value-type="float" office:value="16369.5496119">
            <text:p>16369.55</text:p>
          </table:table-cell>
          <table:table-cell table:style-name="ce35" table:formula="of:=CONFIDENCE(0.05;[.J31];10)" office:value-type="float" office:value="16369.5496119">
            <text:p>16369.55</text:p>
          </table:table-cell>
          <table:table-cell table:style-name="ce40" table:formula="of:=CONFIDENCE(0.05;[.K31];10)" office:value-type="float" office:value="12829.0891548249">
            <text:p>12829.09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31];10)" office:value-type="float" office:value="26617.0106711811">
            <text:p>26617.01</text:p>
          </table:table-cell>
          <table:table-cell table:style-name="ce35" table:formula="of:=CONFIDENCE(0.05;[.R31];10)" office:value-type="float" office:value="12554.2372830406">
            <text:p>12554.24</text:p>
          </table:table-cell>
          <table:table-cell table:style-name="ce35" table:formula="of:=CONFIDENCE(0.05;[.S31];10)" office:value-type="float" office:value="11629.7441392817">
            <text:p>11629.74</text:p>
          </table:table-cell>
          <table:table-cell table:style-name="ce35" table:formula="of:=CONFIDENCE(0.05;[.T31];10)" office:value-type="float" office:value="12657.3044886289">
            <text:p>12657.3</text:p>
          </table:table-cell>
          <table:table-cell table:style-name="ce35" table:formula="of:=CONFIDENCE(0.05;[.U31];10)" office:value-type="float" office:value="12657.3044886289">
            <text:p>12657.3</text:p>
          </table:table-cell>
          <table:table-cell table:style-name="ce40" table:formula="of:=CONFIDENCE(0.05;[.V31];10)" office:value-type="float" office:value="10000.0393455459">
            <text:p>10000.04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92409">
            <text:p>392409</text:p>
          </table:table-cell>
          <table:table-cell office:value-type="float" office:value="570972">
            <text:p>570972</text:p>
          </table:table-cell>
          <table:table-cell office:value-type="float" office:value="1491676">
            <text:p>1491676</text:p>
          </table:table-cell>
          <table:table-cell office:value-type="float" office:value="1831017">
            <text:p>1831017</text:p>
          </table:table-cell>
          <table:table-cell office:value-type="float" office:value="1488372">
            <text:p>1488372</text:p>
          </table:table-cell>
          <table:table-cell office:value-type="float" office:value="864864">
            <text:p>86486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1671">
            <text:p>321671</text:p>
          </table:table-cell>
          <table:table-cell office:value-type="float" office:value="673437">
            <text:p>673437</text:p>
          </table:table-cell>
          <table:table-cell office:value-type="float" office:value="1523358">
            <text:p>1523358</text:p>
          </table:table-cell>
          <table:table-cell office:value-type="float" office:value="1878652">
            <text:p>1878652</text:p>
          </table:table-cell>
          <table:table-cell office:value-type="float" office:value="1523810">
            <text:p>1523810</text:p>
          </table:table-cell>
          <table:table-cell office:value-type="float" office:value="735632">
            <text:p>73563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8612">
            <text:p>378612</text:p>
          </table:table-cell>
          <table:table-cell office:value-type="float" office:value="688642">
            <text:p>688642</text:p>
          </table:table-cell>
          <table:table-cell office:value-type="float" office:value="1598075">
            <text:p>1598075</text:p>
          </table:table-cell>
          <table:table-cell office:value-type="float" office:value="1933403">
            <text:p>1933403</text:p>
          </table:table-cell>
          <table:table-cell office:value-type="float" office:value="1523810">
            <text:p>1523810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265507">
            <text:p>265507</text:p>
          </table:table-cell>
          <table:table-cell office:value-type="float" office:value="666104">
            <text:p>666104</text:p>
          </table:table-cell>
          <table:table-cell office:value-type="float" office:value="1602398">
            <text:p>1602398</text:p>
          </table:table-cell>
          <table:table-cell office:value-type="float" office:value="2006144">
            <text:p>2006144</text:p>
          </table:table-cell>
          <table:table-cell office:value-type="float" office:value="1599996">
            <text:p>1599996</text:p>
          </table:table-cell>
          <table:table-cell office:value-type="float" office:value="853333">
            <text:p>85333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504">
            <text:p>470504</text:p>
          </table:table-cell>
          <table:table-cell office:value-type="float" office:value="890335">
            <text:p>890335</text:p>
          </table:table-cell>
          <table:table-cell office:value-type="float" office:value="1526921">
            <text:p>1526921</text:p>
          </table:table-cell>
          <table:table-cell office:value-type="float" office:value="1945039">
            <text:p>1945039</text:p>
          </table:table-cell>
          <table:table-cell office:value-type="float" office:value="1523806">
            <text:p>1523806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7018">
            <text:p>337018</text:p>
          </table:table-cell>
          <table:table-cell office:value-type="float" office:value="673298">
            <text:p>673298</text:p>
          </table:table-cell>
          <table:table-cell office:value-type="float" office:value="1602674">
            <text:p>1602674</text:p>
          </table:table-cell>
          <table:table-cell office:value-type="float" office:value="1941309">
            <text:p>1941309</text:p>
          </table:table-cell>
          <table:table-cell office:value-type="float" office:value="1600001">
            <text:p>1600001</text:p>
          </table:table-cell>
          <table:table-cell office:value-type="float" office:value="914284">
            <text:p>91428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5655">
            <text:p>355655</text:p>
          </table:table-cell>
          <table:table-cell office:value-type="float" office:value="673268">
            <text:p>673268</text:p>
          </table:table-cell>
          <table:table-cell office:value-type="float" office:value="1520817">
            <text:p>1520817</text:p>
          </table:table-cell>
          <table:table-cell office:value-type="float" office:value="1887929">
            <text:p>1887929</text:p>
          </table:table-cell>
          <table:table-cell office:value-type="float" office:value="1523810">
            <text:p>1523810</text:p>
          </table:table-cell>
          <table:table-cell office:value-type="float" office:value="888889">
            <text:p>88888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0302">
            <text:p>300302</text:p>
          </table:table-cell>
          <table:table-cell office:value-type="float" office:value="634038">
            <text:p>634038</text:p>
          </table:table-cell>
          <table:table-cell office:value-type="float" office:value="1487072">
            <text:p>1487072</text:p>
          </table:table-cell>
          <table:table-cell office:value-type="float" office:value="1780487">
            <text:p>1780487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0127">
            <text:p>410127</text:p>
          </table:table-cell>
          <table:table-cell office:value-type="float" office:value="702477">
            <text:p>702477</text:p>
          </table:table-cell>
          <table:table-cell office:value-type="float" office:value="1562538">
            <text:p>1562538</text:p>
          </table:table-cell>
          <table:table-cell office:value-type="float" office:value="1730908">
            <text:p>1730908</text:p>
          </table:table-cell>
          <table:table-cell office:value-type="float" office:value="1523810">
            <text:p>1523810</text:p>
          </table:table-cell>
          <table:table-cell office:value-type="float" office:value="876712">
            <text:p>87671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3249">
            <text:p>333249</text:p>
          </table:table-cell>
          <table:table-cell office:value-type="float" office:value="687664">
            <text:p>687664</text:p>
          </table:table-cell>
          <table:table-cell office:value-type="float" office:value="1643475">
            <text:p>1643475</text:p>
          </table:table-cell>
          <table:table-cell office:value-type="float" office:value="1937683">
            <text:p>1937683</text:p>
          </table:table-cell>
          <table:table-cell office:value-type="float" office:value="1600001">
            <text:p>1600001</text:p>
          </table:table-cell>
          <table:table-cell office:value-type="float" office:value="901408">
            <text:p>90140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4141">
            <text:p>424141</text:p>
          </table:table-cell>
          <table:table-cell office:value-type="float" office:value="659234">
            <text:p>659234</text:p>
          </table:table-cell>
          <table:table-cell office:value-type="float" office:value="1101787">
            <text:p>1101787</text:p>
          </table:table-cell>
          <table:table-cell office:value-type="float" office:value="1888046">
            <text:p>1888046</text:p>
          </table:table-cell>
          <table:table-cell office:value-type="float" office:value="1560976">
            <text:p>1560976</text:p>
          </table:table-cell>
          <table:table-cell office:value-type="float" office:value="761905">
            <text:p>7619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4794">
            <text:p>324794</text:p>
          </table:table-cell>
          <table:table-cell office:value-type="float" office:value="615333">
            <text:p>615333</text:p>
          </table:table-cell>
          <table:table-cell office:value-type="float" office:value="1522384">
            <text:p>1522384</text:p>
          </table:table-cell>
          <table:table-cell office:value-type="float" office:value="1886297">
            <text:p>1886297</text:p>
          </table:table-cell>
          <table:table-cell office:value-type="float" office:value="1488372">
            <text:p>1488372</text:p>
          </table:table-cell>
          <table:table-cell office:value-type="float" office:value="888889">
            <text:p>88888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0313">
            <text:p>410313</text:p>
          </table:table-cell>
          <table:table-cell office:value-type="float" office:value="614939">
            <text:p>614939</text:p>
          </table:table-cell>
          <table:table-cell office:value-type="float" office:value="1392445">
            <text:p>1392445</text:p>
          </table:table-cell>
          <table:table-cell office:value-type="float" office:value="1886206">
            <text:p>1886206</text:p>
          </table:table-cell>
          <table:table-cell office:value-type="float" office:value="1488372">
            <text:p>1488372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6594">
            <text:p>326594</text:p>
          </table:table-cell>
          <table:table-cell office:value-type="float" office:value="639309">
            <text:p>639309</text:p>
          </table:table-cell>
          <table:table-cell office:value-type="float" office:value="1564779">
            <text:p>1564779</text:p>
          </table:table-cell>
          <table:table-cell office:value-type="float" office:value="2072453">
            <text:p>2072453</text:p>
          </table:table-cell>
          <table:table-cell office:value-type="float" office:value="1684207">
            <text:p>1684207</text:p>
          </table:table-cell>
          <table:table-cell office:value-type="float" office:value="901408">
            <text:p>90140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259">
            <text:p>429259</text:p>
          </table:table-cell>
          <table:table-cell office:value-type="float" office:value="694913">
            <text:p>694913</text:p>
          </table:table-cell>
          <table:table-cell office:value-type="float" office:value="1102373">
            <text:p>1102373</text:p>
          </table:table-cell>
          <table:table-cell office:value-type="float" office:value="1881223">
            <text:p>1881223</text:p>
          </table:table-cell>
          <table:table-cell office:value-type="float" office:value="1560972">
            <text:p>1560972</text:p>
          </table:table-cell>
          <table:table-cell office:value-type="float" office:value="761905">
            <text:p>7619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7852">
            <text:p>347852</text:p>
          </table:table-cell>
          <table:table-cell office:value-type="float" office:value="666484">
            <text:p>666484</text:p>
          </table:table-cell>
          <table:table-cell office:value-type="float" office:value="1487148">
            <text:p>1487148</text:p>
          </table:table-cell>
          <table:table-cell office:value-type="float" office:value="1933982">
            <text:p>1933982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2982">
            <text:p>412982</text:p>
          </table:table-cell>
          <table:table-cell office:value-type="float" office:value="703400">
            <text:p>703400</text:p>
          </table:table-cell>
          <table:table-cell office:value-type="float" office:value="1104466">
            <text:p>1104466</text:p>
          </table:table-cell>
          <table:table-cell office:value-type="float" office:value="1886653">
            <text:p>1886653</text:p>
          </table:table-cell>
          <table:table-cell office:value-type="float" office:value="1523810">
            <text:p>1523810</text:p>
          </table:table-cell>
          <table:table-cell office:value-type="float" office:value="771084">
            <text:p>77108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3481">
            <text:p>303481</text:p>
          </table:table-cell>
          <table:table-cell office:value-type="float" office:value="688814">
            <text:p>688814</text:p>
          </table:table-cell>
          <table:table-cell office:value-type="float" office:value="1598243">
            <text:p>1598243</text:p>
          </table:table-cell>
          <table:table-cell office:value-type="float" office:value="1773594">
            <text:p>1773594</text:p>
          </table:table-cell>
          <table:table-cell office:value-type="float" office:value="1560972">
            <text:p>1560972</text:p>
          </table:table-cell>
          <table:table-cell office:value-type="float" office:value="853333">
            <text:p>853333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415799">
            <text:p>415799</text:p>
          </table:table-cell>
          <table:table-cell table:style-name="ce32" office:value-type="float" office:value="680871">
            <text:p>680871</text:p>
          </table:table-cell>
          <table:table-cell table:style-name="ce32" office:value-type="float" office:value="1556865">
            <text:p>1556865</text:p>
          </table:table-cell>
          <table:table-cell table:style-name="ce32" office:value-type="float" office:value="1832848">
            <text:p>1832848</text:p>
          </table:table-cell>
          <table:table-cell table:style-name="ce32" office:value-type="float" office:value="1560976">
            <text:p>1560976</text:p>
          </table:table-cell>
          <table:table-cell table:style-name="ce37" office:value-type="float" office:value="901408">
            <text:p>901408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33204">
            <text:p>333204</text:p>
          </table:table-cell>
          <table:table-cell table:style-name="ce32" office:value-type="float" office:value="680505">
            <text:p>680505</text:p>
          </table:table-cell>
          <table:table-cell table:style-name="ce32" office:value-type="float" office:value="1595275">
            <text:p>1595275</text:p>
          </table:table-cell>
          <table:table-cell table:style-name="ce32" office:value-type="float" office:value="1935078">
            <text:p>1935078</text:p>
          </table:table-cell>
          <table:table-cell table:style-name="ce32" office:value-type="float" office:value="1560976">
            <text:p>1560976</text:p>
          </table:table-cell>
          <table:table-cell table:style-name="ce37" office:value-type="float" office:value="864864">
            <text:p>864864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5:.F44])" office:value-type="float" office:value="4099801">
            <text:p>4099801</text:p>
          </table:table-cell>
          <table:table-cell table:style-name="ce33" table:formula="of:=SUM([.G35:.G44])" office:value-type="float" office:value="6879051">
            <text:p>6879051</text:p>
          </table:table-cell>
          <table:table-cell table:style-name="ce33" table:formula="of:=SUM([.H35:.H44])" office:value-type="float" office:value="13957963">
            <text:p>13957963</text:p>
          </table:table-cell>
          <table:table-cell table:style-name="ce33" table:formula="of:=SUM([.I35:.I44])" office:value-type="float" office:value="18703272">
            <text:p>18703272</text:p>
          </table:table-cell>
          <table:table-cell table:style-name="ce33" table:formula="of:=SUM([.J35:.J44])" office:value-type="float" office:value="15278714">
            <text:p>15278714</text:p>
          </table:table-cell>
          <table:table-cell table:style-name="ce38" table:formula="of:=SUM([.K35:.K44])" office:value-type="float" office:value="8569625">
            <text:p>8569625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5:.Q44])" office:value-type="float" office:value="3193672">
            <text:p>3193672</text:p>
          </table:table-cell>
          <table:table-cell table:style-name="ce33" table:formula="of:=SUM([.R35:.R44])" office:value-type="float" office:value="6624986">
            <text:p>6624986</text:p>
          </table:table-cell>
          <table:table-cell table:style-name="ce33" table:formula="of:=SUM([.S35:.S44])" office:value-type="float" office:value="15626806">
            <text:p>15626806</text:p>
          </table:table-cell>
          <table:table-cell table:style-name="ce33" table:formula="of:=SUM([.T35:.T44])" office:value-type="float" office:value="19145679">
            <text:p>19145679</text:p>
          </table:table-cell>
          <table:table-cell table:style-name="ce33" table:formula="of:=SUM([.U35:.U44])" office:value-type="float" office:value="15740287">
            <text:p>15740287</text:p>
          </table:table-cell>
          <table:table-cell table:style-name="ce38" table:formula="of:=SUM([.V35:.V44])" office:value-type="float" office:value="8619817">
            <text:p>861981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45]/10" office:value-type="float" office:value="409980.1">
            <text:p>409980.1</text:p>
          </table:table-cell>
          <table:table-cell table:style-name="ce34" table:formula="of:=[.G45]/10" office:value-type="float" office:value="687905.1">
            <text:p>687905.1</text:p>
          </table:table-cell>
          <table:table-cell table:style-name="ce34" table:formula="of:=[.H45]/10" office:value-type="float" office:value="1395796.3">
            <text:p>1395796.3</text:p>
          </table:table-cell>
          <table:table-cell table:style-name="ce34" table:formula="of:=[.I45]/10" office:value-type="float" office:value="1870327.2">
            <text:p>1870327.2</text:p>
          </table:table-cell>
          <table:table-cell table:style-name="ce34" table:formula="of:=[.J45]/10" office:value-type="float" office:value="1527871.4">
            <text:p>1527871.4</text:p>
          </table:table-cell>
          <table:table-cell table:style-name="ce39" table:formula="of:=[.K45]/10" office:value-type="float" office:value="856962.5">
            <text:p>856962.5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45]/10" office:value-type="float" office:value="319367.2">
            <text:p>319367.2</text:p>
          </table:table-cell>
          <table:table-cell table:style-name="ce34" table:formula="of:=[.R45]/10" office:value-type="float" office:value="662498.6">
            <text:p>662498.6</text:p>
          </table:table-cell>
          <table:table-cell table:style-name="ce34" table:formula="of:=[.S45]/10" office:value-type="float" office:value="1562680.6">
            <text:p>1562680.6</text:p>
          </table:table-cell>
          <table:table-cell table:style-name="ce34" table:formula="of:=[.T45]/10" office:value-type="float" office:value="1914567.9">
            <text:p>1914567.9</text:p>
          </table:table-cell>
          <table:table-cell table:style-name="ce34" table:formula="of:=[.U45]/10" office:value-type="float" office:value="1574028.7">
            <text:p>1574028.7</text:p>
          </table:table-cell>
          <table:table-cell table:style-name="ce39" table:formula="of:=[.V45]/10" office:value-type="float" office:value="861981.7">
            <text:p>861981.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5:.F44])" office:value-type="float" office:value="30772.0484475044">
            <text:p>30772.05</text:p>
          </table:table-cell>
          <table:table-cell table:style-name="ce34" table:formula="of:=STDEV([.G35:.G44])" office:value-type="float" office:value="82706.3796766073">
            <text:p>82706.38</text:p>
          </table:table-cell>
          <table:table-cell table:style-name="ce34" table:formula="of:=STDEV([.H35:.H44])" office:value-type="float" office:value="209258.651418685">
            <text:p>209258.65</text:p>
          </table:table-cell>
          <table:table-cell table:style-name="ce34" table:formula="of:=STDEV([.I35:.I44])" office:value-type="float" office:value="60744.7033992814">
            <text:p>60744.7</text:p>
          </table:table-cell>
          <table:table-cell table:style-name="ce34" table:formula="of:=STDEV([.J35:.J44])" office:value-type="float" office:value="26854.3217304031">
            <text:p>26854.32</text:p>
          </table:table-cell>
          <table:table-cell table:style-name="ce39" table:formula="of:=STDEV([.K35:.K44])" office:value-type="float" office:value="65618.5142035217">
            <text:p>65618.51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5:.Q44])" office:value-type="float" office:value="23830.0804623997">
            <text:p>23830.08</text:p>
          </table:table-cell>
          <table:table-cell table:style-name="ce34" table:formula="of:=STDEV([.R35:.R44])" office:value-type="float" office:value="24692.6510803878">
            <text:p>24692.65</text:p>
          </table:table-cell>
          <table:table-cell table:style-name="ce34" table:formula="of:=STDEV([.S35:.S44])" office:value-type="float" office:value="54393.7071160095">
            <text:p>54393.71</text:p>
          </table:table-cell>
          <table:table-cell table:style-name="ce34" table:formula="of:=STDEV([.T35:.T44])" office:value-type="float" office:value="91470.3209528157">
            <text:p>91470.32</text:p>
          </table:table-cell>
          <table:table-cell table:style-name="ce34" table:formula="of:=STDEV([.U35:.U44])" office:value-type="float" office:value="52390.9063632866">
            <text:p>52390.91</text:p>
          </table:table-cell>
          <table:table-cell table:style-name="ce39" table:formula="of:=STDEV([.V35:.V44])" office:value-type="float" office:value="50376.5311673557">
            <text:p>50376.5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47];10)" office:value-type="float" office:value="19072.3627615985">
            <text:p>19072.36</text:p>
          </table:table-cell>
          <table:table-cell table:style-name="ce35" table:formula="of:=CONFIDENCE(0.05;[.G47];10)" office:value-type="float" office:value="51261.0032634561">
            <text:p>51261</text:p>
          </table:table-cell>
          <table:table-cell table:style-name="ce35" table:formula="of:=CONFIDENCE(0.05;[.H47];10)" office:value-type="float" office:value="129697.472616053">
            <text:p>129697.47</text:p>
          </table:table-cell>
          <table:table-cell table:style-name="ce35" table:formula="of:=CONFIDENCE(0.05;[.I47];10)" office:value-type="float" office:value="37649.2654056886">
            <text:p>37649.27</text:p>
          </table:table-cell>
          <table:table-cell table:style-name="ce35" table:formula="of:=CONFIDENCE(0.05;[.J47];10)" office:value-type="float" office:value="16644.1752044123">
            <text:p>16644.18</text:p>
          </table:table-cell>
          <table:table-cell table:style-name="ce40" table:formula="of:=CONFIDENCE(0.05;[.K47];10)" office:value-type="float" office:value="40670.0291305491">
            <text:p>40670.03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47];10)" office:value-type="float" office:value="14769.7654900133">
            <text:p>14769.77</text:p>
          </table:table-cell>
          <table:table-cell table:style-name="ce35" table:formula="of:=CONFIDENCE(0.05;[.R47];10)" office:value-type="float" office:value="15304.3824740542">
            <text:p>15304.38</text:p>
          </table:table-cell>
          <table:table-cell table:style-name="ce35" table:formula="of:=CONFIDENCE(0.05;[.S47];10)" office:value-type="float" office:value="33712.949459132">
            <text:p>33712.95</text:p>
          </table:table-cell>
          <table:table-cell table:style-name="ce35" table:formula="of:=CONFIDENCE(0.05;[.T47];10)" office:value-type="float" office:value="56692.850529859">
            <text:p>56692.85</text:p>
          </table:table-cell>
          <table:table-cell table:style-name="ce35" table:formula="of:=CONFIDENCE(0.05;[.U47];10)" office:value-type="float" office:value="32471.6235018985">
            <text:p>32471.62</text:p>
          </table:table-cell>
          <table:table-cell table:style-name="ce40" table:formula="of:=CONFIDENCE(0.05;[.V47];10)" office:value-type="float" office:value="31223.1237622629">
            <text:p>31223.12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7737">
            <text:p>497737</text:p>
          </table:table-cell>
          <table:table-cell office:value-type="float" office:value="733860">
            <text:p>733860</text:p>
          </table:table-cell>
          <table:table-cell office:value-type="float" office:value="1322064">
            <text:p>1322064</text:p>
          </table:table-cell>
          <table:table-cell office:value-type="float" office:value="1325993">
            <text:p>1325993</text:p>
          </table:table-cell>
          <table:table-cell office:value-type="float" office:value="1164277">
            <text:p>1164277</text:p>
          </table:table-cell>
          <table:table-cell office:value-type="float" office:value="675399">
            <text:p>67539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229029">
            <text:p>229029</text:p>
          </table:table-cell>
          <table:table-cell office:value-type="float" office:value="663877">
            <text:p>663877</text:p>
          </table:table-cell>
          <table:table-cell office:value-type="float" office:value="1305134">
            <text:p>1305134</text:p>
          </table:table-cell>
          <table:table-cell office:value-type="float" office:value="1315613">
            <text:p>1315613</text:p>
          </table:table-cell>
          <table:table-cell office:value-type="float" office:value="1190092">
            <text:p>1190092</text:p>
          </table:table-cell>
          <table:table-cell office:value-type="float" office:value="608166">
            <text:p>60816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85963">
            <text:p>485963</text:p>
          </table:table-cell>
          <table:table-cell office:value-type="float" office:value="727094">
            <text:p>727094</text:p>
          </table:table-cell>
          <table:table-cell office:value-type="float" office:value="1312344">
            <text:p>1312344</text:p>
          </table:table-cell>
          <table:table-cell office:value-type="float" office:value="1314873">
            <text:p>1314873</text:p>
          </table:table-cell>
          <table:table-cell office:value-type="float" office:value="1172190">
            <text:p>1172190</text:p>
          </table:table-cell>
          <table:table-cell office:value-type="float" office:value="680193">
            <text:p>68019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87065">
            <text:p>387065</text:p>
          </table:table-cell>
          <table:table-cell office:value-type="float" office:value="672204">
            <text:p>672204</text:p>
          </table:table-cell>
          <table:table-cell office:value-type="float" office:value="1371792">
            <text:p>1371792</text:p>
          </table:table-cell>
          <table:table-cell office:value-type="float" office:value="1375041">
            <text:p>1375041</text:p>
          </table:table-cell>
          <table:table-cell office:value-type="float" office:value="1179617">
            <text:p>1179617</text:p>
          </table:table-cell>
          <table:table-cell office:value-type="float" office:value="596823">
            <text:p>59682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86024">
            <text:p>486024</text:p>
          </table:table-cell>
          <table:table-cell office:value-type="float" office:value="723587">
            <text:p>723587</text:p>
          </table:table-cell>
          <table:table-cell office:value-type="float" office:value="1311294">
            <text:p>1311294</text:p>
          </table:table-cell>
          <table:table-cell office:value-type="float" office:value="1317915">
            <text:p>1317915</text:p>
          </table:table-cell>
          <table:table-cell office:value-type="float" office:value="1178302">
            <text:p>1178302</text:p>
          </table:table-cell>
          <table:table-cell office:value-type="float" office:value="682581">
            <text:p>68258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84130">
            <text:p>384130</text:p>
          </table:table-cell>
          <table:table-cell office:value-type="float" office:value="680631">
            <text:p>680631</text:p>
          </table:table-cell>
          <table:table-cell office:value-type="float" office:value="1369641">
            <text:p>1369641</text:p>
          </table:table-cell>
          <table:table-cell office:value-type="float" office:value="1371531">
            <text:p>1371531</text:p>
          </table:table-cell>
          <table:table-cell office:value-type="float" office:value="1159744">
            <text:p>1159744</text:p>
          </table:table-cell>
          <table:table-cell office:value-type="float" office:value="593112">
            <text:p>59311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4652">
            <text:p>494652</text:p>
          </table:table-cell>
          <table:table-cell office:value-type="float" office:value="734444">
            <text:p>734444</text:p>
          </table:table-cell>
          <table:table-cell office:value-type="float" office:value="1321024">
            <text:p>1321024</text:p>
          </table:table-cell>
          <table:table-cell office:value-type="float" office:value="1321265">
            <text:p>1321265</text:p>
          </table:table-cell>
          <table:table-cell office:value-type="float" office:value="1157573">
            <text:p>1157573</text:p>
          </table:table-cell>
          <table:table-cell office:value-type="float" office:value="677682">
            <text:p>67768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9093">
            <text:p>339093</text:p>
          </table:table-cell>
          <table:table-cell office:value-type="float" office:value="663386">
            <text:p>663386</text:p>
          </table:table-cell>
          <table:table-cell office:value-type="float" office:value="1340618">
            <text:p>1340618</text:p>
          </table:table-cell>
          <table:table-cell office:value-type="float" office:value="1329414">
            <text:p>1329414</text:p>
          </table:table-cell>
          <table:table-cell office:value-type="float" office:value="1134370">
            <text:p>1134370</text:p>
          </table:table-cell>
          <table:table-cell office:value-type="float" office:value="626233">
            <text:p>62623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0890">
            <text:p>500890</text:p>
          </table:table-cell>
          <table:table-cell office:value-type="float" office:value="733499">
            <text:p>733499</text:p>
          </table:table-cell>
          <table:table-cell office:value-type="float" office:value="1347756">
            <text:p>1347756</text:p>
          </table:table-cell>
          <table:table-cell office:value-type="float" office:value="1348311">
            <text:p>1348311</text:p>
          </table:table-cell>
          <table:table-cell office:value-type="float" office:value="1174775">
            <text:p>1174775</text:p>
          </table:table-cell>
          <table:table-cell office:value-type="float" office:value="672005">
            <text:p>6720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2750">
            <text:p>342750</text:p>
          </table:table-cell>
          <table:table-cell office:value-type="float" office:value="661752">
            <text:p>661752</text:p>
          </table:table-cell>
          <table:table-cell office:value-type="float" office:value="1381360">
            <text:p>1381360</text:p>
          </table:table-cell>
          <table:table-cell office:value-type="float" office:value="1373488">
            <text:p>1373488</text:p>
          </table:table-cell>
          <table:table-cell office:value-type="float" office:value="1184349">
            <text:p>1184349</text:p>
          </table:table-cell>
          <table:table-cell office:value-type="float" office:value="612423">
            <text:p>61242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51294">
            <text:p>451294</text:p>
          </table:table-cell>
          <table:table-cell office:value-type="float" office:value="715764">
            <text:p>715764</text:p>
          </table:table-cell>
          <table:table-cell office:value-type="float" office:value="1354247">
            <text:p>1354247</text:p>
          </table:table-cell>
          <table:table-cell office:value-type="float" office:value="1356404">
            <text:p>1356404</text:p>
          </table:table-cell>
          <table:table-cell office:value-type="float" office:value="1151491">
            <text:p>1151491</text:p>
          </table:table-cell>
          <table:table-cell office:value-type="float" office:value="638391">
            <text:p>63839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8150">
            <text:p>338150</text:p>
          </table:table-cell>
          <table:table-cell office:value-type="float" office:value="655432">
            <text:p>655432</text:p>
          </table:table-cell>
          <table:table-cell office:value-type="float" office:value="1368812">
            <text:p>1368812</text:p>
          </table:table-cell>
          <table:table-cell office:value-type="float" office:value="1373951">
            <text:p>1373951</text:p>
          </table:table-cell>
          <table:table-cell office:value-type="float" office:value="1190914">
            <text:p>1190914</text:p>
          </table:table-cell>
          <table:table-cell office:value-type="float" office:value="593736">
            <text:p>59373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6756">
            <text:p>496756</text:p>
          </table:table-cell>
          <table:table-cell office:value-type="float" office:value="738025">
            <text:p>738025</text:p>
          </table:table-cell>
          <table:table-cell office:value-type="float" office:value="1342182">
            <text:p>1342182</text:p>
          </table:table-cell>
          <table:table-cell office:value-type="float" office:value="1345127">
            <text:p>1345127</text:p>
          </table:table-cell>
          <table:table-cell office:value-type="float" office:value="1179893">
            <text:p>1179893</text:p>
          </table:table-cell>
          <table:table-cell office:value-type="float" office:value="668727">
            <text:p>66872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4284">
            <text:p>344284</text:p>
          </table:table-cell>
          <table:table-cell office:value-type="float" office:value="661318">
            <text:p>661318</text:p>
          </table:table-cell>
          <table:table-cell office:value-type="float" office:value="1343996">
            <text:p>1343996</text:p>
          </table:table-cell>
          <table:table-cell office:value-type="float" office:value="1344384">
            <text:p>1344384</text:p>
          </table:table-cell>
          <table:table-cell office:value-type="float" office:value="1175048">
            <text:p>1175048</text:p>
          </table:table-cell>
          <table:table-cell office:value-type="float" office:value="610580">
            <text:p>61058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7945">
            <text:p>497945</text:p>
          </table:table-cell>
          <table:table-cell office:value-type="float" office:value="726209">
            <text:p>726209</text:p>
          </table:table-cell>
          <table:table-cell office:value-type="float" office:value="1349201">
            <text:p>1349201</text:p>
          </table:table-cell>
          <table:table-cell office:value-type="float" office:value="1351591">
            <text:p>1351591</text:p>
          </table:table-cell>
          <table:table-cell office:value-type="float" office:value="1156347">
            <text:p>1156347</text:p>
          </table:table-cell>
          <table:table-cell office:value-type="float" office:value="669636">
            <text:p>66963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91980">
            <text:p>391980</text:p>
          </table:table-cell>
          <table:table-cell office:value-type="float" office:value="690369">
            <text:p>690369</text:p>
          </table:table-cell>
          <table:table-cell office:value-type="float" office:value="1378343">
            <text:p>1378343</text:p>
          </table:table-cell>
          <table:table-cell office:value-type="float" office:value="1379966">
            <text:p>1379966</text:p>
          </table:table-cell>
          <table:table-cell office:value-type="float" office:value="1194560">
            <text:p>1194560</text:p>
          </table:table-cell>
          <table:table-cell office:value-type="float" office:value="614213">
            <text:p>61421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8353">
            <text:p>498353</text:p>
          </table:table-cell>
          <table:table-cell office:value-type="float" office:value="743029">
            <text:p>743029</text:p>
          </table:table-cell>
          <table:table-cell office:value-type="float" office:value="1340834">
            <text:p>1340834</text:p>
          </table:table-cell>
          <table:table-cell office:value-type="float" office:value="1355088">
            <text:p>1355088</text:p>
          </table:table-cell>
          <table:table-cell office:value-type="float" office:value="1124078">
            <text:p>1124078</text:p>
          </table:table-cell>
          <table:table-cell office:value-type="float" office:value="671805">
            <text:p>6718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6931">
            <text:p>346931</text:p>
          </table:table-cell>
          <table:table-cell office:value-type="float" office:value="668468">
            <text:p>668468</text:p>
          </table:table-cell>
          <table:table-cell office:value-type="float" office:value="1352623">
            <text:p>1352623</text:p>
          </table:table-cell>
          <table:table-cell office:value-type="float" office:value="1366413">
            <text:p>1366413</text:p>
          </table:table-cell>
          <table:table-cell office:value-type="float" office:value="1171415">
            <text:p>1171415</text:p>
          </table:table-cell>
          <table:table-cell office:value-type="float" office:value="610972">
            <text:p>610972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493821">
            <text:p>493821</text:p>
          </table:table-cell>
          <table:table-cell table:style-name="ce32" office:value-type="float" office:value="727562">
            <text:p>727562</text:p>
          </table:table-cell>
          <table:table-cell table:style-name="ce32" office:value-type="float" office:value="1313533">
            <text:p>1313533</text:p>
          </table:table-cell>
          <table:table-cell table:style-name="ce32" office:value-type="float" office:value="1320676">
            <text:p>1320676</text:p>
          </table:table-cell>
          <table:table-cell table:style-name="ce32" office:value-type="float" office:value="1171352">
            <text:p>1171352</text:p>
          </table:table-cell>
          <table:table-cell table:style-name="ce37" office:value-type="float" office:value="676221">
            <text:p>676221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43956">
            <text:p>343956</text:p>
          </table:table-cell>
          <table:table-cell table:style-name="ce32" office:value-type="float" office:value="672199">
            <text:p>672199</text:p>
          </table:table-cell>
          <table:table-cell table:style-name="ce32" office:value-type="float" office:value="1341986">
            <text:p>1341986</text:p>
          </table:table-cell>
          <table:table-cell table:style-name="ce32" office:value-type="float" office:value="1334718">
            <text:p>1334718</text:p>
          </table:table-cell>
          <table:table-cell table:style-name="ce32" office:value-type="float" office:value="1141046">
            <text:p>1141046</text:p>
          </table:table-cell>
          <table:table-cell table:style-name="ce37" office:value-type="float" office:value="605022">
            <text:p>605022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51:.F60])" office:value-type="float" office:value="4903435">
            <text:p>4903435</text:p>
          </table:table-cell>
          <table:table-cell table:style-name="ce33" table:formula="of:=SUM([.G51:.G60])" office:value-type="float" office:value="7303073">
            <text:p>7303073</text:p>
          </table:table-cell>
          <table:table-cell table:style-name="ce33" table:formula="of:=SUM([.H51:.H60])" office:value-type="float" office:value="13314479">
            <text:p>13314479</text:p>
          </table:table-cell>
          <table:table-cell table:style-name="ce33" table:formula="of:=SUM([.I51:.I60])" office:value-type="float" office:value="13357243">
            <text:p>13357243</text:p>
          </table:table-cell>
          <table:table-cell table:style-name="ce33" table:formula="of:=SUM([.J51:.J60])" office:value-type="float" office:value="11630278">
            <text:p>11630278</text:p>
          </table:table-cell>
          <table:table-cell table:style-name="ce38" table:formula="of:=SUM([.K51:.K60])" office:value-type="float" office:value="6712640">
            <text:p>6712640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51:.Q60])" office:value-type="float" office:value="3447368">
            <text:p>3447368</text:p>
          </table:table-cell>
          <table:table-cell table:style-name="ce33" table:formula="of:=SUM([.R51:.R60])" office:value-type="float" office:value="6689636">
            <text:p>6689636</text:p>
          </table:table-cell>
          <table:table-cell table:style-name="ce33" table:formula="of:=SUM([.S51:.S60])" office:value-type="float" office:value="13554305">
            <text:p>13554305</text:p>
          </table:table-cell>
          <table:table-cell table:style-name="ce33" table:formula="of:=SUM([.T51:.T60])" office:value-type="float" office:value="13564519">
            <text:p>13564519</text:p>
          </table:table-cell>
          <table:table-cell table:style-name="ce33" table:formula="of:=SUM([.U51:.U60])" office:value-type="float" office:value="11721155">
            <text:p>11721155</text:p>
          </table:table-cell>
          <table:table-cell table:style-name="ce38" table:formula="of:=SUM([.V51:.V60])" office:value-type="float" office:value="6071280">
            <text:p>6071280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61]/10" office:value-type="float" office:value="490343.5">
            <text:p>490343.5</text:p>
          </table:table-cell>
          <table:table-cell table:style-name="ce34" table:formula="of:=[.G61]/10" office:value-type="float" office:value="730307.3">
            <text:p>730307.3</text:p>
          </table:table-cell>
          <table:table-cell table:style-name="ce34" table:formula="of:=[.H61]/10" office:value-type="float" office:value="1331447.9">
            <text:p>1331447.9</text:p>
          </table:table-cell>
          <table:table-cell table:style-name="ce34" table:formula="of:=[.I61]/10" office:value-type="float" office:value="1335724.3">
            <text:p>1335724.3</text:p>
          </table:table-cell>
          <table:table-cell table:style-name="ce34" table:formula="of:=[.J61]/10" office:value-type="float" office:value="1163027.8">
            <text:p>1163027.8</text:p>
          </table:table-cell>
          <table:table-cell table:style-name="ce39" table:formula="of:=[.K61]/10" office:value-type="float" office:value="671264">
            <text:p>671264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61]/10" office:value-type="float" office:value="344736.8">
            <text:p>344736.8</text:p>
          </table:table-cell>
          <table:table-cell table:style-name="ce34" table:formula="of:=[.R61]/10" office:value-type="float" office:value="668963.6">
            <text:p>668963.6</text:p>
          </table:table-cell>
          <table:table-cell table:style-name="ce34" table:formula="of:=[.S61]/10" office:value-type="float" office:value="1355430.5">
            <text:p>1355430.5</text:p>
          </table:table-cell>
          <table:table-cell table:style-name="ce34" table:formula="of:=[.T61]/10" office:value-type="float" office:value="1356451.9">
            <text:p>1356451.9</text:p>
          </table:table-cell>
          <table:table-cell table:style-name="ce34" table:formula="of:=[.U61]/10" office:value-type="float" office:value="1172115.5">
            <text:p>1172115.5</text:p>
          </table:table-cell>
          <table:table-cell table:style-name="ce39" table:formula="of:=[.V61]/10" office:value-type="float" office:value="607128">
            <text:p>607128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51:.F60])" office:value-type="float" office:value="14614.7339752274">
            <text:p>14614.73</text:p>
          </table:table-cell>
          <table:table-cell table:style-name="ce34" table:formula="of:=STDEV([.G51:.G60])" office:value-type="float" office:value="7836.19448527862">
            <text:p>7836.19</text:p>
          </table:table-cell>
          <table:table-cell table:style-name="ce34" table:formula="of:=STDEV([.H51:.H60])" office:value-type="float" office:value="16973.9768629642">
            <text:p>16973.98</text:p>
          </table:table-cell>
          <table:table-cell table:style-name="ce34" table:formula="of:=STDEV([.I51:.I60])" office:value-type="float" office:value="16942.2535235297">
            <text:p>16942.25</text:p>
          </table:table-cell>
          <table:table-cell table:style-name="ce34" table:formula="of:=STDEV([.J51:.J60])" office:value-type="float" office:value="16783.2727095893">
            <text:p>16783.27</text:p>
          </table:table-cell>
          <table:table-cell table:style-name="ce39" table:formula="of:=STDEV([.K51:.K60])" office:value-type="float" office:value="12388.2783845591">
            <text:p>12388.28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51:.Q60])" office:value-type="float" office:value="46005.4714446493">
            <text:p>46005.47</text:p>
          </table:table-cell>
          <table:table-cell table:style-name="ce34" table:formula="of:=STDEV([.R51:.R60])" office:value-type="float" office:value="10360.6235891261">
            <text:p>10360.62</text:p>
          </table:table-cell>
          <table:table-cell table:style-name="ce34" table:formula="of:=STDEV([.S51:.S60])" office:value-type="float" office:value="23367.9639594705">
            <text:p>23367.96</text:p>
          </table:table-cell>
          <table:table-cell table:style-name="ce34" table:formula="of:=STDEV([.T51:.T60])" office:value-type="float" office:value="23186.149890973">
            <text:p>23186.15</text:p>
          </table:table-cell>
          <table:table-cell table:style-name="ce34" table:formula="of:=STDEV([.U51:.U60])" office:value-type="float" office:value="20918.9059319289">
            <text:p>20918.91</text:p>
          </table:table-cell>
          <table:table-cell table:style-name="ce39" table:formula="of:=STDEV([.V51:.V60])" office:value-type="float" office:value="10314.1086758759">
            <text:p>10314.1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63];10)" office:value-type="float" office:value="9058.13951629865">
            <text:p>9058.14</text:p>
          </table:table-cell>
          <table:table-cell table:style-name="ce35" table:formula="of:=CONFIDENCE(0.05;[.G63];10)" office:value-type="float" office:value="4856.83441414809">
            <text:p>4856.83</text:p>
          </table:table-cell>
          <table:table-cell table:style-name="ce35" table:formula="of:=CONFIDENCE(0.05;[.H63];10)" office:value-type="float" office:value="10520.3865381178">
            <text:p>10520.39</text:p>
          </table:table-cell>
          <table:table-cell table:style-name="ce35" table:formula="of:=CONFIDENCE(0.05;[.I63];10)" office:value-type="float" office:value="10500.7245699282">
            <text:p>10500.72</text:p>
          </table:table-cell>
          <table:table-cell table:style-name="ce35" table:formula="of:=CONFIDENCE(0.05;[.J63];10)" office:value-type="float" office:value="10402.1890512162">
            <text:p>10402.19</text:p>
          </table:table-cell>
          <table:table-cell table:style-name="ce40" table:formula="of:=CONFIDENCE(0.05;[.K63];10)" office:value-type="float" office:value="7678.19340155569">
            <text:p>7678.19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63];10)" office:value-type="float" office:value="28513.962660223">
            <text:p>28513.96</text:p>
          </table:table-cell>
          <table:table-cell table:style-name="ce35" table:formula="of:=CONFIDENCE(0.05;[.R63];10)" office:value-type="float" office:value="6421.46303211779">
            <text:p>6421.46</text:p>
          </table:table-cell>
          <table:table-cell table:style-name="ce35" table:formula="of:=CONFIDENCE(0.05;[.S63];10)" office:value-type="float" office:value="14483.3479771518">
            <text:p>14483.35</text:p>
          </table:table-cell>
          <table:table-cell table:style-name="ce35" table:formula="of:=CONFIDENCE(0.05;[.T63];10)" office:value-type="float" office:value="14370.660520694">
            <text:p>14370.66</text:p>
          </table:table-cell>
          <table:table-cell table:style-name="ce35" table:formula="of:=CONFIDENCE(0.05;[.U63];10)" office:value-type="float" office:value="12965.4339778559">
            <text:p>12965.43</text:p>
          </table:table-cell>
          <table:table-cell table:style-name="ce40" table:formula="of:=CONFIDENCE(0.05;[.V63];10)" office:value-type="float" office:value="6392.63331995724">
            <text:p>6392.63</text:p>
          </table:table-cell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4]" office:value-type="float" office:value="391132.5">
            <text:p>391132.5</text:p>
          </table:table-cell>
          <table:table-cell table:style-name="Default"/>
          <table:table-cell table:style-name="Default" table:formula="of:=[.H14]" office:value-type="float" office:value="1388693.6">
            <text:p>1388693.6</text:p>
          </table:table-cell>
          <table:table-cell table:style-name="Default"/>
          <table:table-cell table:style-name="Default" table:formula="of:=[.J14]" office:value-type="float" office:value="1640764.2">
            <text:p>1640764.2</text:p>
          </table:table-cell>
          <table:table-cell table:style-name="Default" table:formula="of:=[.K14]" office:value-type="float" office:value="1463393.4">
            <text:p>1463393.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0]" office:value-type="float" office:value="480756">
            <text:p>480756</text:p>
          </table:table-cell>
          <table:table-cell table:style-name="Default"/>
          <table:table-cell table:style-name="Default" table:formula="of:=[.H30]" office:value-type="float" office:value="1344369.7">
            <text:p>1344369.7</text:p>
          </table:table-cell>
          <table:table-cell table:style-name="Default"/>
          <table:table-cell table:style-name="Default" table:formula="of:=[.J30]" office:value-type="float" office:value="1342949.5">
            <text:p>1342949.5</text:p>
          </table:table-cell>
          <table:table-cell table:style-name="Default" table:formula="of:=[.K30]" office:value-type="float" office:value="1133016.1">
            <text:p>1133016.1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6]" office:value-type="float" office:value="409980.1">
            <text:p>409980.1</text:p>
          </table:table-cell>
          <table:table-cell table:style-name="Default"/>
          <table:table-cell table:style-name="Default" table:formula="of:=[.H46]" office:value-type="float" office:value="1395796.3">
            <text:p>1395796.3</text:p>
          </table:table-cell>
          <table:table-cell table:style-name="Default"/>
          <table:table-cell table:style-name="Default" table:formula="of:=[.J46]" office:value-type="float" office:value="1527871.4">
            <text:p>1527871.4</text:p>
          </table:table-cell>
          <table:table-cell table:style-name="Default" table:formula="of:=[.K46]" office:value-type="float" office:value="856962.5">
            <text:p>856962.5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2]" office:value-type="float" office:value="490343.5">
            <text:p>490343.5</text:p>
          </table:table-cell>
          <table:table-cell table:style-name="Default"/>
          <table:table-cell table:style-name="Default" table:formula="of:=[.H62]" office:value-type="float" office:value="1331447.9">
            <text:p>1331447.9</text:p>
          </table:table-cell>
          <table:table-cell table:style-name="Default"/>
          <table:table-cell table:style-name="Default" table:formula="of:=[.J62]" office:value-type="float" office:value="1163027.8">
            <text:p>1163027.8</text:p>
          </table:table-cell>
          <table:table-cell table:style-name="Default" table:formula="of:=[.K62]" office:value-type="float" office:value="671264">
            <text:p>67126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4]" office:value-type="float" office:value="317415.7">
            <text:p>317415.7</text:p>
          </table:table-cell>
          <table:table-cell table:style-name="Default"/>
          <table:table-cell table:style-name="Default" table:formula="of:=[.S14]" office:value-type="float" office:value="1451602.2">
            <text:p>1451602.2</text:p>
          </table:table-cell>
          <table:table-cell table:style-name="Default"/>
          <table:table-cell table:style-name="Default" table:formula="of:=[.U14]" office:value-type="float" office:value="1774974.4">
            <text:p>1774974.4</text:p>
          </table:table-cell>
          <table:table-cell table:style-name="Default" table:formula="of:=[.V14]" office:value-type="float" office:value="1503041.4">
            <text:p>1503041.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0]" office:value-type="float" office:value="348544.2">
            <text:p>348544.2</text:p>
          </table:table-cell>
          <table:table-cell table:style-name="Default"/>
          <table:table-cell table:style-name="Default" table:formula="of:=[.S30]" office:value-type="float" office:value="1292461.9">
            <text:p>1292461.9</text:p>
          </table:table-cell>
          <table:table-cell table:style-name="Default"/>
          <table:table-cell table:style-name="Default" table:formula="of:=[.U30]" office:value-type="float" office:value="1295184.2">
            <text:p>1295184.2</text:p>
          </table:table-cell>
          <table:table-cell table:style-name="Default" table:formula="of:=[.V30]" office:value-type="float" office:value="1100106.1">
            <text:p>1100106.1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6]" office:value-type="float" office:value="319367.2">
            <text:p>319367.2</text:p>
          </table:table-cell>
          <table:table-cell table:style-name="Default"/>
          <table:table-cell table:style-name="Default" table:formula="of:=[.S46]" office:value-type="float" office:value="1562680.6">
            <text:p>1562680.6</text:p>
          </table:table-cell>
          <table:table-cell table:style-name="Default"/>
          <table:table-cell table:style-name="Default" table:formula="of:=[.U46]" office:value-type="float" office:value="1574028.7">
            <text:p>1574028.7</text:p>
          </table:table-cell>
          <table:table-cell table:style-name="Default" table:formula="of:=[.V46]" office:value-type="float" office:value="861981.7">
            <text:p>861981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2]" office:value-type="float" office:value="344736.8">
            <text:p>344736.8</text:p>
          </table:table-cell>
          <table:table-cell table:style-name="Default"/>
          <table:table-cell table:style-name="Default" table:formula="of:=[.S62]" office:value-type="float" office:value="1355430.5">
            <text:p>1355430.5</text:p>
          </table:table-cell>
          <table:table-cell table:style-name="Default"/>
          <table:table-cell table:style-name="Default" table:formula="of:=[.U62]" office:value-type="float" office:value="1172115.5">
            <text:p>1172115.5</text:p>
          </table:table-cell>
          <table:table-cell table:style-name="Default" table:formula="of:=[.V62]" office:value-type="float" office:value="607128">
            <text:p>60712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6]" office:value-type="float" office:value="16017.6042845987">
            <text:p>16017.6</text:p>
          </table:table-cell>
          <table:table-cell table:style-name="Default"/>
          <table:table-cell table:style-name="Default" table:formula="of:=[.H16]" office:value-type="float" office:value="125826.219987809">
            <text:p>125826.22</text:p>
          </table:table-cell>
          <table:table-cell table:style-name="Default"/>
          <table:table-cell table:style-name="Default" table:formula="of:=[.J16]" office:value-type="float" office:value="172222.625384307">
            <text:p>172222.63</text:p>
          </table:table-cell>
          <table:table-cell table:style-name="Default" table:formula="of:=[.K16]" office:value-type="float" office:value="92298.208938961">
            <text:p>92298.21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2]" office:value-type="float" office:value="5195.27108639217">
            <text:p>5195.27</text:p>
          </table:table-cell>
          <table:table-cell table:style-name="Default"/>
          <table:table-cell table:style-name="Default" table:formula="of:=[.H32]" office:value-type="float" office:value="15600.8013788873">
            <text:p>15600.8</text:p>
          </table:table-cell>
          <table:table-cell table:style-name="Default"/>
          <table:table-cell table:style-name="Default" table:formula="of:=[.J32]" office:value-type="float" office:value="16369.5496119">
            <text:p>16369.55</text:p>
          </table:table-cell>
          <table:table-cell table:style-name="Default" table:formula="of:=[.K32]" office:value-type="float" office:value="12829.0891548249">
            <text:p>12829.09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8]" office:value-type="float" office:value="19072.3627615985">
            <text:p>19072.36</text:p>
          </table:table-cell>
          <table:table-cell table:style-name="Default"/>
          <table:table-cell table:style-name="Default" table:formula="of:=[.H48]" office:value-type="float" office:value="129697.472616053">
            <text:p>129697.47</text:p>
          </table:table-cell>
          <table:table-cell table:style-name="Default"/>
          <table:table-cell table:style-name="Default" table:formula="of:=[.J48]" office:value-type="float" office:value="16644.1752044123">
            <text:p>16644.18</text:p>
          </table:table-cell>
          <table:table-cell table:style-name="Default" table:formula="of:=[.K48]" office:value-type="float" office:value="40670.0291305491">
            <text:p>40670.03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4]" office:value-type="float" office:value="9058.13951629865">
            <text:p>9058.14</text:p>
          </table:table-cell>
          <table:table-cell table:style-name="Default"/>
          <table:table-cell table:style-name="Default" table:formula="of:=[.H64]" office:value-type="float" office:value="10520.3865381178">
            <text:p>10520.39</text:p>
          </table:table-cell>
          <table:table-cell table:style-name="Default"/>
          <table:table-cell table:style-name="Default" table:formula="of:=[.J64]" office:value-type="float" office:value="10402.1890512162">
            <text:p>10402.19</text:p>
          </table:table-cell>
          <table:table-cell table:style-name="Default" table:formula="of:=[.K64]" office:value-type="float" office:value="7678.19340155569">
            <text:p>7678.19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6]" office:value-type="float" office:value="16919.089517901">
            <text:p>16919.09</text:p>
          </table:table-cell>
          <table:table-cell table:style-name="Default"/>
          <table:table-cell table:style-name="Default" table:formula="of:=[.S16]" office:value-type="float" office:value="32501.8987377762">
            <text:p>32501.9</text:p>
          </table:table-cell>
          <table:table-cell table:style-name="Default"/>
          <table:table-cell table:style-name="Default" table:formula="of:=[.U16]" office:value-type="float" office:value="100420.598309032">
            <text:p>100420.6</text:p>
          </table:table-cell>
          <table:table-cell table:style-name="Default" table:formula="of:=[.V16]" office:value-type="float" office:value="21100.4418489637">
            <text:p>21100.4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2]" office:value-type="float" office:value="26617.0106711811">
            <text:p>26617.01</text:p>
          </table:table-cell>
          <table:table-cell table:style-name="Default"/>
          <table:table-cell table:style-name="Default" table:formula="of:=[.S32]" office:value-type="float" office:value="11629.7441392817">
            <text:p>11629.74</text:p>
          </table:table-cell>
          <table:table-cell table:style-name="Default"/>
          <table:table-cell table:style-name="Default" table:formula="of:=[.U32]" office:value-type="float" office:value="12657.3044886289">
            <text:p>12657.3</text:p>
          </table:table-cell>
          <table:table-cell table:style-name="Default" table:formula="of:=[.V32]" office:value-type="float" office:value="10000.0393455459">
            <text:p>10000.0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8]" office:value-type="float" office:value="14769.7654900133">
            <text:p>14769.77</text:p>
          </table:table-cell>
          <table:table-cell table:style-name="Default"/>
          <table:table-cell table:style-name="Default" table:formula="of:=[.S48]" office:value-type="float" office:value="33712.949459132">
            <text:p>33712.95</text:p>
          </table:table-cell>
          <table:table-cell table:style-name="Default"/>
          <table:table-cell table:style-name="Default" table:formula="of:=[.U48]" office:value-type="float" office:value="32471.6235018985">
            <text:p>32471.62</text:p>
          </table:table-cell>
          <table:table-cell table:style-name="Default" table:formula="of:=[.V48]" office:value-type="float" office:value="31223.1237622629">
            <text:p>31223.12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4]" office:value-type="float" office:value="28513.962660223">
            <text:p>28513.96</text:p>
          </table:table-cell>
          <table:table-cell table:style-name="Default"/>
          <table:table-cell table:style-name="Default" table:formula="of:=[.S64]" office:value-type="float" office:value="14483.3479771518">
            <text:p>14483.35</text:p>
          </table:table-cell>
          <table:table-cell table:style-name="Default"/>
          <table:table-cell table:style-name="Default" table:formula="of:=[.U64]" office:value-type="float" office:value="12965.4339778559">
            <text:p>12965.43</text:p>
          </table:table-cell>
          <table:table-cell table:style-name="Default" table:formula="of:=[.V64]" office:value-type="float" office:value="6392.63331995724">
            <text:p>6392.63</text:p>
          </table:table-cell>
          <table:table-cell/>
          <table:table-cell table:style-name="Default" table:number-columns-repeated="10"/>
          <table:table-cell table:number-columns-repeated="1002"/>
        </table:table-row>
      </table:table>
      <table:table table:name="XFS" table:style-name="ta1" table:print="false">
        <table:table-column table:style-name="co11" table:default-cell-style-name="Default"/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4" table:default-cell-style-name="ce25"/>
        <table:table-column table:style-name="co15" table:number-columns-repeated="2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8" table:default-cell-style-name="ce36"/>
        <table:table-column table:style-name="co20" table:default-cell-style-name="Default"/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4" table:default-cell-style-name="ce25"/>
        <table:table-column table:style-name="co15" table:number-columns-repeated="2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8" table:default-cell-style-name="ce36"/>
        <table:table-column table:style-name="co6" table:number-columns-repeated="1002" table:default-cell-style-name="Default"/>
        <table:table-row table:style-name="ro2">
          <table:table-cell table:style-name="ce10"/>
          <table:table-cell table:style-name="ce11" table:number-columns-repeated="10"/>
          <table:table-cell table:style-name="ce10"/>
          <table:table-cell table:style-name="ce11" table:number-columns-repeated="10"/>
          <table:table-cell table:style-name="ce10"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7331">
            <text:p>467331</text:p>
          </table:table-cell>
          <table:table-cell office:value-type="float" office:value="736215">
            <text:p>736215</text:p>
          </table:table-cell>
          <table:table-cell office:value-type="float" office:value="1487136">
            <text:p>1487136</text:p>
          </table:table-cell>
          <table:table-cell table:number-columns-repeated="2" office:value-type="float" office:value="1939508">
            <text:p>1939508</text:p>
          </table:table-cell>
          <table:table-cell office:value-type="float" office:value="1641027">
            <text:p>164102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3532">
            <text:p>333532</text:p>
          </table:table-cell>
          <table:table-cell office:value-type="float" office:value="743493">
            <text:p>743493</text:p>
          </table:table-cell>
          <table:table-cell office:value-type="float" office:value="1643386">
            <text:p>1643386</text:p>
          </table:table-cell>
          <table:table-cell table:number-columns-repeated="2" office:value-type="float" office:value="1888175">
            <text:p>1888175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7189">
            <text:p>467189</text:p>
          </table:table-cell>
          <table:table-cell office:value-type="float" office:value="673322">
            <text:p>673322</text:p>
          </table:table-cell>
          <table:table-cell office:value-type="float" office:value="1487792">
            <text:p>1487792</text:p>
          </table:table-cell>
          <table:table-cell table:number-columns-repeated="2" office:value-type="float" office:value="1944151">
            <text:p>1944151</text:p>
          </table:table-cell>
          <table:table-cell office:value-type="float" office:value="1560972">
            <text:p>15609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5947">
            <text:p>345947</text:p>
          </table:table-cell>
          <table:table-cell office:value-type="float" office:value="688358">
            <text:p>688358</text:p>
          </table:table-cell>
          <table:table-cell office:value-type="float" office:value="1491809">
            <text:p>1491809</text:p>
          </table:table-cell>
          <table:table-cell table:number-columns-repeated="2" office:value-type="float" office:value="1834371">
            <text:p>1834371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423">
            <text:p>477423</text:p>
          </table:table-cell>
          <table:table-cell office:value-type="float" office:value="726431">
            <text:p>726431</text:p>
          </table:table-cell>
          <table:table-cell office:value-type="float" office:value="1491785">
            <text:p>1491785</text:p>
          </table:table-cell>
          <table:table-cell table:number-columns-repeated="2" office:value-type="float" office:value="1935704">
            <text:p>193570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733">
            <text:p>338733</text:p>
          </table:table-cell>
          <table:table-cell office:value-type="float" office:value="660550">
            <text:p>660550</text:p>
          </table:table-cell>
          <table:table-cell office:value-type="float" office:value="1363626">
            <text:p>1363626</text:p>
          </table:table-cell>
          <table:table-cell table:number-columns-repeated="2" office:value-type="float" office:value="1830870">
            <text:p>1830870</text:p>
          </table:table-cell>
          <table:table-cell office:value-type="float" office:value="1600001">
            <text:p>16000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5285">
            <text:p>485285</text:p>
          </table:table-cell>
          <table:table-cell office:value-type="float" office:value="702560">
            <text:p>702560</text:p>
          </table:table-cell>
          <table:table-cell office:value-type="float" office:value="1563685">
            <text:p>1563685</text:p>
          </table:table-cell>
          <table:table-cell table:number-columns-repeated="2" office:value-type="float" office:value="1996490">
            <text:p>1996490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6979">
            <text:p>336979</text:p>
          </table:table-cell>
          <table:table-cell office:value-type="float" office:value="673419">
            <text:p>673419</text:p>
          </table:table-cell>
          <table:table-cell office:value-type="float" office:value="1452950">
            <text:p>1452950</text:p>
          </table:table-cell>
          <table:table-cell table:number-columns-repeated="2" office:value-type="float" office:value="1935187">
            <text:p>1935187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95677">
            <text:p>495677</text:p>
          </table:table-cell>
          <table:table-cell office:value-type="float" office:value="710644">
            <text:p>710644</text:p>
          </table:table-cell>
          <table:table-cell office:value-type="float" office:value="1563347">
            <text:p>1563347</text:p>
          </table:table-cell>
          <table:table-cell table:number-columns-repeated="2" office:value-type="float" office:value="1995867">
            <text:p>1995867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7000">
            <text:p>337000</text:p>
          </table:table-cell>
          <table:table-cell office:value-type="float" office:value="688862">
            <text:p>688862</text:p>
          </table:table-cell>
          <table:table-cell office:value-type="float" office:value="1490285">
            <text:p>1490285</text:p>
          </table:table-cell>
          <table:table-cell table:number-columns-repeated="2" office:value-type="float" office:value="1935888">
            <text:p>1935888</text:p>
          </table:table-cell>
          <table:table-cell office:value-type="float" office:value="1560972">
            <text:p>15609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6676">
            <text:p>426676</text:p>
          </table:table-cell>
          <table:table-cell office:value-type="float" office:value="726906">
            <text:p>726906</text:p>
          </table:table-cell>
          <table:table-cell office:value-type="float" office:value="1528007">
            <text:p>1528007</text:p>
          </table:table-cell>
          <table:table-cell table:number-columns-repeated="2" office:value-type="float" office:value="1824775">
            <text:p>1824775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3261">
            <text:p>333261</text:p>
          </table:table-cell>
          <table:table-cell office:value-type="float" office:value="673194">
            <text:p>673194</text:p>
          </table:table-cell>
          <table:table-cell office:value-type="float" office:value="1450749">
            <text:p>1450749</text:p>
          </table:table-cell>
          <table:table-cell table:number-columns-repeated="2" office:value-type="float" office:value="1886899">
            <text:p>1886899</text:p>
          </table:table-cell>
          <table:table-cell office:value-type="float" office:value="1560972">
            <text:p>15609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4882">
            <text:p>484882</text:p>
          </table:table-cell>
          <table:table-cell office:value-type="float" office:value="711635">
            <text:p>711635</text:p>
          </table:table-cell>
          <table:table-cell office:value-type="float" office:value="1487748">
            <text:p>1487748</text:p>
          </table:table-cell>
          <table:table-cell table:number-columns-repeated="2" office:value-type="float" office:value="1942476">
            <text:p>1942476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9783">
            <text:p>359783</text:p>
          </table:table-cell>
          <table:table-cell office:value-type="float" office:value="560912">
            <text:p>560912</text:p>
          </table:table-cell>
          <table:table-cell office:value-type="float" office:value="1418947">
            <text:p>1418947</text:p>
          </table:table-cell>
          <table:table-cell table:number-columns-repeated="2" office:value-type="float" office:value="1877202">
            <text:p>1877202</text:p>
          </table:table-cell>
          <table:table-cell office:value-type="float" office:value="1488368">
            <text:p>148836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1527">
            <text:p>481527</text:p>
          </table:table-cell>
          <table:table-cell office:value-type="float" office:value="726514">
            <text:p>726514</text:p>
          </table:table-cell>
          <table:table-cell office:value-type="float" office:value="1524587">
            <text:p>1524587</text:p>
          </table:table-cell>
          <table:table-cell table:number-columns-repeated="2" office:value-type="float" office:value="1938619">
            <text:p>1938619</text:p>
          </table:table-cell>
          <table:table-cell office:value-type="float" office:value="1600001">
            <text:p>1600001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567">
            <text:p>338567</text:p>
          </table:table-cell>
          <table:table-cell office:value-type="float" office:value="681331">
            <text:p>681331</text:p>
          </table:table-cell>
          <table:table-cell office:value-type="float" office:value="1485208">
            <text:p>1485208</text:p>
          </table:table-cell>
          <table:table-cell table:number-columns-repeated="2" office:value-type="float" office:value="1884493">
            <text:p>1884493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682">
            <text:p>477682</text:p>
          </table:table-cell>
          <table:table-cell office:value-type="float" office:value="680786">
            <text:p>680786</text:p>
          </table:table-cell>
          <table:table-cell office:value-type="float" office:value="1330937">
            <text:p>1330937</text:p>
          </table:table-cell>
          <table:table-cell table:number-columns-repeated="2" office:value-type="float" office:value="1637835">
            <text:p>1637835</text:p>
          </table:table-cell>
          <table:table-cell office:value-type="float" office:value="1454545">
            <text:p>14545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6682">
            <text:p>336682</text:p>
          </table:table-cell>
          <table:table-cell office:value-type="float" office:value="681094">
            <text:p>681094</text:p>
          </table:table-cell>
          <table:table-cell office:value-type="float" office:value="1334876">
            <text:p>1334876</text:p>
          </table:table-cell>
          <table:table-cell table:number-columns-repeated="2" office:value-type="float" office:value="1680084">
            <text:p>1680084</text:p>
          </table:table-cell>
          <table:table-cell office:value-type="float" office:value="1454545">
            <text:p>1454545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488201">
            <text:p>488201</text:p>
          </table:table-cell>
          <table:table-cell table:style-name="ce32" office:value-type="float" office:value="718542">
            <text:p>718542</text:p>
          </table:table-cell>
          <table:table-cell table:style-name="ce32" office:value-type="float" office:value="1336041">
            <text:p>1336041</text:p>
          </table:table-cell>
          <table:table-cell table:style-name="ce32" office:value-type="float" office:value="1779864">
            <text:p>1779864</text:p>
          </table:table-cell>
          <table:table-cell table:style-name="ce32" office:value-type="float" office:value="1779864">
            <text:p>1779864</text:p>
          </table:table-cell>
          <table:table-cell table:style-name="ce37" office:value-type="float" office:value="1488372">
            <text:p>1488372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34947">
            <text:p>334947</text:p>
          </table:table-cell>
          <table:table-cell table:style-name="ce32" office:value-type="float" office:value="652288">
            <text:p>652288</text:p>
          </table:table-cell>
          <table:table-cell table:style-name="ce32" office:value-type="float" office:value="1524202">
            <text:p>1524202</text:p>
          </table:table-cell>
          <table:table-cell table:style-name="ce32" office:value-type="float" office:value="1996816">
            <text:p>1996816</text:p>
          </table:table-cell>
          <table:table-cell table:style-name="ce32" office:value-type="float" office:value="1996816">
            <text:p>1996816</text:p>
          </table:table-cell>
          <table:table-cell table:style-name="ce37" office:value-type="float" office:value="1600001">
            <text:p>160000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:.F12])" office:value-type="float" office:value="4751873">
            <text:p>4751873</text:p>
          </table:table-cell>
          <table:table-cell table:style-name="ce33" table:formula="of:=SUM([.G3:.G12])" office:value-type="float" office:value="7113555">
            <text:p>7113555</text:p>
          </table:table-cell>
          <table:table-cell table:style-name="ce33" table:formula="of:=SUM([.H3:.H12])" office:value-type="float" office:value="14801065">
            <text:p>14801065</text:p>
          </table:table-cell>
          <table:table-cell table:style-name="ce33" table:formula="of:=SUM([.I3:.I12])" office:value-type="float" office:value="18935289">
            <text:p>18935289</text:p>
          </table:table-cell>
          <table:table-cell table:style-name="ce33" table:formula="of:=SUM([.J3:.J12])" office:value-type="float" office:value="18935289">
            <text:p>18935289</text:p>
          </table:table-cell>
          <table:table-cell table:style-name="ce38" table:formula="of:=SUM([.K3:.K12])" office:value-type="float" office:value="15635549">
            <text:p>15635549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:.Q12])" office:value-type="float" office:value="3395431">
            <text:p>3395431</text:p>
          </table:table-cell>
          <table:table-cell table:style-name="ce33" table:formula="of:=SUM([.R3:.R12])" office:value-type="float" office:value="6703501">
            <text:p>6703501</text:p>
          </table:table-cell>
          <table:table-cell table:style-name="ce33" table:formula="of:=SUM([.S3:.S12])" office:value-type="float" office:value="14656038">
            <text:p>14656038</text:p>
          </table:table-cell>
          <table:table-cell table:style-name="ce33" table:formula="of:=SUM([.T3:.T12])" office:value-type="float" office:value="18749985">
            <text:p>18749985</text:p>
          </table:table-cell>
          <table:table-cell table:style-name="ce33" table:formula="of:=SUM([.U3:.U12])" office:value-type="float" office:value="18749985">
            <text:p>18749985</text:p>
          </table:table-cell>
          <table:table-cell table:style-name="ce38" table:formula="of:=SUM([.V3:.V12])" office:value-type="float" office:value="15471597">
            <text:p>1547159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13]/10" office:value-type="float" office:value="475187.3">
            <text:p>475187.3</text:p>
          </table:table-cell>
          <table:table-cell table:style-name="ce34" table:formula="of:=[.G13]/10" office:value-type="float" office:value="711355.5">
            <text:p>711355.5</text:p>
          </table:table-cell>
          <table:table-cell table:style-name="ce34" table:formula="of:=[.H13]/10" office:value-type="float" office:value="1480106.5">
            <text:p>1480106.5</text:p>
          </table:table-cell>
          <table:table-cell table:style-name="ce34" table:formula="of:=[.I13]/10" office:value-type="float" office:value="1893528.9">
            <text:p>1893528.9</text:p>
          </table:table-cell>
          <table:table-cell table:style-name="ce34" table:formula="of:=[.J13]/10" office:value-type="float" office:value="1893528.9">
            <text:p>1893528.9</text:p>
          </table:table-cell>
          <table:table-cell table:style-name="ce39" table:formula="of:=[.K13]/10" office:value-type="float" office:value="1563554.9">
            <text:p>1563554.9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13]/10" office:value-type="float" office:value="339543.1">
            <text:p>339543.1</text:p>
          </table:table-cell>
          <table:table-cell table:style-name="ce34" table:formula="of:=[.R13]/10" office:value-type="float" office:value="670350.1">
            <text:p>670350.1</text:p>
          </table:table-cell>
          <table:table-cell table:style-name="ce34" table:formula="of:=[.S13]/10" office:value-type="float" office:value="1465603.8">
            <text:p>1465603.8</text:p>
          </table:table-cell>
          <table:table-cell table:style-name="ce34" table:formula="of:=[.T13]/10" office:value-type="float" office:value="1874998.5">
            <text:p>1874998.5</text:p>
          </table:table-cell>
          <table:table-cell table:style-name="ce34" table:formula="of:=[.U13]/10" office:value-type="float" office:value="1874998.5">
            <text:p>1874998.5</text:p>
          </table:table-cell>
          <table:table-cell table:style-name="ce39" table:formula="of:=[.V13]/10" office:value-type="float" office:value="1547159.7">
            <text:p>1547159.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:.F12])" office:value-type="float" office:value="19193.7174504229">
            <text:p>19193.72</text:p>
          </table:table-cell>
          <table:table-cell table:style-name="ce34" table:formula="of:=STDEV([.G3:.G12])" office:value-type="float" office:value="20622.2534076931">
            <text:p>20622.25</text:p>
          </table:table-cell>
          <table:table-cell table:style-name="ce34" table:formula="of:=STDEV([.H3:.H12])" office:value-type="float" office:value="82661.9541455842">
            <text:p>82661.95</text:p>
          </table:table-cell>
          <table:table-cell table:style-name="ce34" table:formula="of:=STDEV([.I3:.I12])" office:value-type="float" office:value="113031.265586562">
            <text:p>113031.27</text:p>
          </table:table-cell>
          <table:table-cell table:style-name="ce34" table:formula="of:=STDEV([.J3:.J12])" office:value-type="float" office:value="113031.265586562">
            <text:p>113031.27</text:p>
          </table:table-cell>
          <table:table-cell table:style-name="ce39" table:formula="of:=STDEV([.K3:.K12])" office:value-type="float" office:value="66701.1965567335">
            <text:p>66701.2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:.Q12])" office:value-type="float" office:value="7959.77818577042">
            <text:p>7959.78</text:p>
          </table:table-cell>
          <table:table-cell table:style-name="ce34" table:formula="of:=STDEV([.R3:.R12])" office:value-type="float" office:value="45545.2831304553">
            <text:p>45545.28</text:p>
          </table:table-cell>
          <table:table-cell table:style-name="ce34" table:formula="of:=STDEV([.S3:.S12])" office:value-type="float" office:value="86131.2490637915">
            <text:p>86131.25</text:p>
          </table:table-cell>
          <table:table-cell table:style-name="ce34" table:formula="of:=STDEV([.T3:.T12])" office:value-type="float" office:value="84439.007325143">
            <text:p>84439.01</text:p>
          </table:table-cell>
          <table:table-cell table:style-name="ce34" table:formula="of:=STDEV([.U3:.U12])" office:value-type="float" office:value="84439.007325143">
            <text:p>84439.01</text:p>
          </table:table-cell>
          <table:table-cell table:style-name="ce39" table:formula="of:=STDEV([.V3:.V12])" office:value-type="float" office:value="46089.0331690257">
            <text:p>46089.0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15];10)" office:value-type="float" office:value="11896.1707272295">
            <text:p>11896.17</text:p>
          </table:table-cell>
          <table:table-cell table:style-name="ce35" table:formula="of:=CONFIDENCE(0.05;[.G15];10)" office:value-type="float" office:value="12781.570217014">
            <text:p>12781.57</text:p>
          </table:table-cell>
          <table:table-cell table:style-name="ce35" table:formula="of:=CONFIDENCE(0.05;[.H15];10)" office:value-type="float" office:value="51233.4685400205">
            <text:p>51233.47</text:p>
          </table:table-cell>
          <table:table-cell table:style-name="ce35" table:formula="of:=CONFIDENCE(0.05;[.I15];10)" office:value-type="float" office:value="70056.2169056489">
            <text:p>70056.22</text:p>
          </table:table-cell>
          <table:table-cell table:style-name="ce35" table:formula="of:=CONFIDENCE(0.05;[.J15];10)" office:value-type="float" office:value="70056.2169056489">
            <text:p>70056.22</text:p>
          </table:table-cell>
          <table:table-cell table:style-name="ce40" table:formula="of:=CONFIDENCE(0.05;[.K15];10)" office:value-type="float" office:value="41341.0702746336">
            <text:p>41341.07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15];10)" office:value-type="float" office:value="4933.43097778672">
            <text:p>4933.43</text:p>
          </table:table-cell>
          <table:table-cell table:style-name="ce35" table:formula="of:=CONFIDENCE(0.05;[.R15];10)" office:value-type="float" office:value="28228.7402291609">
            <text:p>28228.74</text:p>
          </table:table-cell>
          <table:table-cell table:style-name="ce35" table:formula="of:=CONFIDENCE(0.05;[.S15];10)" office:value-type="float" office:value="53383.7202959249">
            <text:p>53383.72</text:p>
          </table:table-cell>
          <table:table-cell table:style-name="ce35" table:formula="of:=CONFIDENCE(0.05;[.T15];10)" office:value-type="float" office:value="52334.8772728521">
            <text:p>52334.88</text:p>
          </table:table-cell>
          <table:table-cell table:style-name="ce35" table:formula="of:=CONFIDENCE(0.05;[.U15];10)" office:value-type="float" office:value="52334.8772728521">
            <text:p>52334.88</text:p>
          </table:table-cell>
          <table:table-cell table:style-name="ce40" table:formula="of:=CONFIDENCE(0.05;[.V15];10)" office:value-type="float" office:value="28565.7538018823">
            <text:p>28565.75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7748">
            <text:p>537748</text:p>
          </table:table-cell>
          <table:table-cell office:value-type="float" office:value="751438">
            <text:p>751438</text:p>
          </table:table-cell>
          <table:table-cell office:value-type="float" office:value="1374499">
            <text:p>1374499</text:p>
          </table:table-cell>
          <table:table-cell table:number-columns-repeated="2" office:value-type="float" office:value="1377180">
            <text:p>1377180</text:p>
          </table:table-cell>
          <table:table-cell office:value-type="float" office:value="1159600">
            <text:p>115960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050">
            <text:p>353050</text:p>
          </table:table-cell>
          <table:table-cell office:value-type="float" office:value="697673">
            <text:p>697673</text:p>
          </table:table-cell>
          <table:table-cell office:value-type="float" office:value="1311977">
            <text:p>1311977</text:p>
          </table:table-cell>
          <table:table-cell table:number-columns-repeated="2" office:value-type="float" office:value="1340372">
            <text:p>1340372</text:p>
          </table:table-cell>
          <table:table-cell office:value-type="float" office:value="1084153">
            <text:p>108415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51798">
            <text:p>551798</text:p>
          </table:table-cell>
          <table:table-cell office:value-type="float" office:value="775289">
            <text:p>775289</text:p>
          </table:table-cell>
          <table:table-cell office:value-type="float" office:value="1378805">
            <text:p>1378805</text:p>
          </table:table-cell>
          <table:table-cell table:number-columns-repeated="2" office:value-type="float" office:value="1380575">
            <text:p>1380575</text:p>
          </table:table-cell>
          <table:table-cell office:value-type="float" office:value="1144134">
            <text:p>114413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621">
            <text:p>353621</text:p>
          </table:table-cell>
          <table:table-cell office:value-type="float" office:value="682894">
            <text:p>682894</text:p>
          </table:table-cell>
          <table:table-cell office:value-type="float" office:value="1350505">
            <text:p>1350505</text:p>
          </table:table-cell>
          <table:table-cell table:number-columns-repeated="2" office:value-type="float" office:value="1353799">
            <text:p>1353799</text:p>
          </table:table-cell>
          <table:table-cell office:value-type="float" office:value="1085914">
            <text:p>108591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1068">
            <text:p>531068</text:p>
          </table:table-cell>
          <table:table-cell office:value-type="float" office:value="766341">
            <text:p>766341</text:p>
          </table:table-cell>
          <table:table-cell office:value-type="float" office:value="1364537">
            <text:p>1364537</text:p>
          </table:table-cell>
          <table:table-cell table:number-columns-repeated="2" office:value-type="float" office:value="1369015">
            <text:p>1369015</text:p>
          </table:table-cell>
          <table:table-cell office:value-type="float" office:value="1158924">
            <text:p>115892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5027">
            <text:p>355027</text:p>
          </table:table-cell>
          <table:table-cell office:value-type="float" office:value="670534">
            <text:p>670534</text:p>
          </table:table-cell>
          <table:table-cell office:value-type="float" office:value="1328034">
            <text:p>1328034</text:p>
          </table:table-cell>
          <table:table-cell table:number-columns-repeated="2" office:value-type="float" office:value="1333845">
            <text:p>1333845</text:p>
          </table:table-cell>
          <table:table-cell office:value-type="float" office:value="1139974">
            <text:p>113997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6371">
            <text:p>536371</text:p>
          </table:table-cell>
          <table:table-cell office:value-type="float" office:value="767795">
            <text:p>767795</text:p>
          </table:table-cell>
          <table:table-cell office:value-type="float" office:value="1349200">
            <text:p>1349200</text:p>
          </table:table-cell>
          <table:table-cell table:number-columns-repeated="2" office:value-type="float" office:value="1352314">
            <text:p>1352314</text:p>
          </table:table-cell>
          <table:table-cell office:value-type="float" office:value="1175575">
            <text:p>117557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6300">
            <text:p>346300</text:p>
          </table:table-cell>
          <table:table-cell office:value-type="float" office:value="687053">
            <text:p>687053</text:p>
          </table:table-cell>
          <table:table-cell office:value-type="float" office:value="1343336">
            <text:p>1343336</text:p>
          </table:table-cell>
          <table:table-cell table:number-columns-repeated="2" office:value-type="float" office:value="1334907">
            <text:p>1334907</text:p>
          </table:table-cell>
          <table:table-cell office:value-type="float" office:value="1128374">
            <text:p>112837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1094">
            <text:p>521094</text:p>
          </table:table-cell>
          <table:table-cell office:value-type="float" office:value="722764">
            <text:p>722764</text:p>
          </table:table-cell>
          <table:table-cell office:value-type="float" office:value="1314268">
            <text:p>1314268</text:p>
          </table:table-cell>
          <table:table-cell table:number-columns-repeated="2" office:value-type="float" office:value="1258274">
            <text:p>1258274</text:p>
          </table:table-cell>
          <table:table-cell office:value-type="float" office:value="1139538">
            <text:p>113953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396">
            <text:p>356396</text:p>
          </table:table-cell>
          <table:table-cell office:value-type="float" office:value="687831">
            <text:p>687831</text:p>
          </table:table-cell>
          <table:table-cell office:value-type="float" office:value="1229893">
            <text:p>1229893</text:p>
          </table:table-cell>
          <table:table-cell table:number-columns-repeated="2" office:value-type="float" office:value="1229889">
            <text:p>1229889</text:p>
          </table:table-cell>
          <table:table-cell office:value-type="float" office:value="1120273">
            <text:p>112027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18710">
            <text:p>518710</text:p>
          </table:table-cell>
          <table:table-cell office:value-type="float" office:value="719037">
            <text:p>719037</text:p>
          </table:table-cell>
          <table:table-cell office:value-type="float" office:value="1348505">
            <text:p>1348505</text:p>
          </table:table-cell>
          <table:table-cell table:number-columns-repeated="2" office:value-type="float" office:value="1345624">
            <text:p>1345624</text:p>
          </table:table-cell>
          <table:table-cell office:value-type="float" office:value="1146014">
            <text:p>114601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9919">
            <text:p>349919</text:p>
          </table:table-cell>
          <table:table-cell office:value-type="float" office:value="682630">
            <text:p>682630</text:p>
          </table:table-cell>
          <table:table-cell office:value-type="float" office:value="1352680">
            <text:p>1352680</text:p>
          </table:table-cell>
          <table:table-cell table:number-columns-repeated="2" office:value-type="float" office:value="1353689">
            <text:p>1353689</text:p>
          </table:table-cell>
          <table:table-cell office:value-type="float" office:value="1148102">
            <text:p>114810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3216">
            <text:p>523216</text:p>
          </table:table-cell>
          <table:table-cell office:value-type="float" office:value="718509">
            <text:p>718509</text:p>
          </table:table-cell>
          <table:table-cell office:value-type="float" office:value="1329603">
            <text:p>1329603</text:p>
          </table:table-cell>
          <table:table-cell table:number-columns-repeated="2" office:value-type="float" office:value="1336514">
            <text:p>1336514</text:p>
          </table:table-cell>
          <table:table-cell office:value-type="float" office:value="1139300">
            <text:p>113930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5806">
            <text:p>355806</text:p>
          </table:table-cell>
          <table:table-cell office:value-type="float" office:value="703523">
            <text:p>703523</text:p>
          </table:table-cell>
          <table:table-cell office:value-type="float" office:value="1355643">
            <text:p>1355643</text:p>
          </table:table-cell>
          <table:table-cell table:number-columns-repeated="2" office:value-type="float" office:value="1360514">
            <text:p>1360514</text:p>
          </table:table-cell>
          <table:table-cell office:value-type="float" office:value="1067987">
            <text:p>106798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50986">
            <text:p>550986</text:p>
          </table:table-cell>
          <table:table-cell office:value-type="float" office:value="777182">
            <text:p>777182</text:p>
          </table:table-cell>
          <table:table-cell office:value-type="float" office:value="1355171">
            <text:p>1355171</text:p>
          </table:table-cell>
          <table:table-cell table:number-columns-repeated="2" office:value-type="float" office:value="1359417">
            <text:p>1359417</text:p>
          </table:table-cell>
          <table:table-cell office:value-type="float" office:value="1135884">
            <text:p>113588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9997">
            <text:p>349997</text:p>
          </table:table-cell>
          <table:table-cell office:value-type="float" office:value="689751">
            <text:p>689751</text:p>
          </table:table-cell>
          <table:table-cell office:value-type="float" office:value="1348119">
            <text:p>1348119</text:p>
          </table:table-cell>
          <table:table-cell table:number-columns-repeated="2" office:value-type="float" office:value="1351929">
            <text:p>1351929</text:p>
          </table:table-cell>
          <table:table-cell office:value-type="float" office:value="1142379">
            <text:p>114237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45142">
            <text:p>545142</text:p>
          </table:table-cell>
          <table:table-cell office:value-type="float" office:value="761621">
            <text:p>761621</text:p>
          </table:table-cell>
          <table:table-cell office:value-type="float" office:value="1356378">
            <text:p>1356378</text:p>
          </table:table-cell>
          <table:table-cell table:number-columns-repeated="2" office:value-type="float" office:value="1340342">
            <text:p>1340342</text:p>
          </table:table-cell>
          <table:table-cell office:value-type="float" office:value="1117560">
            <text:p>111756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656">
            <text:p>356656</text:p>
          </table:table-cell>
          <table:table-cell office:value-type="float" office:value="717064">
            <text:p>717064</text:p>
          </table:table-cell>
          <table:table-cell office:value-type="float" office:value="1332032">
            <text:p>1332032</text:p>
          </table:table-cell>
          <table:table-cell table:number-columns-repeated="2" office:value-type="float" office:value="1343805">
            <text:p>1343805</text:p>
          </table:table-cell>
          <table:table-cell office:value-type="float" office:value="1135471">
            <text:p>1135471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545696">
            <text:p>545696</text:p>
          </table:table-cell>
          <table:table-cell table:style-name="ce32" office:value-type="float" office:value="766636">
            <text:p>766636</text:p>
          </table:table-cell>
          <table:table-cell table:style-name="ce32" office:value-type="float" office:value="1326641">
            <text:p>1326641</text:p>
          </table:table-cell>
          <table:table-cell table:style-name="ce32" office:value-type="float" office:value="1334009">
            <text:p>1334009</text:p>
          </table:table-cell>
          <table:table-cell table:style-name="ce32" office:value-type="float" office:value="1334009">
            <text:p>1334009</text:p>
          </table:table-cell>
          <table:table-cell table:style-name="ce37" office:value-type="float" office:value="1143475">
            <text:p>1143475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52247">
            <text:p>352247</text:p>
          </table:table-cell>
          <table:table-cell table:style-name="ce32" office:value-type="float" office:value="692082">
            <text:p>692082</text:p>
          </table:table-cell>
          <table:table-cell table:style-name="ce32" office:value-type="float" office:value="1358402">
            <text:p>1358402</text:p>
          </table:table-cell>
          <table:table-cell table:style-name="ce32" office:value-type="float" office:value="1361307">
            <text:p>1361307</text:p>
          </table:table-cell>
          <table:table-cell table:style-name="ce32" office:value-type="float" office:value="1361307">
            <text:p>1361307</text:p>
          </table:table-cell>
          <table:table-cell table:style-name="ce37" office:value-type="float" office:value="1098049">
            <text:p>1098049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19:.F28])" office:value-type="float" office:value="5361829">
            <text:p>5361829</text:p>
          </table:table-cell>
          <table:table-cell table:style-name="ce33" table:formula="of:=SUM([.G19:.G28])" office:value-type="float" office:value="7526612">
            <text:p>7526612</text:p>
          </table:table-cell>
          <table:table-cell table:style-name="ce33" table:formula="of:=SUM([.H19:.H28])" office:value-type="float" office:value="13497607">
            <text:p>13497607</text:p>
          </table:table-cell>
          <table:table-cell table:style-name="ce33" table:formula="of:=SUM([.I19:.I28])" office:value-type="float" office:value="13453264">
            <text:p>13453264</text:p>
          </table:table-cell>
          <table:table-cell table:style-name="ce33" table:formula="of:=SUM([.J19:.J28])" office:value-type="float" office:value="13453264">
            <text:p>13453264</text:p>
          </table:table-cell>
          <table:table-cell table:style-name="ce38" table:formula="of:=SUM([.K19:.K28])" office:value-type="float" office:value="11460004">
            <text:p>11460004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19:.Q28])" office:value-type="float" office:value="3529019">
            <text:p>3529019</text:p>
          </table:table-cell>
          <table:table-cell table:style-name="ce33" table:formula="of:=SUM([.R19:.R28])" office:value-type="float" office:value="6911035">
            <text:p>6911035</text:p>
          </table:table-cell>
          <table:table-cell table:style-name="ce33" table:formula="of:=SUM([.S19:.S28])" office:value-type="float" office:value="13310621">
            <text:p>13310621</text:p>
          </table:table-cell>
          <table:table-cell table:style-name="ce33" table:formula="of:=SUM([.T19:.T28])" office:value-type="float" office:value="13364056">
            <text:p>13364056</text:p>
          </table:table-cell>
          <table:table-cell table:style-name="ce33" table:formula="of:=SUM([.U19:.U28])" office:value-type="float" office:value="13364056">
            <text:p>13364056</text:p>
          </table:table-cell>
          <table:table-cell table:style-name="ce38" table:formula="of:=SUM([.V19:.V28])" office:value-type="float" office:value="11150676">
            <text:p>11150676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29]/10" office:value-type="float" office:value="536182.9">
            <text:p>536182.9</text:p>
          </table:table-cell>
          <table:table-cell table:style-name="ce34" table:formula="of:=[.G29]/10" office:value-type="float" office:value="752661.2">
            <text:p>752661.2</text:p>
          </table:table-cell>
          <table:table-cell table:style-name="ce34" table:formula="of:=[.H29]/10" office:value-type="float" office:value="1349760.7">
            <text:p>1349760.7</text:p>
          </table:table-cell>
          <table:table-cell table:style-name="ce34" table:formula="of:=[.I29]/10" office:value-type="float" office:value="1345326.4">
            <text:p>1345326.4</text:p>
          </table:table-cell>
          <table:table-cell table:style-name="ce34" table:formula="of:=[.J29]/10" office:value-type="float" office:value="1345326.4">
            <text:p>1345326.4</text:p>
          </table:table-cell>
          <table:table-cell table:style-name="ce39" table:formula="of:=[.K29]/10" office:value-type="float" office:value="1146000.4">
            <text:p>1146000.4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29]/10" office:value-type="float" office:value="352901.9">
            <text:p>352901.9</text:p>
          </table:table-cell>
          <table:table-cell table:style-name="ce34" table:formula="of:=[.R29]/10" office:value-type="float" office:value="691103.5">
            <text:p>691103.5</text:p>
          </table:table-cell>
          <table:table-cell table:style-name="ce34" table:formula="of:=[.S29]/10" office:value-type="float" office:value="1331062.1">
            <text:p>1331062.1</text:p>
          </table:table-cell>
          <table:table-cell table:style-name="ce34" table:formula="of:=[.T29]/10" office:value-type="float" office:value="1336405.6">
            <text:p>1336405.6</text:p>
          </table:table-cell>
          <table:table-cell table:style-name="ce34" table:formula="of:=[.U29]/10" office:value-type="float" office:value="1336405.6">
            <text:p>1336405.6</text:p>
          </table:table-cell>
          <table:table-cell table:style-name="ce39" table:formula="of:=[.V29]/10" office:value-type="float" office:value="1115067.6">
            <text:p>1115067.6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19:.F28])" office:value-type="float" office:value="12308.4993981124">
            <text:p>12308.5</text:p>
          </table:table-cell>
          <table:table-cell table:style-name="ce34" table:formula="of:=STDEV([.G19:.G28])" office:value-type="float" office:value="23563.9254030393">
            <text:p>23563.93</text:p>
          </table:table-cell>
          <table:table-cell table:style-name="ce34" table:formula="of:=STDEV([.H19:.H28])" office:value-type="float" office:value="20948.1641043898">
            <text:p>20948.16</text:p>
          </table:table-cell>
          <table:table-cell table:style-name="ce34" table:formula="of:=STDEV([.I19:.I28])" office:value-type="float" office:value="34760.1816553238">
            <text:p>34760.18</text:p>
          </table:table-cell>
          <table:table-cell table:style-name="ce34" table:formula="of:=STDEV([.J19:.J28])" office:value-type="float" office:value="34760.1816553238">
            <text:p>34760.18</text:p>
          </table:table-cell>
          <table:table-cell table:style-name="ce39" table:formula="of:=STDEV([.K19:.K28])" office:value-type="float" office:value="15756.2780306067">
            <text:p>15756.28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19:.Q28])" office:value-type="float" office:value="3352.29607715203">
            <text:p>3352.3</text:p>
          </table:table-cell>
          <table:table-cell table:style-name="ce34" table:formula="of:=STDEV([.R19:.R28])" office:value-type="float" office:value="12752.1362850831">
            <text:p>12752.14</text:p>
          </table:table-cell>
          <table:table-cell table:style-name="ce34" table:formula="of:=STDEV([.S19:.S28])" office:value-type="float" office:value="38366.9057752468">
            <text:p>38366.91</text:p>
          </table:table-cell>
          <table:table-cell table:style-name="ce34" table:formula="of:=STDEV([.T19:.T28])" office:value-type="float" office:value="38684.7499358597">
            <text:p>38684.75</text:p>
          </table:table-cell>
          <table:table-cell table:style-name="ce34" table:formula="of:=STDEV([.U19:.U28])" office:value-type="float" office:value="38684.7499358597">
            <text:p>38684.75</text:p>
          </table:table-cell>
          <table:table-cell table:style-name="ce39" table:formula="of:=STDEV([.V19:.V28])" office:value-type="float" office:value="28654.7041792443">
            <text:p>28654.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31];10)" office:value-type="float" office:value="7628.74678207375">
            <text:p>7628.75</text:p>
          </table:table-cell>
          <table:table-cell table:style-name="ce35" table:formula="of:=CONFIDENCE(0.05;[.G31];10)" office:value-type="float" office:value="14604.803906399">
            <text:p>14604.8</text:p>
          </table:table-cell>
          <table:table-cell table:style-name="ce35" table:formula="of:=CONFIDENCE(0.05;[.H31];10)" office:value-type="float" office:value="12983.5680478015">
            <text:p>12983.57</text:p>
          </table:table-cell>
          <table:table-cell table:style-name="ce35" table:formula="of:=CONFIDENCE(0.05;[.I31];10)" office:value-type="float" office:value="21544.1879119739">
            <text:p>21544.19</text:p>
          </table:table-cell>
          <table:table-cell table:style-name="ce35" table:formula="of:=CONFIDENCE(0.05;[.J31];10)" office:value-type="float" office:value="21544.1879119739">
            <text:p>21544.19</text:p>
          </table:table-cell>
          <table:table-cell table:style-name="ce40" table:formula="of:=CONFIDENCE(0.05;[.K31];10)" office:value-type="float" office:value="9765.6628509795">
            <text:p>9765.66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31];10)" office:value-type="float" office:value="2077.7364554329">
            <text:p>2077.74</text:p>
          </table:table-cell>
          <table:table-cell table:style-name="ce35" table:formula="of:=CONFIDENCE(0.05;[.R31];10)" office:value-type="float" office:value="7903.71072076526">
            <text:p>7903.71</text:p>
          </table:table-cell>
          <table:table-cell table:style-name="ce35" table:formula="of:=CONFIDENCE(0.05;[.S31];10)" office:value-type="float" office:value="23779.6176043952">
            <text:p>23779.62</text:p>
          </table:table-cell>
          <table:table-cell table:style-name="ce35" table:formula="of:=CONFIDENCE(0.05;[.T31];10)" office:value-type="float" office:value="23976.6158361901">
            <text:p>23976.62</text:p>
          </table:table-cell>
          <table:table-cell table:style-name="ce35" table:formula="of:=CONFIDENCE(0.05;[.U31];10)" office:value-type="float" office:value="23976.6158361901">
            <text:p>23976.62</text:p>
          </table:table-cell>
          <table:table-cell table:style-name="ce40" table:formula="of:=CONFIDENCE(0.05;[.V31];10)" office:value-type="float" office:value="17760.0433024524">
            <text:p>17760.04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752">
            <text:p>429752</text:p>
          </table:table-cell>
          <table:table-cell office:value-type="float" office:value="744544">
            <text:p>744544</text:p>
          </table:table-cell>
          <table:table-cell office:value-type="float" office:value="1491226">
            <text:p>1491226</text:p>
          </table:table-cell>
          <table:table-cell office:value-type="float" office:value="1778120">
            <text:p>1778120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279417">
            <text:p>279417</text:p>
          </table:table-cell>
          <table:table-cell office:value-type="float" office:value="603903">
            <text:p>603903</text:p>
          </table:table-cell>
          <table:table-cell office:value-type="float" office:value="1452067">
            <text:p>1452067</text:p>
          </table:table-cell>
          <table:table-cell office:value-type="float" office:value="1832103">
            <text:p>1832103</text:p>
          </table:table-cell>
          <table:table-cell office:value-type="float" office:value="1488368">
            <text:p>1488368</text:p>
          </table:table-cell>
          <table:table-cell office:value-type="float" office:value="955224">
            <text:p>95522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5749">
            <text:p>415749</text:p>
          </table:table-cell>
          <table:table-cell office:value-type="float" office:value="703545">
            <text:p>703545</text:p>
          </table:table-cell>
          <table:table-cell office:value-type="float" office:value="1423286">
            <text:p>1423286</text:p>
          </table:table-cell>
          <table:table-cell office:value-type="float" office:value="1680315">
            <text:p>1680315</text:p>
          </table:table-cell>
          <table:table-cell office:value-type="float" office:value="1454545">
            <text:p>1454545</text:p>
          </table:table-cell>
          <table:table-cell office:value-type="float" office:value="1049180">
            <text:p>104918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5801">
            <text:p>345801</text:p>
          </table:table-cell>
          <table:table-cell office:value-type="float" office:value="703455">
            <text:p>703455</text:p>
          </table:table-cell>
          <table:table-cell office:value-type="float" office:value="1451542">
            <text:p>1451542</text:p>
          </table:table-cell>
          <table:table-cell office:value-type="float" office:value="1823728">
            <text:p>1823728</text:p>
          </table:table-cell>
          <table:table-cell office:value-type="float" office:value="1488372">
            <text:p>1488372</text:p>
          </table:table-cell>
          <table:table-cell office:value-type="float" office:value="984616">
            <text:p>98461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1046">
            <text:p>481046</text:p>
          </table:table-cell>
          <table:table-cell office:value-type="float" office:value="727996">
            <text:p>727996</text:p>
          </table:table-cell>
          <table:table-cell office:value-type="float" office:value="1424606">
            <text:p>1424606</text:p>
          </table:table-cell>
          <table:table-cell office:value-type="float" office:value="1783039">
            <text:p>1783039</text:p>
          </table:table-cell>
          <table:table-cell office:value-type="float" office:value="1488372">
            <text:p>1488372</text:p>
          </table:table-cell>
          <table:table-cell office:value-type="float" office:value="1066666">
            <text:p>106666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742">
            <text:p>338742</text:p>
          </table:table-cell>
          <table:table-cell office:value-type="float" office:value="710725">
            <text:p>710725</text:p>
          </table:table-cell>
          <table:table-cell office:value-type="float" office:value="1455454">
            <text:p>1455454</text:p>
          </table:table-cell>
          <table:table-cell office:value-type="float" office:value="1775020">
            <text:p>1775020</text:p>
          </table:table-cell>
          <table:table-cell office:value-type="float" office:value="1488372">
            <text:p>1488372</text:p>
          </table:table-cell>
          <table:table-cell office:value-type="float" office:value="969696">
            <text:p>96969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57121">
            <text:p>457121</text:p>
          </table:table-cell>
          <table:table-cell office:value-type="float" office:value="727801">
            <text:p>727801</text:p>
          </table:table-cell>
          <table:table-cell office:value-type="float" office:value="1454953">
            <text:p>1454953</text:p>
          </table:table-cell>
          <table:table-cell office:value-type="float" office:value="1834328">
            <text:p>1834328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6959">
            <text:p>336959</text:p>
          </table:table-cell>
          <table:table-cell office:value-type="float" office:value="702871">
            <text:p>702871</text:p>
          </table:table-cell>
          <table:table-cell office:value-type="float" office:value="1453634">
            <text:p>1453634</text:p>
          </table:table-cell>
          <table:table-cell office:value-type="float" office:value="1733009">
            <text:p>1733009</text:p>
          </table:table-cell>
          <table:table-cell office:value-type="float" office:value="1560976">
            <text:p>1560976</text:p>
          </table:table-cell>
          <table:table-cell office:value-type="float" office:value="1000001">
            <text:p>10000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667">
            <text:p>470667</text:p>
          </table:table-cell>
          <table:table-cell office:value-type="float" office:value="743393">
            <text:p>743393</text:p>
          </table:table-cell>
          <table:table-cell office:value-type="float" office:value="1453096">
            <text:p>1453096</text:p>
          </table:table-cell>
          <table:table-cell office:value-type="float" office:value="1828891">
            <text:p>1828891</text:p>
          </table:table-cell>
          <table:table-cell office:value-type="float" office:value="1560972">
            <text:p>1560972</text:p>
          </table:table-cell>
          <table:table-cell office:value-type="float" office:value="1122805">
            <text:p>112280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832">
            <text:p>338832</text:p>
          </table:table-cell>
          <table:table-cell office:value-type="float" office:value="696211">
            <text:p>696211</text:p>
          </table:table-cell>
          <table:table-cell office:value-type="float" office:value="1389998">
            <text:p>1389998</text:p>
          </table:table-cell>
          <table:table-cell office:value-type="float" office:value="1725725">
            <text:p>1725725</text:p>
          </table:table-cell>
          <table:table-cell office:value-type="float" office:value="1488372">
            <text:p>1488372</text:p>
          </table:table-cell>
          <table:table-cell office:value-type="float" office:value="941175">
            <text:p>94117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44749">
            <text:p>444749</text:p>
          </table:table-cell>
          <table:table-cell office:value-type="float" office:value="711770">
            <text:p>711770</text:p>
          </table:table-cell>
          <table:table-cell office:value-type="float" office:value="1102912">
            <text:p>1102912</text:p>
          </table:table-cell>
          <table:table-cell office:value-type="float" office:value="1779542">
            <text:p>1779542</text:p>
          </table:table-cell>
          <table:table-cell office:value-type="float" office:value="1523810">
            <text:p>1523810</text:p>
          </table:table-cell>
          <table:table-cell office:value-type="float" office:value="853333">
            <text:p>85333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0585">
            <text:p>340585</text:p>
          </table:table-cell>
          <table:table-cell office:value-type="float" office:value="718140">
            <text:p>718140</text:p>
          </table:table-cell>
          <table:table-cell office:value-type="float" office:value="1422899">
            <text:p>1422899</text:p>
          </table:table-cell>
          <table:table-cell office:value-type="float" office:value="1783670">
            <text:p>1783670</text:p>
          </table:table-cell>
          <table:table-cell office:value-type="float" office:value="1523810">
            <text:p>1523810</text:p>
          </table:table-cell>
          <table:table-cell office:value-type="float" office:value="969696">
            <text:p>96969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296">
            <text:p>470296</text:p>
          </table:table-cell>
          <table:table-cell office:value-type="float" office:value="761842">
            <text:p>761842</text:p>
          </table:table-cell>
          <table:table-cell office:value-type="float" office:value="1424772">
            <text:p>1424772</text:p>
          </table:table-cell>
          <table:table-cell office:value-type="float" office:value="1824013">
            <text:p>1824013</text:p>
          </table:table-cell>
          <table:table-cell office:value-type="float" office:value="1488368">
            <text:p>1488368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0543">
            <text:p>340543</text:p>
          </table:table-cell>
          <table:table-cell office:value-type="float" office:value="689029">
            <text:p>689029</text:p>
          </table:table-cell>
          <table:table-cell office:value-type="float" office:value="1455805">
            <text:p>1455805</text:p>
          </table:table-cell>
          <table:table-cell office:value-type="float" office:value="1783149">
            <text:p>1783149</text:p>
          </table:table-cell>
          <table:table-cell office:value-type="float" office:value="1523810">
            <text:p>1523810</text:p>
          </table:table-cell>
          <table:table-cell office:value-type="float" office:value="984616">
            <text:p>98461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8356">
            <text:p>488356</text:p>
          </table:table-cell>
          <table:table-cell office:value-type="float" office:value="726990">
            <text:p>726990</text:p>
          </table:table-cell>
          <table:table-cell office:value-type="float" office:value="1423688">
            <text:p>1423688</text:p>
          </table:table-cell>
          <table:table-cell office:value-type="float" office:value="1826054">
            <text:p>1826054</text:p>
          </table:table-cell>
          <table:table-cell office:value-type="float" office:value="1560976">
            <text:p>1560976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4275">
            <text:p>344275</text:p>
          </table:table-cell>
          <table:table-cell office:value-type="float" office:value="703508">
            <text:p>703508</text:p>
          </table:table-cell>
          <table:table-cell office:value-type="float" office:value="1362734">
            <text:p>1362734</text:p>
          </table:table-cell>
          <table:table-cell office:value-type="float" office:value="1780054">
            <text:p>1780054</text:p>
          </table:table-cell>
          <table:table-cell office:value-type="float" office:value="1454545">
            <text:p>1454545</text:p>
          </table:table-cell>
          <table:table-cell office:value-type="float" office:value="969696">
            <text:p>96969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3949">
            <text:p>473949</text:p>
          </table:table-cell>
          <table:table-cell office:value-type="float" office:value="726908">
            <text:p>726908</text:p>
          </table:table-cell>
          <table:table-cell office:value-type="float" office:value="1394225">
            <text:p>1394225</text:p>
          </table:table-cell>
          <table:table-cell office:value-type="float" office:value="1772633">
            <text:p>1772633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3891">
            <text:p>343891</text:p>
          </table:table-cell>
          <table:table-cell office:value-type="float" office:value="702670">
            <text:p>702670</text:p>
          </table:table-cell>
          <table:table-cell office:value-type="float" office:value="1068569">
            <text:p>1068569</text:p>
          </table:table-cell>
          <table:table-cell office:value-type="float" office:value="1776649">
            <text:p>1776649</text:p>
          </table:table-cell>
          <table:table-cell office:value-type="float" office:value="1488372">
            <text:p>1488372</text:p>
          </table:table-cell>
          <table:table-cell office:value-type="float" office:value="790124">
            <text:p>790124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477619">
            <text:p>477619</text:p>
          </table:table-cell>
          <table:table-cell table:style-name="ce32" office:value-type="float" office:value="762627">
            <text:p>762627</text:p>
          </table:table-cell>
          <table:table-cell table:style-name="ce32" office:value-type="float" office:value="1425219">
            <text:p>1425219</text:p>
          </table:table-cell>
          <table:table-cell table:style-name="ce32" office:value-type="float" office:value="1777723">
            <text:p>1777723</text:p>
          </table:table-cell>
          <table:table-cell table:style-name="ce32" office:value-type="float" office:value="1422222">
            <text:p>1422222</text:p>
          </table:table-cell>
          <table:table-cell table:style-name="ce37" office:value-type="float" office:value="1066666">
            <text:p>1066666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34948">
            <text:p>334948</text:p>
          </table:table-cell>
          <table:table-cell table:style-name="ce32" office:value-type="float" office:value="711027">
            <text:p>711027</text:p>
          </table:table-cell>
          <table:table-cell table:style-name="ce32" office:value-type="float" office:value="1420472">
            <text:p>1420472</text:p>
          </table:table-cell>
          <table:table-cell table:style-name="ce32" office:value-type="float" office:value="1773954">
            <text:p>1773954</text:p>
          </table:table-cell>
          <table:table-cell table:style-name="ce32" office:value-type="float" office:value="1488372">
            <text:p>1488372</text:p>
          </table:table-cell>
          <table:table-cell table:style-name="ce37" office:value-type="float" office:value="999999">
            <text:p>999999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5:.F44])" office:value-type="float" office:value="4609304">
            <text:p>4609304</text:p>
          </table:table-cell>
          <table:table-cell table:style-name="ce33" table:formula="of:=SUM([.G35:.G44])" office:value-type="float" office:value="7337416">
            <text:p>7337416</text:p>
          </table:table-cell>
          <table:table-cell table:style-name="ce33" table:formula="of:=SUM([.H35:.H44])" office:value-type="float" office:value="14017983">
            <text:p>14017983</text:p>
          </table:table-cell>
          <table:table-cell table:style-name="ce33" table:formula="of:=SUM([.I35:.I44])" office:value-type="float" office:value="17884658">
            <text:p>17884658</text:p>
          </table:table-cell>
          <table:table-cell table:style-name="ce33" table:formula="of:=SUM([.J35:.J44])" office:value-type="float" office:value="14964381">
            <text:p>14964381</text:p>
          </table:table-cell>
          <table:table-cell table:style-name="ce38" table:formula="of:=SUM([.K35:.K44])" office:value-type="float" office:value="10620437">
            <text:p>10620437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5:.Q44])" office:value-type="float" office:value="3343993">
            <text:p>3343993</text:p>
          </table:table-cell>
          <table:table-cell table:style-name="ce33" table:formula="of:=SUM([.R35:.R44])" office:value-type="float" office:value="6941539">
            <text:p>6941539</text:p>
          </table:table-cell>
          <table:table-cell table:style-name="ce33" table:formula="of:=SUM([.S35:.S44])" office:value-type="float" office:value="13933174">
            <text:p>13933174</text:p>
          </table:table-cell>
          <table:table-cell table:style-name="ce33" table:formula="of:=SUM([.T35:.T44])" office:value-type="float" office:value="17787061">
            <text:p>17787061</text:p>
          </table:table-cell>
          <table:table-cell table:style-name="ce33" table:formula="of:=SUM([.U35:.U44])" office:value-type="float" office:value="14993369">
            <text:p>14993369</text:p>
          </table:table-cell>
          <table:table-cell table:style-name="ce39" table:formula="of:=SUM([.V35:.V44])" office:value-type="float" office:value="9564843">
            <text:p>956484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45]/10" office:value-type="float" office:value="460930.4">
            <text:p>460930.4</text:p>
          </table:table-cell>
          <table:table-cell table:style-name="ce34" table:formula="of:=[.G45]/10" office:value-type="float" office:value="733741.6">
            <text:p>733741.6</text:p>
          </table:table-cell>
          <table:table-cell table:style-name="ce34" table:formula="of:=[.H45]/10" office:value-type="float" office:value="1401798.3">
            <text:p>1401798.3</text:p>
          </table:table-cell>
          <table:table-cell table:style-name="ce34" table:formula="of:=[.I45]/10" office:value-type="float" office:value="1788465.8">
            <text:p>1788465.8</text:p>
          </table:table-cell>
          <table:table-cell table:style-name="ce34" table:formula="of:=[.J45]/10" office:value-type="float" office:value="1496438.1">
            <text:p>1496438.1</text:p>
          </table:table-cell>
          <table:table-cell table:style-name="ce39" table:formula="of:=[.K45]/10" office:value-type="float" office:value="1062043.7">
            <text:p>1062043.7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45]/10" office:value-type="float" office:value="334399.3">
            <text:p>334399.3</text:p>
          </table:table-cell>
          <table:table-cell table:style-name="ce34" table:formula="of:=[.R45]/10" office:value-type="float" office:value="694153.9">
            <text:p>694153.9</text:p>
          </table:table-cell>
          <table:table-cell table:style-name="ce34" table:formula="of:=[.S45]/10" office:value-type="float" office:value="1393317.4">
            <text:p>1393317.4</text:p>
          </table:table-cell>
          <table:table-cell table:style-name="ce34" table:formula="of:=[.T45]/10" office:value-type="float" office:value="1778706.1">
            <text:p>1778706.1</text:p>
          </table:table-cell>
          <table:table-cell table:style-name="ce34" table:formula="of:=[.U45]/10" office:value-type="float" office:value="1499336.9">
            <text:p>1499336.9</text:p>
          </table:table-cell>
          <table:table-cell table:style-name="ce39" table:formula="of:=[.V45]/10" office:value-type="float" office:value="956484.3">
            <text:p>956484.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5:.F44])" office:value-type="float" office:value="23751.2825955428">
            <text:p>23751.28</text:p>
          </table:table-cell>
          <table:table-cell table:style-name="ce34" table:formula="of:=STDEV([.G35:.G44])" office:value-type="float" office:value="19405.0705813369">
            <text:p>19405.07</text:p>
          </table:table-cell>
          <table:table-cell table:style-name="ce34" table:formula="of:=STDEV([.H35:.H44])" office:value-type="float" office:value="108208.623789676">
            <text:p>108208.62</text:p>
          </table:table-cell>
          <table:table-cell table:style-name="ce34" table:formula="of:=STDEV([.I35:.I44])" office:value-type="float" office:value="45573.8901633624">
            <text:p>45573.89</text:p>
          </table:table-cell>
          <table:table-cell table:style-name="ce34" table:formula="of:=STDEV([.J35:.J44])" office:value-type="float" office:value="43034.1226533601">
            <text:p>43034.12</text:p>
          </table:table-cell>
          <table:table-cell table:style-name="ce39" table:formula="of:=STDEV([.K35:.K44])" office:value-type="float" office:value="76893.7742589664">
            <text:p>76893.77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5:.Q44])" office:value-type="float" office:value="19613.0422539583">
            <text:p>19613.04</text:p>
          </table:table-cell>
          <table:table-cell table:style-name="ce34" table:formula="of:=STDEV([.R35:.R44])" office:value-type="float" office:value="32715.7429023942">
            <text:p>32715.74</text:p>
          </table:table-cell>
          <table:table-cell table:style-name="ce34" table:formula="of:=STDEV([.Q35:.Q44])" office:value-type="float" office:value="19613.0422539583">
            <text:p>19613.04</text:p>
          </table:table-cell>
          <table:table-cell table:style-name="ce34" table:formula="of:=STDEV([.R35:.R44])" office:value-type="float" office:value="32715.7429023942">
            <text:p>32715.74</text:p>
          </table:table-cell>
          <table:table-cell table:style-name="ce34" table:formula="of:=STDEV([.S35:.S44])" office:value-type="float" office:value="118446.283384495">
            <text:p>118446.28</text:p>
          </table:table-cell>
          <table:table-cell table:style-name="ce39" table:formula="of:=STDEV([.T35:.T44])" office:value-type="float" office:value="33099.2115731881">
            <text:p>33099.2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47];10)" office:value-type="float" office:value="14720.9269635792">
            <text:p>14720.93</text:p>
          </table:table-cell>
          <table:table-cell table:style-name="ce35" table:formula="of:=CONFIDENCE(0.05;[.G47];10)" office:value-type="float" office:value="12027.166347832">
            <text:p>12027.17</text:p>
          </table:table-cell>
          <table:table-cell table:style-name="ce35" table:formula="of:=CONFIDENCE(0.05;[.H47];10)" office:value-type="float" office:value="67067.1674773541">
            <text:p>67067.17</text:p>
          </table:table-cell>
          <table:table-cell table:style-name="ce35" table:formula="of:=CONFIDENCE(0.05;[.I47];10)" office:value-type="float" office:value="28246.4707260457">
            <text:p>28246.47</text:p>
          </table:table-cell>
          <table:table-cell table:style-name="ce35" table:formula="of:=CONFIDENCE(0.05;[.J47];10)" office:value-type="float" office:value="26672.3354401378">
            <text:p>26672.34</text:p>
          </table:table-cell>
          <table:table-cell table:style-name="ce40" table:formula="of:=CONFIDENCE(0.05;[.K47];10)" office:value-type="float" office:value="47658.3793008558">
            <text:p>47658.38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47];10)" office:value-type="float" office:value="12156.0661573828">
            <text:p>12156.07</text:p>
          </table:table-cell>
          <table:table-cell table:style-name="ce35" table:formula="of:=CONFIDENCE(0.05;[.R47];10)" office:value-type="float" office:value="20277.0549290571">
            <text:p>20277.05</text:p>
          </table:table-cell>
          <table:table-cell table:style-name="ce35" table:formula="of:=CONFIDENCE(0.05;[.S47];10)" office:value-type="float" office:value="12156.0661573828">
            <text:p>12156.07</text:p>
          </table:table-cell>
          <table:table-cell table:style-name="ce35" table:formula="of:=CONFIDENCE(0.05;[.T47];10)" office:value-type="float" office:value="20277.0549290571">
            <text:p>20277.05</text:p>
          </table:table-cell>
          <table:table-cell table:style-name="ce35" table:formula="of:=CONFIDENCE(0.05;[.U47];10)" office:value-type="float" office:value="73412.4180366481">
            <text:p>73412.42</text:p>
          </table:table-cell>
          <table:table-cell table:style-name="ce40" table:formula="of:=CONFIDENCE(0.05;[.V47];10)" office:value-type="float" office:value="20514.7269062596">
            <text:p>20514.73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8769">
            <text:p>538769</text:p>
          </table:table-cell>
          <table:table-cell office:value-type="float" office:value="828856">
            <text:p>828856</text:p>
          </table:table-cell>
          <table:table-cell office:value-type="float" office:value="1333764">
            <text:p>1333764</text:p>
          </table:table-cell>
          <table:table-cell office:value-type="float" office:value="1335342">
            <text:p>1335342</text:p>
          </table:table-cell>
          <table:table-cell office:value-type="float" office:value="1129171">
            <text:p>1129171</text:p>
          </table:table-cell>
          <table:table-cell office:value-type="float" office:value="710078">
            <text:p>71007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9244">
            <text:p>369244</text:p>
          </table:table-cell>
          <table:table-cell office:value-type="float" office:value="742500">
            <text:p>742500</text:p>
          </table:table-cell>
          <table:table-cell office:value-type="float" office:value="1323290">
            <text:p>1323290</text:p>
          </table:table-cell>
          <table:table-cell office:value-type="float" office:value="1325458">
            <text:p>1325458</text:p>
          </table:table-cell>
          <table:table-cell office:value-type="float" office:value="1141961">
            <text:p>1141961</text:p>
          </table:table-cell>
          <table:table-cell office:value-type="float" office:value="631556">
            <text:p>63155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0918">
            <text:p>540918</text:p>
          </table:table-cell>
          <table:table-cell office:value-type="float" office:value="810408">
            <text:p>810408</text:p>
          </table:table-cell>
          <table:table-cell office:value-type="float" office:value="1303003">
            <text:p>1303003</text:p>
          </table:table-cell>
          <table:table-cell office:value-type="float" office:value="1305548">
            <text:p>1305548</text:p>
          </table:table-cell>
          <table:table-cell office:value-type="float" office:value="1145453">
            <text:p>1145453</text:p>
          </table:table-cell>
          <table:table-cell office:value-type="float" office:value="703266">
            <text:p>70326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1884">
            <text:p>371884</text:p>
          </table:table-cell>
          <table:table-cell office:value-type="float" office:value="756032">
            <text:p>756032</text:p>
          </table:table-cell>
          <table:table-cell office:value-type="float" office:value="1312347">
            <text:p>1312347</text:p>
          </table:table-cell>
          <table:table-cell office:value-type="float" office:value="1316330">
            <text:p>1316330</text:p>
          </table:table-cell>
          <table:table-cell office:value-type="float" office:value="1132469">
            <text:p>1132469</text:p>
          </table:table-cell>
          <table:table-cell office:value-type="float" office:value="659634">
            <text:p>65963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15410">
            <text:p>515410</text:p>
          </table:table-cell>
          <table:table-cell office:value-type="float" office:value="805387">
            <text:p>805387</text:p>
          </table:table-cell>
          <table:table-cell office:value-type="float" office:value="1335097">
            <text:p>1335097</text:p>
          </table:table-cell>
          <table:table-cell office:value-type="float" office:value="1337797">
            <text:p>1337797</text:p>
          </table:table-cell>
          <table:table-cell office:value-type="float" office:value="1146135">
            <text:p>1146135</text:p>
          </table:table-cell>
          <table:table-cell office:value-type="float" office:value="712440">
            <text:p>71244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658">
            <text:p>360658</text:p>
          </table:table-cell>
          <table:table-cell office:value-type="float" office:value="757572">
            <text:p>757572</text:p>
          </table:table-cell>
          <table:table-cell office:value-type="float" office:value="1324518">
            <text:p>1324518</text:p>
          </table:table-cell>
          <table:table-cell office:value-type="float" office:value="1334121">
            <text:p>1334121</text:p>
          </table:table-cell>
          <table:table-cell office:value-type="float" office:value="1135254">
            <text:p>1135254</text:p>
          </table:table-cell>
          <table:table-cell office:value-type="float" office:value="642635">
            <text:p>64263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9076">
            <text:p>539076</text:p>
          </table:table-cell>
          <table:table-cell office:value-type="float" office:value="793356">
            <text:p>793356</text:p>
          </table:table-cell>
          <table:table-cell office:value-type="float" office:value="1317490">
            <text:p>1317490</text:p>
          </table:table-cell>
          <table:table-cell office:value-type="float" office:value="1325511">
            <text:p>1325511</text:p>
          </table:table-cell>
          <table:table-cell office:value-type="float" office:value="1118266">
            <text:p>1118266</text:p>
          </table:table-cell>
          <table:table-cell office:value-type="float" office:value="699520">
            <text:p>69952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1447">
            <text:p>371447</text:p>
          </table:table-cell>
          <table:table-cell office:value-type="float" office:value="759211">
            <text:p>759211</text:p>
          </table:table-cell>
          <table:table-cell office:value-type="float" office:value="1300445">
            <text:p>1300445</text:p>
          </table:table-cell>
          <table:table-cell office:value-type="float" office:value="1304562">
            <text:p>1304562</text:p>
          </table:table-cell>
          <table:table-cell office:value-type="float" office:value="1102464">
            <text:p>1102464</text:p>
          </table:table-cell>
          <table:table-cell office:value-type="float" office:value="635667">
            <text:p>63566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7639">
            <text:p>527639</text:p>
          </table:table-cell>
          <table:table-cell office:value-type="float" office:value="807769">
            <text:p>807769</text:p>
          </table:table-cell>
          <table:table-cell office:value-type="float" office:value="1311115">
            <text:p>1311115</text:p>
          </table:table-cell>
          <table:table-cell office:value-type="float" office:value="1313582">
            <text:p>1313582</text:p>
          </table:table-cell>
          <table:table-cell office:value-type="float" office:value="1133664">
            <text:p>1133664</text:p>
          </table:table-cell>
          <table:table-cell office:value-type="float" office:value="707472">
            <text:p>7074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194">
            <text:p>360194</text:p>
          </table:table-cell>
          <table:table-cell office:value-type="float" office:value="740293">
            <text:p>740293</text:p>
          </table:table-cell>
          <table:table-cell office:value-type="float" office:value="1314403">
            <text:p>1314403</text:p>
          </table:table-cell>
          <table:table-cell office:value-type="float" office:value="1317733">
            <text:p>1317733</text:p>
          </table:table-cell>
          <table:table-cell office:value-type="float" office:value="1139855">
            <text:p>1139855</text:p>
          </table:table-cell>
          <table:table-cell office:value-type="float" office:value="643386">
            <text:p>64338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5501">
            <text:p>545501</text:p>
          </table:table-cell>
          <table:table-cell office:value-type="float" office:value="797955">
            <text:p>797955</text:p>
          </table:table-cell>
          <table:table-cell office:value-type="float" office:value="1323635">
            <text:p>1323635</text:p>
          </table:table-cell>
          <table:table-cell office:value-type="float" office:value="1328117">
            <text:p>1328117</text:p>
          </table:table-cell>
          <table:table-cell office:value-type="float" office:value="1136455">
            <text:p>1136455</text:p>
          </table:table-cell>
          <table:table-cell office:value-type="float" office:value="704976">
            <text:p>704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2846">
            <text:p>372846</text:p>
          </table:table-cell>
          <table:table-cell office:value-type="float" office:value="760216">
            <text:p>760216</text:p>
          </table:table-cell>
          <table:table-cell office:value-type="float" office:value="1315718">
            <text:p>1315718</text:p>
          </table:table-cell>
          <table:table-cell office:value-type="float" office:value="1315559">
            <text:p>1315559</text:p>
          </table:table-cell>
          <table:table-cell office:value-type="float" office:value="1127520">
            <text:p>1127520</text:p>
          </table:table-cell>
          <table:table-cell office:value-type="float" office:value="644265">
            <text:p>64426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7103">
            <text:p>507103</text:p>
          </table:table-cell>
          <table:table-cell office:value-type="float" office:value="783043">
            <text:p>783043</text:p>
          </table:table-cell>
          <table:table-cell office:value-type="float" office:value="1326556">
            <text:p>1326556</text:p>
          </table:table-cell>
          <table:table-cell office:value-type="float" office:value="1330894">
            <text:p>1330894</text:p>
          </table:table-cell>
          <table:table-cell office:value-type="float" office:value="1138331">
            <text:p>1138331</text:p>
          </table:table-cell>
          <table:table-cell office:value-type="float" office:value="710463">
            <text:p>71046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8500">
            <text:p>368500</text:p>
          </table:table-cell>
          <table:table-cell office:value-type="float" office:value="750380">
            <text:p>750380</text:p>
          </table:table-cell>
          <table:table-cell office:value-type="float" office:value="1286582">
            <text:p>1286582</text:p>
          </table:table-cell>
          <table:table-cell office:value-type="float" office:value="1291858">
            <text:p>1291858</text:p>
          </table:table-cell>
          <table:table-cell office:value-type="float" office:value="1121826">
            <text:p>1121826</text:p>
          </table:table-cell>
          <table:table-cell office:value-type="float" office:value="645732">
            <text:p>64573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9590">
            <text:p>539590</text:p>
          </table:table-cell>
          <table:table-cell office:value-type="float" office:value="804517">
            <text:p>804517</text:p>
          </table:table-cell>
          <table:table-cell office:value-type="float" office:value="1283835">
            <text:p>1283835</text:p>
          </table:table-cell>
          <table:table-cell office:value-type="float" office:value="1312662">
            <text:p>1312662</text:p>
          </table:table-cell>
          <table:table-cell office:value-type="float" office:value="1140867">
            <text:p>1140867</text:p>
          </table:table-cell>
          <table:table-cell office:value-type="float" office:value="700283">
            <text:p>70028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6897">
            <text:p>366897</text:p>
          </table:table-cell>
          <table:table-cell office:value-type="float" office:value="759679">
            <text:p>759679</text:p>
          </table:table-cell>
          <table:table-cell office:value-type="float" office:value="1306720">
            <text:p>1306720</text:p>
          </table:table-cell>
          <table:table-cell office:value-type="float" office:value="1311452">
            <text:p>1311452</text:p>
          </table:table-cell>
          <table:table-cell office:value-type="float" office:value="1120273">
            <text:p>1120273</text:p>
          </table:table-cell>
          <table:table-cell office:value-type="float" office:value="650804">
            <text:p>65080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3902">
            <text:p>503902</text:p>
          </table:table-cell>
          <table:table-cell office:value-type="float" office:value="803245">
            <text:p>803245</text:p>
          </table:table-cell>
          <table:table-cell office:value-type="float" office:value="1313636">
            <text:p>1313636</text:p>
          </table:table-cell>
          <table:table-cell office:value-type="float" office:value="1319347">
            <text:p>1319347</text:p>
          </table:table-cell>
          <table:table-cell office:value-type="float" office:value="1138825">
            <text:p>1138825</text:p>
          </table:table-cell>
          <table:table-cell office:value-type="float" office:value="742348">
            <text:p>74234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58506">
            <text:p>358506</text:p>
          </table:table-cell>
          <table:table-cell office:value-type="float" office:value="742423">
            <text:p>742423</text:p>
          </table:table-cell>
          <table:table-cell office:value-type="float" office:value="1286712">
            <text:p>1286712</text:p>
          </table:table-cell>
          <table:table-cell office:value-type="float" office:value="1293261">
            <text:p>1293261</text:p>
          </table:table-cell>
          <table:table-cell office:value-type="float" office:value="1092885">
            <text:p>1092885</text:p>
          </table:table-cell>
          <table:table-cell office:value-type="float" office:value="626371">
            <text:p>626371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537810">
            <text:p>537810</text:p>
          </table:table-cell>
          <table:table-cell table:style-name="ce32" office:value-type="float" office:value="787949">
            <text:p>787949</text:p>
          </table:table-cell>
          <table:table-cell table:style-name="ce32" office:value-type="float" office:value="1313502">
            <text:p>1313502</text:p>
          </table:table-cell>
          <table:table-cell table:style-name="ce32" office:value-type="float" office:value="1316538">
            <text:p>1316538</text:p>
          </table:table-cell>
          <table:table-cell table:style-name="ce32" office:value-type="float" office:value="1120177">
            <text:p>1120177</text:p>
          </table:table-cell>
          <table:table-cell table:style-name="ce37" office:value-type="float" office:value="704529">
            <text:p>704529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62435">
            <text:p>362435</text:p>
          </table:table-cell>
          <table:table-cell table:style-name="ce32" office:value-type="float" office:value="764465">
            <text:p>764465</text:p>
          </table:table-cell>
          <table:table-cell table:style-name="ce32" office:value-type="float" office:value="1322196">
            <text:p>1322196</text:p>
          </table:table-cell>
          <table:table-cell table:style-name="ce32" office:value-type="float" office:value="1324255">
            <text:p>1324255</text:p>
          </table:table-cell>
          <table:table-cell table:style-name="ce32" office:value-type="float" office:value="1109050">
            <text:p>1109050</text:p>
          </table:table-cell>
          <table:table-cell table:style-name="ce37" office:value-type="float" office:value="642075">
            <text:p>642075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51:.F60])" office:value-type="float" office:value="5295718">
            <text:p>5295718</text:p>
          </table:table-cell>
          <table:table-cell table:style-name="ce33" table:formula="of:=SUM([.G51:.G60])" office:value-type="float" office:value="8022485">
            <text:p>8022485</text:p>
          </table:table-cell>
          <table:table-cell table:style-name="ce33" table:formula="of:=SUM([.H51:.H60])" office:value-type="float" office:value="13161633">
            <text:p>13161633</text:p>
          </table:table-cell>
          <table:table-cell table:style-name="ce33" table:formula="of:=SUM([.I51:.I60])" office:value-type="float" office:value="13225338">
            <text:p>13225338</text:p>
          </table:table-cell>
          <table:table-cell table:style-name="ce33" table:formula="of:=SUM([.J51:.J60])" office:value-type="float" office:value="11347344">
            <text:p>11347344</text:p>
          </table:table-cell>
          <table:table-cell table:style-name="ce38" table:formula="of:=SUM([.K51:.K60])" office:value-type="float" office:value="7095375">
            <text:p>7095375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51:.Q60])" office:value-type="float" office:value="3662611">
            <text:p>3662611</text:p>
          </table:table-cell>
          <table:table-cell table:style-name="ce33" table:formula="of:=SUM([.R51:.R60])" office:value-type="float" office:value="7532771">
            <text:p>7532771</text:p>
          </table:table-cell>
          <table:table-cell table:style-name="ce33" table:formula="of:=SUM([.S51:.S60])" office:value-type="float" office:value="13092931">
            <text:p>13092931</text:p>
          </table:table-cell>
          <table:table-cell table:style-name="ce33" table:formula="of:=SUM([.T51:.T60])" office:value-type="float" office:value="13134589">
            <text:p>13134589</text:p>
          </table:table-cell>
          <table:table-cell table:style-name="ce33" table:formula="of:=SUM([.U51:.U60])" office:value-type="float" office:value="11223557">
            <text:p>11223557</text:p>
          </table:table-cell>
          <table:table-cell table:style-name="ce38" table:formula="of:=SUM([.V51:.V60])" office:value-type="float" office:value="6422125">
            <text:p>6422125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61]/10" office:value-type="float" office:value="529571.8">
            <text:p>529571.8</text:p>
          </table:table-cell>
          <table:table-cell table:style-name="ce34" table:formula="of:=[.G61]/10" office:value-type="float" office:value="802248.5">
            <text:p>802248.5</text:p>
          </table:table-cell>
          <table:table-cell table:style-name="ce34" table:formula="of:=[.H61]/10" office:value-type="float" office:value="1316163.3">
            <text:p>1316163.3</text:p>
          </table:table-cell>
          <table:table-cell table:style-name="ce34" table:formula="of:=[.I61]/10" office:value-type="float" office:value="1322533.8">
            <text:p>1322533.8</text:p>
          </table:table-cell>
          <table:table-cell table:style-name="ce34" table:formula="of:=[.J61]/10" office:value-type="float" office:value="1134734.4">
            <text:p>1134734.4</text:p>
          </table:table-cell>
          <table:table-cell table:style-name="ce39" table:formula="of:=[.K61]/10" office:value-type="float" office:value="709537.5">
            <text:p>709537.5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61]/10" office:value-type="float" office:value="366261.1">
            <text:p>366261.1</text:p>
          </table:table-cell>
          <table:table-cell table:style-name="ce34" table:formula="of:=[.R61]/10" office:value-type="float" office:value="753277.1">
            <text:p>753277.1</text:p>
          </table:table-cell>
          <table:table-cell table:style-name="ce34" table:formula="of:=[.S61]/10" office:value-type="float" office:value="1309293.1">
            <text:p>1309293.1</text:p>
          </table:table-cell>
          <table:table-cell table:style-name="ce34" table:formula="of:=[.T61]/10" office:value-type="float" office:value="1313458.9">
            <text:p>1313458.9</text:p>
          </table:table-cell>
          <table:table-cell table:style-name="ce34" table:formula="of:=[.U61]/10" office:value-type="float" office:value="1122355.7">
            <text:p>1122355.7</text:p>
          </table:table-cell>
          <table:table-cell table:style-name="ce39" table:formula="of:=[.V61]/10" office:value-type="float" office:value="642212.5">
            <text:p>642212.5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51:.F60])" office:value-type="float" office:value="15252.3373203366">
            <text:p>15252.34</text:p>
          </table:table-cell>
          <table:table-cell table:style-name="ce34" table:formula="of:=STDEV([.G51:.G60])" office:value-type="float" office:value="12874.7786712368">
            <text:p>12874.78</text:p>
          </table:table-cell>
          <table:table-cell table:style-name="ce34" table:formula="of:=STDEV([.H51:.H60])" office:value-type="float" office:value="15242.9650662563">
            <text:p>15242.97</text:p>
          </table:table-cell>
          <table:table-cell table:style-name="ce34" table:formula="of:=STDEV([.I51:.I60])" office:value-type="float" office:value="10641.3967316326">
            <text:p>10641.4</text:p>
          </table:table-cell>
          <table:table-cell table:style-name="ce34" table:formula="of:=STDEV([.J51:.J60])" office:value-type="float" office:value="9605.10930240313">
            <text:p>9605.11</text:p>
          </table:table-cell>
          <table:table-cell table:style-name="ce39" table:formula="of:=STDEV([.K51:.K60])" office:value-type="float" office:value="12299.9030732405">
            <text:p>12299.9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51:.Q60])" office:value-type="float" office:value="5366.26556368579">
            <text:p>5366.27</text:p>
          </table:table-cell>
          <table:table-cell table:style-name="ce34" table:formula="of:=STDEV([.R51:.R60])" office:value-type="float" office:value="8733.62585324357">
            <text:p>8733.63</text:p>
          </table:table-cell>
          <table:table-cell table:style-name="ce34" table:formula="of:=STDEV([.S51:.S60])" office:value-type="float" office:value="14069.360717136">
            <text:p>14069.36</text:p>
          </table:table-cell>
          <table:table-cell table:style-name="ce34" table:formula="of:=STDEV([.T51:.T60])" office:value-type="float" office:value="13646.7930335299">
            <text:p>13646.79</text:p>
          </table:table-cell>
          <table:table-cell table:style-name="ce34" table:formula="of:=STDEV([.U51:.U60])" office:value-type="float" office:value="16437.660093348">
            <text:p>16437.66</text:p>
          </table:table-cell>
          <table:table-cell table:style-name="ce39" table:formula="of:=STDEV([.V51:.V60])" office:value-type="float" office:value="9444.8949791232">
            <text:p>9444.89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63];10)" office:value-type="float" office:value="9453.3229021781">
            <text:p>9453.32</text:p>
          </table:table-cell>
          <table:table-cell table:style-name="ce35" table:formula="of:=CONFIDENCE(0.05;[.G63];10)" office:value-type="float" office:value="7979.72386245327">
            <text:p>7979.72</text:p>
          </table:table-cell>
          <table:table-cell table:style-name="ce35" table:formula="of:=CONFIDENCE(0.05;[.H63];10)" office:value-type="float" office:value="9447.51402565765">
            <text:p>9447.51</text:p>
          </table:table-cell>
          <table:table-cell table:style-name="ce35" table:formula="of:=CONFIDENCE(0.05;[.I63];10)" office:value-type="float" office:value="6595.48483104785">
            <text:p>6595.48</text:p>
          </table:table-cell>
          <table:table-cell table:style-name="ce35" table:formula="of:=CONFIDENCE(0.05;[.J63];10)" office:value-type="float" office:value="5953.19903037179">
            <text:p>5953.2</text:p>
          </table:table-cell>
          <table:table-cell table:style-name="ce40" table:formula="of:=CONFIDENCE(0.05;[.K63];10)" office:value-type="float" office:value="7623.41882262207">
            <text:p>7623.42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63];10)" office:value-type="float" office:value="3325.98473839949">
            <text:p>3325.98</text:p>
          </table:table-cell>
          <table:table-cell table:style-name="ce35" table:formula="of:=CONFIDENCE(0.05;[.R63];10)" office:value-type="float" office:value="5413.05791784705">
            <text:p>5413.06</text:p>
          </table:table-cell>
          <table:table-cell table:style-name="ce35" table:formula="of:=CONFIDENCE(0.05;[.S63];10)" office:value-type="float" office:value="8720.11988018182">
            <text:p>8720.12</text:p>
          </table:table-cell>
          <table:table-cell table:style-name="ce35" table:formula="of:=CONFIDENCE(0.05;[.T63];10)" office:value-type="float" office:value="8458.21452907033">
            <text:p>8458.21</text:p>
          </table:table-cell>
          <table:table-cell table:style-name="ce35" table:formula="of:=CONFIDENCE(0.05;[.U63];10)" office:value-type="float" office:value="10187.980068568">
            <text:p>10187.98</text:p>
          </table:table-cell>
          <table:table-cell table:style-name="ce40" table:formula="of:=CONFIDENCE(0.05;[.V63];10)" office:value-type="float" office:value="5853.89898869886">
            <text:p>5853.9</text:p>
          </table:table-cell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4]" office:value-type="float" office:value="475187.3">
            <text:p>475187.3</text:p>
          </table:table-cell>
          <table:table-cell table:style-name="Default"/>
          <table:table-cell table:style-name="Default" table:formula="of:=[.H14]" office:value-type="float" office:value="1480106.5">
            <text:p>1480106.5</text:p>
          </table:table-cell>
          <table:table-cell table:style-name="Default"/>
          <table:table-cell table:style-name="Default" table:formula="of:=[.J14]" office:value-type="float" office:value="1893528.9">
            <text:p>1893528.9</text:p>
          </table:table-cell>
          <table:table-cell table:style-name="Default" table:formula="of:=[.K14]" office:value-type="float" office:value="1563554.9">
            <text:p>1563554.9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0]" office:value-type="float" office:value="536182.9">
            <text:p>536182.9</text:p>
          </table:table-cell>
          <table:table-cell table:style-name="Default"/>
          <table:table-cell table:style-name="Default" table:formula="of:=[.H30]" office:value-type="float" office:value="1349760.7">
            <text:p>1349760.7</text:p>
          </table:table-cell>
          <table:table-cell table:style-name="Default"/>
          <table:table-cell table:style-name="Default" table:formula="of:=[.J30]" office:value-type="float" office:value="1345326.4">
            <text:p>1345326.4</text:p>
          </table:table-cell>
          <table:table-cell table:style-name="Default" table:formula="of:=[.K30]" office:value-type="float" office:value="1146000.4">
            <text:p>1146000.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6]" office:value-type="float" office:value="460930.4">
            <text:p>460930.4</text:p>
          </table:table-cell>
          <table:table-cell table:style-name="Default"/>
          <table:table-cell table:style-name="Default" table:formula="of:=[.H46]" office:value-type="float" office:value="1401798.3">
            <text:p>1401798.3</text:p>
          </table:table-cell>
          <table:table-cell table:style-name="Default"/>
          <table:table-cell table:style-name="Default" table:formula="of:=[.J46]" office:value-type="float" office:value="1496438.1">
            <text:p>1496438.1</text:p>
          </table:table-cell>
          <table:table-cell table:style-name="Default" table:formula="of:=[.K46]" office:value-type="float" office:value="1062043.7">
            <text:p>1062043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2]" office:value-type="float" office:value="529571.8">
            <text:p>529571.8</text:p>
          </table:table-cell>
          <table:table-cell table:style-name="Default"/>
          <table:table-cell table:style-name="Default" table:formula="of:=[.H62]" office:value-type="float" office:value="1316163.3">
            <text:p>1316163.3</text:p>
          </table:table-cell>
          <table:table-cell table:style-name="Default"/>
          <table:table-cell table:style-name="Default" table:formula="of:=[.J62]" office:value-type="float" office:value="1134734.4">
            <text:p>1134734.4</text:p>
          </table:table-cell>
          <table:table-cell table:style-name="Default" table:formula="of:=[.K62]" office:value-type="float" office:value="709537.5">
            <text:p>709537.5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4]" office:value-type="float" office:value="339543.1">
            <text:p>339543.1</text:p>
          </table:table-cell>
          <table:table-cell table:style-name="Default"/>
          <table:table-cell table:style-name="Default" table:formula="of:=[.S14]" office:value-type="float" office:value="1465603.8">
            <text:p>1465603.8</text:p>
          </table:table-cell>
          <table:table-cell table:style-name="Default"/>
          <table:table-cell table:style-name="Default" table:formula="of:=[.U14]" office:value-type="float" office:value="1874998.5">
            <text:p>1874998.5</text:p>
          </table:table-cell>
          <table:table-cell table:style-name="Default" table:formula="of:=[.V14]" office:value-type="float" office:value="1547159.7">
            <text:p>1547159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0]" office:value-type="float" office:value="352901.9">
            <text:p>352901.9</text:p>
          </table:table-cell>
          <table:table-cell table:style-name="Default"/>
          <table:table-cell table:style-name="Default" table:formula="of:=[.S30]" office:value-type="float" office:value="1331062.1">
            <text:p>1331062.1</text:p>
          </table:table-cell>
          <table:table-cell table:style-name="Default"/>
          <table:table-cell table:style-name="Default" table:formula="of:=[.U30]" office:value-type="float" office:value="1336405.6">
            <text:p>1336405.6</text:p>
          </table:table-cell>
          <table:table-cell table:style-name="Default" table:formula="of:=[.V30]" office:value-type="float" office:value="1115067.6">
            <text:p>1115067.6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6]" office:value-type="float" office:value="334399.3">
            <text:p>334399.3</text:p>
          </table:table-cell>
          <table:table-cell table:style-name="Default"/>
          <table:table-cell table:style-name="Default" table:formula="of:=[.S46]" office:value-type="float" office:value="1393317.4">
            <text:p>1393317.4</text:p>
          </table:table-cell>
          <table:table-cell table:style-name="Default"/>
          <table:table-cell table:style-name="Default" table:formula="of:=[.U46]" office:value-type="float" office:value="1499336.9">
            <text:p>1499336.9</text:p>
          </table:table-cell>
          <table:table-cell table:style-name="Default" table:formula="of:=[.V46]" office:value-type="float" office:value="956484.3">
            <text:p>956484.3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2]" office:value-type="float" office:value="366261.1">
            <text:p>366261.1</text:p>
          </table:table-cell>
          <table:table-cell table:style-name="Default"/>
          <table:table-cell table:style-name="Default" table:formula="of:=[.S62]" office:value-type="float" office:value="1309293.1">
            <text:p>1309293.1</text:p>
          </table:table-cell>
          <table:table-cell table:style-name="Default"/>
          <table:table-cell table:style-name="Default" table:formula="of:=[.U62]" office:value-type="float" office:value="1122355.7">
            <text:p>1122355.7</text:p>
          </table:table-cell>
          <table:table-cell table:style-name="Default" table:formula="of:=[.V62]" office:value-type="float" office:value="642212.5">
            <text:p>642212.5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6]" office:value-type="float" office:value="11896.1707272295">
            <text:p>11896.17</text:p>
          </table:table-cell>
          <table:table-cell table:style-name="Default"/>
          <table:table-cell table:style-name="Default" table:formula="of:=[.H16]" office:value-type="float" office:value="51233.4685400205">
            <text:p>51233.47</text:p>
          </table:table-cell>
          <table:table-cell table:style-name="Default"/>
          <table:table-cell table:style-name="Default" table:formula="of:=[.J16]" office:value-type="float" office:value="70056.2169056489">
            <text:p>70056.22</text:p>
          </table:table-cell>
          <table:table-cell table:style-name="Default" table:formula="of:=[.K16]" office:value-type="float" office:value="41341.0702746336">
            <text:p>41341.0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2]" office:value-type="float" office:value="7628.74678207375">
            <text:p>7628.75</text:p>
          </table:table-cell>
          <table:table-cell table:style-name="Default"/>
          <table:table-cell table:style-name="Default" table:formula="of:=[.H32]" office:value-type="float" office:value="12983.5680478015">
            <text:p>12983.57</text:p>
          </table:table-cell>
          <table:table-cell table:style-name="Default"/>
          <table:table-cell table:style-name="Default" table:formula="of:=[.J32]" office:value-type="float" office:value="21544.1879119739">
            <text:p>21544.19</text:p>
          </table:table-cell>
          <table:table-cell table:style-name="Default" table:formula="of:=[.K32]" office:value-type="float" office:value="9765.6628509795">
            <text:p>9765.66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8]" office:value-type="float" office:value="14720.9269635792">
            <text:p>14720.93</text:p>
          </table:table-cell>
          <table:table-cell table:style-name="Default"/>
          <table:table-cell table:style-name="Default" table:formula="of:=[.H48]" office:value-type="float" office:value="67067.1674773541">
            <text:p>67067.17</text:p>
          </table:table-cell>
          <table:table-cell table:style-name="Default"/>
          <table:table-cell table:style-name="Default" table:formula="of:=[.J48]" office:value-type="float" office:value="26672.3354401378">
            <text:p>26672.34</text:p>
          </table:table-cell>
          <table:table-cell table:style-name="Default" table:formula="of:=[.K48]" office:value-type="float" office:value="47658.3793008558">
            <text:p>47658.3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4]" office:value-type="float" office:value="9453.3229021781">
            <text:p>9453.32</text:p>
          </table:table-cell>
          <table:table-cell table:style-name="Default"/>
          <table:table-cell table:style-name="Default" table:formula="of:=[.H64]" office:value-type="float" office:value="9447.51402565765">
            <text:p>9447.51</text:p>
          </table:table-cell>
          <table:table-cell table:style-name="Default"/>
          <table:table-cell table:style-name="Default" table:formula="of:=[.J64]" office:value-type="float" office:value="5953.19903037179">
            <text:p>5953.2</text:p>
          </table:table-cell>
          <table:table-cell table:style-name="Default" table:formula="of:=[.K64]" office:value-type="float" office:value="7623.41882262207">
            <text:p>7623.42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6]" office:value-type="float" office:value="4933.43097778672">
            <text:p>4933.43</text:p>
          </table:table-cell>
          <table:table-cell table:style-name="Default"/>
          <table:table-cell table:style-name="Default" table:formula="of:=[.S16]" office:value-type="float" office:value="53383.7202959249">
            <text:p>53383.72</text:p>
          </table:table-cell>
          <table:table-cell table:style-name="Default"/>
          <table:table-cell table:style-name="Default" table:formula="of:=[.U16]" office:value-type="float" office:value="52334.8772728521">
            <text:p>52334.88</text:p>
          </table:table-cell>
          <table:table-cell table:style-name="Default" table:formula="of:=[.V16]" office:value-type="float" office:value="28565.7538018823">
            <text:p>28565.75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2]" office:value-type="float" office:value="2077.7364554329">
            <text:p>2077.74</text:p>
          </table:table-cell>
          <table:table-cell table:style-name="Default"/>
          <table:table-cell table:style-name="Default" table:formula="of:=[.S32]" office:value-type="float" office:value="23779.6176043952">
            <text:p>23779.62</text:p>
          </table:table-cell>
          <table:table-cell table:style-name="Default"/>
          <table:table-cell table:style-name="Default" table:formula="of:=[.U32]" office:value-type="float" office:value="23976.6158361901">
            <text:p>23976.62</text:p>
          </table:table-cell>
          <table:table-cell table:style-name="Default" table:formula="of:=[.V32]" office:value-type="float" office:value="17760.0433024524">
            <text:p>17760.0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8]" office:value-type="float" office:value="12156.0661573828">
            <text:p>12156.07</text:p>
          </table:table-cell>
          <table:table-cell table:style-name="Default"/>
          <table:table-cell table:style-name="Default" table:formula="of:=[.S48]" office:value-type="float" office:value="12156.0661573828">
            <text:p>12156.07</text:p>
          </table:table-cell>
          <table:table-cell table:style-name="Default"/>
          <table:table-cell table:style-name="Default" table:formula="of:=[.U48]" office:value-type="float" office:value="73412.4180366481">
            <text:p>73412.42</text:p>
          </table:table-cell>
          <table:table-cell table:style-name="Default" table:formula="of:=[.V48]" office:value-type="float" office:value="20514.7269062596">
            <text:p>20514.73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4]" office:value-type="float" office:value="3325.98473839949">
            <text:p>3325.98</text:p>
          </table:table-cell>
          <table:table-cell table:style-name="Default"/>
          <table:table-cell table:style-name="Default" table:formula="of:=[.S64]" office:value-type="float" office:value="8720.11988018182">
            <text:p>8720.12</text:p>
          </table:table-cell>
          <table:table-cell table:style-name="Default"/>
          <table:table-cell table:style-name="Default" table:formula="of:=[.U64]" office:value-type="float" office:value="10187.980068568">
            <text:p>10187.98</text:p>
          </table:table-cell>
          <table:table-cell table:style-name="Default" table:formula="of:=[.V64]" office:value-type="float" office:value="5853.89898869886">
            <text:p>5853.9</text:p>
          </table:table-cell>
          <table:table-cell/>
          <table:table-cell table:style-name="Default" table:number-columns-repeated="10"/>
          <table:table-cell table:number-columns-repeated="1002"/>
        </table:table-row>
      </table:table>
      <table:table table:name="ReiserFS" table:style-name="ta1" table:print="false">
        <table:table-column table:style-name="co11" table:default-cell-style-name="Default"/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4" table:default-cell-style-name="ce25"/>
        <table:table-column table:style-name="co15" table:default-cell-style-name="ce31"/>
        <table:table-column table:style-name="co16" table:number-columns-repeated="3" table:default-cell-style-name="ce31"/>
        <table:table-column table:style-name="co17" table:default-cell-style-name="ce31"/>
        <table:table-column table:style-name="co18" table:default-cell-style-name="ce36"/>
        <table:table-column table:style-name="co6" table:number-columns-repeated="1013" table:default-cell-style-name="Default"/>
        <table:table-row table:style-name="ro2">
          <table:table-cell table:style-name="ce10"/>
          <table:table-cell table:style-name="ce11" table:number-columns-repeated="10"/>
          <table:table-cell table:style-name="ce10"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39">
            <text:p>3539</text:p>
          </table:table-cell>
          <table:table-cell office:value-type="float" office:value="984965">
            <text:p>984965</text:p>
          </table:table-cell>
          <table:table-cell office:value-type="float" office:value="1489671">
            <text:p>1489671</text:p>
          </table:table-cell>
          <table:table-cell table:number-columns-repeated="2" office:value-type="float" office:value="2001644">
            <text:p>2001644</text:p>
          </table:table-cell>
          <table:table-cell office:value-type="float" office:value="1523810">
            <text:p>15238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3267">
            <text:p>303267</text:p>
          </table:table-cell>
          <table:table-cell office:value-type="float" office:value="900884">
            <text:p>900884</text:p>
          </table:table-cell>
          <table:table-cell office:value-type="float" office:value="1686739">
            <text:p>1686739</text:p>
          </table:table-cell>
          <table:table-cell table:number-columns-repeated="2" office:value-type="float" office:value="1933138">
            <text:p>1933138</text:p>
          </table:table-cell>
          <table:table-cell office:value-type="float" office:value="1560976">
            <text:p>156097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6233">
            <text:p>306233</text:p>
          </table:table-cell>
          <table:table-cell office:value-type="float" office:value="954289">
            <text:p>954289</text:p>
          </table:table-cell>
          <table:table-cell office:value-type="float" office:value="1683480">
            <text:p>1683480</text:p>
          </table:table-cell>
          <table:table-cell table:number-columns-repeated="2" office:value-type="float" office:value="2134177">
            <text:p>2134177</text:p>
          </table:table-cell>
          <table:table-cell office:value-type="float" office:value="1523806">
            <text:p>152380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36">
            <text:p>309036</text:p>
          </table:table-cell>
          <table:table-cell office:value-type="float" office:value="901485">
            <text:p>901485</text:p>
          </table:table-cell>
          <table:table-cell office:value-type="float" office:value="1563218">
            <text:p>1563218</text:p>
          </table:table-cell>
          <table:table-cell table:number-columns-repeated="2" office:value-type="float" office:value="1999656">
            <text:p>1999656</text:p>
          </table:table-cell>
          <table:table-cell office:value-type="float" office:value="1523810">
            <text:p>15238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0652">
            <text:p>310652</text:p>
          </table:table-cell>
          <table:table-cell office:value-type="float" office:value="876257">
            <text:p>876257</text:p>
          </table:table-cell>
          <table:table-cell office:value-type="float" office:value="1595469">
            <text:p>1595469</text:p>
          </table:table-cell>
          <table:table-cell table:number-columns-repeated="2" office:value-type="float" office:value="1942963">
            <text:p>1942963</text:p>
          </table:table-cell>
          <table:table-cell office:value-type="float" office:value="1488372">
            <text:p>148837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3391">
            <text:p>303391</text:p>
          </table:table-cell>
          <table:table-cell office:value-type="float" office:value="926644">
            <text:p>926644</text:p>
          </table:table-cell>
          <table:table-cell office:value-type="float" office:value="1637488">
            <text:p>1637488</text:p>
          </table:table-cell>
          <table:table-cell table:number-columns-repeated="2" office:value-type="float" office:value="2126089">
            <text:p>2126089</text:p>
          </table:table-cell>
          <table:table-cell office:value-type="float" office:value="1560972">
            <text:p>156097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233">
            <text:p>309233</text:p>
          </table:table-cell>
          <table:table-cell office:value-type="float" office:value="927962">
            <text:p>927962</text:p>
          </table:table-cell>
          <table:table-cell office:value-type="float" office:value="1638650">
            <text:p>1638650</text:p>
          </table:table-cell>
          <table:table-cell table:number-columns-repeated="2" office:value-type="float" office:value="2128048">
            <text:p>2128048</text:p>
          </table:table-cell>
          <table:table-cell office:value-type="float" office:value="1560976">
            <text:p>156097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10">
            <text:p>309010</text:p>
          </table:table-cell>
          <table:table-cell office:value-type="float" office:value="900559">
            <text:p>900559</text:p>
          </table:table-cell>
          <table:table-cell office:value-type="float" office:value="1595719">
            <text:p>1595719</text:p>
          </table:table-cell>
          <table:table-cell table:number-columns-repeated="2" office:value-type="float" office:value="2004183">
            <text:p>2004183</text:p>
          </table:table-cell>
          <table:table-cell office:value-type="float" office:value="1523810">
            <text:p>15238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6148">
            <text:p>306148</text:p>
          </table:table-cell>
          <table:table-cell office:value-type="float" office:value="875329">
            <text:p>875329</text:p>
          </table:table-cell>
          <table:table-cell office:value-type="float" office:value="1639280">
            <text:p>1639280</text:p>
          </table:table-cell>
          <table:table-cell table:number-columns-repeated="2" office:value-type="float" office:value="2060561">
            <text:p>2060561</text:p>
          </table:table-cell>
          <table:table-cell office:value-type="float" office:value="1523810">
            <text:p>1523810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19887">
            <text:p>319887</text:p>
          </table:table-cell>
          <table:table-cell table:style-name="ce32" office:value-type="float" office:value="902663">
            <text:p>902663</text:p>
          </table:table-cell>
          <table:table-cell table:style-name="ce32" office:value-type="float" office:value="1642071">
            <text:p>1642071</text:p>
          </table:table-cell>
          <table:table-cell table:style-name="ce32" office:value-type="float" office:value="2068064">
            <text:p>2068064</text:p>
          </table:table-cell>
          <table:table-cell table:style-name="ce32" office:value-type="float" office:value="2068064">
            <text:p>2068064</text:p>
          </table:table-cell>
          <table:table-cell table:style-name="ce37" office:value-type="float" office:value="1488372">
            <text:p>1488372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:.F12])" office:value-type="float" office:value="2780396">
            <text:p>2780396</text:p>
          </table:table-cell>
          <table:table-cell table:style-name="ce33" table:formula="of:=SUM([.G3:.G12])" office:value-type="float" office:value="9151037">
            <text:p>9151037</text:p>
          </table:table-cell>
          <table:table-cell table:style-name="ce33" table:formula="of:=SUM([.H3:.H12])" office:value-type="float" office:value="16171785">
            <text:p>16171785</text:p>
          </table:table-cell>
          <table:table-cell table:style-name="ce33" table:formula="of:=SUM([.I3:.I12])" office:value-type="float" office:value="20398523">
            <text:p>20398523</text:p>
          </table:table-cell>
          <table:table-cell table:style-name="ce33" table:formula="of:=SUM([.J3:.J12])" office:value-type="float" office:value="20398523">
            <text:p>20398523</text:p>
          </table:table-cell>
          <table:table-cell table:style-name="ce38" table:formula="of:=SUM([.K3:.K12])" office:value-type="float" office:value="15278714">
            <text:p>15278714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13]/10" office:value-type="float" office:value="278039.6">
            <text:p>278039.6</text:p>
          </table:table-cell>
          <table:table-cell table:style-name="ce34" table:formula="of:=[.G13]/10" office:value-type="float" office:value="915103.7">
            <text:p>915103.7</text:p>
          </table:table-cell>
          <table:table-cell table:style-name="ce34" table:formula="of:=[.H13]/10" office:value-type="float" office:value="1617178.5">
            <text:p>1617178.5</text:p>
          </table:table-cell>
          <table:table-cell table:style-name="ce34" table:formula="of:=[.I13]/10" office:value-type="float" office:value="2039852.3">
            <text:p>2039852.3</text:p>
          </table:table-cell>
          <table:table-cell table:style-name="ce34" table:formula="of:=[.J13]/10" office:value-type="float" office:value="2039852.3">
            <text:p>2039852.3</text:p>
          </table:table-cell>
          <table:table-cell table:style-name="ce39" table:formula="of:=[.K13]/10" office:value-type="float" office:value="1527871.4">
            <text:p>1527871.4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:.F12])" office:value-type="float" office:value="96564.5372912161">
            <text:p>96564.54</text:p>
          </table:table-cell>
          <table:table-cell table:style-name="ce34" table:formula="of:=STDEV([.G3:.G12])" office:value-type="float" office:value="34253.4416926079">
            <text:p>34253.44</text:p>
          </table:table-cell>
          <table:table-cell table:style-name="ce34" table:formula="of:=STDEV([.H3:.H12])" office:value-type="float" office:value="58989.5251252288">
            <text:p>58989.53</text:p>
          </table:table-cell>
          <table:table-cell table:style-name="ce34" table:formula="of:=STDEV([.I3:.I12])" office:value-type="float" office:value="74878.081047423">
            <text:p>74878.08</text:p>
          </table:table-cell>
          <table:table-cell table:style-name="ce34" table:formula="of:=STDEV([.J3:.J12])" office:value-type="float" office:value="74878.081047423">
            <text:p>74878.08</text:p>
          </table:table-cell>
          <table:table-cell table:style-name="ce39" table:formula="of:=STDEV([.K3:.K12])" office:value-type="float" office:value="26854.3217304031">
            <text:p>26854.32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15];10)" office:value-type="float" office:value="59850.2205098843">
            <text:p>59850.22</text:p>
          </table:table-cell>
          <table:table-cell table:style-name="ce35" table:formula="of:=CONFIDENCE(0.05;[.G15];10)" office:value-type="float" office:value="21230.1130004123">
            <text:p>21230.11</text:p>
          </table:table-cell>
          <table:table-cell table:style-name="ce35" table:formula="of:=CONFIDENCE(0.05;[.H15];10)" office:value-type="float" office:value="36561.4146306219">
            <text:p>36561.41</text:p>
          </table:table-cell>
          <table:table-cell table:style-name="ce35" table:formula="of:=CONFIDENCE(0.05;[.I15];10)" office:value-type="float" office:value="46409.0626616911">
            <text:p>46409.06</text:p>
          </table:table-cell>
          <table:table-cell table:style-name="ce35" table:formula="of:=CONFIDENCE(0.05;[.J15];10)" office:value-type="float" office:value="46409.0626616911">
            <text:p>46409.06</text:p>
          </table:table-cell>
          <table:table-cell table:style-name="ce40" table:formula="of:=CONFIDENCE(0.05;[.K15];10)" office:value-type="float" office:value="16644.1752044123">
            <text:p>16644.18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0991">
            <text:p>270991</text:p>
          </table:table-cell>
          <table:table-cell office:value-type="float" office:value="720571">
            <text:p>720571</text:p>
          </table:table-cell>
          <table:table-cell office:value-type="float" office:value="1283763">
            <text:p>1283763</text:p>
          </table:table-cell>
          <table:table-cell table:number-columns-repeated="2" office:value-type="float" office:value="1285697">
            <text:p>1285697</text:p>
          </table:table-cell>
          <table:table-cell office:value-type="float" office:value="1102687">
            <text:p>110268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69487">
            <text:p>269487</text:p>
          </table:table-cell>
          <table:table-cell office:value-type="float" office:value="714312">
            <text:p>714312</text:p>
          </table:table-cell>
          <table:table-cell office:value-type="float" office:value="1303578">
            <text:p>1303578</text:p>
          </table:table-cell>
          <table:table-cell table:number-columns-repeated="2" office:value-type="float" office:value="1302565">
            <text:p>1302565</text:p>
          </table:table-cell>
          <table:table-cell office:value-type="float" office:value="1123866">
            <text:p>112386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4031">
            <text:p>274031</text:p>
          </table:table-cell>
          <table:table-cell office:value-type="float" office:value="725196">
            <text:p>725196</text:p>
          </table:table-cell>
          <table:table-cell office:value-type="float" office:value="1284110">
            <text:p>1284110</text:p>
          </table:table-cell>
          <table:table-cell table:number-columns-repeated="2" office:value-type="float" office:value="1285599">
            <text:p>1285599</text:p>
          </table:table-cell>
          <table:table-cell office:value-type="float" office:value="1097406">
            <text:p>109740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655">
            <text:p>271655</text:p>
          </table:table-cell>
          <table:table-cell office:value-type="float" office:value="703893">
            <text:p>703893</text:p>
          </table:table-cell>
          <table:table-cell office:value-type="float" office:value="1270494">
            <text:p>1270494</text:p>
          </table:table-cell>
          <table:table-cell table:number-columns-repeated="2" office:value-type="float" office:value="1269193">
            <text:p>1269193</text:p>
          </table:table-cell>
          <table:table-cell office:value-type="float" office:value="1086508">
            <text:p>108650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7916">
            <text:p>277916</text:p>
          </table:table-cell>
          <table:table-cell office:value-type="float" office:value="732647">
            <text:p>732647</text:p>
          </table:table-cell>
          <table:table-cell office:value-type="float" office:value="1278502">
            <text:p>1278502</text:p>
          </table:table-cell>
          <table:table-cell table:number-columns-repeated="2" office:value-type="float" office:value="1285551">
            <text:p>1285551</text:p>
          </table:table-cell>
          <table:table-cell office:value-type="float" office:value="1093287">
            <text:p>109328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4166">
            <text:p>274166</text:p>
          </table:table-cell>
          <table:table-cell office:value-type="float" office:value="727336">
            <text:p>727336</text:p>
          </table:table-cell>
          <table:table-cell office:value-type="float" office:value="1284138">
            <text:p>1284138</text:p>
          </table:table-cell>
          <table:table-cell table:number-columns-repeated="2" office:value-type="float" office:value="1282753">
            <text:p>1282753</text:p>
          </table:table-cell>
          <table:table-cell office:value-type="float" office:value="1096873">
            <text:p>109687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8445">
            <text:p>278445</text:p>
          </table:table-cell>
          <table:table-cell office:value-type="float" office:value="762763">
            <text:p>762763</text:p>
          </table:table-cell>
          <table:table-cell office:value-type="float" office:value="1302436">
            <text:p>1302436</text:p>
          </table:table-cell>
          <table:table-cell table:number-columns-repeated="2" office:value-type="float" office:value="1306984">
            <text:p>1306984</text:p>
          </table:table-cell>
          <table:table-cell office:value-type="float" office:value="1120675">
            <text:p>112067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065">
            <text:p>271065</text:p>
          </table:table-cell>
          <table:table-cell office:value-type="float" office:value="725878">
            <text:p>725878</text:p>
          </table:table-cell>
          <table:table-cell office:value-type="float" office:value="1285550">
            <text:p>1285550</text:p>
          </table:table-cell>
          <table:table-cell table:number-columns-repeated="2" office:value-type="float" office:value="1289115">
            <text:p>1289115</text:p>
          </table:table-cell>
          <table:table-cell office:value-type="float" office:value="1094784">
            <text:p>109478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81142">
            <text:p>281142</text:p>
          </table:table-cell>
          <table:table-cell office:value-type="float" office:value="769933">
            <text:p>769933</text:p>
          </table:table-cell>
          <table:table-cell office:value-type="float" office:value="1311792">
            <text:p>1311792</text:p>
          </table:table-cell>
          <table:table-cell table:number-columns-repeated="2" office:value-type="float" office:value="1314687">
            <text:p>1314687</text:p>
          </table:table-cell>
          <table:table-cell office:value-type="float" office:value="1095022">
            <text:p>1095022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274476">
            <text:p>274476</text:p>
          </table:table-cell>
          <table:table-cell table:style-name="ce32" office:value-type="float" office:value="736806">
            <text:p>736806</text:p>
          </table:table-cell>
          <table:table-cell table:style-name="ce32" office:value-type="float" office:value="1311588">
            <text:p>1311588</text:p>
          </table:table-cell>
          <table:table-cell table:style-name="ce32" office:value-type="float" office:value="1312375">
            <text:p>1312375</text:p>
          </table:table-cell>
          <table:table-cell table:style-name="ce32" office:value-type="float" office:value="1312375">
            <text:p>1312375</text:p>
          </table:table-cell>
          <table:table-cell table:style-name="ce37" office:value-type="float" office:value="1135924">
            <text:p>1135924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19:.F28])" office:value-type="float" office:value="2743374">
            <text:p>2743374</text:p>
          </table:table-cell>
          <table:table-cell table:style-name="ce33" table:formula="of:=SUM([.G19:.G28])" office:value-type="float" office:value="7319335">
            <text:p>7319335</text:p>
          </table:table-cell>
          <table:table-cell table:style-name="ce33" table:formula="of:=SUM([.H19:.H28])" office:value-type="float" office:value="12915951">
            <text:p>12915951</text:p>
          </table:table-cell>
          <table:table-cell table:style-name="ce33" table:formula="of:=SUM([.I19:.I28])" office:value-type="float" office:value="12934519">
            <text:p>12934519</text:p>
          </table:table-cell>
          <table:table-cell table:style-name="ce33" table:formula="of:=SUM([.J19:.J28])" office:value-type="float" office:value="12934519">
            <text:p>12934519</text:p>
          </table:table-cell>
          <table:table-cell table:style-name="ce38" table:formula="of:=SUM([.K19:.K28])" office:value-type="float" office:value="11047032">
            <text:p>11047032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29]/10" office:value-type="float" office:value="274337.4">
            <text:p>274337.4</text:p>
          </table:table-cell>
          <table:table-cell table:style-name="ce34" table:formula="of:=[.G29]/10" office:value-type="float" office:value="731933.5">
            <text:p>731933.5</text:p>
          </table:table-cell>
          <table:table-cell table:style-name="ce34" table:formula="of:=[.H29]/10" office:value-type="float" office:value="1291595.1">
            <text:p>1291595.1</text:p>
          </table:table-cell>
          <table:table-cell table:style-name="ce34" table:formula="of:=[.I29]/10" office:value-type="float" office:value="1293451.9">
            <text:p>1293451.9</text:p>
          </table:table-cell>
          <table:table-cell table:style-name="ce34" table:formula="of:=[.J29]/10" office:value-type="float" office:value="1293451.9">
            <text:p>1293451.9</text:p>
          </table:table-cell>
          <table:table-cell table:style-name="ce39" table:formula="of:=[.K29]/10" office:value-type="float" office:value="1104703.2">
            <text:p>1104703.2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19:.F28])" office:value-type="float" office:value="3782.30456497388">
            <text:p>3782.3</text:p>
          </table:table-cell>
          <table:table-cell table:style-name="ce34" table:formula="of:=STDEV([.G19:.G28])" office:value-type="float" office:value="20406.3272064219">
            <text:p>20406.33</text:p>
          </table:table-cell>
          <table:table-cell table:style-name="ce34" table:formula="of:=STDEV([.H19:.H28])" office:value-type="float" office:value="14510.3472693722">
            <text:p>14510.35</text:p>
          </table:table-cell>
          <table:table-cell table:style-name="ce34" table:formula="of:=STDEV([.I19:.I28])" office:value-type="float" office:value="14836.8146959589">
            <text:p>14836.81</text:p>
          </table:table-cell>
          <table:table-cell table:style-name="ce34" table:formula="of:=STDEV([.J19:.J28])" office:value-type="float" office:value="14836.8146959589">
            <text:p>14836.81</text:p>
          </table:table-cell>
          <table:table-cell table:style-name="ce39" table:formula="of:=STDEV([.K19:.K28])" office:value-type="float" office:value="16224.7648899247">
            <text:p>16224.7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31];10)" office:value-type="float" office:value="2344.25358003367">
            <text:p>2344.25</text:p>
          </table:table-cell>
          <table:table-cell table:style-name="ce35" table:formula="of:=CONFIDENCE(0.05;[.G31];10)" office:value-type="float" office:value="12647.7402301217">
            <text:p>12647.74</text:p>
          </table:table-cell>
          <table:table-cell table:style-name="ce35" table:formula="of:=CONFIDENCE(0.05;[.H31];10)" office:value-type="float" office:value="8993.44115457096">
            <text:p>8993.44</text:p>
          </table:table-cell>
          <table:table-cell table:style-name="ce35" table:formula="of:=CONFIDENCE(0.05;[.I31];10)" office:value-type="float" office:value="9195.78404377864">
            <text:p>9195.78</text:p>
          </table:table-cell>
          <table:table-cell table:style-name="ce35" table:formula="of:=CONFIDENCE(0.05;[.J31];10)" office:value-type="float" office:value="9195.78404377864">
            <text:p>9195.78</text:p>
          </table:table-cell>
          <table:table-cell table:style-name="ce40" table:formula="of:=CONFIDENCE(0.05;[.K31];10)" office:value-type="float" office:value="10056.0286790848">
            <text:p>10056.03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85">
            <text:p>3785</text:p>
          </table:table-cell>
          <table:table-cell office:value-type="float" office:value="1050722">
            <text:p>1050722</text:p>
          </table:table-cell>
          <table:table-cell office:value-type="float" office:value="1641493">
            <text:p>1641493</text:p>
          </table:table-cell>
          <table:table-cell office:value-type="float" office:value="2067147">
            <text:p>2067147</text:p>
          </table:table-cell>
          <table:table-cell office:value-type="float" office:value="1599996">
            <text:p>1599996</text:p>
          </table:table-cell>
          <table:table-cell office:value-type="float" office:value="876712">
            <text:p>8767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0170">
            <text:p>320170</text:p>
          </table:table-cell>
          <table:table-cell office:value-type="float" office:value="1047191">
            <text:p>1047191</text:p>
          </table:table-cell>
          <table:table-cell office:value-type="float" office:value="1643912">
            <text:p>1643912</text:p>
          </table:table-cell>
          <table:table-cell office:value-type="float" office:value="2006070">
            <text:p>2006070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0447">
            <text:p>300447</text:p>
          </table:table-cell>
          <table:table-cell office:value-type="float" office:value="1047708">
            <text:p>1047708</text:p>
          </table:table-cell>
          <table:table-cell office:value-type="float" office:value="1636090">
            <text:p>1636090</text:p>
          </table:table-cell>
          <table:table-cell office:value-type="float" office:value="1934159">
            <text:p>1934159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1757">
            <text:p>321757</text:p>
          </table:table-cell>
          <table:table-cell office:value-type="float" office:value="986179">
            <text:p>986179</text:p>
          </table:table-cell>
          <table:table-cell office:value-type="float" office:value="1726912">
            <text:p>1726912</text:p>
          </table:table-cell>
          <table:table-cell office:value-type="float" office:value="2003796">
            <text:p>2003796</text:p>
          </table:table-cell>
          <table:table-cell office:value-type="float" office:value="1600001">
            <text:p>1600001</text:p>
          </table:table-cell>
          <table:table-cell office:value-type="float" office:value="1122805">
            <text:p>112280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9701">
            <text:p>329701</text:p>
          </table:table-cell>
          <table:table-cell office:value-type="float" office:value="954849">
            <text:p>954849</text:p>
          </table:table-cell>
          <table:table-cell office:value-type="float" office:value="1729999">
            <text:p>1729999</text:p>
          </table:table-cell>
          <table:table-cell office:value-type="float" office:value="1995932">
            <text:p>1995932</text:p>
          </table:table-cell>
          <table:table-cell office:value-type="float" office:value="1641027">
            <text:p>1641027</text:p>
          </table:table-cell>
          <table:table-cell office:value-type="float" office:value="1103448">
            <text:p>110344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0834">
            <text:p>310834</text:p>
          </table:table-cell>
          <table:table-cell office:value-type="float" office:value="1034011">
            <text:p>1034011</text:p>
          </table:table-cell>
          <table:table-cell office:value-type="float" office:value="1561278">
            <text:p>1561278</text:p>
          </table:table-cell>
          <table:table-cell office:value-type="float" office:value="1936086">
            <text:p>1936086</text:p>
          </table:table-cell>
          <table:table-cell office:value-type="float" office:value="1599996">
            <text:p>1599996</text:p>
          </table:table-cell>
          <table:table-cell office:value-type="float" office:value="1066666">
            <text:p>106666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6937">
            <text:p>316937</text:p>
          </table:table-cell>
          <table:table-cell office:value-type="float" office:value="940055">
            <text:p>940055</text:p>
          </table:table-cell>
          <table:table-cell office:value-type="float" office:value="1681816">
            <text:p>1681816</text:p>
          </table:table-cell>
          <table:table-cell office:value-type="float" office:value="1940604">
            <text:p>1940604</text:p>
          </table:table-cell>
          <table:table-cell office:value-type="float" office:value="1560972">
            <text:p>1560972</text:p>
          </table:table-cell>
          <table:table-cell office:value-type="float" office:value="1122807">
            <text:p>112280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6900">
            <text:p>316900</text:p>
          </table:table-cell>
          <table:table-cell office:value-type="float" office:value="1067327">
            <text:p>1067327</text:p>
          </table:table-cell>
          <table:table-cell office:value-type="float" office:value="1527421">
            <text:p>1527421</text:p>
          </table:table-cell>
          <table:table-cell office:value-type="float" office:value="1999293">
            <text:p>1999293</text:p>
          </table:table-cell>
          <table:table-cell office:value-type="float" office:value="1600001">
            <text:p>1600001</text:p>
          </table:table-cell>
          <table:table-cell office:value-type="float" office:value="1066666">
            <text:p>106666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2350">
            <text:p>312350</text:p>
          </table:table-cell>
          <table:table-cell office:value-type="float" office:value="984403">
            <text:p>984403</text:p>
          </table:table-cell>
          <table:table-cell office:value-type="float" office:value="1733785">
            <text:p>1733785</text:p>
          </table:table-cell>
          <table:table-cell office:value-type="float" office:value="2072195">
            <text:p>2072195</text:p>
          </table:table-cell>
          <table:table-cell office:value-type="float" office:value="1684212">
            <text:p>1684212</text:p>
          </table:table-cell>
          <table:table-cell office:value-type="float" office:value="1142857">
            <text:p>1142857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21715">
            <text:p>321715</text:p>
          </table:table-cell>
          <table:table-cell table:style-name="ce32" office:value-type="float" office:value="999770">
            <text:p>999770</text:p>
          </table:table-cell>
          <table:table-cell table:style-name="ce32" office:value-type="float" office:value="1641429">
            <text:p>1641429</text:p>
          </table:table-cell>
          <table:table-cell table:style-name="ce32" office:value-type="float" office:value="2063957">
            <text:p>2063957</text:p>
          </table:table-cell>
          <table:table-cell table:style-name="ce32" office:value-type="float" office:value="1230767">
            <text:p>1230767</text:p>
          </table:table-cell>
          <table:table-cell table:style-name="ce37" office:value-type="float" office:value="1084745">
            <text:p>1084745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5:.F44])" office:value-type="float" office:value="2854596">
            <text:p>2854596</text:p>
          </table:table-cell>
          <table:table-cell table:style-name="ce33" table:formula="of:=SUM([.G35:.G44])" office:value-type="float" office:value="10112215">
            <text:p>10112215</text:p>
          </table:table-cell>
          <table:table-cell table:style-name="ce33" table:formula="of:=SUM([.H35:.H44])" office:value-type="float" office:value="16524135">
            <text:p>16524135</text:p>
          </table:table-cell>
          <table:table-cell table:style-name="ce33" table:formula="of:=SUM([.I35:.I44])" office:value-type="float" office:value="20019239">
            <text:p>20019239</text:p>
          </table:table-cell>
          <table:table-cell table:style-name="ce33" table:formula="of:=SUM([.J35:.J44])" office:value-type="float" office:value="15716974">
            <text:p>15716974</text:p>
          </table:table-cell>
          <table:table-cell table:style-name="ce38" table:formula="of:=SUM([.K35:.K44])" office:value-type="float" office:value="10756196">
            <text:p>1075619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45]/10" office:value-type="float" office:value="285459.6">
            <text:p>285459.6</text:p>
          </table:table-cell>
          <table:table-cell table:style-name="ce34" table:formula="of:=[.G45]/10" office:value-type="float" office:value="1011221.5">
            <text:p>1011221.5</text:p>
          </table:table-cell>
          <table:table-cell table:style-name="ce34" table:formula="of:=[.H45]/10" office:value-type="float" office:value="1652413.5">
            <text:p>1652413.5</text:p>
          </table:table-cell>
          <table:table-cell table:style-name="ce34" table:formula="of:=[.I45]/10" office:value-type="float" office:value="2001923.9">
            <text:p>2001923.9</text:p>
          </table:table-cell>
          <table:table-cell table:style-name="ce34" table:formula="of:=[.J45]/10" office:value-type="float" office:value="1571697.4">
            <text:p>1571697.4</text:p>
          </table:table-cell>
          <table:table-cell table:style-name="ce39" table:formula="of:=[.K45]/10" office:value-type="float" office:value="1075619.6">
            <text:p>1075619.6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5:.F44])" office:value-type="float" office:value="99278.2567178399">
            <text:p>99278.26</text:p>
          </table:table-cell>
          <table:table-cell table:style-name="ce34" table:formula="of:=STDEV([.G35:.G44])" office:value-type="float" office:value="44187.1935098596">
            <text:p>44187.19</text:p>
          </table:table-cell>
          <table:table-cell table:style-name="ce34" table:formula="of:=STDEV([.H35:.H44])" office:value-type="float" office:value="69572.3583859918">
            <text:p>69572.36</text:p>
          </table:table-cell>
          <table:table-cell table:style-name="ce34" table:formula="of:=STDEV([.I35:.I44])" office:value-type="float" office:value="53531.4508312637">
            <text:p>53531.45</text:p>
          </table:table-cell>
          <table:table-cell table:style-name="ce34" table:formula="of:=STDEV([.J35:.J44])" office:value-type="float" office:value="124106.001786287">
            <text:p>124106</text:p>
          </table:table-cell>
          <table:table-cell table:style-name="ce39" table:formula="of:=STDEV([.K35:.K44])" office:value-type="float" office:value="74328.6893290725">
            <text:p>74328.69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47];10)" office:value-type="float" office:value="61532.1703295742">
            <text:p>61532.17</text:p>
          </table:table-cell>
          <table:table-cell table:style-name="ce35" table:formula="of:=CONFIDENCE(0.05;[.G47];10)" office:value-type="float" office:value="27387.0030288913">
            <text:p>27387</text:p>
          </table:table-cell>
          <table:table-cell table:style-name="ce35" table:formula="of:=CONFIDENCE(0.05;[.H47];10)" office:value-type="float" office:value="43120.6021133503">
            <text:p>43120.6</text:p>
          </table:table-cell>
          <table:table-cell table:style-name="ce35" table:formula="of:=CONFIDENCE(0.05;[.I47];10)" office:value-type="float" office:value="33178.5272972731">
            <text:p>33178.53</text:p>
          </table:table-cell>
          <table:table-cell table:style-name="ce35" table:formula="of:=CONFIDENCE(0.05;[.J47];10)" office:value-type="float" office:value="76920.2833863215">
            <text:p>76920.28</text:p>
          </table:table-cell>
          <table:table-cell table:style-name="ce40" table:formula="of:=CONFIDENCE(0.05;[.K47];10)" office:value-type="float" office:value="46068.5524038682">
            <text:p>46068.55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2675">
            <text:p>322675</text:p>
          </table:table-cell>
          <table:table-cell office:value-type="float" office:value="803718">
            <text:p>803718</text:p>
          </table:table-cell>
          <table:table-cell office:value-type="float" office:value="1375851">
            <text:p>1375851</text:p>
          </table:table-cell>
          <table:table-cell office:value-type="float" office:value="1374872">
            <text:p>1374872</text:p>
          </table:table-cell>
          <table:table-cell office:value-type="float" office:value="1169867">
            <text:p>1169867</text:p>
          </table:table-cell>
          <table:table-cell office:value-type="float" office:value="704294">
            <text:p>70429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06320">
            <text:p>306320</text:p>
          </table:table-cell>
          <table:table-cell office:value-type="float" office:value="739141">
            <text:p>739141</text:p>
          </table:table-cell>
          <table:table-cell office:value-type="float" office:value="1357979">
            <text:p>1357979</text:p>
          </table:table-cell>
          <table:table-cell office:value-type="float" office:value="1352906">
            <text:p>1352906</text:p>
          </table:table-cell>
          <table:table-cell office:value-type="float" office:value="1154554">
            <text:p>1154554</text:p>
          </table:table-cell>
          <table:table-cell office:value-type="float" office:value="702610">
            <text:p>7026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0353">
            <text:p>310353</text:p>
          </table:table-cell>
          <table:table-cell office:value-type="float" office:value="776253">
            <text:p>776253</text:p>
          </table:table-cell>
          <table:table-cell office:value-type="float" office:value="1388152">
            <text:p>1388152</text:p>
          </table:table-cell>
          <table:table-cell office:value-type="float" office:value="1394149">
            <text:p>1394149</text:p>
          </table:table-cell>
          <table:table-cell office:value-type="float" office:value="1180020">
            <text:p>1180020</text:p>
          </table:table-cell>
          <table:table-cell office:value-type="float" office:value="699856">
            <text:p>69985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7175">
            <text:p>317175</text:p>
          </table:table-cell>
          <table:table-cell office:value-type="float" office:value="798595">
            <text:p>798595</text:p>
          </table:table-cell>
          <table:table-cell office:value-type="float" office:value="1386920">
            <text:p>1386920</text:p>
          </table:table-cell>
          <table:table-cell office:value-type="float" office:value="1383932">
            <text:p>1383932</text:p>
          </table:table-cell>
          <table:table-cell office:value-type="float" office:value="1186923">
            <text:p>1186923</text:p>
          </table:table-cell>
          <table:table-cell office:value-type="float" office:value="714725">
            <text:p>71472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9231">
            <text:p>319231</text:p>
          </table:table-cell>
          <table:table-cell office:value-type="float" office:value="794317">
            <text:p>794317</text:p>
          </table:table-cell>
          <table:table-cell office:value-type="float" office:value="1368497">
            <text:p>1368497</text:p>
          </table:table-cell>
          <table:table-cell office:value-type="float" office:value="1374639">
            <text:p>1374639</text:p>
          </table:table-cell>
          <table:table-cell office:value-type="float" office:value="1180360">
            <text:p>1180360</text:p>
          </table:table-cell>
          <table:table-cell office:value-type="float" office:value="697837">
            <text:p>69783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1574">
            <text:p>321574</text:p>
          </table:table-cell>
          <table:table-cell office:value-type="float" office:value="797769">
            <text:p>797769</text:p>
          </table:table-cell>
          <table:table-cell office:value-type="float" office:value="1391360">
            <text:p>1391360</text:p>
          </table:table-cell>
          <table:table-cell office:value-type="float" office:value="1389415">
            <text:p>1389415</text:p>
          </table:table-cell>
          <table:table-cell office:value-type="float" office:value="1196873">
            <text:p>1196873</text:p>
          </table:table-cell>
          <table:table-cell office:value-type="float" office:value="728380">
            <text:p>72838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8748">
            <text:p>318748</text:p>
          </table:table-cell>
          <table:table-cell office:value-type="float" office:value="782378">
            <text:p>782378</text:p>
          </table:table-cell>
          <table:table-cell office:value-type="float" office:value="1380548">
            <text:p>1380548</text:p>
          </table:table-cell>
          <table:table-cell office:value-type="float" office:value="1383641">
            <text:p>1383641</text:p>
          </table:table-cell>
          <table:table-cell office:value-type="float" office:value="1166390">
            <text:p>1166390</text:p>
          </table:table-cell>
          <table:table-cell office:value-type="float" office:value="696369">
            <text:p>69636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4656">
            <text:p>314656</text:p>
          </table:table-cell>
          <table:table-cell office:value-type="float" office:value="795695">
            <text:p>795695</text:p>
          </table:table-cell>
          <table:table-cell office:value-type="float" office:value="1380487">
            <text:p>1380487</text:p>
          </table:table-cell>
          <table:table-cell office:value-type="float" office:value="1380025">
            <text:p>1380025</text:p>
          </table:table-cell>
          <table:table-cell office:value-type="float" office:value="1182981">
            <text:p>1182981</text:p>
          </table:table-cell>
          <table:table-cell office:value-type="float" office:value="706001">
            <text:p>706001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02953">
            <text:p>302953</text:p>
          </table:table-cell>
          <table:table-cell office:value-type="float" office:value="713417">
            <text:p>713417</text:p>
          </table:table-cell>
          <table:table-cell office:value-type="float" office:value="1375074">
            <text:p>1375074</text:p>
          </table:table-cell>
          <table:table-cell office:value-type="float" office:value="1385100">
            <text:p>1385100</text:p>
          </table:table-cell>
          <table:table-cell office:value-type="float" office:value="1182938">
            <text:p>1182938</text:p>
          </table:table-cell>
          <table:table-cell office:value-type="float" office:value="711736">
            <text:p>711736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21659">
            <text:p>321659</text:p>
          </table:table-cell>
          <table:table-cell table:style-name="ce32" office:value-type="float" office:value="808348">
            <text:p>808348</text:p>
          </table:table-cell>
          <table:table-cell table:style-name="ce32" office:value-type="float" office:value="1369355">
            <text:p>1369355</text:p>
          </table:table-cell>
          <table:table-cell table:style-name="ce32" office:value-type="float" office:value="1364568">
            <text:p>1364568</text:p>
          </table:table-cell>
          <table:table-cell table:style-name="ce32" office:value-type="float" office:value="1170390">
            <text:p>1170390</text:p>
          </table:table-cell>
          <table:table-cell table:style-name="ce37" office:value-type="float" office:value="704415">
            <text:p>704415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51:.F60])" office:value-type="float" office:value="3155344">
            <text:p>3155344</text:p>
          </table:table-cell>
          <table:table-cell table:style-name="ce33" table:formula="of:=SUM([.G51:.G60])" office:value-type="float" office:value="7809631">
            <text:p>7809631</text:p>
          </table:table-cell>
          <table:table-cell table:style-name="ce33" table:formula="of:=SUM([.H51:.H60])" office:value-type="float" office:value="13774223">
            <text:p>13774223</text:p>
          </table:table-cell>
          <table:table-cell table:style-name="ce33" table:formula="of:=SUM([.I51:.I60])" office:value-type="float" office:value="13783247">
            <text:p>13783247</text:p>
          </table:table-cell>
          <table:table-cell table:style-name="ce33" table:formula="of:=SUM([.J51:.J60])" office:value-type="float" office:value="11771296">
            <text:p>11771296</text:p>
          </table:table-cell>
          <table:table-cell table:style-name="ce38" table:formula="of:=SUM([.K51:.K60])" office:value-type="float" office:value="7066223">
            <text:p>7066223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61]/10" office:value-type="float" office:value="315534.4">
            <text:p>315534.4</text:p>
          </table:table-cell>
          <table:table-cell table:style-name="ce34" table:formula="of:=[.G61]/10" office:value-type="float" office:value="780963.1">
            <text:p>780963.1</text:p>
          </table:table-cell>
          <table:table-cell table:style-name="ce34" table:formula="of:=[.H61]/10" office:value-type="float" office:value="1377422.3">
            <text:p>1377422.3</text:p>
          </table:table-cell>
          <table:table-cell table:style-name="ce34" table:formula="of:=[.I61]/10" office:value-type="float" office:value="1378324.7">
            <text:p>1378324.7</text:p>
          </table:table-cell>
          <table:table-cell table:style-name="ce34" table:formula="of:=[.J61]/10" office:value-type="float" office:value="1177129.6">
            <text:p>1177129.6</text:p>
          </table:table-cell>
          <table:table-cell table:style-name="ce39" table:formula="of:=[.K61]/10" office:value-type="float" office:value="706622.3">
            <text:p>706622.3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51:.F60])" office:value-type="float" office:value="6851.39557884215">
            <text:p>6851.4</text:p>
          </table:table-cell>
          <table:table-cell table:style-name="ce34" table:formula="of:=STDEV([.G51:.G60])" office:value-type="float" office:value="30897.9441511351">
            <text:p>30897.94</text:p>
          </table:table-cell>
          <table:table-cell table:style-name="ce34" table:formula="of:=STDEV([.H51:.H60])" office:value-type="float" office:value="10271.4402111443">
            <text:p>10271.44</text:p>
          </table:table-cell>
          <table:table-cell table:style-name="ce34" table:formula="of:=STDEV([.I51:.I60])" office:value-type="float" office:value="12214.5924573847">
            <text:p>12214.59</text:p>
          </table:table-cell>
          <table:table-cell table:style-name="ce34" table:formula="of:=STDEV([.J51:.J60])" office:value-type="float" office:value="11998.3476010472">
            <text:p>11998.35</text:p>
          </table:table-cell>
          <table:table-cell table:style-name="ce39" table:formula="of:=STDEV([.K51:.K60])" office:value-type="float" office:value="9545.64110005772">
            <text:p>9545.64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63];10)" office:value-type="float" office:value="4246.4609441198">
            <text:p>4246.46</text:p>
          </table:table-cell>
          <table:table-cell table:style-name="ce35" table:formula="of:=CONFIDENCE(0.05;[.G63];10)" office:value-type="float" office:value="19150.3922932973">
            <text:p>19150.39</text:p>
          </table:table-cell>
          <table:table-cell table:style-name="ce35" table:formula="of:=CONFIDENCE(0.05;[.H63];10)" office:value-type="float" office:value="6366.18761748052">
            <text:p>6366.19</text:p>
          </table:table-cell>
          <table:table-cell table:style-name="ce35" table:formula="of:=CONFIDENCE(0.05;[.I63];10)" office:value-type="float" office:value="7570.54372671182">
            <text:p>7570.54</text:p>
          </table:table-cell>
          <table:table-cell table:style-name="ce35" table:formula="of:=CONFIDENCE(0.05;[.J63];10)" office:value-type="float" office:value="7436.51623899242">
            <text:p>7436.52</text:p>
          </table:table-cell>
          <table:table-cell table:style-name="ce40" table:formula="of:=CONFIDENCE(0.05;[.K63];10)" office:value-type="float" office:value="5916.34093397802">
            <text:p>5916.34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14]" office:value-type="float" office:value="278039.6">
            <text:p>278039.6</text:p>
          </table:table-cell>
          <table:table-cell table:style-name="Default"/>
          <table:table-cell table:style-name="Default" table:formula="of:=[.H14]" office:value-type="float" office:value="1617178.5">
            <text:p>1617178.5</text:p>
          </table:table-cell>
          <table:table-cell table:style-name="Default"/>
          <table:table-cell table:style-name="Default" table:formula="of:=[.J14]" office:value-type="float" office:value="2039852.3">
            <text:p>2039852.3</text:p>
          </table:table-cell>
          <table:table-cell table:style-name="Default" table:formula="of:=[.K14]" office:value-type="float" office:value="1527871.4">
            <text:p>1527871.4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30]" office:value-type="float" office:value="274337.4">
            <text:p>274337.4</text:p>
          </table:table-cell>
          <table:table-cell table:style-name="Default"/>
          <table:table-cell table:style-name="Default" table:formula="of:=[.H30]" office:value-type="float" office:value="1291595.1">
            <text:p>1291595.1</text:p>
          </table:table-cell>
          <table:table-cell table:style-name="Default"/>
          <table:table-cell table:style-name="Default" table:formula="of:=[.J30]" office:value-type="float" office:value="1293451.9">
            <text:p>1293451.9</text:p>
          </table:table-cell>
          <table:table-cell table:style-name="Default" table:formula="of:=[.K30]" office:value-type="float" office:value="1104703.2">
            <text:p>1104703.2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46]" office:value-type="float" office:value="285459.6">
            <text:p>285459.6</text:p>
          </table:table-cell>
          <table:table-cell table:style-name="Default"/>
          <table:table-cell table:style-name="Default" table:formula="of:=[.H46]" office:value-type="float" office:value="1652413.5">
            <text:p>1652413.5</text:p>
          </table:table-cell>
          <table:table-cell table:style-name="Default"/>
          <table:table-cell table:style-name="Default" table:formula="of:=[.J46]" office:value-type="float" office:value="1571697.4">
            <text:p>1571697.4</text:p>
          </table:table-cell>
          <table:table-cell table:style-name="Default" table:formula="of:=[.K46]" office:value-type="float" office:value="1075619.6">
            <text:p>1075619.6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62]" office:value-type="float" office:value="315534.4">
            <text:p>315534.4</text:p>
          </table:table-cell>
          <table:table-cell table:style-name="Default"/>
          <table:table-cell table:style-name="Default" table:formula="of:=[.H62]" office:value-type="float" office:value="1377422.3">
            <text:p>1377422.3</text:p>
          </table:table-cell>
          <table:table-cell table:style-name="Default"/>
          <table:table-cell table:style-name="Default" table:formula="of:=[.J62]" office:value-type="float" office:value="1177129.6">
            <text:p>1177129.6</text:p>
          </table:table-cell>
          <table:table-cell table:style-name="Default" table:formula="of:=[.K62]" office:value-type="float" office:value="706622.3">
            <text:p>706622.3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14]" office:value-type="float" office:value="0">
            <text:p>0</text:p>
          </table:table-cell>
          <table:table-cell table:style-name="Default"/>
          <table:table-cell table:style-name="Default" table:formula="of:=[.S14]" office:value-type="float" office:value="0">
            <text:p>0</text:p>
          </table:table-cell>
          <table:table-cell table:style-name="Default"/>
          <table:table-cell table:style-name="Default" table:formula="of:=[.U14]" office:value-type="float" office:value="0">
            <text:p>0</text:p>
          </table:table-cell>
          <table:table-cell table:style-name="Default" table:formula="of:=[.V14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30]" office:value-type="float" office:value="0">
            <text:p>0</text:p>
          </table:table-cell>
          <table:table-cell table:style-name="Default"/>
          <table:table-cell table:style-name="Default" table:formula="of:=[.S30]" office:value-type="float" office:value="0">
            <text:p>0</text:p>
          </table:table-cell>
          <table:table-cell table:style-name="Default"/>
          <table:table-cell table:style-name="Default" table:formula="of:=[.U30]" office:value-type="float" office:value="0">
            <text:p>0</text:p>
          </table:table-cell>
          <table:table-cell table:style-name="Default" table:formula="of:=[.V30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46]" office:value-type="float" office:value="0">
            <text:p>0</text:p>
          </table:table-cell>
          <table:table-cell table:style-name="Default"/>
          <table:table-cell table:style-name="Default" table:formula="of:=[.S46]" office:value-type="float" office:value="0">
            <text:p>0</text:p>
          </table:table-cell>
          <table:table-cell table:style-name="Default"/>
          <table:table-cell table:style-name="Default" table:formula="of:=[.U46]" office:value-type="float" office:value="0">
            <text:p>0</text:p>
          </table:table-cell>
          <table:table-cell table:style-name="Default" table:formula="of:=[.V46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62]" office:value-type="float" office:value="0">
            <text:p>0</text:p>
          </table:table-cell>
          <table:table-cell table:style-name="Default"/>
          <table:table-cell table:style-name="Default" table:formula="of:=[.S62]" office:value-type="float" office:value="0">
            <text:p>0</text:p>
          </table:table-cell>
          <table:table-cell table:style-name="Default"/>
          <table:table-cell table:style-name="Default" table:formula="of:=[.U62]" office:value-type="float" office:value="0">
            <text:p>0</text:p>
          </table:table-cell>
          <table:table-cell table:style-name="Default" table:formula="of:=[.V62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16]" office:value-type="float" office:value="59850.2205098843">
            <text:p>59850.22</text:p>
          </table:table-cell>
          <table:table-cell table:style-name="Default"/>
          <table:table-cell table:style-name="Default" table:formula="of:=[.H16]" office:value-type="float" office:value="36561.4146306219">
            <text:p>36561.41</text:p>
          </table:table-cell>
          <table:table-cell table:style-name="Default"/>
          <table:table-cell table:style-name="Default" table:formula="of:=[.J16]" office:value-type="float" office:value="46409.0626616911">
            <text:p>46409.06</text:p>
          </table:table-cell>
          <table:table-cell table:style-name="Default" table:formula="of:=[.K16]" office:value-type="float" office:value="16644.1752044123">
            <text:p>16644.18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32]" office:value-type="float" office:value="2344.25358003367">
            <text:p>2344.25</text:p>
          </table:table-cell>
          <table:table-cell table:style-name="Default"/>
          <table:table-cell table:style-name="Default" table:formula="of:=[.H32]" office:value-type="float" office:value="8993.44115457096">
            <text:p>8993.44</text:p>
          </table:table-cell>
          <table:table-cell table:style-name="Default"/>
          <table:table-cell table:style-name="Default" table:formula="of:=[.J32]" office:value-type="float" office:value="9195.78404377864">
            <text:p>9195.78</text:p>
          </table:table-cell>
          <table:table-cell table:style-name="Default" table:formula="of:=[.K32]" office:value-type="float" office:value="10056.0286790848">
            <text:p>10056.03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48]" office:value-type="float" office:value="61532.1703295742">
            <text:p>61532.17</text:p>
          </table:table-cell>
          <table:table-cell table:style-name="Default"/>
          <table:table-cell table:style-name="Default" table:formula="of:=[.H48]" office:value-type="float" office:value="43120.6021133503">
            <text:p>43120.6</text:p>
          </table:table-cell>
          <table:table-cell table:style-name="Default"/>
          <table:table-cell table:style-name="Default" table:formula="of:=[.J48]" office:value-type="float" office:value="76920.2833863215">
            <text:p>76920.28</text:p>
          </table:table-cell>
          <table:table-cell table:style-name="Default" table:formula="of:=[.K48]" office:value-type="float" office:value="46068.5524038682">
            <text:p>46068.55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64]" office:value-type="float" office:value="4246.4609441198">
            <text:p>4246.46</text:p>
          </table:table-cell>
          <table:table-cell table:style-name="Default"/>
          <table:table-cell table:style-name="Default" table:formula="of:=[.H64]" office:value-type="float" office:value="6366.18761748052">
            <text:p>6366.19</text:p>
          </table:table-cell>
          <table:table-cell table:style-name="Default"/>
          <table:table-cell table:style-name="Default" table:formula="of:=[.J64]" office:value-type="float" office:value="7436.51623899242">
            <text:p>7436.52</text:p>
          </table:table-cell>
          <table:table-cell table:style-name="Default" table:formula="of:=[.K64]" office:value-type="float" office:value="5916.34093397802">
            <text:p>5916.34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16]" office:value-type="float" office:value="0">
            <text:p>0</text:p>
          </table:table-cell>
          <table:table-cell table:style-name="Default"/>
          <table:table-cell table:style-name="Default" table:formula="of:=[.S16]" office:value-type="float" office:value="0">
            <text:p>0</text:p>
          </table:table-cell>
          <table:table-cell table:style-name="Default"/>
          <table:table-cell table:style-name="Default" table:formula="of:=[.U16]" office:value-type="float" office:value="0">
            <text:p>0</text:p>
          </table:table-cell>
          <table:table-cell table:style-name="Default" table:formula="of:=[.V16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32]" office:value-type="float" office:value="0">
            <text:p>0</text:p>
          </table:table-cell>
          <table:table-cell table:style-name="Default"/>
          <table:table-cell table:style-name="Default" table:formula="of:=[.S32]" office:value-type="float" office:value="0">
            <text:p>0</text:p>
          </table:table-cell>
          <table:table-cell table:style-name="Default"/>
          <table:table-cell table:style-name="Default" table:formula="of:=[.U32]" office:value-type="float" office:value="0">
            <text:p>0</text:p>
          </table:table-cell>
          <table:table-cell table:style-name="Default" table:formula="of:=[.V32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48]" office:value-type="float" office:value="0">
            <text:p>0</text:p>
          </table:table-cell>
          <table:table-cell table:style-name="Default"/>
          <table:table-cell table:style-name="Default" table:formula="of:=[.S48]" office:value-type="float" office:value="0">
            <text:p>0</text:p>
          </table:table-cell>
          <table:table-cell table:style-name="Default"/>
          <table:table-cell table:style-name="Default" table:formula="of:=[.U48]" office:value-type="float" office:value="0">
            <text:p>0</text:p>
          </table:table-cell>
          <table:table-cell table:style-name="Default" table:formula="of:=[.V48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64]" office:value-type="float" office:value="0">
            <text:p>0</text:p>
          </table:table-cell>
          <table:table-cell table:style-name="Default"/>
          <table:table-cell table:style-name="Default" table:formula="of:=[.S64]" office:value-type="float" office:value="0">
            <text:p>0</text:p>
          </table:table-cell>
          <table:table-cell table:style-name="Default"/>
          <table:table-cell table:style-name="Default" table:formula="of:=[.U64]" office:value-type="float" office:value="0">
            <text:p>0</text:p>
          </table:table-cell>
          <table:table-cell table:style-name="Default" table:formula="of:=[.V64]" office:value-type="float" office:value="0">
            <text:p>0</text:p>
          </table:table-cell>
          <table:table-cell table:number-columns-repeated="1013"/>
        </table:table-row>
      </table:table>
      <table:table table:name="EXT4-dat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EXT4.F68]" office:value-type="string" office:string-value="write">
            <text:p>write</text:p>
          </table:table-cell>
          <table:table-cell table:formula="of:=[EXT4.F78]" office:value-type="string" office:string-value="err">
            <text:p>err</text:p>
          </table:table-cell>
          <table:table-cell table:formula="of:=[EXT4.H68]" office:value-type="string" office:string-value="read">
            <text:p>read</text:p>
          </table:table-cell>
          <table:table-cell table:formula="of:=[EXT4.H78]" office:value-type="string" office:string-value="err">
            <text:p>err</text:p>
          </table:table-cell>
          <table:table-cell table:formula="of:=[EXT4.J68]" office:value-type="string" office:string-value="rand read">
            <text:p>rand read</text:p>
          </table:table-cell>
          <table:table-cell table:formula="of:=[EXT4.J78]" office:value-type="string" office:string-value="err">
            <text:p>err</text:p>
          </table:table-cell>
          <table:table-cell table:formula="of:=[EXT4.K68]" office:value-type="string" office:string-value="rand write">
            <text:p>rand write</text:p>
          </table:table-cell>
          <table:table-cell table:formula="of:=[EXT4.K78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F69]" office:value-type="float" office:value="391132.5">
            <text:p>391132.5</text:p>
          </table:table-cell>
          <table:table-cell table:formula="of:=[EXT4.F79]" office:value-type="float" office:value="16017.6042845987">
            <text:p>16017.6</text:p>
          </table:table-cell>
          <table:table-cell table:formula="of:=[EXT4.H69]" office:value-type="float" office:value="1388693.6">
            <text:p>1388693.6</text:p>
          </table:table-cell>
          <table:table-cell table:formula="of:=[EXT4.H79]" office:value-type="float" office:value="125826.219987809">
            <text:p>125826.22</text:p>
          </table:table-cell>
          <table:table-cell table:formula="of:=[EXT4.J69]" office:value-type="float" office:value="1640764.2">
            <text:p>1640764.2</text:p>
          </table:table-cell>
          <table:table-cell table:formula="of:=[EXT4.J79]" office:value-type="float" office:value="172222.625384307">
            <text:p>172222.63</text:p>
          </table:table-cell>
          <table:table-cell table:formula="of:=[EXT4.K69]" office:value-type="float" office:value="1463393.4">
            <text:p>1463393.4</text:p>
          </table:table-cell>
          <table:table-cell table:formula="of:=[EXT4.K79]" office:value-type="float" office:value="92298.208938961">
            <text:p>92298.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F70]" office:value-type="float" office:value="480756">
            <text:p>480756</text:p>
          </table:table-cell>
          <table:table-cell table:formula="of:=[EXT4.F80]" office:value-type="float" office:value="5195.27108639217">
            <text:p>5195.27</text:p>
          </table:table-cell>
          <table:table-cell table:formula="of:=[EXT4.H70]" office:value-type="float" office:value="1344369.7">
            <text:p>1344369.7</text:p>
          </table:table-cell>
          <table:table-cell table:formula="of:=[EXT4.H80]" office:value-type="float" office:value="15600.8013788873">
            <text:p>15600.8</text:p>
          </table:table-cell>
          <table:table-cell table:formula="of:=[EXT4.J70]" office:value-type="float" office:value="1342949.5">
            <text:p>1342949.5</text:p>
          </table:table-cell>
          <table:table-cell table:formula="of:=[EXT4.J80]" office:value-type="float" office:value="16369.5496119">
            <text:p>16369.55</text:p>
          </table:table-cell>
          <table:table-cell table:formula="of:=[EXT4.K70]" office:value-type="float" office:value="1133016.1">
            <text:p>1133016.1</text:p>
          </table:table-cell>
          <table:table-cell table:formula="of:=[EXT4.K80]" office:value-type="float" office:value="12829.0891548249">
            <text:p>12829.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F71]" office:value-type="float" office:value="409980.1">
            <text:p>409980.1</text:p>
          </table:table-cell>
          <table:table-cell table:formula="of:=[EXT4.F81]" office:value-type="float" office:value="19072.3627615985">
            <text:p>19072.36</text:p>
          </table:table-cell>
          <table:table-cell table:formula="of:=[EXT4.H71]" office:value-type="float" office:value="1395796.3">
            <text:p>1395796.3</text:p>
          </table:table-cell>
          <table:table-cell table:formula="of:=[EXT4.H81]" office:value-type="float" office:value="129697.472616053">
            <text:p>129697.47</text:p>
          </table:table-cell>
          <table:table-cell table:formula="of:=[EXT4.J71]" office:value-type="float" office:value="1527871.4">
            <text:p>1527871.4</text:p>
          </table:table-cell>
          <table:table-cell table:formula="of:=[EXT4.J81]" office:value-type="float" office:value="16644.1752044123">
            <text:p>16644.18</text:p>
          </table:table-cell>
          <table:table-cell table:formula="of:=[EXT4.K71]" office:value-type="float" office:value="856962.5">
            <text:p>856962.5</text:p>
          </table:table-cell>
          <table:table-cell table:formula="of:=[EXT4.K81]" office:value-type="float" office:value="40670.0291305491">
            <text:p>40670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F72]" office:value-type="float" office:value="490343.5">
            <text:p>490343.5</text:p>
          </table:table-cell>
          <table:table-cell table:formula="of:=[EXT4.F82]" office:value-type="float" office:value="9058.13951629865">
            <text:p>9058.14</text:p>
          </table:table-cell>
          <table:table-cell table:formula="of:=[EXT4.H72]" office:value-type="float" office:value="1331447.9">
            <text:p>1331447.9</text:p>
          </table:table-cell>
          <table:table-cell table:formula="of:=[EXT4.H82]" office:value-type="float" office:value="10520.3865381178">
            <text:p>10520.39</text:p>
          </table:table-cell>
          <table:table-cell table:formula="of:=[EXT4.J72]" office:value-type="float" office:value="1163027.8">
            <text:p>1163027.8</text:p>
          </table:table-cell>
          <table:table-cell table:formula="of:=[EXT4.J82]" office:value-type="float" office:value="10402.1890512162">
            <text:p>10402.19</text:p>
          </table:table-cell>
          <table:table-cell table:formula="of:=[EXT4.K72]" office:value-type="float" office:value="671264">
            <text:p>671264</text:p>
          </table:table-cell>
          <table:table-cell table:formula="of:=[EXT4.K82]" office:value-type="float" office:value="7678.19340155569">
            <text:p>7678.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F73]" office:value-type="float" office:value="317415.7">
            <text:p>317415.7</text:p>
          </table:table-cell>
          <table:table-cell table:formula="of:=[EXT4.F83]" office:value-type="float" office:value="16919.089517901">
            <text:p>16919.09</text:p>
          </table:table-cell>
          <table:table-cell table:formula="of:=[EXT4.H73]" office:value-type="float" office:value="1451602.2">
            <text:p>1451602.2</text:p>
          </table:table-cell>
          <table:table-cell table:formula="of:=[EXT4.H83]" office:value-type="float" office:value="32501.8987377762">
            <text:p>32501.9</text:p>
          </table:table-cell>
          <table:table-cell table:formula="of:=[EXT4.J73]" office:value-type="float" office:value="1774974.4">
            <text:p>1774974.4</text:p>
          </table:table-cell>
          <table:table-cell table:formula="of:=[EXT4.J83]" office:value-type="float" office:value="100420.598309032">
            <text:p>100420.6</text:p>
          </table:table-cell>
          <table:table-cell table:formula="of:=[EXT4.K73]" office:value-type="float" office:value="1503041.4">
            <text:p>1503041.4</text:p>
          </table:table-cell>
          <table:table-cell table:formula="of:=[EXT4.K83]" office:value-type="float" office:value="21100.4418489637">
            <text:p>21100.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F74]" office:value-type="float" office:value="348544.2">
            <text:p>348544.2</text:p>
          </table:table-cell>
          <table:table-cell table:formula="of:=[EXT4.F84]" office:value-type="float" office:value="26617.0106711811">
            <text:p>26617.01</text:p>
          </table:table-cell>
          <table:table-cell table:formula="of:=[EXT4.H74]" office:value-type="float" office:value="1292461.9">
            <text:p>1292461.9</text:p>
          </table:table-cell>
          <table:table-cell table:formula="of:=[EXT4.H84]" office:value-type="float" office:value="11629.7441392817">
            <text:p>11629.74</text:p>
          </table:table-cell>
          <table:table-cell table:formula="of:=[EXT4.J74]" office:value-type="float" office:value="1295184.2">
            <text:p>1295184.2</text:p>
          </table:table-cell>
          <table:table-cell table:formula="of:=[EXT4.J84]" office:value-type="float" office:value="12657.3044886289">
            <text:p>12657.3</text:p>
          </table:table-cell>
          <table:table-cell table:formula="of:=[EXT4.K74]" office:value-type="float" office:value="1100106.1">
            <text:p>1100106.1</text:p>
          </table:table-cell>
          <table:table-cell table:formula="of:=[EXT4.K84]" office:value-type="float" office:value="10000.0393455459">
            <text:p>10000.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F75]" office:value-type="float" office:value="319367.2">
            <text:p>319367.2</text:p>
          </table:table-cell>
          <table:table-cell table:formula="of:=[EXT4.F85]" office:value-type="float" office:value="14769.7654900133">
            <text:p>14769.77</text:p>
          </table:table-cell>
          <table:table-cell table:formula="of:=[EXT4.H75]" office:value-type="float" office:value="1562680.6">
            <text:p>1562680.6</text:p>
          </table:table-cell>
          <table:table-cell table:formula="of:=[EXT4.H85]" office:value-type="float" office:value="33712.949459132">
            <text:p>33712.95</text:p>
          </table:table-cell>
          <table:table-cell table:formula="of:=[EXT4.J75]" office:value-type="float" office:value="1574028.7">
            <text:p>1574028.7</text:p>
          </table:table-cell>
          <table:table-cell table:formula="of:=[EXT4.J85]" office:value-type="float" office:value="32471.6235018985">
            <text:p>32471.62</text:p>
          </table:table-cell>
          <table:table-cell table:formula="of:=[EXT4.K75]" office:value-type="float" office:value="861981.7">
            <text:p>861981.7</text:p>
          </table:table-cell>
          <table:table-cell table:formula="of:=[EXT4.K85]" office:value-type="float" office:value="31223.1237622629">
            <text:p>31223.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F76]" office:value-type="float" office:value="344736.8">
            <text:p>344736.8</text:p>
          </table:table-cell>
          <table:table-cell table:formula="of:=[EXT4.F86]" office:value-type="float" office:value="28513.962660223">
            <text:p>28513.96</text:p>
          </table:table-cell>
          <table:table-cell table:formula="of:=[EXT4.H76]" office:value-type="float" office:value="1355430.5">
            <text:p>1355430.5</text:p>
          </table:table-cell>
          <table:table-cell table:formula="of:=[EXT4.H86]" office:value-type="float" office:value="14483.3479771518">
            <text:p>14483.35</text:p>
          </table:table-cell>
          <table:table-cell table:formula="of:=[EXT4.J76]" office:value-type="float" office:value="1172115.5">
            <text:p>1172115.5</text:p>
          </table:table-cell>
          <table:table-cell table:formula="of:=[EXT4.J86]" office:value-type="float" office:value="12965.4339778559">
            <text:p>12965.43</text:p>
          </table:table-cell>
          <table:table-cell table:formula="of:=[EXT4.K76]" office:value-type="float" office:value="607128">
            <text:p>607128</text:p>
          </table:table-cell>
          <table:table-cell table:formula="of:=[EXT4.K86]" office:value-type="float" office:value="6392.63331995724">
            <text:p>6392.63</text:p>
          </table:table-cell>
        </table:table-row>
      </table:table>
      <table:table table:name="XFS-dat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XFS.F68]" office:value-type="string" office:string-value="write">
            <text:p>write</text:p>
          </table:table-cell>
          <table:table-cell table:formula="of:=[XFS.F78]" office:value-type="string" office:string-value="err">
            <text:p>err</text:p>
          </table:table-cell>
          <table:table-cell table:formula="of:=[XFS.H68]" office:value-type="string" office:string-value="read">
            <text:p>read</text:p>
          </table:table-cell>
          <table:table-cell table:formula="of:=[XFS.H78]" office:value-type="string" office:string-value="err">
            <text:p>err</text:p>
          </table:table-cell>
          <table:table-cell table:formula="of:=[XFS.J68]" office:value-type="string" office:string-value="rand read">
            <text:p>rand read</text:p>
          </table:table-cell>
          <table:table-cell table:formula="of:=[XFS.J78]" office:value-type="string" office:string-value="err">
            <text:p>err</text:p>
          </table:table-cell>
          <table:table-cell table:formula="of:=[XFS.K68]" office:value-type="string" office:string-value="rand write">
            <text:p>rand write</text:p>
          </table:table-cell>
          <table:table-cell table:formula="of:=[XFS.K78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F69]" office:value-type="float" office:value="475187.3">
            <text:p>475187.3</text:p>
          </table:table-cell>
          <table:table-cell table:formula="of:=[XFS.F79]" office:value-type="float" office:value="11896.1707272295">
            <text:p>11896.17</text:p>
          </table:table-cell>
          <table:table-cell table:formula="of:=[XFS.H69]" office:value-type="float" office:value="1480106.5">
            <text:p>1480106.5</text:p>
          </table:table-cell>
          <table:table-cell table:formula="of:=[XFS.H79]" office:value-type="float" office:value="51233.4685400205">
            <text:p>51233.47</text:p>
          </table:table-cell>
          <table:table-cell table:formula="of:=[XFS.J69]" office:value-type="float" office:value="1893528.9">
            <text:p>1893528.9</text:p>
          </table:table-cell>
          <table:table-cell table:formula="of:=[XFS.J79]" office:value-type="float" office:value="70056.2169056489">
            <text:p>70056.22</text:p>
          </table:table-cell>
          <table:table-cell table:formula="of:=[XFS.K69]" office:value-type="float" office:value="1563554.9">
            <text:p>1563554.9</text:p>
          </table:table-cell>
          <table:table-cell table:formula="of:=[XFS.K79]" office:value-type="float" office:value="41341.0702746336">
            <text:p>41341.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F70]" office:value-type="float" office:value="536182.9">
            <text:p>536182.9</text:p>
          </table:table-cell>
          <table:table-cell table:formula="of:=[XFS.F80]" office:value-type="float" office:value="7628.74678207375">
            <text:p>7628.75</text:p>
          </table:table-cell>
          <table:table-cell table:formula="of:=[XFS.H70]" office:value-type="float" office:value="1349760.7">
            <text:p>1349760.7</text:p>
          </table:table-cell>
          <table:table-cell table:formula="of:=[XFS.H80]" office:value-type="float" office:value="12983.5680478015">
            <text:p>12983.57</text:p>
          </table:table-cell>
          <table:table-cell table:formula="of:=[XFS.J70]" office:value-type="float" office:value="1345326.4">
            <text:p>1345326.4</text:p>
          </table:table-cell>
          <table:table-cell table:formula="of:=[XFS.J80]" office:value-type="float" office:value="21544.1879119739">
            <text:p>21544.19</text:p>
          </table:table-cell>
          <table:table-cell table:formula="of:=[XFS.K70]" office:value-type="float" office:value="1146000.4">
            <text:p>1146000.4</text:p>
          </table:table-cell>
          <table:table-cell table:formula="of:=[XFS.K80]" office:value-type="float" office:value="9765.6628509795">
            <text:p>9765.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F71]" office:value-type="float" office:value="460930.4">
            <text:p>460930.4</text:p>
          </table:table-cell>
          <table:table-cell table:formula="of:=[XFS.F81]" office:value-type="float" office:value="14720.9269635792">
            <text:p>14720.93</text:p>
          </table:table-cell>
          <table:table-cell table:formula="of:=[XFS.H71]" office:value-type="float" office:value="1401798.3">
            <text:p>1401798.3</text:p>
          </table:table-cell>
          <table:table-cell table:formula="of:=[XFS.H81]" office:value-type="float" office:value="67067.1674773541">
            <text:p>67067.17</text:p>
          </table:table-cell>
          <table:table-cell table:formula="of:=[XFS.J71]" office:value-type="float" office:value="1496438.1">
            <text:p>1496438.1</text:p>
          </table:table-cell>
          <table:table-cell table:formula="of:=[XFS.J81]" office:value-type="float" office:value="26672.3354401378">
            <text:p>26672.34</text:p>
          </table:table-cell>
          <table:table-cell table:formula="of:=[XFS.K71]" office:value-type="float" office:value="1062043.7">
            <text:p>1062043.7</text:p>
          </table:table-cell>
          <table:table-cell table:formula="of:=[XFS.K81]" office:value-type="float" office:value="47658.3793008558">
            <text:p>47658.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F72]" office:value-type="float" office:value="529571.8">
            <text:p>529571.8</text:p>
          </table:table-cell>
          <table:table-cell table:formula="of:=[XFS.F82]" office:value-type="float" office:value="9453.3229021781">
            <text:p>9453.32</text:p>
          </table:table-cell>
          <table:table-cell table:formula="of:=[XFS.H72]" office:value-type="float" office:value="1316163.3">
            <text:p>1316163.3</text:p>
          </table:table-cell>
          <table:table-cell table:formula="of:=[XFS.H82]" office:value-type="float" office:value="9447.51402565765">
            <text:p>9447.51</text:p>
          </table:table-cell>
          <table:table-cell table:formula="of:=[XFS.J72]" office:value-type="float" office:value="1134734.4">
            <text:p>1134734.4</text:p>
          </table:table-cell>
          <table:table-cell table:formula="of:=[XFS.J82]" office:value-type="float" office:value="5953.19903037179">
            <text:p>5953.2</text:p>
          </table:table-cell>
          <table:table-cell table:formula="of:=[XFS.K72]" office:value-type="float" office:value="709537.5">
            <text:p>709537.5</text:p>
          </table:table-cell>
          <table:table-cell table:formula="of:=[XFS.K82]" office:value-type="float" office:value="7623.41882262207">
            <text:p>7623.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F73]" office:value-type="float" office:value="339543.1">
            <text:p>339543.1</text:p>
          </table:table-cell>
          <table:table-cell table:formula="of:=[XFS.F83]" office:value-type="float" office:value="4933.43097778672">
            <text:p>4933.43</text:p>
          </table:table-cell>
          <table:table-cell table:formula="of:=[XFS.H73]" office:value-type="float" office:value="1465603.8">
            <text:p>1465603.8</text:p>
          </table:table-cell>
          <table:table-cell table:formula="of:=[XFS.H83]" office:value-type="float" office:value="53383.7202959249">
            <text:p>53383.72</text:p>
          </table:table-cell>
          <table:table-cell table:formula="of:=[XFS.J73]" office:value-type="float" office:value="1874998.5">
            <text:p>1874998.5</text:p>
          </table:table-cell>
          <table:table-cell table:formula="of:=[XFS.J83]" office:value-type="float" office:value="52334.8772728521">
            <text:p>52334.88</text:p>
          </table:table-cell>
          <table:table-cell table:formula="of:=[XFS.K73]" office:value-type="float" office:value="1547159.7">
            <text:p>1547159.7</text:p>
          </table:table-cell>
          <table:table-cell table:formula="of:=[XFS.K83]" office:value-type="float" office:value="28565.7538018823">
            <text:p>28565.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F74]" office:value-type="float" office:value="352901.9">
            <text:p>352901.9</text:p>
          </table:table-cell>
          <table:table-cell table:formula="of:=[XFS.F84]" office:value-type="float" office:value="2077.7364554329">
            <text:p>2077.74</text:p>
          </table:table-cell>
          <table:table-cell table:formula="of:=[XFS.H74]" office:value-type="float" office:value="1331062.1">
            <text:p>1331062.1</text:p>
          </table:table-cell>
          <table:table-cell table:formula="of:=[XFS.H84]" office:value-type="float" office:value="23779.6176043952">
            <text:p>23779.62</text:p>
          </table:table-cell>
          <table:table-cell table:formula="of:=[XFS.J74]" office:value-type="float" office:value="1336405.6">
            <text:p>1336405.6</text:p>
          </table:table-cell>
          <table:table-cell table:formula="of:=[XFS.J84]" office:value-type="float" office:value="23976.6158361901">
            <text:p>23976.62</text:p>
          </table:table-cell>
          <table:table-cell table:formula="of:=[XFS.K74]" office:value-type="float" office:value="1115067.6">
            <text:p>1115067.6</text:p>
          </table:table-cell>
          <table:table-cell table:formula="of:=[XFS.K84]" office:value-type="float" office:value="17760.0433024524">
            <text:p>17760.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F75]" office:value-type="float" office:value="334399.3">
            <text:p>334399.3</text:p>
          </table:table-cell>
          <table:table-cell table:formula="of:=[XFS.F85]" office:value-type="float" office:value="12156.0661573828">
            <text:p>12156.07</text:p>
          </table:table-cell>
          <table:table-cell table:formula="of:=[XFS.H75]" office:value-type="float" office:value="1393317.4">
            <text:p>1393317.4</text:p>
          </table:table-cell>
          <table:table-cell table:formula="of:=[XFS.H85]" office:value-type="float" office:value="12156.0661573828">
            <text:p>12156.07</text:p>
          </table:table-cell>
          <table:table-cell table:formula="of:=[XFS.J75]" office:value-type="float" office:value="1499336.9">
            <text:p>1499336.9</text:p>
          </table:table-cell>
          <table:table-cell table:formula="of:=[XFS.J85]" office:value-type="float" office:value="73412.4180366481">
            <text:p>73412.42</text:p>
          </table:table-cell>
          <table:table-cell table:formula="of:=[XFS.K75]" office:value-type="float" office:value="956484.3">
            <text:p>956484.3</text:p>
          </table:table-cell>
          <table:table-cell table:formula="of:=[XFS.K85]" office:value-type="float" office:value="20514.7269062596">
            <text:p>20514.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F76]" office:value-type="float" office:value="366261.1">
            <text:p>366261.1</text:p>
          </table:table-cell>
          <table:table-cell table:formula="of:=[XFS.F86]" office:value-type="float" office:value="3325.98473839949">
            <text:p>3325.98</text:p>
          </table:table-cell>
          <table:table-cell table:formula="of:=[XFS.H76]" office:value-type="float" office:value="1309293.1">
            <text:p>1309293.1</text:p>
          </table:table-cell>
          <table:table-cell table:formula="of:=[XFS.H86]" office:value-type="float" office:value="8720.11988018182">
            <text:p>8720.12</text:p>
          </table:table-cell>
          <table:table-cell table:formula="of:=[XFS.J76]" office:value-type="float" office:value="1122355.7">
            <text:p>1122355.7</text:p>
          </table:table-cell>
          <table:table-cell table:formula="of:=[XFS.J86]" office:value-type="float" office:value="10187.980068568">
            <text:p>10187.98</text:p>
          </table:table-cell>
          <table:table-cell table:formula="of:=[XFS.K76]" office:value-type="float" office:value="642212.5">
            <text:p>642212.5</text:p>
          </table:table-cell>
          <table:table-cell table:formula="of:=[XFS.K86]" office:value-type="float" office:value="5853.89898869886">
            <text:p>5853.9</text:p>
          </table:table-cell>
        </table:table-row>
      </table:table>
      <table:table table:name="Reiser-dat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ReiserFS.E67]" office:value-type="float" office:value="0">
            <text:p>0</text:p>
          </table:table-cell>
          <table:table-cell table:formula="of:=[ReiserFS.E77]" office:value-type="float" office:value="0">
            <text:p>0</text:p>
          </table:table-cell>
          <table:table-cell table:formula="of:=[ReiserFS.G67]" office:value-type="float" office:value="0">
            <text:p>0</text:p>
          </table:table-cell>
          <table:table-cell table:formula="of:=[ReiserFS.G77]" office:value-type="float" office:value="0">
            <text:p>0</text:p>
          </table:table-cell>
          <table:table-cell table:formula="of:=[ReiserFS.I67]" office:value-type="float" office:value="0">
            <text:p>0</text:p>
          </table:table-cell>
          <table:table-cell table:formula="of:=[ReiserFS.I77]" office:value-type="float" office:value="0">
            <text:p>0</text:p>
          </table:table-cell>
          <table:table-cell table:formula="of:=[ReiserFS.J67]" office:value-type="float" office:value="0">
            <text:p>0</text:p>
          </table:table-cell>
          <table:table-cell table:formula="of:=[ReiserFS.J77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ReiserFS.E68]" office:value-type="float" office:value="0">
            <text:p>0</text:p>
          </table:table-cell>
          <table:table-cell table:formula="of:=[ReiserFS.E78]" office:value-type="float" office:value="0">
            <text:p>0</text:p>
          </table:table-cell>
          <table:table-cell table:formula="of:=[ReiserFS.G68]" office:value-type="float" office:value="0">
            <text:p>0</text:p>
          </table:table-cell>
          <table:table-cell table:formula="of:=[ReiserFS.G78]" office:value-type="float" office:value="0">
            <text:p>0</text:p>
          </table:table-cell>
          <table:table-cell table:formula="of:=[ReiserFS.I68]" office:value-type="float" office:value="0">
            <text:p>0</text:p>
          </table:table-cell>
          <table:table-cell table:formula="of:=[ReiserFS.I78]" office:value-type="float" office:value="0">
            <text:p>0</text:p>
          </table:table-cell>
          <table:table-cell table:formula="of:=[ReiserFS.J68]" office:value-type="string" office:string-value="rand read">
            <text:p>rand read</text:p>
          </table:table-cell>
          <table:table-cell table:formula="of:=[ReiserFS.J78]" office:value-type="string" office:string-value="err">
            <text:p>er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ReiserFS.E69]" office:value-type="float" office:value="0">
            <text:p>0</text:p>
          </table:table-cell>
          <table:table-cell table:formula="of:=[ReiserFS.E79]" office:value-type="float" office:value="0">
            <text:p>0</text:p>
          </table:table-cell>
          <table:table-cell table:formula="of:=[ReiserFS.G69]" office:value-type="float" office:value="0">
            <text:p>0</text:p>
          </table:table-cell>
          <table:table-cell table:formula="of:=[ReiserFS.G79]" office:value-type="float" office:value="0">
            <text:p>0</text:p>
          </table:table-cell>
          <table:table-cell table:formula="of:=[ReiserFS.I69]" office:value-type="float" office:value="0">
            <text:p>0</text:p>
          </table:table-cell>
          <table:table-cell table:formula="of:=[ReiserFS.I79]" office:value-type="float" office:value="0">
            <text:p>0</text:p>
          </table:table-cell>
          <table:table-cell table:formula="of:=[ReiserFS.J69]" office:value-type="float" office:value="2039852.3">
            <text:p>2039852.3</text:p>
          </table:table-cell>
          <table:table-cell table:formula="of:=[ReiserFS.J79]" office:value-type="float" office:value="46409.0626616911">
            <text:p>46409.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ReiserFS.E70]" office:value-type="float" office:value="0">
            <text:p>0</text:p>
          </table:table-cell>
          <table:table-cell table:formula="of:=[ReiserFS.E80]" office:value-type="float" office:value="0">
            <text:p>0</text:p>
          </table:table-cell>
          <table:table-cell table:formula="of:=[ReiserFS.G70]" office:value-type="float" office:value="0">
            <text:p>0</text:p>
          </table:table-cell>
          <table:table-cell table:formula="of:=[ReiserFS.G80]" office:value-type="float" office:value="0">
            <text:p>0</text:p>
          </table:table-cell>
          <table:table-cell table:formula="of:=[ReiserFS.I70]" office:value-type="float" office:value="0">
            <text:p>0</text:p>
          </table:table-cell>
          <table:table-cell table:formula="of:=[ReiserFS.I80]" office:value-type="float" office:value="0">
            <text:p>0</text:p>
          </table:table-cell>
          <table:table-cell table:formula="of:=[ReiserFS.J70]" office:value-type="float" office:value="1293451.9">
            <text:p>1293451.9</text:p>
          </table:table-cell>
          <table:table-cell table:formula="of:=[ReiserFS.J80]" office:value-type="float" office:value="9195.78404377864">
            <text:p>9195.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ReiserFS.E71]" office:value-type="float" office:value="0">
            <text:p>0</text:p>
          </table:table-cell>
          <table:table-cell table:formula="of:=[ReiserFS.E81]" office:value-type="float" office:value="0">
            <text:p>0</text:p>
          </table:table-cell>
          <table:table-cell table:formula="of:=[ReiserFS.G71]" office:value-type="float" office:value="0">
            <text:p>0</text:p>
          </table:table-cell>
          <table:table-cell table:formula="of:=[ReiserFS.G81]" office:value-type="float" office:value="0">
            <text:p>0</text:p>
          </table:table-cell>
          <table:table-cell table:formula="of:=[ReiserFS.I71]" office:value-type="float" office:value="0">
            <text:p>0</text:p>
          </table:table-cell>
          <table:table-cell table:formula="of:=[ReiserFS.I81]" office:value-type="float" office:value="0">
            <text:p>0</text:p>
          </table:table-cell>
          <table:table-cell table:formula="of:=[ReiserFS.J71]" office:value-type="float" office:value="1571697.4">
            <text:p>1571697.4</text:p>
          </table:table-cell>
          <table:table-cell table:formula="of:=[ReiserFS.J81]" office:value-type="float" office:value="76920.2833863215">
            <text:p>76920.28</text:p>
          </table:table-cell>
        </table:table-row>
      </table:table>
      <table:database-ranges>
        <table:database-range table:target-range-address="'Influencias-dat'.B13:'Influencias-dat'.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7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40:01</meta:creation-date>
    <dc:date>2011-06-12T17:02:45</dc:date>
    <meta:editing-duration>PT13H39M07S</meta:editing-duration>
    <meta:editing-cycles>45</meta:editing-cycles>
    <meta:generator>OpenOffice.org/3.2$Linux OpenOffice.org_project/320m19$Build-9505</meta:generator>
    <meta:document-statistic meta:table-count="10" meta:cell-count="7026" meta:object-count="0"/>
    <meta:user-defined meta:name="Info 1"/>
    <meta:user-defined meta:name="Info 2"/>
    <meta:user-defined meta:name="Info 3"/>
    <meta:user-defined meta:name="Info 4"/>
  </office:meta>
</office:document-meta>
</file>